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Yu Mincho" svg:font-family="Yu Mincho" style:font-family-generic="roman" style:font-pitch="variable" svg:panose-1="2 2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ali" style:master-page-name="MPF0" style:family="paragraph">
      <style:paragraph-properties fo:break-before="page"/>
      <style:text-properties style:font-name-complex="Calibri"/>
    </style:style>
    <style:style style:name="T2" style:parent-style-name="Kappaleenoletusfontti" style:family="text">
      <style:text-properties style:font-name-complex="Calibri" fo:language="en" fo:country="US"/>
    </style:style>
    <style:style style:name="P3" style:parent-style-name="Eiväliä" style:family="paragraph">
      <style:paragraph-properties fo:margin-top="0.0277in" fo:margin-bottom="0.3888in" fo:line-height="90%"/>
    </style:style>
    <style:style style:name="T4" style:parent-style-name="Kappaleenoletusfontti" style:family="text">
      <style:text-properties fo:color="#4472C4" fo:font-size="36pt" style:font-size-asian="36pt" style:font-size-complex="36pt" fo:language="en" fo:country="US"/>
    </style:style>
    <style:style style:name="P5" style:parent-style-name="Eiväliä" style:family="paragraph">
      <style:paragraph-properties fo:margin-top="0.0277in" fo:margin-bottom="0.0277in"/>
    </style:style>
    <style:style style:name="T6" style:parent-style-name="Kappaleenoletusfontti" style:family="text">
      <style:text-properties fo:text-transform="uppercase" fo:color="#1F4E79" fo:font-size="14pt" style:font-size-asian="14pt" style:font-size-complex="14pt" fo:language="en" fo:country="US"/>
    </style:style>
    <style:style style:name="P7" style:parent-style-name="Eiväliä" style:family="paragraph">
      <style:paragraph-properties fo:margin-top="0.0555in" fo:margin-bottom="0.0277in"/>
    </style:style>
    <style:style style:name="T8" style:parent-style-name="Kappaleenoletusfontti" style:family="text">
      <style:text-properties fo:text-transform="uppercase" fo:color="#5B9BD5" fo:font-size="12pt" style:font-size-asian="12pt" style:font-size-complex="12pt"/>
    </style:style>
    <style:style style:name="T9" style:parent-style-name="Kappaleenoletusfontti" style:family="text">
      <style:text-properties style:font-name-complex="Calibri" fo:language="en" fo:country="US"/>
    </style:style>
    <style:style style:name="P10" style:parent-style-name="Eiväliä" style:family="paragraph">
      <style:paragraph-properties fo:text-align="end"/>
    </style:style>
    <style:style style:name="T11" style:parent-style-name="Kappaleenoletusfontti" style:family="text">
      <style:text-properties fo:color="#FFFFFF" fo:font-size="12pt" style:font-size-asian="12pt" style:font-size-complex="12pt"/>
    </style:style>
    <style:style style:name="P12" style:parent-style-name="Normaali" style:family="paragraph">
      <style:paragraph-properties fo:break-before="page"/>
      <style:text-properties style:font-name-complex="Calibri" fo:language="en" fo:country="US"/>
    </style:style>
    <style:style style:name="P13" style:parent-style-name="Sisällysluettelonotsikko" style:family="paragraph">
      <style:text-properties style:font-name-complex="Calibri Light" fo:language="en" fo:country="US"/>
    </style:style>
    <style:style style:name="P14" style:parent-style-name="Sisluet1" style:family="paragraph">
      <style:paragraph-properties>
        <style:tab-stops>
          <style:tab-stop style:type="right" style:leader-style="dotted" style:leader-text="." style:position="6.918in"/>
        </style:tab-stops>
      </style:paragraph-properties>
    </style:style>
    <style:style style:name="T15" style:parent-style-name="Hyperlinkki" style:family="text">
      <style:text-properties fo:language="en" fo:country="US"/>
    </style:style>
    <style:style style:name="P16" style:parent-style-name="Sisluet1" style:family="paragraph">
      <style:paragraph-properties>
        <style:tab-stops>
          <style:tab-stop style:type="right" style:leader-style="dotted" style:leader-text="." style:position="6.918in"/>
        </style:tab-stops>
      </style:paragraph-properties>
    </style:style>
    <style:style style:name="T17" style:parent-style-name="Hyperlinkki" style:family="text">
      <style:text-properties fo:language="en" fo:country="US"/>
    </style:style>
    <style:style style:name="P18" style:parent-style-name="Sisluet1" style:family="paragraph">
      <style:paragraph-properties>
        <style:tab-stops>
          <style:tab-stop style:type="right" style:leader-style="dotted" style:leader-text="." style:position="6.918in"/>
        </style:tab-stops>
      </style:paragraph-properties>
    </style:style>
    <style:style style:name="T19" style:parent-style-name="Hyperlinkki" style:family="text">
      <style:text-properties fo:language="en" fo:country="US"/>
    </style:style>
    <style:style style:name="P20" style:parent-style-name="Sisluet1" style:family="paragraph">
      <style:paragraph-properties>
        <style:tab-stops>
          <style:tab-stop style:type="right" style:leader-style="dotted" style:leader-text="." style:position="6.918in"/>
        </style:tab-stops>
      </style:paragraph-properties>
    </style:style>
    <style:style style:name="T21" style:parent-style-name="Hyperlinkki" style:family="text">
      <style:text-properties fo:language="en" fo:country="US"/>
    </style:style>
    <style:style style:name="P22" style:parent-style-name="Sisluet2" style:family="paragraph">
      <style:paragraph-properties>
        <style:tab-stops>
          <style:tab-stop style:type="right" style:leader-style="dotted" style:leader-text="." style:position="6.7513in"/>
        </style:tab-stops>
      </style:paragraph-properties>
    </style:style>
    <style:style style:name="T23" style:parent-style-name="Hyperlinkki" style:family="text">
      <style:text-properties fo:language="en" fo:country="US"/>
    </style:style>
    <style:style style:name="P24" style:parent-style-name="Sisluet2" style:family="paragraph">
      <style:paragraph-properties>
        <style:tab-stops>
          <style:tab-stop style:type="right" style:leader-style="dotted" style:leader-text="." style:position="6.7513in"/>
        </style:tab-stops>
      </style:paragraph-properties>
    </style:style>
    <style:style style:name="T25" style:parent-style-name="Hyperlinkki" style:family="text">
      <style:text-properties fo:language="en" fo:country="US"/>
    </style:style>
    <style:style style:name="P26" style:parent-style-name="Sisluet3" style:family="paragraph">
      <style:paragraph-properties>
        <style:tab-stops>
          <style:tab-stop style:type="right" style:leader-style="dotted" style:leader-text="." style:position="6.5847in"/>
        </style:tab-stops>
      </style:paragraph-properties>
    </style:style>
    <style:style style:name="T27" style:parent-style-name="Hyperlinkki" style:family="text">
      <style:text-properties fo:language="en" fo:country="US"/>
    </style:style>
    <style:style style:name="P28" style:parent-style-name="Sisluet2" style:family="paragraph">
      <style:paragraph-properties>
        <style:tab-stops>
          <style:tab-stop style:type="right" style:leader-style="dotted" style:leader-text="." style:position="6.7513in"/>
        </style:tab-stops>
      </style:paragraph-properties>
    </style:style>
    <style:style style:name="T29" style:parent-style-name="Hyperlinkki" style:family="text">
      <style:text-properties fo:language="en" fo:country="US"/>
    </style:style>
    <style:style style:name="P30" style:parent-style-name="Sisluet1" style:family="paragraph">
      <style:paragraph-properties>
        <style:tab-stops>
          <style:tab-stop style:type="right" style:leader-style="dotted" style:leader-text="." style:position="6.918in"/>
        </style:tab-stops>
      </style:paragraph-properties>
    </style:style>
    <style:style style:name="T31" style:parent-style-name="Hyperlinkki" style:family="text">
      <style:text-properties fo:language="en" fo:country="US"/>
    </style:style>
    <style:style style:name="P32" style:parent-style-name="Sisluet2" style:family="paragraph">
      <style:paragraph-properties>
        <style:tab-stops>
          <style:tab-stop style:type="right" style:leader-style="dotted" style:leader-text="." style:position="6.7513in"/>
        </style:tab-stops>
      </style:paragraph-properties>
    </style:style>
    <style:style style:name="T33" style:parent-style-name="Hyperlinkki" style:family="text">
      <style:text-properties fo:language="en" fo:country="US"/>
    </style:style>
    <style:style style:name="P34" style:parent-style-name="Sisluet3" style:family="paragraph">
      <style:paragraph-properties>
        <style:tab-stops>
          <style:tab-stop style:type="right" style:leader-style="dotted" style:leader-text="." style:position="6.5847in"/>
        </style:tab-stops>
      </style:paragraph-properties>
    </style:style>
    <style:style style:name="T35" style:parent-style-name="Hyperlinkki" style:family="text">
      <style:text-properties fo:language="en" fo:country="US"/>
    </style:style>
    <style:style style:name="P36" style:parent-style-name="Sisluet3" style:family="paragraph">
      <style:paragraph-properties>
        <style:tab-stops>
          <style:tab-stop style:type="right" style:leader-style="dotted" style:leader-text="." style:position="6.5847in"/>
        </style:tab-stops>
      </style:paragraph-properties>
    </style:style>
    <style:style style:name="T37" style:parent-style-name="Hyperlinkki" style:family="text">
      <style:text-properties fo:language="en" fo:country="US"/>
    </style:style>
    <style:style style:name="P38" style:parent-style-name="Sisluet3" style:family="paragraph">
      <style:paragraph-properties>
        <style:tab-stops>
          <style:tab-stop style:type="right" style:leader-style="dotted" style:leader-text="." style:position="6.5847in"/>
        </style:tab-stops>
      </style:paragraph-properties>
    </style:style>
    <style:style style:name="T39" style:parent-style-name="Hyperlinkki" style:family="text">
      <style:text-properties fo:language="en" fo:country="US"/>
    </style:style>
    <style:style style:name="P40" style:parent-style-name="Sisluet3" style:family="paragraph">
      <style:paragraph-properties>
        <style:tab-stops>
          <style:tab-stop style:type="right" style:leader-style="dotted" style:leader-text="." style:position="6.5847in"/>
        </style:tab-stops>
      </style:paragraph-properties>
    </style:style>
    <style:style style:name="T41" style:parent-style-name="Hyperlinkki" style:family="text">
      <style:text-properties fo:language="en" fo:country="US"/>
    </style:style>
    <style:style style:name="P42" style:parent-style-name="Sisluet2" style:family="paragraph">
      <style:paragraph-properties>
        <style:tab-stops>
          <style:tab-stop style:type="right" style:leader-style="dotted" style:leader-text="." style:position="6.7513in"/>
        </style:tab-stops>
      </style:paragraph-properties>
    </style:style>
    <style:style style:name="T43" style:parent-style-name="Hyperlinkki" style:family="text">
      <style:text-properties fo:language="en" fo:country="US"/>
    </style:style>
    <style:style style:name="P44" style:parent-style-name="Sisluet3" style:family="paragraph">
      <style:paragraph-properties>
        <style:tab-stops>
          <style:tab-stop style:type="right" style:leader-style="dotted" style:leader-text="." style:position="6.5847in"/>
        </style:tab-stops>
      </style:paragraph-properties>
    </style:style>
    <style:style style:name="T45" style:parent-style-name="Hyperlinkki" style:family="text">
      <style:text-properties fo:language="en" fo:country="US"/>
    </style:style>
    <style:style style:name="P46" style:parent-style-name="Sisluet3" style:family="paragraph">
      <style:paragraph-properties>
        <style:tab-stops>
          <style:tab-stop style:type="right" style:leader-style="dotted" style:leader-text="." style:position="6.5847in"/>
        </style:tab-stops>
      </style:paragraph-properties>
    </style:style>
    <style:style style:name="T47" style:parent-style-name="Hyperlinkki" style:family="text">
      <style:text-properties fo:language="en" fo:country="US"/>
    </style:style>
    <style:style style:name="P48" style:parent-style-name="Sisluet3" style:family="paragraph">
      <style:paragraph-properties>
        <style:tab-stops>
          <style:tab-stop style:type="right" style:leader-style="dotted" style:leader-text="." style:position="6.5847in"/>
        </style:tab-stops>
      </style:paragraph-properties>
    </style:style>
    <style:style style:name="T49" style:parent-style-name="Hyperlinkki" style:family="text">
      <style:text-properties fo:language="en" fo:country="US"/>
    </style:style>
    <style:style style:name="P50" style:parent-style-name="Sisluet3" style:family="paragraph">
      <style:paragraph-properties>
        <style:tab-stops>
          <style:tab-stop style:type="right" style:leader-style="dotted" style:leader-text="." style:position="6.5847in"/>
        </style:tab-stops>
      </style:paragraph-properties>
    </style:style>
    <style:style style:name="T51" style:parent-style-name="Hyperlinkki" style:family="text">
      <style:text-properties fo:language="en" fo:country="US"/>
    </style:style>
    <style:style style:name="P52" style:parent-style-name="Sisluet3" style:family="paragraph">
      <style:paragraph-properties>
        <style:tab-stops>
          <style:tab-stop style:type="right" style:leader-style="dotted" style:leader-text="." style:position="6.5847in"/>
        </style:tab-stops>
      </style:paragraph-properties>
    </style:style>
    <style:style style:name="T53" style:parent-style-name="Hyperlinkki" style:family="text">
      <style:text-properties fo:language="en" fo:country="US"/>
    </style:style>
    <style:style style:name="P54" style:parent-style-name="Sisluet2" style:family="paragraph">
      <style:paragraph-properties>
        <style:tab-stops>
          <style:tab-stop style:type="right" style:leader-style="dotted" style:leader-text="." style:position="6.7513in"/>
        </style:tab-stops>
      </style:paragraph-properties>
    </style:style>
    <style:style style:name="T55" style:parent-style-name="Hyperlinkki" style:family="text">
      <style:text-properties fo:language="en" fo:country="US"/>
    </style:style>
    <style:style style:name="P56" style:parent-style-name="Sisluet3" style:family="paragraph">
      <style:paragraph-properties>
        <style:tab-stops>
          <style:tab-stop style:type="right" style:leader-style="dotted" style:leader-text="." style:position="6.5847in"/>
        </style:tab-stops>
      </style:paragraph-properties>
    </style:style>
    <style:style style:name="T57" style:parent-style-name="Hyperlinkki" style:family="text">
      <style:text-properties fo:language="en" fo:country="US"/>
    </style:style>
    <style:style style:name="P58" style:parent-style-name="Sisluet3" style:family="paragraph">
      <style:paragraph-properties>
        <style:tab-stops>
          <style:tab-stop style:type="right" style:leader-style="dotted" style:leader-text="." style:position="6.5847in"/>
        </style:tab-stops>
      </style:paragraph-properties>
    </style:style>
    <style:style style:name="T59" style:parent-style-name="Hyperlinkki" style:family="text">
      <style:text-properties fo:language="en" fo:country="US"/>
    </style:style>
    <style:style style:name="P60" style:parent-style-name="Sisluet1" style:family="paragraph">
      <style:paragraph-properties>
        <style:tab-stops>
          <style:tab-stop style:type="right" style:leader-style="dotted" style:leader-text="." style:position="6.918in"/>
        </style:tab-stops>
      </style:paragraph-properties>
    </style:style>
    <style:style style:name="T61" style:parent-style-name="Hyperlinkki" style:family="text">
      <style:text-properties fo:language="en" fo:country="US"/>
    </style:style>
    <style:style style:name="P62" style:parent-style-name="Sisluet2" style:family="paragraph">
      <style:paragraph-properties>
        <style:tab-stops>
          <style:tab-stop style:type="right" style:leader-style="dotted" style:leader-text="." style:position="6.7513in"/>
        </style:tab-stops>
      </style:paragraph-properties>
    </style:style>
    <style:style style:name="T63" style:parent-style-name="Hyperlinkki" style:family="text">
      <style:text-properties fo:language="en" fo:country="US"/>
    </style:style>
    <style:style style:name="P64" style:parent-style-name="Sisluet2" style:family="paragraph">
      <style:paragraph-properties>
        <style:tab-stops>
          <style:tab-stop style:type="right" style:leader-style="dotted" style:leader-text="." style:position="6.7513in"/>
        </style:tab-stops>
      </style:paragraph-properties>
    </style:style>
    <style:style style:name="T65" style:parent-style-name="Hyperlinkki" style:family="text">
      <style:text-properties style:font-name-complex="Calibri Light" fo:language="en" fo:country="US"/>
    </style:style>
    <style:style style:name="P66" style:parent-style-name="Sisluet2" style:family="paragraph">
      <style:paragraph-properties>
        <style:tab-stops>
          <style:tab-stop style:type="right" style:leader-style="dotted" style:leader-text="." style:position="6.7513in"/>
        </style:tab-stops>
      </style:paragraph-properties>
    </style:style>
    <style:style style:name="T67" style:parent-style-name="Hyperlinkki" style:family="text">
      <style:text-properties style:font-name-complex="Calibri Light" fo:language="en" fo:country="US"/>
    </style:style>
    <style:style style:name="P68" style:parent-style-name="Sisluet2" style:family="paragraph">
      <style:paragraph-properties>
        <style:tab-stops>
          <style:tab-stop style:type="right" style:leader-style="dotted" style:leader-text="." style:position="6.7513in"/>
        </style:tab-stops>
      </style:paragraph-properties>
    </style:style>
    <style:style style:name="T69" style:parent-style-name="Hyperlinkki" style:family="text">
      <style:text-properties style:font-name-complex="Calibri Light" fo:language="en" fo:country="US"/>
    </style:style>
    <style:style style:name="P70" style:parent-style-name="Sisluet2" style:family="paragraph">
      <style:paragraph-properties>
        <style:tab-stops>
          <style:tab-stop style:type="right" style:leader-style="dotted" style:leader-text="." style:position="6.7513in"/>
        </style:tab-stops>
      </style:paragraph-properties>
    </style:style>
    <style:style style:name="T71" style:parent-style-name="Hyperlinkki" style:family="text">
      <style:text-properties style:font-name-complex="Calibri Light" fo:language="en" fo:country="US"/>
    </style:style>
    <style:style style:name="P72" style:parent-style-name="Sisluet2" style:family="paragraph">
      <style:paragraph-properties>
        <style:tab-stops>
          <style:tab-stop style:type="right" style:leader-style="dotted" style:leader-text="." style:position="6.7513in"/>
        </style:tab-stops>
      </style:paragraph-properties>
    </style:style>
    <style:style style:name="T73" style:parent-style-name="Hyperlinkki" style:family="text">
      <style:text-properties style:font-name-complex="Calibri Light" fo:language="en" fo:country="US"/>
    </style:style>
    <style:style style:name="P74" style:parent-style-name="Sisluet2" style:family="paragraph">
      <style:paragraph-properties>
        <style:tab-stops>
          <style:tab-stop style:type="right" style:leader-style="dotted" style:leader-text="." style:position="6.7513in"/>
        </style:tab-stops>
      </style:paragraph-properties>
    </style:style>
    <style:style style:name="T75" style:parent-style-name="Hyperlinkki" style:family="text">
      <style:text-properties fo:language="en" fo:country="US"/>
    </style:style>
    <style:style style:name="P76" style:parent-style-name="Sisluet2" style:family="paragraph">
      <style:paragraph-properties>
        <style:tab-stops>
          <style:tab-stop style:type="right" style:leader-style="dotted" style:leader-text="." style:position="6.7513in"/>
        </style:tab-stops>
      </style:paragraph-properties>
    </style:style>
    <style:style style:name="T77" style:parent-style-name="Hyperlinkki" style:family="text">
      <style:text-properties fo:language="en" fo:country="US"/>
    </style:style>
    <style:style style:name="P78" style:parent-style-name="Sisluet2" style:family="paragraph">
      <style:paragraph-properties>
        <style:tab-stops>
          <style:tab-stop style:type="right" style:leader-style="dotted" style:leader-text="." style:position="6.7513in"/>
        </style:tab-stops>
      </style:paragraph-properties>
    </style:style>
    <style:style style:name="T79" style:parent-style-name="Hyperlinkki" style:family="text">
      <style:text-properties fo:language="en" fo:country="US"/>
    </style:style>
    <style:style style:name="P80" style:parent-style-name="Sisluet2" style:family="paragraph">
      <style:paragraph-properties>
        <style:tab-stops>
          <style:tab-stop style:type="right" style:leader-style="dotted" style:leader-text="." style:position="6.7513in"/>
        </style:tab-stops>
      </style:paragraph-properties>
    </style:style>
    <style:style style:name="T81" style:parent-style-name="Hyperlinkki" style:family="text">
      <style:text-properties fo:language="en" fo:country="US"/>
    </style:style>
    <style:style style:name="P82" style:parent-style-name="Sisluet1" style:family="paragraph">
      <style:paragraph-properties>
        <style:tab-stops>
          <style:tab-stop style:type="right" style:leader-style="dotted" style:leader-text="." style:position="6.918in"/>
        </style:tab-stops>
      </style:paragraph-properties>
    </style:style>
    <style:style style:name="T83" style:parent-style-name="Hyperlinkki" style:family="text">
      <style:text-properties style:font-name-complex="Calibri Light" fo:language="en" fo:country="US"/>
    </style:style>
    <style:style style:name="P84" style:parent-style-name="Sisluet2" style:family="paragraph">
      <style:paragraph-properties>
        <style:tab-stops>
          <style:tab-stop style:type="right" style:leader-style="dotted" style:leader-text="." style:position="6.7513in"/>
        </style:tab-stops>
      </style:paragraph-properties>
    </style:style>
    <style:style style:name="T85" style:parent-style-name="Hyperlinkki" style:family="text">
      <style:text-properties style:font-name-complex="Calibri Light" fo:language="en" fo:country="US"/>
    </style:style>
    <style:style style:name="P86" style:parent-style-name="Sisluet2" style:family="paragraph">
      <style:paragraph-properties>
        <style:tab-stops>
          <style:tab-stop style:type="right" style:leader-style="dotted" style:leader-text="." style:position="6.7513in"/>
        </style:tab-stops>
      </style:paragraph-properties>
    </style:style>
    <style:style style:name="T87" style:parent-style-name="Hyperlinkki" style:family="text">
      <style:text-properties style:font-name-complex="Calibri Light" fo:language="en" fo:country="US"/>
    </style:style>
    <style:style style:name="P88" style:parent-style-name="Sisluet2" style:family="paragraph">
      <style:paragraph-properties>
        <style:tab-stops>
          <style:tab-stop style:type="right" style:leader-style="dotted" style:leader-text="." style:position="6.7513in"/>
        </style:tab-stops>
      </style:paragraph-properties>
    </style:style>
    <style:style style:name="T89" style:parent-style-name="Hyperlinkki" style:family="text">
      <style:text-properties style:font-name-complex="Calibri Light" fo:language="en" fo:country="US"/>
    </style:style>
    <style:style style:name="P90" style:parent-style-name="Sisluet2" style:family="paragraph">
      <style:paragraph-properties>
        <style:tab-stops>
          <style:tab-stop style:type="right" style:leader-style="dotted" style:leader-text="." style:position="6.7513in"/>
        </style:tab-stops>
      </style:paragraph-properties>
    </style:style>
    <style:style style:name="T91" style:parent-style-name="Hyperlinkki" style:family="text">
      <style:text-properties style:font-name-complex="Calibri Light" fo:language="en" fo:country="US"/>
    </style:style>
    <style:style style:name="P92" style:parent-style-name="Sisluet2" style:family="paragraph">
      <style:paragraph-properties>
        <style:tab-stops>
          <style:tab-stop style:type="right" style:leader-style="dotted" style:leader-text="." style:position="6.7513in"/>
        </style:tab-stops>
      </style:paragraph-properties>
    </style:style>
    <style:style style:name="T93" style:parent-style-name="Hyperlinkki" style:family="text">
      <style:text-properties style:font-name-complex="Calibri Light" fo:language="en" fo:country="US"/>
    </style:style>
    <style:style style:name="P94" style:parent-style-name="Sisluet2" style:family="paragraph">
      <style:paragraph-properties>
        <style:tab-stops>
          <style:tab-stop style:type="right" style:leader-style="dotted" style:leader-text="." style:position="6.7513in"/>
        </style:tab-stops>
      </style:paragraph-properties>
    </style:style>
    <style:style style:name="T95" style:parent-style-name="Hyperlinkki" style:family="text">
      <style:text-properties style:font-name-complex="Calibri Light" fo:language="en" fo:country="US"/>
    </style:style>
    <style:style style:name="P96" style:parent-style-name="Sisluet2" style:family="paragraph">
      <style:paragraph-properties>
        <style:tab-stops>
          <style:tab-stop style:type="right" style:leader-style="dotted" style:leader-text="." style:position="6.7513in"/>
        </style:tab-stops>
      </style:paragraph-properties>
    </style:style>
    <style:style style:name="T97" style:parent-style-name="Hyperlinkki" style:family="text">
      <style:text-properties style:font-name-complex="Calibri Light" fo:language="en" fo:country="US"/>
    </style:style>
    <style:style style:name="P98" style:parent-style-name="Sisluet2" style:family="paragraph">
      <style:paragraph-properties>
        <style:tab-stops>
          <style:tab-stop style:type="right" style:leader-style="dotted" style:leader-text="." style:position="6.7513in"/>
        </style:tab-stops>
      </style:paragraph-properties>
    </style:style>
    <style:style style:name="T99" style:parent-style-name="Hyperlinkki" style:family="text">
      <style:text-properties style:font-name-complex="Calibri Light" fo:language="en" fo:country="US"/>
    </style:style>
    <style:style style:name="P100" style:parent-style-name="Sisluet2" style:family="paragraph">
      <style:paragraph-properties>
        <style:tab-stops>
          <style:tab-stop style:type="right" style:leader-style="dotted" style:leader-text="." style:position="6.7513in"/>
        </style:tab-stops>
      </style:paragraph-properties>
    </style:style>
    <style:style style:name="T101" style:parent-style-name="Hyperlinkki" style:family="text">
      <style:text-properties style:font-name-complex="Calibri Light" fo:language="en" fo:country="US"/>
    </style:style>
    <style:style style:name="P102" style:parent-style-name="Sisluet2" style:family="paragraph">
      <style:paragraph-properties>
        <style:tab-stops>
          <style:tab-stop style:type="right" style:leader-style="dotted" style:leader-text="." style:position="6.7513in"/>
        </style:tab-stops>
      </style:paragraph-properties>
    </style:style>
    <style:style style:name="T103" style:parent-style-name="Hyperlinkki" style:family="text">
      <style:text-properties style:font-name-complex="Calibri Light" fo:language="en" fo:country="US"/>
    </style:style>
    <style:style style:name="P104" style:parent-style-name="Sisluet2" style:family="paragraph">
      <style:paragraph-properties>
        <style:tab-stops>
          <style:tab-stop style:type="right" style:leader-style="dotted" style:leader-text="." style:position="6.7513in"/>
        </style:tab-stops>
      </style:paragraph-properties>
    </style:style>
    <style:style style:name="T105" style:parent-style-name="Hyperlinkki" style:family="text">
      <style:text-properties style:font-name-complex="Calibri Light" fo:language="en" fo:country="US"/>
    </style:style>
    <style:style style:name="P106" style:parent-style-name="Sisluet2" style:family="paragraph">
      <style:paragraph-properties>
        <style:tab-stops>
          <style:tab-stop style:type="right" style:leader-style="dotted" style:leader-text="." style:position="6.7513in"/>
        </style:tab-stops>
      </style:paragraph-properties>
    </style:style>
    <style:style style:name="T107" style:parent-style-name="Hyperlinkki" style:family="text">
      <style:text-properties style:font-name-complex="Calibri Light" fo:language="en" fo:country="US"/>
    </style:style>
    <style:style style:name="P108" style:parent-style-name="Sisluet2" style:family="paragraph">
      <style:paragraph-properties>
        <style:tab-stops>
          <style:tab-stop style:type="right" style:leader-style="dotted" style:leader-text="." style:position="6.7513in"/>
        </style:tab-stops>
      </style:paragraph-properties>
    </style:style>
    <style:style style:name="T109" style:parent-style-name="Hyperlinkki" style:family="text">
      <style:text-properties style:font-name-complex="Calibri Light" fo:language="en" fo:country="US"/>
    </style:style>
    <style:style style:name="P110" style:parent-style-name="Sisluet2" style:family="paragraph">
      <style:paragraph-properties>
        <style:tab-stops>
          <style:tab-stop style:type="right" style:leader-style="dotted" style:leader-text="." style:position="6.7513in"/>
        </style:tab-stops>
      </style:paragraph-properties>
    </style:style>
    <style:style style:name="T111" style:parent-style-name="Hyperlinkki" style:family="text">
      <style:text-properties style:font-name-complex="Calibri Light" fo:language="en" fo:country="US"/>
    </style:style>
    <style:style style:name="P112" style:parent-style-name="Sisluet2" style:family="paragraph">
      <style:paragraph-properties>
        <style:tab-stops>
          <style:tab-stop style:type="right" style:leader-style="dotted" style:leader-text="." style:position="6.7513in"/>
        </style:tab-stops>
      </style:paragraph-properties>
    </style:style>
    <style:style style:name="T113" style:parent-style-name="Hyperlinkki" style:family="text">
      <style:text-properties style:font-name-complex="Calibri Light" fo:language="en" fo:country="US"/>
    </style:style>
    <style:style style:name="P114" style:parent-style-name="Sisluet2" style:family="paragraph">
      <style:paragraph-properties>
        <style:tab-stops>
          <style:tab-stop style:type="right" style:leader-style="dotted" style:leader-text="." style:position="6.7513in"/>
        </style:tab-stops>
      </style:paragraph-properties>
    </style:style>
    <style:style style:name="T115" style:parent-style-name="Hyperlinkki" style:family="text">
      <style:text-properties style:font-name-complex="Calibri Light" fo:language="en" fo:country="US"/>
    </style:style>
    <style:style style:name="P116" style:parent-style-name="Sisluet2" style:family="paragraph">
      <style:paragraph-properties>
        <style:tab-stops>
          <style:tab-stop style:type="right" style:leader-style="dotted" style:leader-text="." style:position="6.7513in"/>
        </style:tab-stops>
      </style:paragraph-properties>
    </style:style>
    <style:style style:name="T117" style:parent-style-name="Hyperlinkki" style:family="text">
      <style:text-properties fo:language="en" fo:country="US"/>
    </style:style>
    <style:style style:name="P118" style:parent-style-name="Sisluet2" style:family="paragraph">
      <style:paragraph-properties>
        <style:tab-stops>
          <style:tab-stop style:type="right" style:leader-style="dotted" style:leader-text="." style:position="6.7513in"/>
        </style:tab-stops>
      </style:paragraph-properties>
    </style:style>
    <style:style style:name="T119" style:parent-style-name="Hyperlinkki" style:family="text">
      <style:text-properties style:font-name-complex="Calibri Light" fo:language="en" fo:country="US"/>
    </style:style>
    <style:style style:name="P120" style:parent-style-name="Sisluet2" style:family="paragraph">
      <style:paragraph-properties>
        <style:tab-stops>
          <style:tab-stop style:type="right" style:leader-style="dotted" style:leader-text="." style:position="6.7513in"/>
        </style:tab-stops>
      </style:paragraph-properties>
    </style:style>
    <style:style style:name="T121" style:parent-style-name="Hyperlinkki" style:family="text">
      <style:text-properties style:font-name-complex="Calibri Light" fo:language="en" fo:country="US"/>
    </style:style>
    <style:style style:name="P122" style:parent-style-name="Sisluet2" style:family="paragraph">
      <style:paragraph-properties>
        <style:tab-stops>
          <style:tab-stop style:type="right" style:leader-style="dotted" style:leader-text="." style:position="6.7513in"/>
        </style:tab-stops>
      </style:paragraph-properties>
    </style:style>
    <style:style style:name="T123" style:parent-style-name="Hyperlinkki" style:family="text">
      <style:text-properties style:font-name-complex="Calibri Light" fo:language="en" fo:country="US"/>
    </style:style>
    <style:style style:name="P124" style:parent-style-name="Sisluet2" style:family="paragraph">
      <style:paragraph-properties>
        <style:tab-stops>
          <style:tab-stop style:type="right" style:leader-style="dotted" style:leader-text="." style:position="6.7513in"/>
        </style:tab-stops>
      </style:paragraph-properties>
    </style:style>
    <style:style style:name="T125" style:parent-style-name="Hyperlinkki" style:family="text">
      <style:text-properties style:font-name-complex="Calibri Light" fo:language="en" fo:country="US"/>
    </style:style>
    <style:style style:name="P126" style:parent-style-name="Sisluet2" style:family="paragraph">
      <style:paragraph-properties>
        <style:tab-stops>
          <style:tab-stop style:type="right" style:leader-style="dotted" style:leader-text="." style:position="6.7513in"/>
        </style:tab-stops>
      </style:paragraph-properties>
    </style:style>
    <style:style style:name="T127" style:parent-style-name="Hyperlinkki" style:family="text">
      <style:text-properties style:font-name-complex="Calibri Light" fo:language="en" fo:country="US"/>
    </style:style>
    <style:style style:name="P128" style:parent-style-name="Sisluet2" style:family="paragraph">
      <style:paragraph-properties>
        <style:tab-stops>
          <style:tab-stop style:type="right" style:leader-style="dotted" style:leader-text="." style:position="6.7513in"/>
        </style:tab-stops>
      </style:paragraph-properties>
    </style:style>
    <style:style style:name="T129" style:parent-style-name="Hyperlinkki" style:family="text">
      <style:text-properties style:font-name-complex="Calibri Light" fo:language="en" fo:country="US"/>
    </style:style>
    <style:style style:name="P130" style:parent-style-name="Sisluet2" style:family="paragraph">
      <style:paragraph-properties>
        <style:tab-stops>
          <style:tab-stop style:type="right" style:leader-style="dotted" style:leader-text="." style:position="6.7513in"/>
        </style:tab-stops>
      </style:paragraph-properties>
    </style:style>
    <style:style style:name="T131" style:parent-style-name="Hyperlinkki" style:family="text">
      <style:text-properties style:font-name-complex="Calibri Light" fo:language="en" fo:country="US"/>
    </style:style>
    <style:style style:name="P132" style:parent-style-name="Sisluet2" style:family="paragraph">
      <style:paragraph-properties>
        <style:tab-stops>
          <style:tab-stop style:type="right" style:leader-style="dotted" style:leader-text="." style:position="6.7513in"/>
        </style:tab-stops>
      </style:paragraph-properties>
    </style:style>
    <style:style style:name="T133" style:parent-style-name="Hyperlinkki" style:family="text">
      <style:text-properties style:font-name-complex="Calibri Light" fo:language="en" fo:country="US"/>
    </style:style>
    <style:style style:name="P134" style:parent-style-name="Sisluet2" style:family="paragraph">
      <style:paragraph-properties>
        <style:tab-stops>
          <style:tab-stop style:type="right" style:leader-style="dotted" style:leader-text="." style:position="6.7513in"/>
        </style:tab-stops>
      </style:paragraph-properties>
    </style:style>
    <style:style style:name="T135" style:parent-style-name="Hyperlinkki" style:family="text">
      <style:text-properties style:font-name-complex="Calibri Light" fo:language="en" fo:country="US"/>
    </style:style>
    <style:style style:name="P136" style:parent-style-name="Sisluet2" style:family="paragraph">
      <style:paragraph-properties>
        <style:tab-stops>
          <style:tab-stop style:type="right" style:leader-style="dotted" style:leader-text="." style:position="6.7513in"/>
        </style:tab-stops>
      </style:paragraph-properties>
    </style:style>
    <style:style style:name="T137" style:parent-style-name="Hyperlinkki" style:family="text">
      <style:text-properties style:font-name-complex="Calibri Light" fo:language="en" fo:country="US"/>
    </style:style>
    <style:style style:name="P138" style:parent-style-name="Sisluet2" style:family="paragraph">
      <style:paragraph-properties>
        <style:tab-stops>
          <style:tab-stop style:type="right" style:leader-style="dotted" style:leader-text="." style:position="6.7513in"/>
        </style:tab-stops>
      </style:paragraph-properties>
    </style:style>
    <style:style style:name="T139" style:parent-style-name="Hyperlinkki" style:family="text">
      <style:text-properties style:font-name-complex="Calibri Light" fo:language="en" fo:country="US"/>
    </style:style>
    <style:style style:name="P140" style:parent-style-name="Sisluet2" style:family="paragraph">
      <style:paragraph-properties>
        <style:tab-stops>
          <style:tab-stop style:type="right" style:leader-style="dotted" style:leader-text="." style:position="6.7513in"/>
        </style:tab-stops>
      </style:paragraph-properties>
    </style:style>
    <style:style style:name="T141" style:parent-style-name="Hyperlinkki" style:family="text">
      <style:text-properties style:font-name-complex="Calibri Light" fo:language="en" fo:country="US"/>
    </style:style>
    <style:style style:name="P142" style:parent-style-name="Sisluet2" style:family="paragraph">
      <style:paragraph-properties>
        <style:tab-stops>
          <style:tab-stop style:type="right" style:leader-style="dotted" style:leader-text="." style:position="6.7513in"/>
        </style:tab-stops>
      </style:paragraph-properties>
    </style:style>
    <style:style style:name="T143" style:parent-style-name="Hyperlinkki" style:family="text">
      <style:text-properties fo:language="en" fo:country="US"/>
    </style:style>
    <style:style style:name="P144" style:parent-style-name="Sisluet2" style:family="paragraph">
      <style:paragraph-properties>
        <style:tab-stops>
          <style:tab-stop style:type="right" style:leader-style="dotted" style:leader-text="." style:position="6.7513in"/>
        </style:tab-stops>
      </style:paragraph-properties>
    </style:style>
    <style:style style:name="T145" style:parent-style-name="Hyperlinkki" style:family="text">
      <style:text-properties style:font-name-complex="Calibri Light" fo:language="en" fo:country="US"/>
    </style:style>
    <style:style style:name="P146" style:parent-style-name="Sisluet2" style:family="paragraph">
      <style:paragraph-properties>
        <style:tab-stops>
          <style:tab-stop style:type="right" style:leader-style="dotted" style:leader-text="." style:position="6.7513in"/>
        </style:tab-stops>
      </style:paragraph-properties>
    </style:style>
    <style:style style:name="T147" style:parent-style-name="Hyperlinkki" style:family="text">
      <style:text-properties style:font-name-complex="Calibri Light" fo:language="en" fo:country="US"/>
    </style:style>
    <style:style style:name="P148" style:parent-style-name="Sisluet2" style:family="paragraph">
      <style:paragraph-properties>
        <style:tab-stops>
          <style:tab-stop style:type="right" style:leader-style="dotted" style:leader-text="." style:position="6.7513in"/>
        </style:tab-stops>
      </style:paragraph-properties>
    </style:style>
    <style:style style:name="T149" style:parent-style-name="Hyperlinkki" style:family="text">
      <style:text-properties style:font-name-complex="Calibri Light" fo:language="en" fo:country="US"/>
    </style:style>
    <style:style style:name="P150" style:parent-style-name="Sisluet2" style:family="paragraph">
      <style:paragraph-properties>
        <style:tab-stops>
          <style:tab-stop style:type="right" style:leader-style="dotted" style:leader-text="." style:position="6.7513in"/>
        </style:tab-stops>
      </style:paragraph-properties>
    </style:style>
    <style:style style:name="T151" style:parent-style-name="Hyperlinkki" style:family="text">
      <style:text-properties fo:language="en" fo:country="US"/>
    </style:style>
    <style:style style:name="P152" style:parent-style-name="Sisluet2" style:family="paragraph">
      <style:paragraph-properties>
        <style:tab-stops>
          <style:tab-stop style:type="right" style:leader-style="dotted" style:leader-text="." style:position="6.7513in"/>
        </style:tab-stops>
      </style:paragraph-properties>
    </style:style>
    <style:style style:name="T153" style:parent-style-name="Hyperlinkki" style:family="text">
      <style:text-properties style:font-name-complex="Calibri Light" fo:language="en" fo:country="US"/>
    </style:style>
    <style:style style:name="P154" style:parent-style-name="Sisluet2" style:family="paragraph">
      <style:paragraph-properties>
        <style:tab-stops>
          <style:tab-stop style:type="right" style:leader-style="dotted" style:leader-text="." style:position="6.7513in"/>
        </style:tab-stops>
      </style:paragraph-properties>
    </style:style>
    <style:style style:name="T155" style:parent-style-name="Hyperlinkki" style:family="text">
      <style:text-properties style:font-name-complex="Calibri Light" fo:language="en" fo:country="US"/>
    </style:style>
    <style:style style:name="P156" style:parent-style-name="Sisluet2" style:family="paragraph">
      <style:paragraph-properties>
        <style:tab-stops>
          <style:tab-stop style:type="right" style:leader-style="dotted" style:leader-text="." style:position="6.7513in"/>
        </style:tab-stops>
      </style:paragraph-properties>
    </style:style>
    <style:style style:name="T157" style:parent-style-name="Hyperlinkki" style:family="text">
      <style:text-properties style:font-name-complex="Calibri Light" fo:language="en" fo:country="US"/>
    </style:style>
    <style:style style:name="P158" style:parent-style-name="Sisluet2" style:family="paragraph">
      <style:paragraph-properties>
        <style:tab-stops>
          <style:tab-stop style:type="right" style:leader-style="dotted" style:leader-text="." style:position="6.7513in"/>
        </style:tab-stops>
      </style:paragraph-properties>
    </style:style>
    <style:style style:name="T159" style:parent-style-name="Hyperlinkki" style:family="text">
      <style:text-properties style:font-name-complex="Calibri Light" fo:language="en" fo:country="US"/>
    </style:style>
    <style:style style:name="P160" style:parent-style-name="Sisluet2" style:family="paragraph">
      <style:paragraph-properties>
        <style:tab-stops>
          <style:tab-stop style:type="right" style:leader-style="dotted" style:leader-text="." style:position="6.7513in"/>
        </style:tab-stops>
      </style:paragraph-properties>
    </style:style>
    <style:style style:name="T161" style:parent-style-name="Hyperlinkki" style:family="text">
      <style:text-properties style:font-name-complex="Calibri Light" fo:language="en" fo:country="US"/>
    </style:style>
    <style:style style:name="P162" style:parent-style-name="Sisluet2" style:family="paragraph">
      <style:paragraph-properties>
        <style:tab-stops>
          <style:tab-stop style:type="right" style:leader-style="dotted" style:leader-text="." style:position="6.7513in"/>
        </style:tab-stops>
      </style:paragraph-properties>
    </style:style>
    <style:style style:name="T163" style:parent-style-name="Hyperlinkki" style:family="text">
      <style:text-properties style:font-name-complex="Calibri Light" fo:language="en" fo:country="US"/>
    </style:style>
    <style:style style:name="P164" style:parent-style-name="Sisluet2" style:family="paragraph">
      <style:paragraph-properties>
        <style:tab-stops>
          <style:tab-stop style:type="right" style:leader-style="dotted" style:leader-text="." style:position="6.7513in"/>
        </style:tab-stops>
      </style:paragraph-properties>
    </style:style>
    <style:style style:name="T165" style:parent-style-name="Hyperlinkki" style:family="text">
      <style:text-properties style:font-name-complex="Calibri Light" fo:language="en" fo:country="US"/>
    </style:style>
    <style:style style:name="P166" style:parent-style-name="Sisluet2" style:family="paragraph">
      <style:paragraph-properties>
        <style:tab-stops>
          <style:tab-stop style:type="right" style:leader-style="dotted" style:leader-text="." style:position="6.7513in"/>
        </style:tab-stops>
      </style:paragraph-properties>
    </style:style>
    <style:style style:name="T167" style:parent-style-name="Hyperlinkki" style:family="text">
      <style:text-properties style:font-name-complex="Calibri Light" fo:language="en" fo:country="US"/>
    </style:style>
    <style:style style:name="P168" style:parent-style-name="Sisluet2" style:family="paragraph">
      <style:paragraph-properties>
        <style:tab-stops>
          <style:tab-stop style:type="right" style:leader-style="dotted" style:leader-text="." style:position="6.7513in"/>
        </style:tab-stops>
      </style:paragraph-properties>
    </style:style>
    <style:style style:name="T169" style:parent-style-name="Hyperlinkki" style:family="text">
      <style:text-properties style:font-name-complex="Calibri Light" fo:language="en" fo:country="US"/>
    </style:style>
    <style:style style:name="P170" style:parent-style-name="Sisluet2" style:family="paragraph">
      <style:paragraph-properties>
        <style:tab-stops>
          <style:tab-stop style:type="right" style:leader-style="dotted" style:leader-text="." style:position="6.7513in"/>
        </style:tab-stops>
      </style:paragraph-properties>
    </style:style>
    <style:style style:name="T171" style:parent-style-name="Hyperlinkki" style:family="text">
      <style:text-properties style:font-name-complex="Calibri Light" fo:language="en" fo:country="US"/>
    </style:style>
    <style:style style:name="P172" style:parent-style-name="Sisluet2" style:family="paragraph">
      <style:paragraph-properties>
        <style:tab-stops>
          <style:tab-stop style:type="right" style:leader-style="dotted" style:leader-text="." style:position="6.7513in"/>
        </style:tab-stops>
      </style:paragraph-properties>
    </style:style>
    <style:style style:name="T173" style:parent-style-name="Hyperlinkki" style:family="text">
      <style:text-properties style:font-name-complex="Calibri Light" fo:language="en" fo:country="US"/>
    </style:style>
    <style:style style:name="P174" style:parent-style-name="Sisluet2" style:family="paragraph">
      <style:paragraph-properties>
        <style:tab-stops>
          <style:tab-stop style:type="right" style:leader-style="dotted" style:leader-text="." style:position="6.7513in"/>
        </style:tab-stops>
      </style:paragraph-properties>
    </style:style>
    <style:style style:name="T175" style:parent-style-name="Hyperlinkki" style:family="text">
      <style:text-properties style:font-name-complex="Calibri Light" fo:language="en" fo:country="US"/>
    </style:style>
    <style:style style:name="P176" style:parent-style-name="Sisluet2" style:family="paragraph">
      <style:paragraph-properties>
        <style:tab-stops>
          <style:tab-stop style:type="right" style:leader-style="dotted" style:leader-text="." style:position="6.7513in"/>
        </style:tab-stops>
      </style:paragraph-properties>
    </style:style>
    <style:style style:name="T177" style:parent-style-name="Hyperlinkki" style:family="text">
      <style:text-properties style:font-name-complex="Calibri Light" fo:language="en" fo:country="US"/>
    </style:style>
    <style:style style:name="P178" style:parent-style-name="Sisluet2" style:family="paragraph">
      <style:paragraph-properties>
        <style:tab-stops>
          <style:tab-stop style:type="right" style:leader-style="dotted" style:leader-text="." style:position="6.7513in"/>
        </style:tab-stops>
      </style:paragraph-properties>
    </style:style>
    <style:style style:name="T179" style:parent-style-name="Hyperlinkki" style:family="text">
      <style:text-properties style:font-name-complex="Calibri Light" fo:language="en" fo:country="US"/>
    </style:style>
    <style:style style:name="P180" style:parent-style-name="Sisluet2" style:family="paragraph">
      <style:paragraph-properties>
        <style:tab-stops>
          <style:tab-stop style:type="right" style:leader-style="dotted" style:leader-text="." style:position="6.7513in"/>
        </style:tab-stops>
      </style:paragraph-properties>
    </style:style>
    <style:style style:name="T181" style:parent-style-name="Hyperlinkki" style:family="text">
      <style:text-properties style:font-name-complex="Calibri Light" fo:language="en" fo:country="US"/>
    </style:style>
    <style:style style:name="P182" style:parent-style-name="Sisluet2" style:family="paragraph">
      <style:paragraph-properties>
        <style:tab-stops>
          <style:tab-stop style:type="right" style:leader-style="dotted" style:leader-text="." style:position="6.7513in"/>
        </style:tab-stops>
      </style:paragraph-properties>
    </style:style>
    <style:style style:name="T183" style:parent-style-name="Hyperlinkki" style:family="text">
      <style:text-properties style:font-name-complex="Calibri Light" fo:language="en" fo:country="US"/>
    </style:style>
    <style:style style:name="P184" style:parent-style-name="Sisluet2" style:family="paragraph">
      <style:paragraph-properties>
        <style:tab-stops>
          <style:tab-stop style:type="right" style:leader-style="dotted" style:leader-text="." style:position="6.7513in"/>
        </style:tab-stops>
      </style:paragraph-properties>
    </style:style>
    <style:style style:name="T185" style:parent-style-name="Hyperlinkki" style:family="text">
      <style:text-properties style:font-name-complex="Calibri Light" fo:language="en" fo:country="US"/>
    </style:style>
    <style:style style:name="P186" style:parent-style-name="Sisluet2" style:family="paragraph">
      <style:paragraph-properties>
        <style:tab-stops>
          <style:tab-stop style:type="right" style:leader-style="dotted" style:leader-text="." style:position="6.7513in"/>
        </style:tab-stops>
      </style:paragraph-properties>
    </style:style>
    <style:style style:name="T187" style:parent-style-name="Hyperlinkki" style:family="text">
      <style:text-properties style:font-name-complex="Calibri Light" fo:language="en" fo:country="US"/>
    </style:style>
    <style:style style:name="P188" style:parent-style-name="Sisluet2" style:family="paragraph">
      <style:paragraph-properties>
        <style:tab-stops>
          <style:tab-stop style:type="right" style:leader-style="dotted" style:leader-text="." style:position="6.7513in"/>
        </style:tab-stops>
      </style:paragraph-properties>
    </style:style>
    <style:style style:name="T189" style:parent-style-name="Hyperlinkki" style:family="text">
      <style:text-properties style:font-name-complex="Calibri Light" fo:language="en" fo:country="US"/>
    </style:style>
    <style:style style:name="P190" style:parent-style-name="Sisluet2" style:family="paragraph">
      <style:paragraph-properties>
        <style:tab-stops>
          <style:tab-stop style:type="right" style:leader-style="dotted" style:leader-text="." style:position="6.7513in"/>
        </style:tab-stops>
      </style:paragraph-properties>
    </style:style>
    <style:style style:name="T191" style:parent-style-name="Hyperlinkki" style:family="text">
      <style:text-properties style:font-name-complex="Calibri Light" fo:language="en" fo:country="US"/>
    </style:style>
    <style:style style:name="P192" style:parent-style-name="Sisluet2" style:family="paragraph">
      <style:paragraph-properties>
        <style:tab-stops>
          <style:tab-stop style:type="right" style:leader-style="dotted" style:leader-text="." style:position="6.7513in"/>
        </style:tab-stops>
      </style:paragraph-properties>
    </style:style>
    <style:style style:name="T193" style:parent-style-name="Hyperlinkki" style:family="text">
      <style:text-properties style:font-name-complex="Calibri Light" fo:language="en" fo:country="US"/>
    </style:style>
    <style:style style:name="P194" style:parent-style-name="Sisluet2" style:family="paragraph">
      <style:paragraph-properties>
        <style:tab-stops>
          <style:tab-stop style:type="right" style:leader-style="dotted" style:leader-text="." style:position="6.7513in"/>
        </style:tab-stops>
      </style:paragraph-properties>
    </style:style>
    <style:style style:name="T195" style:parent-style-name="Hyperlinkki" style:family="text">
      <style:text-properties style:font-name-complex="Calibri Light" fo:language="en" fo:country="US"/>
    </style:style>
    <style:style style:name="P196" style:parent-style-name="Sisluet2" style:family="paragraph">
      <style:paragraph-properties>
        <style:tab-stops>
          <style:tab-stop style:type="right" style:leader-style="dotted" style:leader-text="." style:position="6.7513in"/>
        </style:tab-stops>
      </style:paragraph-properties>
    </style:style>
    <style:style style:name="T197" style:parent-style-name="Hyperlinkki" style:family="text">
      <style:text-properties style:font-name-complex="Calibri Light" fo:language="en" fo:country="US"/>
    </style:style>
    <style:style style:name="P198" style:parent-style-name="Sisluet2" style:family="paragraph">
      <style:paragraph-properties>
        <style:tab-stops>
          <style:tab-stop style:type="right" style:leader-style="dotted" style:leader-text="." style:position="6.7513in"/>
        </style:tab-stops>
      </style:paragraph-properties>
    </style:style>
    <style:style style:name="T199" style:parent-style-name="Hyperlinkki" style:family="text">
      <style:text-properties style:font-name-complex="Calibri Light" fo:language="en" fo:country="US"/>
    </style:style>
    <style:style style:name="P200" style:parent-style-name="Sisluet2" style:family="paragraph">
      <style:paragraph-properties>
        <style:tab-stops>
          <style:tab-stop style:type="right" style:leader-style="dotted" style:leader-text="." style:position="6.7513in"/>
        </style:tab-stops>
      </style:paragraph-properties>
    </style:style>
    <style:style style:name="T201" style:parent-style-name="Hyperlinkki" style:family="text">
      <style:text-properties style:font-name-complex="Calibri Light" fo:language="en" fo:country="US"/>
    </style:style>
    <style:style style:name="T202" style:parent-style-name="Kappaleenoletusfontti" style:family="text">
      <style:text-properties fo:language="en" fo:country="US"/>
    </style:style>
    <style:style style:name="P203" style:parent-style-name="Standard" style:family="paragraph">
      <style:paragraph-properties fo:text-align="center"/>
      <style:text-properties style:font-name="Calibri" style:font-name-complex="Calibri" fo:language="en" fo:country="US"/>
    </style:style>
    <style:style style:name="P204" style:parent-style-name="Standard" style:family="paragraph">
      <style:text-properties style:font-name="Calibri" style:font-name-complex="Calibri" fo:language="en" fo:country="US"/>
    </style:style>
    <style:style style:name="P205" style:parent-style-name="Standard" style:family="paragraph">
      <style:text-properties style:font-name="Calibri" style:font-name-complex="Calibri" fo:language="en" fo:country="US"/>
    </style:style>
    <style:style style:name="P206" style:parent-style-name="Standard" style:family="paragraph">
      <style:text-properties style:font-name="Calibri" style:font-name-complex="Calibri" fo:language="en" fo:country="US"/>
    </style:style>
    <style:style style:name="P207" style:parent-style-name="Standard" style:family="paragraph">
      <style:text-properties style:font-name="Calibri" style:font-name-complex="Calibri" fo:language="en" fo:country="US"/>
    </style:style>
    <style:style style:name="P208" style:parent-style-name="Standard" style:family="paragraph">
      <style:text-properties style:font-name="Calibri" style:font-name-complex="Calibri" fo:language="en" fo:country="US"/>
    </style:style>
    <style:style style:name="P209" style:parent-style-name="Standard" style:family="paragraph">
      <style:text-properties style:font-name="Calibri" style:font-name-complex="Calibri" fo:language="en" fo:country="US"/>
    </style:style>
    <style:style style:name="P210" style:parent-style-name="Standard" style:family="paragraph">
      <style:paragraph-properties fo:margin-left="0.25in">
        <style:tab-stops/>
      </style:paragraph-properties>
      <style:text-properties style:font-name="Calibri" style:font-name-complex="Calibri" fo:language="en" fo:country="US"/>
    </style:style>
    <style:style style:name="T211" style:parent-style-name="Kappaleenoletusfontti" style:family="text">
      <style:text-properties fo:language="en" fo:country="US"/>
    </style:style>
    <style:style style:name="P212" style:parent-style-name="Normaali" style:family="paragraph">
      <style:text-properties style:font-name-complex="Calibri" fo:language="en" fo:country="US"/>
    </style:style>
    <style:style style:name="P213" style:parent-style-name="Luettelokappale" style:family="paragraph">
      <style:text-properties style:font-name-complex="Calibri" fo:language="en" fo:country="US"/>
    </style:style>
    <style:style style:name="P214" style:parent-style-name="Luettelokappale" style:family="paragraph">
      <style:text-properties style:font-name-complex="Calibri" fo:language="en" fo:country="US"/>
    </style:style>
    <style:style style:name="P215" style:parent-style-name="Luettelokappale" style:family="paragraph">
      <style:text-properties style:font-name-complex="Calibri" fo:language="en" fo:country="US"/>
    </style:style>
    <style:style style:name="P216" style:parent-style-name="Luettelokappale" style:family="paragraph">
      <style:text-properties style:font-name-complex="Calibri" fo:language="en" fo:country="US"/>
    </style:style>
    <style:style style:name="P217" style:parent-style-name="Luettelokappale" style:family="paragraph">
      <style:text-properties style:font-name-complex="Calibri" fo:language="en" fo:country="US"/>
    </style:style>
    <style:style style:name="P218" style:parent-style-name="Luettelokappale" style:family="paragraph">
      <style:text-properties style:font-name-complex="Calibri" fo:language="en" fo:country="US"/>
    </style:style>
    <style:style style:name="P219" style:parent-style-name="Luettelokappale" style:family="paragraph">
      <style:text-properties style:font-name-complex="Calibri" fo:language="en" fo:country="US"/>
    </style:style>
    <style:style style:name="P220" style:parent-style-name="Luettelokappale" style:family="paragraph">
      <style:text-properties style:font-name-complex="Calibri" fo:language="en" fo:country="US"/>
    </style:style>
    <style:style style:name="P221" style:parent-style-name="Luettelokappale" style:family="paragraph">
      <style:text-properties style:font-name-complex="Calibri" fo:language="en" fo:country="US"/>
    </style:style>
    <style:style style:name="P222" style:parent-style-name="Luettelokappale" style:family="paragraph">
      <style:text-properties style:font-name-complex="Calibri" fo:language="en" fo:country="US"/>
    </style:style>
    <style:style style:name="P223" style:parent-style-name="Luettelokappale" style:family="paragraph">
      <style:text-properties style:font-name-complex="Calibri" fo:language="en" fo:country="US"/>
    </style:style>
    <style:style style:name="P224" style:parent-style-name="Luettelokappale" style:family="paragraph">
      <style:text-properties style:font-name-complex="Calibri" fo:language="en" fo:country="US"/>
    </style:style>
    <style:style style:name="P225" style:parent-style-name="Luettelokappale" style:family="paragraph">
      <style:text-properties style:font-name-complex="Calibri" fo:language="en" fo:country="US"/>
    </style:style>
    <style:style style:name="P226" style:parent-style-name="Luettelokappale" style:family="paragraph">
      <style:text-properties style:font-name-complex="Calibri" fo:language="en" fo:country="US"/>
    </style:style>
    <style:style style:name="P227" style:parent-style-name="Luettelokappale" style:family="paragraph">
      <style:text-properties style:font-name-complex="Calibri" fo:language="en" fo:country="US"/>
    </style:style>
    <style:style style:name="P228" style:parent-style-name="Luettelokappale" style:family="paragraph">
      <style:text-properties style:font-name-complex="Calibri" fo:language="en" fo:country="US"/>
    </style:style>
    <style:style style:name="P229" style:parent-style-name="Luettelokappale" style:family="paragraph">
      <style:text-properties style:font-name-complex="Calibri" fo:language="en" fo:country="US"/>
    </style:style>
    <style:style style:name="P230" style:parent-style-name="Luettelokappale" style:family="paragraph">
      <style:text-properties style:font-name-complex="Calibri" fo:language="en" fo:country="US"/>
    </style:style>
    <style:style style:name="P231" style:parent-style-name="Luettelokappale" style:family="paragraph">
      <style:text-properties style:font-name-complex="Calibri" fo:language="en" fo:country="US"/>
    </style:style>
    <style:style style:name="P232" style:parent-style-name="Luettelokappale" style:family="paragraph">
      <style:text-properties style:font-name-complex="Calibri" fo:language="en" fo:country="US"/>
    </style:style>
    <style:style style:name="P233" style:parent-style-name="Luettelokappale" style:family="paragraph">
      <style:paragraph-properties fo:margin-left="1.25in">
        <style:tab-stops/>
      </style:paragraph-properties>
      <style:text-properties style:font-name-complex="Calibri" fo:language="en" fo:country="US"/>
    </style:style>
    <style:style style:name="P234" style:parent-style-name="Luettelokappale" style:family="paragraph">
      <style:text-properties style:font-name-complex="Calibri" fo:language="en" fo:country="US"/>
    </style:style>
    <style:style style:name="P235" style:parent-style-name="Luettelokappale" style:family="paragraph">
      <style:text-properties style:font-name-complex="Calibri" fo:language="en" fo:country="US"/>
    </style:style>
    <style:style style:name="P236" style:parent-style-name="Normaali" style:family="paragraph">
      <style:paragraph-properties fo:margin-left="1.25in">
        <style:tab-stops/>
      </style:paragraph-properties>
      <style:text-properties style:font-name-complex="Calibri" fo:language="en" fo:country="US"/>
    </style:style>
    <style:style style:name="P237" style:parent-style-name="Luettelokappale" style:family="paragraph">
      <style:paragraph-properties fo:margin-left="0.4902in">
        <style:tab-stops/>
      </style:paragraph-properties>
      <style:text-properties style:font-name-complex="Calibri" fo:language="en" fo:country="US"/>
    </style:style>
    <style:style style:name="P238" style:parent-style-name="Luettelokappale" style:family="paragraph">
      <style:paragraph-properties fo:margin-left="0.4902in">
        <style:tab-stops/>
      </style:paragraph-properties>
      <style:text-properties style:font-name-complex="Calibri" fo:language="en" fo:country="US"/>
    </style:style>
    <style:style style:name="P239" style:parent-style-name="Otsikko1" style:family="paragraph">
      <style:text-properties fo:language="en" fo:country="US"/>
    </style:style>
    <style:style style:name="P240" style:parent-style-name="Normaali" style:family="paragraph">
      <style:text-properties fo:language="en" fo:country="US"/>
    </style:style>
    <style:style style:name="P241" style:parent-style-name="Normaali" style:family="paragraph">
      <style:text-properties fo:language="en" fo:country="US"/>
    </style:style>
    <style:style style:name="P242" style:parent-style-name="Otsikko1" style:family="paragraph">
      <style:text-properties fo:language="en" fo:country="US"/>
    </style:style>
    <style:style style:name="P243" style:parent-style-name="Normaali" style:family="paragraph">
      <style:text-properties fo:language="en" fo:country="US"/>
    </style:style>
    <style:style style:name="P244" style:parent-style-name="Normaali" style:family="paragraph">
      <style:text-properties fo:language="en" fo:country="US"/>
    </style:style>
    <style:style style:name="P245" style:parent-style-name="Normaali" style:family="paragraph">
      <style:text-properties fo:language="en" fo:country="US"/>
    </style:style>
    <style:style style:name="P246" style:parent-style-name="Otsikko2" style:family="paragraph">
      <style:text-properties fo:language="en" fo:country="US"/>
    </style:style>
    <style:style style:name="P247" style:parent-style-name="Normaali" style:family="paragraph">
      <style:text-properties fo:language="en" fo:country="US"/>
    </style:style>
    <style:style style:name="P248" style:parent-style-name="Normaali" style:family="paragraph">
      <style:text-properties fo:language="en" fo:country="US"/>
    </style:style>
    <style:style style:name="P249" style:parent-style-name="Normaali" style:family="paragraph">
      <style:text-properties fo:language="en" fo:country="US"/>
    </style:style>
    <style:style style:name="TableColumn251" style:family="table-column">
      <style:table-column-properties style:column-width="3.5645in"/>
    </style:style>
    <style:style style:name="TableColumn252" style:family="table-column">
      <style:table-column-properties style:column-width="3.3284in"/>
    </style:style>
    <style:style style:name="Table250" style:family="table">
      <style:table-properties style:width="6.893in" fo:margin-left="0in" table:align="left"/>
    </style:style>
    <style:style style:name="TableRow253" style:family="table-row">
      <style:table-row-properties style:min-row-height="0.1944in"/>
    </style:style>
    <style:style style:name="TableCell254" style:family="table-cell">
      <style:table-cell-properties fo:border="0.0069in solid #000000" style:writing-mode="lr-tb" fo:padding-top="0in" fo:padding-left="0.075in" fo:padding-bottom="0in" fo:padding-right="0.075in"/>
    </style:style>
    <style:style style:name="P255" style:parent-style-name="Normaali" style:family="paragraph">
      <style:text-properties fo:font-weight="bold" style:font-weight-asian="bold" fo:language="en" fo:country="US"/>
    </style:style>
    <style:style style:name="TableCell256" style:family="table-cell">
      <style:table-cell-properties fo:border="0.0069in solid #000000" style:writing-mode="lr-tb" fo:padding-top="0in" fo:padding-left="0.075in" fo:padding-bottom="0in" fo:padding-right="0.075in"/>
    </style:style>
    <style:style style:name="P257" style:parent-style-name="Normaali" style:family="paragraph">
      <style:text-properties fo:font-weight="bold" style:font-weight-asian="bold" fo:language="en" fo:country="US"/>
    </style:style>
    <style:style style:name="TableRow258" style:family="table-row">
      <style:table-row-properties style:min-row-height="0.1944in"/>
    </style:style>
    <style:style style:name="TableCell259" style:family="table-cell">
      <style:table-cell-properties fo:border="0.0069in solid #000000" style:writing-mode="lr-tb" fo:padding-top="0in" fo:padding-left="0.075in" fo:padding-bottom="0in" fo:padding-right="0.075in"/>
    </style:style>
    <style:style style:name="P260" style:parent-style-name="Normaali" style:family="paragraph">
      <style:text-properties fo:language="en" fo:country="US"/>
    </style:style>
    <style:style style:name="TableCell261" style:family="table-cell">
      <style:table-cell-properties fo:border="0.0069in solid #000000" style:writing-mode="lr-tb" fo:padding-top="0in" fo:padding-left="0.075in" fo:padding-bottom="0in" fo:padding-right="0.075in"/>
    </style:style>
    <style:style style:name="P262" style:parent-style-name="Normaali" style:family="paragraph">
      <style:text-properties fo:language="en" fo:country="US"/>
    </style:style>
    <style:style style:name="TableRow263" style:family="table-row">
      <style:table-row-properties style:min-row-height="0.1944in"/>
    </style:style>
    <style:style style:name="TableCell264" style:family="table-cell">
      <style:table-cell-properties fo:border="0.0069in solid #000000" style:writing-mode="lr-tb" fo:padding-top="0in" fo:padding-left="0.075in" fo:padding-bottom="0in" fo:padding-right="0.075in"/>
    </style:style>
    <style:style style:name="P265" style:parent-style-name="Normaali" style:family="paragraph">
      <style:text-properties fo:language="en" fo:country="US"/>
    </style:style>
    <style:style style:name="TableCell266" style:family="table-cell">
      <style:table-cell-properties fo:border="0.0069in solid #000000" style:writing-mode="lr-tb" fo:padding-top="0in" fo:padding-left="0.075in" fo:padding-bottom="0in" fo:padding-right="0.075in"/>
    </style:style>
    <style:style style:name="P267" style:parent-style-name="Normaali" style:family="paragraph">
      <style:text-properties fo:language="en" fo:country="US"/>
    </style:style>
    <style:style style:name="TableRow268" style:family="table-row">
      <style:table-row-properties style:min-row-height="0.1944in"/>
    </style:style>
    <style:style style:name="TableCell269" style:family="table-cell">
      <style:table-cell-properties fo:border="0.0069in solid #000000" style:writing-mode="lr-tb" fo:padding-top="0in" fo:padding-left="0.075in" fo:padding-bottom="0in" fo:padding-right="0.075in"/>
    </style:style>
    <style:style style:name="P270" style:parent-style-name="Normaali" style:family="paragraph">
      <style:text-properties fo:language="en" fo:country="US"/>
    </style:style>
    <style:style style:name="TableCell271" style:family="table-cell">
      <style:table-cell-properties fo:border="0.0069in solid #000000" style:writing-mode="lr-tb" fo:padding-top="0in" fo:padding-left="0.075in" fo:padding-bottom="0in" fo:padding-right="0.075in"/>
    </style:style>
    <style:style style:name="P272" style:parent-style-name="Normaali" style:family="paragraph">
      <style:text-properties fo:language="en" fo:country="US"/>
    </style:style>
    <style:style style:name="TableRow273" style:family="table-row">
      <style:table-row-properties style:min-row-height="0.1944in"/>
    </style:style>
    <style:style style:name="TableCell274" style:family="table-cell">
      <style:table-cell-properties fo:border="0.0069in solid #000000" style:writing-mode="lr-tb" fo:padding-top="0in" fo:padding-left="0.075in" fo:padding-bottom="0in" fo:padding-right="0.075in"/>
    </style:style>
    <style:style style:name="P275" style:parent-style-name="Normaali" style:family="paragraph">
      <style:text-properties fo:language="en" fo:country="US"/>
    </style:style>
    <style:style style:name="TableCell276" style:family="table-cell">
      <style:table-cell-properties fo:border="0.0069in solid #000000" style:writing-mode="lr-tb" fo:padding-top="0in" fo:padding-left="0.075in" fo:padding-bottom="0in" fo:padding-right="0.075in"/>
    </style:style>
    <style:style style:name="P277" style:parent-style-name="Normaali" style:family="paragraph">
      <style:text-properties fo:language="en" fo:country="US"/>
    </style:style>
    <style:style style:name="P278" style:parent-style-name="Normaali" style:family="paragraph">
      <style:text-properties fo:language="en" fo:country="US"/>
    </style:style>
    <style:style style:name="P279" style:parent-style-name="Normaali" style:family="paragraph">
      <style:text-properties fo:language="en" fo:country="US"/>
    </style:style>
    <style:style style:name="P280" style:parent-style-name="Normaali" style:family="paragraph">
      <style:text-properties fo:language="en" fo:country="US"/>
    </style:style>
    <style:style style:name="P281" style:parent-style-name="Otsikko2" style:family="paragraph">
      <style:text-properties fo:language="en" fo:country="US"/>
    </style:style>
    <style:style style:name="P282" style:parent-style-name="Normaali" style:family="paragraph">
      <style:text-properties fo:language="en" fo:country="US"/>
    </style:style>
    <style:style style:name="P283" style:parent-style-name="Otsikko3" style:family="paragraph">
      <style:text-properties fo:language="en" fo:country="US"/>
    </style:style>
    <style:style style:name="P284" style:parent-style-name="Normaali" style:family="paragraph">
      <style:text-properties fo:language="en" fo:country="US"/>
    </style:style>
    <style:style style:name="P285" style:parent-style-name="Normaali" style:family="paragraph">
      <style:text-properties fo:language="en" fo:country="US"/>
    </style:style>
    <style:style style:name="P286" style:parent-style-name="Normaali" style:family="paragraph">
      <style:text-properties fo:language="en" fo:country="US"/>
    </style:style>
    <style:style style:name="P287" style:parent-style-name="Luettelokappale" style:family="paragraph">
      <style:text-properties fo:language="en" fo:country="US"/>
    </style:style>
    <style:style style:name="P288" style:parent-style-name="Luettelokappale" style:family="paragraph">
      <style:text-properties fo:language="en" fo:country="US"/>
    </style:style>
    <style:style style:name="P289" style:parent-style-name="Luettelokappale" style:family="paragraph">
      <style:text-properties fo:language="en" fo:country="US"/>
    </style:style>
    <style:style style:name="P290" style:parent-style-name="Normaali" style:family="paragraph">
      <style:text-properties fo:language="en" fo:country="US"/>
    </style:style>
    <style:style style:name="P291" style:parent-style-name="Normaali" style:family="paragraph">
      <style:text-properties fo:language="en" fo:country="US"/>
    </style:style>
    <style:style style:name="P292" style:parent-style-name="Normaali" style:family="paragraph">
      <style:text-properties fo:language="en" fo:country="US"/>
    </style:style>
    <style:style style:name="P293" style:parent-style-name="Normaali" style:family="paragraph">
      <style:text-properties fo:language="en" fo:country="US"/>
    </style:style>
    <style:style style:name="P294" style:parent-style-name="Normaali" style:family="paragraph">
      <style:text-properties fo:language="en" fo:country="US"/>
    </style:style>
    <style:style style:name="P295" style:parent-style-name="Normaali" style:family="paragraph">
      <style:text-properties fo:language="en" fo:country="US"/>
    </style:style>
    <style:style style:name="P296" style:parent-style-name="Normaali" style:family="paragraph">
      <style:text-properties fo:language="en" fo:country="US"/>
    </style:style>
    <style:style style:name="P297" style:parent-style-name="Otsikko2" style:family="paragraph">
      <style:text-properties fo:language="en" fo:country="US"/>
    </style:style>
    <style:style style:name="P298" style:parent-style-name="Normaali" style:family="paragraph">
      <style:text-properties fo:language="en" fo:country="US"/>
    </style:style>
    <style:style style:name="P299" style:parent-style-name="Normaali" style:family="paragraph">
      <style:text-properties fo:language="en" fo:country="US"/>
    </style:style>
    <style:style style:name="P300" style:parent-style-name="Normaali" style:family="paragraph">
      <style:text-properties fo:language="en" fo:country="US"/>
    </style:style>
    <style:style style:name="P301" style:parent-style-name="Normaali" style:family="paragraph">
      <style:text-properties fo:language="en" fo:country="US"/>
    </style:style>
    <style:style style:name="P302" style:parent-style-name="Normaali" style:family="paragraph">
      <style:text-properties fo:language="en" fo:country="US"/>
    </style:style>
    <style:style style:name="P303" style:parent-style-name="Otsikko1" style:family="paragraph">
      <style:text-properties fo:language="en" fo:country="US"/>
    </style:style>
    <style:style style:name="P304" style:parent-style-name="Normaali" style:family="paragraph">
      <style:text-properties style:font-name-complex="Calibri" fo:language="en" fo:country="US"/>
    </style:style>
    <style:style style:name="P305" style:parent-style-name="Otsikko2" style:family="paragraph">
      <style:text-properties fo:language="en" fo:country="US"/>
    </style:style>
    <style:style style:name="P306" style:parent-style-name="Normaali" style:family="paragraph">
      <style:text-properties style:font-name-complex="Calibri" fo:language="en" fo:country="US"/>
    </style:style>
    <style:style style:name="P307" style:parent-style-name="Otsikko3" style:family="paragraph">
      <style:text-properties fo:language="en" fo:country="US"/>
    </style:style>
    <style:style style:name="P308" style:parent-style-name="Normaali" style:family="paragraph">
      <style:text-properties style:font-name-complex="Calibri" fo:language="en" fo:country="US"/>
    </style:style>
    <style:style style:name="P309" style:parent-style-name="Normaali" style:family="paragraph">
      <style:text-properties style:font-name-complex="Calibri" fo:language="en" fo:country="US"/>
    </style:style>
    <style:style style:name="P310" style:parent-style-name="Normaali" style:family="paragraph">
      <style:text-properties style:font-name-complex="Calibri" fo:language="en" fo:country="US"/>
    </style:style>
    <style:style style:name="P311" style:parent-style-name="Normaali" style:family="paragraph">
      <style:text-properties style:font-name-complex="Calibri" fo:language="en" fo:country="US"/>
    </style:style>
    <style:style style:name="P312" style:parent-style-name="Normaali" style:family="paragraph">
      <style:text-properties style:font-name-complex="Calibri" fo:language="en" fo:country="US"/>
    </style:style>
    <style:style style:name="P313" style:parent-style-name="Luettelokappale" style:family="paragraph">
      <style:text-properties style:font-name-complex="Calibri" fo:language="en" fo:country="US"/>
    </style:style>
    <style:style style:name="P314" style:parent-style-name="Luettelokappale" style:family="paragraph">
      <style:text-properties style:font-name-complex="Calibri" fo:language="en" fo:country="US"/>
    </style:style>
    <style:style style:name="P315" style:parent-style-name="Normaali" style:family="paragraph">
      <style:text-properties style:font-name-complex="Calibri" fo:language="en" fo:country="US"/>
    </style:style>
    <style:style style:name="P316" style:parent-style-name="Normaali" style:family="paragraph">
      <style:text-properties style:font-name-complex="Calibri" fo:language="en" fo:country="US"/>
    </style:style>
    <style:style style:name="P317" style:parent-style-name="Normaali" style:family="paragraph">
      <style:text-properties style:font-name-complex="Calibri" fo:language="en" fo:country="US"/>
    </style:style>
    <style:style style:name="P318" style:parent-style-name="Normaali" style:family="paragraph">
      <style:text-properties style:font-name-complex="Calibri" fo:language="en" fo:country="US"/>
    </style:style>
    <style:style style:name="P319" style:parent-style-name="Luettelokappale" style:family="paragraph">
      <style:text-properties style:font-name-complex="Calibri" fo:language="en" fo:country="US"/>
    </style:style>
    <style:style style:name="P320" style:parent-style-name="Luettelokappale" style:family="paragraph">
      <style:text-properties style:font-name-complex="Calibri" fo:language="en" fo:country="US"/>
    </style:style>
    <style:style style:name="P321" style:parent-style-name="Luettelokappale" style:family="paragraph">
      <style:paragraph-properties fo:margin-left="1in">
        <style:tab-stops/>
      </style:paragraph-properties>
      <style:text-properties style:font-name-complex="Calibri" fo:language="en" fo:country="US"/>
    </style:style>
    <style:style style:name="T322" style:parent-style-name="Kappaleenoletusfontti" style:family="text">
      <style:text-properties fo:language="en" fo:country="US"/>
    </style:style>
    <style:style style:name="P323" style:parent-style-name="Normaali" style:family="paragraph">
      <style:text-properties style:font-name-complex="Calibri" fo:language="en" fo:country="US"/>
    </style:style>
    <style:style style:name="P324" style:parent-style-name="Normaali" style:family="paragraph">
      <style:text-properties style:font-name-complex="Calibri" fo:language="en" fo:country="US"/>
    </style:style>
    <style:style style:name="P325" style:parent-style-name="Normaali" style:family="paragraph">
      <style:text-properties style:font-name-complex="Calibri" fo:language="en" fo:country="US"/>
    </style:style>
    <style:style style:name="P326" style:parent-style-name="Normaali" style:family="paragraph">
      <style:text-properties style:font-name-complex="Calibri" fo:language="en" fo:country="US"/>
    </style:style>
    <style:style style:name="P327" style:parent-style-name="Normaali" style:family="paragraph">
      <style:text-properties style:font-name-complex="Calibri" fo:language="en" fo:country="US"/>
    </style:style>
    <style:style style:name="P328" style:parent-style-name="Luettelokappale" style:family="paragraph">
      <style:text-properties style:font-name-complex="Calibri" fo:language="en" fo:country="US"/>
    </style:style>
    <style:style style:name="P329" style:parent-style-name="Luettelokappale" style:family="paragraph">
      <style:text-properties style:font-name-complex="Calibri" fo:language="en" fo:country="US"/>
    </style:style>
    <style:style style:name="P330" style:parent-style-name="Normaali" style:family="paragraph">
      <style:text-properties style:font-name-complex="Calibri" fo:language="en" fo:country="US"/>
    </style:style>
    <style:style style:name="P331" style:parent-style-name="Normaali" style:family="paragraph">
      <style:text-properties style:font-name-complex="Calibri" fo:language="en" fo:country="US"/>
    </style:style>
    <style:style style:name="P332" style:parent-style-name="Normaali" style:family="paragraph">
      <style:text-properties style:font-name-complex="Calibri" fo:language="en" fo:country="US"/>
    </style:style>
    <style:style style:name="P333" style:parent-style-name="Normaali" style:family="paragraph">
      <style:text-properties style:font-name-complex="Calibri" fo:language="en" fo:country="US"/>
    </style:style>
    <style:style style:name="P334" style:parent-style-name="Luettelokappale" style:family="paragraph">
      <style:text-properties style:font-name-complex="Calibri" fo:language="en" fo:country="US"/>
    </style:style>
    <style:style style:name="P335" style:parent-style-name="Luettelokappale" style:family="paragraph">
      <style:text-properties style:font-name-complex="Calibri" fo:language="en" fo:country="US"/>
    </style:style>
    <style:style style:name="P336" style:parent-style-name="Normaali" style:family="paragraph">
      <style:text-properties style:font-name-complex="Calibri" fo:language="en" fo:country="US"/>
    </style:style>
    <style:style style:name="P337" style:parent-style-name="Normaali" style:family="paragraph">
      <style:text-properties style:font-name-complex="Calibri" fo:language="en" fo:country="US"/>
    </style:style>
    <style:style style:name="P338" style:parent-style-name="Normaali" style:family="paragraph">
      <style:text-properties style:font-name-complex="Calibri" fo:language="en" fo:country="US"/>
    </style:style>
    <style:style style:name="P339" style:parent-style-name="Normaali" style:family="paragraph">
      <style:text-properties style:font-name-complex="Calibri" fo:language="en" fo:country="US"/>
    </style:style>
    <style:style style:name="P340" style:parent-style-name="Luettelokappale" style:family="paragraph">
      <style:text-properties style:font-name-complex="Calibri" fo:language="en" fo:country="US"/>
    </style:style>
    <style:style style:name="P341" style:parent-style-name="Luettelokappale" style:family="paragraph">
      <style:text-properties style:font-name-complex="Calibri" fo:language="en" fo:country="US"/>
    </style:style>
    <style:style style:name="P342" style:parent-style-name="Normaali" style:family="paragraph">
      <style:text-properties style:font-name-complex="Calibri" fo:language="en" fo:country="US"/>
    </style:style>
    <style:style style:name="P343" style:parent-style-name="Normaali" style:family="paragraph">
      <style:text-properties style:font-name-complex="Calibri" fo:language="en" fo:country="US"/>
    </style:style>
    <style:style style:name="P344" style:parent-style-name="Normaali" style:family="paragraph">
      <style:text-properties style:font-name-complex="Calibri" fo:language="en" fo:country="US"/>
    </style:style>
    <style:style style:name="P345" style:parent-style-name="Normaali" style:family="paragraph">
      <style:text-properties style:font-name-complex="Calibri" fo:language="en" fo:country="US"/>
    </style:style>
    <style:style style:name="P346" style:parent-style-name="Luettelokappale" style:family="paragraph">
      <style:text-properties style:font-name-complex="Calibri" fo:language="en" fo:country="US"/>
    </style:style>
    <style:style style:name="P347" style:parent-style-name="Luettelokappale" style:family="paragraph">
      <style:text-properties style:font-name-complex="Calibri" fo:language="en" fo:country="US"/>
    </style:style>
    <style:style style:name="P348" style:parent-style-name="Normaali" style:family="paragraph">
      <style:text-properties style:font-name-complex="Calibri" fo:language="en" fo:country="US"/>
    </style:style>
    <style:style style:name="T349" style:parent-style-name="Kappaleenoletusfontti" style:family="text">
      <style:text-properties fo:language="en" fo:country="US"/>
    </style:style>
    <style:style style:name="P350" style:parent-style-name="Normaali" style:family="paragraph">
      <style:text-properties style:font-name-complex="Calibri" fo:language="en" fo:country="US"/>
    </style:style>
    <style:style style:name="P351" style:parent-style-name="Normaali" style:family="paragraph">
      <style:text-properties style:font-name-complex="Calibri" fo:language="en" fo:country="US"/>
    </style:style>
    <style:style style:name="P352" style:parent-style-name="Normaali" style:family="paragraph">
      <style:text-properties style:font-name-complex="Calibri" fo:language="en" fo:country="US"/>
    </style:style>
    <style:style style:name="P353" style:parent-style-name="Normaali" style:family="paragraph">
      <style:text-properties style:font-name-complex="Calibri" fo:language="en" fo:country="US"/>
    </style:style>
    <style:style style:name="P354" style:parent-style-name="Normaali" style:family="paragraph">
      <style:text-properties style:font-name-complex="Calibri" fo:language="en" fo:country="US"/>
    </style:style>
    <style:style style:name="P355" style:parent-style-name="Luettelokappale" style:family="paragraph">
      <style:text-properties style:font-name-complex="Calibri" fo:language="en" fo:country="US"/>
    </style:style>
    <style:style style:name="P356" style:parent-style-name="Luettelokappale" style:family="paragraph">
      <style:text-properties style:font-name-complex="Calibri" fo:language="en" fo:country="US"/>
    </style:style>
    <style:style style:name="P357" style:parent-style-name="Luettelokappale" style:family="paragraph">
      <style:text-properties style:font-name-complex="Calibri" fo:language="en" fo:country="US"/>
    </style:style>
    <style:style style:name="P358" style:parent-style-name="Normaali" style:family="paragraph">
      <style:text-properties style:font-name-complex="Calibri" fo:language="en" fo:country="US"/>
    </style:style>
    <style:style style:name="P359" style:parent-style-name="Normaali" style:family="paragraph">
      <style:text-properties style:font-name-complex="Calibri" fo:language="en" fo:country="US"/>
    </style:style>
    <style:style style:name="P360" style:parent-style-name="Normaali" style:family="paragraph">
      <style:text-properties style:font-name-complex="Calibri" fo:language="en" fo:country="US"/>
    </style:style>
    <style:style style:name="P361" style:parent-style-name="Normaali" style:family="paragraph">
      <style:text-properties style:font-name-complex="Calibri" fo:language="en" fo:country="US"/>
    </style:style>
    <style:style style:name="P362" style:parent-style-name="Luettelokappale" style:family="paragraph">
      <style:text-properties style:font-name-complex="Calibri" fo:language="en" fo:country="US"/>
    </style:style>
    <style:style style:name="P363" style:parent-style-name="Luettelokappale" style:family="paragraph">
      <style:text-properties style:font-name-complex="Calibri" fo:language="en" fo:country="US"/>
    </style:style>
    <style:style style:name="P364" style:parent-style-name="Normaali" style:family="paragraph">
      <style:text-properties style:font-name-complex="Calibri" fo:language="en" fo:country="US"/>
    </style:style>
    <style:style style:name="P365" style:parent-style-name="Normaali" style:family="paragraph">
      <style:text-properties style:font-name-complex="Calibri" fo:language="en" fo:country="US"/>
    </style:style>
    <style:style style:name="P366" style:parent-style-name="Normaali" style:family="paragraph">
      <style:text-properties style:font-name-complex="Calibri" fo:language="en" fo:country="US"/>
    </style:style>
    <style:style style:name="P367" style:parent-style-name="Luettelokappale" style:family="paragraph">
      <style:text-properties style:font-name-complex="Calibri" fo:language="en" fo:country="US"/>
    </style:style>
    <style:style style:name="P368" style:parent-style-name="Luettelokappale" style:family="paragraph">
      <style:text-properties style:font-name-complex="Calibri" fo:language="en" fo:country="US"/>
    </style:style>
    <style:style style:name="P369" style:parent-style-name="Luettelokappale" style:family="paragraph">
      <style:text-properties style:font-name-complex="Calibri" fo:language="en" fo:country="US"/>
    </style:style>
    <style:style style:name="P370" style:parent-style-name="Normaali" style:family="paragraph">
      <style:text-properties style:font-name-complex="Calibri" fo:language="en" fo:country="US"/>
    </style:style>
    <style:style style:name="P371" style:parent-style-name="Normaali" style:family="paragraph">
      <style:text-properties style:font-name-complex="Calibri" fo:language="en" fo:country="US"/>
    </style:style>
    <style:style style:name="P372" style:parent-style-name="Normaali" style:family="paragraph">
      <style:text-properties style:font-name-complex="Calibri" fo:language="en" fo:country="US"/>
    </style:style>
    <style:style style:name="P373" style:parent-style-name="Normaali" style:family="paragraph">
      <style:text-properties style:font-name-complex="Calibri" fo:language="en" fo:country="US"/>
    </style:style>
    <style:style style:name="P374" style:parent-style-name="Luettelokappale" style:family="paragraph">
      <style:text-properties style:font-name-complex="Calibri" fo:language="en" fo:country="US"/>
    </style:style>
    <style:style style:name="P375" style:parent-style-name="Luettelokappale" style:family="paragraph">
      <style:text-properties style:font-name-complex="Calibri" fo:language="en" fo:country="US"/>
    </style:style>
    <style:style style:name="P376" style:parent-style-name="Normaali" style:family="paragraph">
      <style:text-properties style:font-name-complex="Calibri" fo:language="en" fo:country="US"/>
    </style:style>
    <style:style style:name="P377" style:parent-style-name="Normaali" style:family="paragraph">
      <style:text-properties style:font-name-complex="Calibri" fo:language="en" fo:country="US"/>
    </style:style>
    <style:style style:name="P378" style:parent-style-name="Normaali" style:family="paragraph">
      <style:text-properties style:font-name-complex="Calibri" fo:language="en" fo:country="US"/>
    </style:style>
    <style:style style:name="P379" style:parent-style-name="Normaali" style:family="paragraph">
      <style:text-properties style:font-name-complex="Calibri" fo:language="en" fo:country="US"/>
    </style:style>
    <style:style style:name="P380" style:parent-style-name="Normaali" style:family="paragraph">
      <style:text-properties style:font-name-complex="Calibri" fo:language="en" fo:country="US"/>
    </style:style>
    <style:style style:name="P381" style:parent-style-name="Normaali" style:family="paragraph">
      <style:text-properties style:font-name-complex="Calibri" fo:language="en" fo:country="US"/>
    </style:style>
    <style:style style:name="P382" style:parent-style-name="Normaali" style:family="paragraph">
      <style:text-properties style:font-name-complex="Calibri" fo:language="en" fo:country="US"/>
    </style:style>
    <style:style style:name="P383" style:parent-style-name="Normaali" style:family="paragraph">
      <style:text-properties style:font-name-complex="Calibri" fo:language="en" fo:country="US"/>
    </style:style>
    <style:style style:name="P384" style:parent-style-name="Normaali" style:family="paragraph">
      <style:text-properties style:font-name-complex="Calibri" fo:language="en" fo:country="US"/>
    </style:style>
    <style:style style:name="P385" style:parent-style-name="Normaali" style:family="paragraph">
      <style:text-properties style:font-name-complex="Calibri" fo:language="en" fo:country="US"/>
    </style:style>
    <style:style style:name="P386" style:parent-style-name="Normaali" style:family="paragraph">
      <style:text-properties style:font-name-complex="Calibri" fo:language="en" fo:country="US"/>
    </style:style>
    <style:style style:name="P387" style:parent-style-name="Normaali" style:family="paragraph">
      <style:text-properties style:font-name-complex="Calibri" fo:language="en" fo:country="US"/>
    </style:style>
    <style:style style:name="P388" style:parent-style-name="Otsikko3" style:family="paragraph">
      <style:text-properties fo:language="en" fo:country="US"/>
    </style:style>
    <style:style style:name="P389" style:parent-style-name="Normaali" style:family="paragraph">
      <style:text-properties style:font-name-complex="Calibri" fo:language="en" fo:country="US"/>
    </style:style>
    <style:style style:name="P390" style:parent-style-name="Normaali" style:family="paragraph">
      <style:text-properties style:font-name-complex="Calibri" fo:language="en" fo:country="US"/>
    </style:style>
    <style:style style:name="P391" style:parent-style-name="Normaali" style:family="paragraph">
      <style:text-properties style:font-name-complex="Calibri" fo:language="en" fo:country="US"/>
    </style:style>
    <style:style style:name="P392" style:parent-style-name="Normaali" style:family="paragraph">
      <style:text-properties style:font-name-complex="Calibri" fo:language="en" fo:country="US"/>
    </style:style>
    <style:style style:name="P393" style:parent-style-name="Normaali" style:family="paragraph">
      <style:text-properties style:font-name-complex="Calibri" fo:language="en" fo:country="US"/>
    </style:style>
    <style:style style:name="P394" style:parent-style-name="Luettelokappale" style:family="paragraph">
      <style:text-properties style:font-name-complex="Calibri" fo:language="en" fo:country="US"/>
    </style:style>
    <style:style style:name="P395" style:parent-style-name="Luettelokappale" style:family="paragraph">
      <style:text-properties style:font-name-complex="Calibri" fo:language="en" fo:country="US"/>
    </style:style>
    <style:style style:name="P396" style:parent-style-name="Normaali" style:family="paragraph">
      <style:text-properties style:font-name-complex="Calibri" fo:language="en" fo:country="US"/>
    </style:style>
    <style:style style:name="P397" style:parent-style-name="Normaali" style:family="paragraph">
      <style:text-properties style:font-name-complex="Calibri" fo:language="en" fo:country="US"/>
    </style:style>
    <style:style style:name="P398" style:parent-style-name="Normaali" style:family="paragraph">
      <style:text-properties style:font-name-complex="Calibri" fo:language="en" fo:country="US"/>
    </style:style>
    <style:style style:name="P399" style:parent-style-name="Normaali" style:family="paragraph">
      <style:text-properties style:font-name-complex="Calibri" fo:language="en" fo:country="US"/>
    </style:style>
    <style:style style:name="P400" style:parent-style-name="Normaali" style:family="paragraph">
      <style:text-properties style:font-name-complex="Calibri" fo:language="en" fo:country="US"/>
    </style:style>
    <style:style style:name="P401" style:parent-style-name="Luettelokappale" style:family="paragraph">
      <style:text-properties style:font-name-complex="Calibri" fo:language="en" fo:country="US"/>
    </style:style>
    <style:style style:name="P402" style:parent-style-name="Luettelokappale" style:family="paragraph">
      <style:text-properties style:font-name-complex="Calibri" fo:language="en" fo:country="US"/>
    </style:style>
    <style:style style:name="P403" style:parent-style-name="Normaali" style:family="paragraph">
      <style:text-properties style:font-name-complex="Calibri" fo:language="en" fo:country="US"/>
    </style:style>
    <style:style style:name="P404" style:parent-style-name="Normaali" style:family="paragraph">
      <style:text-properties style:font-name-complex="Calibri" fo:language="en" fo:country="US"/>
    </style:style>
    <style:style style:name="P405" style:parent-style-name="Normaali" style:family="paragraph">
      <style:text-properties style:font-name-complex="Calibri" fo:language="en" fo:country="US"/>
    </style:style>
    <style:style style:name="P406" style:parent-style-name="Luettelokappale" style:family="paragraph">
      <style:text-properties style:font-name-complex="Calibri" fo:language="en" fo:country="US"/>
    </style:style>
    <style:style style:name="P407" style:parent-style-name="Luettelokappale" style:family="paragraph">
      <style:text-properties style:font-name-complex="Calibri" fo:language="en" fo:country="US"/>
    </style:style>
    <style:style style:name="P408" style:parent-style-name="Normaali" style:family="paragraph">
      <style:text-properties style:font-name-complex="Calibri" fo:language="en" fo:country="US"/>
    </style:style>
    <style:style style:name="P409" style:parent-style-name="Normaali" style:family="paragraph">
      <style:text-properties style:font-name-complex="Calibri" fo:language="en" fo:country="US"/>
    </style:style>
    <style:style style:name="P410" style:parent-style-name="Normaali" style:family="paragraph">
      <style:text-properties style:font-name-complex="Calibri" fo:language="en" fo:country="US"/>
    </style:style>
    <style:style style:name="P411" style:parent-style-name="Normaali" style:family="paragraph">
      <style:text-properties style:font-name-complex="Calibri" fo:language="en" fo:country="US"/>
    </style:style>
    <style:style style:name="P412" style:parent-style-name="Normaali" style:family="paragraph">
      <style:text-properties style:font-name-complex="Calibri" fo:language="en" fo:country="US"/>
    </style:style>
    <style:style style:name="P413" style:parent-style-name="Luettelokappale" style:family="paragraph">
      <style:text-properties style:font-name-complex="Calibri" fo:language="en" fo:country="US"/>
    </style:style>
    <style:style style:name="P414" style:parent-style-name="Luettelokappale" style:family="paragraph">
      <style:text-properties style:font-name-complex="Calibri" fo:language="en" fo:country="US"/>
    </style:style>
    <style:style style:name="P415" style:parent-style-name="Normaali" style:family="paragraph">
      <style:text-properties style:font-name-complex="Calibri" fo:language="en" fo:country="US"/>
    </style:style>
    <style:style style:name="P416" style:parent-style-name="Normaali" style:family="paragraph">
      <style:text-properties style:font-name-complex="Calibri" fo:language="en" fo:country="US"/>
    </style:style>
    <style:style style:name="P417" style:parent-style-name="Normaali" style:family="paragraph">
      <style:text-properties style:font-name-complex="Calibri" fo:language="en" fo:country="US"/>
    </style:style>
    <style:style style:name="P418" style:parent-style-name="Normaali" style:family="paragraph">
      <style:text-properties style:font-name-complex="Calibri" fo:language="en" fo:country="US"/>
    </style:style>
    <style:style style:name="P419" style:parent-style-name="Normaali" style:family="paragraph">
      <style:text-properties style:font-name-complex="Calibri" fo:language="en" fo:country="US"/>
    </style:style>
    <style:style style:name="P420" style:parent-style-name="Normaali" style:family="paragraph">
      <style:text-properties style:font-name-complex="Calibri" fo:language="en" fo:country="US"/>
    </style:style>
    <style:style style:name="P421" style:parent-style-name="Normaali" style:family="paragraph">
      <style:text-properties style:font-name-complex="Calibri" fo:language="en" fo:country="US"/>
    </style:style>
    <style:style style:name="P422" style:parent-style-name="Normaali" style:family="paragraph">
      <style:text-properties style:font-name-complex="Calibri" fo:language="en" fo:country="US"/>
    </style:style>
    <style:style style:name="P423" style:parent-style-name="Normaali" style:family="paragraph">
      <style:text-properties style:font-name-complex="Calibri" fo:language="en" fo:country="US"/>
    </style:style>
    <style:style style:name="P424" style:parent-style-name="Normaali" style:family="paragraph">
      <style:text-properties style:font-name-complex="Calibri" fo:language="en" fo:country="US"/>
    </style:style>
    <style:style style:name="P425" style:parent-style-name="Normaali" style:family="paragraph">
      <style:text-properties style:font-name-complex="Calibri" fo:language="en" fo:country="US"/>
    </style:style>
    <style:style style:name="P426" style:parent-style-name="Otsikko2" style:family="paragraph">
      <style:text-properties fo:language="en" fo:country="US"/>
    </style:style>
    <style:style style:name="P427" style:parent-style-name="Normaali" style:family="paragraph">
      <style:text-properties style:font-name-complex="Calibri" fo:language="en" fo:country="US"/>
    </style:style>
    <style:style style:name="P428" style:parent-style-name="Otsikko3" style:family="paragraph">
      <style:text-properties fo:language="en" fo:country="US"/>
    </style:style>
    <style:style style:name="P429" style:parent-style-name="Normaali" style:family="paragraph">
      <style:text-properties style:font-name-complex="Calibri" fo:language="en" fo:country="US"/>
    </style:style>
    <style:style style:name="P430" style:parent-style-name="Normaali" style:family="paragraph">
      <style:text-properties style:font-name-complex="Calibri" fo:language="en" fo:country="US"/>
    </style:style>
    <style:style style:name="P431" style:parent-style-name="Normaali" style:family="paragraph">
      <style:text-properties style:font-name-complex="Calibri" fo:language="en" fo:country="US"/>
    </style:style>
    <style:style style:name="P432" style:parent-style-name="Normaali" style:family="paragraph">
      <style:text-properties style:font-name-complex="Calibri" fo:language="en" fo:country="US"/>
    </style:style>
    <style:style style:name="P433" style:parent-style-name="Normaali" style:family="paragraph">
      <style:text-properties style:font-name-complex="Calibri" fo:language="en" fo:country="US"/>
    </style:style>
    <style:style style:name="P434" style:parent-style-name="Luettelokappale" style:family="paragraph">
      <style:text-properties style:font-name-complex="Calibri" fo:language="en" fo:country="US"/>
    </style:style>
    <style:style style:name="P435" style:parent-style-name="Luettelokappale" style:family="paragraph">
      <style:text-properties style:font-name-complex="Calibri" fo:language="en" fo:country="US"/>
    </style:style>
    <style:style style:name="P436" style:parent-style-name="Luettelokappale" style:family="paragraph">
      <style:text-properties style:font-name-complex="Calibri" fo:language="en" fo:country="US"/>
    </style:style>
    <style:style style:name="P437" style:parent-style-name="Normaali" style:family="paragraph">
      <style:text-properties style:font-name-complex="Calibri" fo:language="en" fo:country="US"/>
    </style:style>
    <style:style style:name="P438" style:parent-style-name="Normaali" style:family="paragraph">
      <style:text-properties style:font-name-complex="Calibri" fo:language="en" fo:country="US"/>
    </style:style>
    <style:style style:name="P439" style:parent-style-name="Normaali" style:family="paragraph">
      <style:text-properties style:font-name-complex="Calibri" fo:language="en" fo:country="US"/>
    </style:style>
    <style:style style:name="P440" style:parent-style-name="Normaali" style:family="paragraph">
      <style:text-properties style:font-name-complex="Calibri" fo:language="en" fo:country="US"/>
    </style:style>
    <style:style style:name="P441" style:parent-style-name="Luettelokappale" style:family="paragraph">
      <style:text-properties style:font-name-complex="Calibri" fo:language="en" fo:country="US"/>
    </style:style>
    <style:style style:name="P442" style:parent-style-name="Luettelokappale" style:family="paragraph">
      <style:text-properties style:font-name-complex="Calibri" fo:language="en" fo:country="US"/>
    </style:style>
    <style:style style:name="P443" style:parent-style-name="Normaali" style:family="paragraph">
      <style:text-properties style:font-name-complex="Calibri" fo:language="en" fo:country="US"/>
    </style:style>
    <style:style style:name="T444" style:parent-style-name="Kappaleenoletusfontti" style:family="text">
      <style:text-properties fo:language="en" fo:country="US"/>
    </style:style>
    <style:style style:name="P445" style:parent-style-name="Normaali" style:family="paragraph">
      <style:text-properties style:font-name-complex="Calibri" fo:language="en" fo:country="US"/>
    </style:style>
    <style:style style:name="P446" style:parent-style-name="Normaali" style:family="paragraph">
      <style:text-properties style:font-name-complex="Calibri" fo:language="en" fo:country="US"/>
    </style:style>
    <style:style style:name="P447" style:parent-style-name="Normaali" style:family="paragraph">
      <style:text-properties style:font-name-complex="Calibri" fo:language="en" fo:country="US"/>
    </style:style>
    <style:style style:name="P448" style:parent-style-name="Normaali" style:family="paragraph">
      <style:text-properties style:font-name-complex="Calibri" fo:language="en" fo:country="US"/>
    </style:style>
    <style:style style:name="P449" style:parent-style-name="Normaali" style:family="paragraph">
      <style:text-properties style:font-name-complex="Calibri" fo:language="en" fo:country="US"/>
    </style:style>
    <style:style style:name="P450" style:parent-style-name="Luettelokappale" style:family="paragraph">
      <style:text-properties style:font-name-complex="Calibri" fo:language="en" fo:country="US"/>
    </style:style>
    <style:style style:name="P451" style:parent-style-name="Luettelokappale" style:family="paragraph">
      <style:text-properties style:font-name-complex="Calibri" fo:language="en" fo:country="US"/>
    </style:style>
    <style:style style:name="P452" style:parent-style-name="Luettelokappale" style:family="paragraph">
      <style:text-properties style:font-name-complex="Calibri" fo:language="en" fo:country="US"/>
    </style:style>
    <style:style style:name="P453" style:parent-style-name="Normaali" style:family="paragraph">
      <style:text-properties style:font-name-complex="Calibri" fo:language="en" fo:country="US"/>
    </style:style>
    <style:style style:name="P454" style:parent-style-name="Normaali" style:family="paragraph">
      <style:text-properties style:font-name-complex="Calibri" fo:language="en" fo:country="US"/>
    </style:style>
    <style:style style:name="P455" style:parent-style-name="Normaali" style:family="paragraph">
      <style:text-properties style:font-name-complex="Calibri" fo:language="en" fo:country="US"/>
    </style:style>
    <style:style style:name="P456" style:parent-style-name="Normaali" style:family="paragraph">
      <style:text-properties style:font-name-complex="Calibri" fo:language="en" fo:country="US"/>
    </style:style>
    <style:style style:name="P457" style:parent-style-name="Luettelokappale" style:family="paragraph">
      <style:text-properties style:font-name-complex="Calibri" fo:language="en" fo:country="US"/>
    </style:style>
    <style:style style:name="P458" style:parent-style-name="Luettelokappale" style:family="paragraph"/>
    <style:style style:name="T459" style:parent-style-name="Kappaleenoletusfontti" style:family="text">
      <style:text-properties style:font-name-complex="Calibri" fo:language="en" fo:country="US"/>
    </style:style>
    <style:style style:name="P460" style:parent-style-name="Otsikko3" style:family="paragraph">
      <style:text-properties fo:language="en" fo:country="US"/>
    </style:style>
    <style:style style:name="P461" style:parent-style-name="Normaali" style:family="paragraph">
      <style:text-properties style:font-name-complex="Calibri" fo:language="en" fo:country="US"/>
    </style:style>
    <style:style style:name="P462" style:parent-style-name="Normaali" style:family="paragraph">
      <style:text-properties style:font-name-complex="Calibri" fo:language="en" fo:country="US"/>
    </style:style>
    <style:style style:name="P463" style:parent-style-name="Normaali" style:family="paragraph">
      <style:text-properties style:font-name-complex="Calibri" fo:language="en" fo:country="US"/>
    </style:style>
    <style:style style:name="P464" style:parent-style-name="Normaali" style:family="paragraph">
      <style:text-properties style:font-name-complex="Calibri" fo:language="en" fo:country="US"/>
    </style:style>
    <style:style style:name="P465" style:parent-style-name="Normaali" style:family="paragraph">
      <style:text-properties style:font-name-complex="Calibri" fo:language="en" fo:country="US"/>
    </style:style>
    <style:style style:name="P466" style:parent-style-name="Luettelokappale" style:family="paragraph">
      <style:text-properties style:font-name-complex="Calibri" fo:language="en" fo:country="US"/>
    </style:style>
    <style:style style:name="P467" style:parent-style-name="Luettelokappale" style:family="paragraph">
      <style:text-properties style:font-name-complex="Calibri" fo:language="en" fo:country="US"/>
    </style:style>
    <style:style style:name="P468" style:parent-style-name="Luettelokappale" style:family="paragraph">
      <style:text-properties style:font-name-complex="Calibri" fo:language="en" fo:country="US"/>
    </style:style>
    <style:style style:name="P469" style:parent-style-name="Luettelokappale" style:family="paragraph">
      <style:text-properties style:font-name-complex="Calibri" fo:language="en" fo:country="US"/>
    </style:style>
    <style:style style:name="P470" style:parent-style-name="Normaali" style:family="paragraph">
      <style:text-properties style:font-name-complex="Calibri" fo:language="en" fo:country="US"/>
    </style:style>
    <style:style style:name="P471" style:parent-style-name="Normaali" style:family="paragraph">
      <style:text-properties style:font-name-complex="Calibri" fo:language="en" fo:country="US"/>
    </style:style>
    <style:style style:name="P472" style:parent-style-name="Normaali" style:family="paragraph">
      <style:text-properties style:font-name-complex="Calibri" fo:language="en" fo:country="US"/>
    </style:style>
    <style:style style:name="P473" style:parent-style-name="Normaali" style:family="paragraph">
      <style:text-properties style:font-name-complex="Calibri" fo:language="en" fo:country="US"/>
    </style:style>
    <style:style style:name="P474" style:parent-style-name="Luettelokappale" style:family="paragraph">
      <style:text-properties style:font-name-complex="Calibri" fo:language="en" fo:country="US"/>
    </style:style>
    <style:style style:name="P475" style:parent-style-name="Luettelokappale" style:family="paragraph">
      <style:text-properties style:font-name-complex="Calibri" fo:language="en" fo:country="US"/>
    </style:style>
    <style:style style:name="P476" style:parent-style-name="Normaali" style:family="paragraph">
      <style:text-properties style:font-name-complex="Calibri" fo:language="en" fo:country="US"/>
    </style:style>
    <style:style style:name="P477" style:parent-style-name="Luettelokappale" style:family="paragraph">
      <style:text-properties style:font-name-complex="Calibri" fo:language="en" fo:country="US"/>
    </style:style>
    <style:style style:name="P478" style:parent-style-name="Luettelokappale" style:family="paragraph">
      <style:text-properties style:font-name-complex="Calibri" fo:language="en" fo:country="US"/>
    </style:style>
    <style:style style:name="P479" style:parent-style-name="Luettelokappale" style:family="paragraph">
      <style:text-properties style:font-name-complex="Calibri" fo:language="en" fo:country="US"/>
    </style:style>
    <style:style style:name="P480" style:parent-style-name="Normaali" style:family="paragraph">
      <style:text-properties style:font-name-complex="Calibri" fo:language="en" fo:country="US"/>
    </style:style>
    <style:style style:name="P481" style:parent-style-name="Otsikko3" style:family="paragraph">
      <style:text-properties fo:language="en" fo:country="US"/>
    </style:style>
    <style:style style:name="P482" style:parent-style-name="Normaali" style:family="paragraph">
      <style:text-properties fo:language="en" fo:country="US"/>
    </style:style>
    <style:style style:name="P483" style:parent-style-name="Normaali" style:family="paragraph">
      <style:text-properties fo:language="en" fo:country="US"/>
    </style:style>
    <style:style style:name="P484" style:parent-style-name="Normaali" style:family="paragraph">
      <style:text-properties fo:language="en" fo:country="US"/>
    </style:style>
    <style:style style:name="P485" style:parent-style-name="Normaali" style:family="paragraph">
      <style:text-properties fo:language="en" fo:country="US"/>
    </style:style>
    <style:style style:name="P486" style:parent-style-name="Normaali" style:family="paragraph">
      <style:text-properties fo:language="en" fo:country="US"/>
    </style:style>
    <style:style style:name="P487" style:parent-style-name="Luettelokappale" style:family="paragraph">
      <style:text-properties fo:language="en" fo:country="US"/>
    </style:style>
    <style:style style:name="P488" style:parent-style-name="Luettelokappale" style:family="paragraph">
      <style:text-properties fo:language="en" fo:country="US"/>
    </style:style>
    <style:style style:name="P489" style:parent-style-name="Luettelokappale" style:family="paragraph">
      <style:text-properties fo:language="en" fo:country="US"/>
    </style:style>
    <style:style style:name="P490" style:parent-style-name="Luettelokappale" style:family="paragraph">
      <style:text-properties fo:language="en" fo:country="US"/>
    </style:style>
    <style:style style:name="P491" style:parent-style-name="Normaali" style:family="paragraph">
      <style:text-properties fo:language="en" fo:country="US"/>
    </style:style>
    <style:style style:name="P492" style:parent-style-name="Normaali" style:family="paragraph">
      <style:text-properties fo:language="en" fo:country="US"/>
    </style:style>
    <style:style style:name="P493" style:parent-style-name="Normaali" style:family="paragraph">
      <style:text-properties fo:language="en" fo:country="US"/>
    </style:style>
    <style:style style:name="P494" style:parent-style-name="Normaali" style:family="paragraph">
      <style:text-properties fo:language="en" fo:country="US"/>
    </style:style>
    <style:style style:name="P495" style:parent-style-name="Luettelokappale" style:family="paragraph">
      <style:text-properties fo:language="en" fo:country="US"/>
    </style:style>
    <style:style style:name="P496" style:parent-style-name="Luettelokappale" style:family="paragraph">
      <style:text-properties fo:language="en" fo:country="US"/>
    </style:style>
    <style:style style:name="P497" style:parent-style-name="Normaali" style:family="paragraph">
      <style:text-properties fo:language="en" fo:country="US"/>
    </style:style>
    <style:style style:name="P498" style:parent-style-name="Otsikko3" style:family="paragraph">
      <style:text-properties fo:language="en" fo:country="US"/>
    </style:style>
    <style:style style:name="P499" style:parent-style-name="Normaali" style:family="paragraph">
      <style:text-properties fo:language="en" fo:country="US"/>
    </style:style>
    <style:style style:name="P500" style:parent-style-name="Normaali" style:family="paragraph">
      <style:text-properties fo:language="en" fo:country="US"/>
    </style:style>
    <style:style style:name="P501" style:parent-style-name="Normaali" style:family="paragraph">
      <style:text-properties fo:language="en" fo:country="US"/>
    </style:style>
    <style:style style:name="P502" style:parent-style-name="Normaali" style:family="paragraph">
      <style:text-properties fo:language="en" fo:country="US"/>
    </style:style>
    <style:style style:name="P503" style:parent-style-name="Luettelokappale" style:family="paragraph">
      <style:text-properties fo:language="en" fo:country="US"/>
    </style:style>
    <style:style style:name="P504" style:parent-style-name="Luettelokappale" style:family="paragraph">
      <style:text-properties fo:language="en" fo:country="US"/>
    </style:style>
    <style:style style:name="P505" style:parent-style-name="Normaali" style:family="paragraph">
      <style:text-properties fo:language="en" fo:country="US"/>
    </style:style>
    <style:style style:name="P506" style:parent-style-name="Normaali" style:family="paragraph">
      <style:text-properties fo:language="en" fo:country="US"/>
    </style:style>
    <style:style style:name="P507" style:parent-style-name="Normaali" style:family="paragraph">
      <style:text-properties fo:language="en" fo:country="US"/>
    </style:style>
    <style:style style:name="P508" style:parent-style-name="Luettelokappale" style:family="paragraph">
      <style:text-properties fo:language="en" fo:country="US"/>
    </style:style>
    <style:style style:name="P509" style:parent-style-name="Luettelokappale" style:family="paragraph">
      <style:text-properties fo:language="en" fo:country="US"/>
    </style:style>
    <style:style style:name="P510" style:parent-style-name="Normaali" style:family="paragraph">
      <style:text-properties fo:language="en" fo:country="US"/>
    </style:style>
    <style:style style:name="P511" style:parent-style-name="Normaali" style:family="paragraph">
      <style:text-properties fo:language="en" fo:country="US"/>
    </style:style>
    <style:style style:name="P512" style:parent-style-name="Normaali" style:family="paragraph">
      <style:text-properties fo:language="en" fo:country="US"/>
    </style:style>
    <style:style style:name="P513" style:parent-style-name="Normaali" style:family="paragraph">
      <style:text-properties fo:language="en" fo:country="US"/>
    </style:style>
    <style:style style:name="P514" style:parent-style-name="Luettelokappale" style:family="paragraph">
      <style:text-properties fo:language="en" fo:country="US"/>
    </style:style>
    <style:style style:name="P515" style:parent-style-name="Luettelokappale" style:family="paragraph">
      <style:text-properties fo:language="en" fo:country="US"/>
    </style:style>
    <style:style style:name="P516" style:parent-style-name="Luettelokappale" style:family="paragraph">
      <style:text-properties fo:language="en" fo:country="US"/>
    </style:style>
    <style:style style:name="P517" style:parent-style-name="Normaali" style:family="paragraph">
      <style:text-properties style:font-name-complex="Calibri" fo:language="en" fo:country="US"/>
    </style:style>
    <style:style style:name="P518" style:parent-style-name="Normaali" style:family="paragraph">
      <style:text-properties style:font-name-complex="Calibri" fo:language="en" fo:country="US"/>
    </style:style>
    <style:style style:name="P519" style:parent-style-name="Otsikko2" style:family="paragraph">
      <style:text-properties fo:language="en" fo:country="US"/>
    </style:style>
    <style:style style:name="P520" style:parent-style-name="Normaali" style:family="paragraph">
      <style:text-properties style:font-name-complex="Calibri" fo:language="en" fo:country="US"/>
    </style:style>
    <style:style style:name="P521" style:parent-style-name="Otsikko3" style:family="paragraph">
      <style:text-properties fo:language="en" fo:country="US"/>
    </style:style>
    <style:style style:name="P522" style:parent-style-name="Normaali" style:family="paragraph">
      <style:text-properties style:font-name-complex="Calibri" fo:language="en" fo:country="US"/>
    </style:style>
    <style:style style:name="P523" style:parent-style-name="Normaali" style:family="paragraph">
      <style:text-properties style:font-name-complex="Calibri" fo:language="en" fo:country="US"/>
    </style:style>
    <style:style style:name="P524" style:parent-style-name="Normaali" style:family="paragraph">
      <style:text-properties style:font-name-complex="Calibri" fo:language="en" fo:country="US"/>
    </style:style>
    <style:style style:name="P525" style:parent-style-name="Otsikko3" style:family="paragraph">
      <style:text-properties fo:language="en" fo:country="US"/>
    </style:style>
    <style:style style:name="P526" style:parent-style-name="Normaali" style:family="paragraph">
      <style:text-properties style:font-name-complex="Calibri" fo:language="en" fo:country="US"/>
    </style:style>
    <style:style style:name="P527" style:parent-style-name="Normaali" style:family="paragraph">
      <style:text-properties style:font-name-complex="Calibri" fo:language="en" fo:country="US"/>
    </style:style>
    <style:style style:name="P528" style:parent-style-name="Normaali" style:family="paragraph">
      <style:text-properties style:font-name-complex="Calibri" fo:language="en" fo:country="US"/>
    </style:style>
    <style:style style:name="P529" style:parent-style-name="Normaali" style:family="paragraph">
      <style:text-properties style:font-name-complex="Calibri" fo:language="en" fo:country="US"/>
    </style:style>
    <style:style style:name="P530" style:parent-style-name="Normaali" style:family="paragraph">
      <style:text-properties style:font-name-complex="Calibri" fo:language="en" fo:country="US"/>
    </style:style>
    <style:style style:name="P531" style:parent-style-name="Luettelokappale" style:family="paragraph">
      <style:text-properties style:font-name-complex="Calibri" fo:language="en" fo:country="US"/>
    </style:style>
    <style:style style:name="P532" style:parent-style-name="Normaali" style:family="paragraph">
      <style:text-properties style:font-name-complex="Calibri" fo:language="en" fo:country="US"/>
    </style:style>
    <style:style style:name="P533" style:parent-style-name="Normaali" style:family="paragraph">
      <style:text-properties style:font-name-complex="Calibri" fo:language="en" fo:country="US"/>
    </style:style>
    <style:style style:name="P534" style:parent-style-name="Normaali" style:family="paragraph">
      <style:text-properties style:font-name-complex="Calibri" fo:language="en" fo:country="US"/>
    </style:style>
    <style:style style:name="P535" style:parent-style-name="Normaali" style:family="paragraph">
      <style:text-properties style:font-name-complex="Calibri" fo:language="en" fo:country="US"/>
    </style:style>
    <style:style style:name="P536" style:parent-style-name="Luettelokappale" style:family="paragraph">
      <style:text-properties style:font-name-complex="Calibri" fo:language="en" fo:country="US"/>
    </style:style>
    <style:style style:name="P537" style:parent-style-name="Normaali" style:family="paragraph">
      <style:text-properties style:font-name-complex="Calibri" fo:language="en" fo:country="US"/>
    </style:style>
    <style:style style:name="P538" style:parent-style-name="Normaali" style:family="paragraph">
      <style:text-properties style:font-name-complex="Calibri" fo:language="en" fo:country="US"/>
    </style:style>
    <style:style style:name="P539" style:parent-style-name="Luettelokappale" style:family="paragraph">
      <style:text-properties style:font-name-complex="Calibri" fo:language="en" fo:country="US"/>
    </style:style>
    <style:style style:name="P540" style:parent-style-name="Normaali" style:family="paragraph">
      <style:text-properties style:font-name-complex="Calibri" fo:language="en" fo:country="US"/>
    </style:style>
    <style:style style:name="P541" style:parent-style-name="Luettelokappale" style:family="paragraph">
      <style:text-properties style:font-name-complex="Calibri" fo:language="en" fo:country="US"/>
    </style:style>
    <style:style style:name="P542" style:parent-style-name="Normaali" style:family="paragraph">
      <style:text-properties style:font-name-complex="Calibri" fo:language="en" fo:country="US"/>
    </style:style>
    <style:style style:name="P543" style:parent-style-name="Otsikko1" style:family="paragraph">
      <style:text-properties fo:language="en" fo:country="US"/>
    </style:style>
    <style:style style:name="P544" style:parent-style-name="Normaali" style:family="paragraph">
      <style:text-properties style:font-name-complex="Calibri" fo:language="en" fo:country="US"/>
    </style:style>
    <style:style style:name="P545" style:parent-style-name="Normaali" style:family="paragraph">
      <style:text-properties style:font-name-complex="Calibri" fo:language="en" fo:country="US"/>
    </style:style>
    <style:style style:name="P546" style:parent-style-name="Normaali" style:family="paragraph">
      <style:text-properties style:font-name-complex="Calibri" fo:language="en" fo:country="US"/>
    </style:style>
    <style:style style:name="P547" style:parent-style-name="Normaali" style:family="paragraph">
      <style:text-properties style:font-name-complex="Calibri" fo:language="en" fo:country="US"/>
    </style:style>
    <style:style style:name="P548" style:parent-style-name="Normaali" style:family="paragraph">
      <style:text-properties style:font-name-complex="Calibri" fo:language="en" fo:country="US"/>
    </style:style>
    <style:style style:name="P549" style:parent-style-name="Normaali" style:family="paragraph">
      <style:text-properties style:font-name-complex="Calibri" fo:language="en" fo:country="US"/>
    </style:style>
    <style:style style:name="P550" style:parent-style-name="Normaali" style:family="paragraph">
      <style:text-properties style:font-name-complex="Calibri" fo:language="en" fo:country="US"/>
    </style:style>
    <style:style style:name="P551" style:parent-style-name="Normaali" style:family="paragraph">
      <style:text-properties style:font-name-complex="Calibri" fo:language="en" fo:country="US"/>
    </style:style>
    <style:style style:name="P552" style:parent-style-name="Normaali" style:family="paragraph">
      <style:text-properties style:font-name-complex="Calibri" fo:language="en" fo:country="US"/>
    </style:style>
    <style:style style:name="P553" style:parent-style-name="Otsikko2" style:family="paragraph">
      <style:text-properties fo:language="en" fo:country="US"/>
    </style:style>
    <style:style style:name="P554" style:parent-style-name="Normaali" style:family="paragraph">
      <style:text-properties style:font-name-complex="Calibri" fo:language="en" fo:country="US"/>
    </style:style>
    <style:style style:name="P555" style:parent-style-name="Normaali" style:family="paragraph">
      <style:text-properties style:font-name-complex="Calibri" fo:language="en" fo:country="US"/>
    </style:style>
    <style:style style:name="P556" style:parent-style-name="Normaali" style:family="paragraph">
      <style:paragraph-properties fo:text-indent="0.4902in"/>
      <style:text-properties style:font-name-complex="Calibri" fo:language="en" fo:country="US"/>
    </style:style>
    <style:style style:name="P557" style:parent-style-name="Normaali" style:family="paragraph">
      <style:text-properties style:font-name-complex="Calibri" fo:language="en" fo:country="US"/>
    </style:style>
    <style:style style:name="P558" style:parent-style-name="Normaali" style:family="paragraph">
      <style:text-properties style:font-name-complex="Calibri" fo:language="en" fo:country="US"/>
    </style:style>
    <style:style style:name="P559" style:parent-style-name="Normaali" style:family="paragraph">
      <style:text-properties style:font-name-complex="Calibri" fo:language="en" fo:country="US"/>
    </style:style>
    <style:style style:name="P560" style:parent-style-name="Normaali" style:family="paragraph">
      <style:text-properties style:font-name-complex="Calibri" fo:language="en" fo:country="US"/>
    </style:style>
    <style:style style:name="P561" style:parent-style-name="Normaali" style:family="paragraph">
      <style:text-properties style:font-name-complex="Calibri" fo:language="en" fo:country="US"/>
    </style:style>
    <style:style style:name="P562" style:parent-style-name="Normaali" style:family="paragraph">
      <style:text-properties style:font-name-complex="Calibri" fo:language="en" fo:country="US"/>
    </style:style>
    <style:style style:name="T563" style:parent-style-name="Kappaleenoletusfontti" style:family="text">
      <style:text-properties style:font-name-complex="Calibri" fo:language="en" fo:country="US"/>
    </style:style>
    <style:style style:name="T564" style:parent-style-name="Kappaleenoletusfontti" style:family="text">
      <style:text-properties style:font-name-complex="Calibri" fo:font-weight="bold" style:font-weight-asian="bold" fo:language="en" fo:country="US"/>
    </style:style>
    <style:style style:name="P565" style:parent-style-name="Normaali" style:family="paragraph">
      <style:text-properties style:font-name-complex="Calibri" fo:language="en" fo:country="US"/>
    </style:style>
    <style:style style:name="P566" style:parent-style-name="Normaali" style:family="paragraph">
      <style:text-properties style:font-name-complex="Calibri" fo:language="en" fo:country="US"/>
    </style:style>
    <style:style style:name="P567" style:parent-style-name="Normaali" style:family="paragraph">
      <style:text-properties style:font-name-complex="Calibri" fo:language="en" fo:country="US"/>
    </style:style>
    <style:style style:name="P568" style:parent-style-name="Normaali" style:family="paragraph">
      <style:text-properties style:font-name-complex="Calibri" fo:language="en" fo:country="US"/>
    </style:style>
    <style:style style:name="P569" style:parent-style-name="Normaali" style:family="paragraph">
      <style:text-properties style:font-name-complex="Calibri" fo:language="en" fo:country="US"/>
    </style:style>
    <style:style style:name="TableColumn571" style:family="table-column">
      <style:table-column-properties style:column-width="1.7291in"/>
    </style:style>
    <style:style style:name="TableColumn572" style:family="table-column">
      <style:table-column-properties style:column-width="1.7291in"/>
    </style:style>
    <style:style style:name="TableColumn573" style:family="table-column">
      <style:table-column-properties style:column-width="1.7298in"/>
    </style:style>
    <style:style style:name="TableColumn574" style:family="table-column">
      <style:table-column-properties style:column-width="1.7298in"/>
    </style:style>
    <style:style style:name="Table570" style:family="table">
      <style:table-properties style:width="6.918in" fo:margin-left="0in" table:align="left"/>
    </style:style>
    <style:style style:name="TableRow575" style:family="table-row">
      <style:table-row-properties/>
    </style:style>
    <style:style style:name="TableCell576" style:family="table-cell">
      <style:table-cell-properties fo:border="0.0069in solid #000000" style:writing-mode="lr-tb" fo:padding-top="0in" fo:padding-left="0.075in" fo:padding-bottom="0in" fo:padding-right="0.075in"/>
    </style:style>
    <style:style style:name="P577" style:parent-style-name="Normaali" style:family="paragraph">
      <style:text-properties style:font-name-complex="Calibri" fo:language="en" fo:country="US"/>
    </style:style>
    <style:style style:name="TableCell578" style:family="table-cell">
      <style:table-cell-properties fo:border="0.0069in solid #000000" style:writing-mode="lr-tb" fo:padding-top="0in" fo:padding-left="0.075in" fo:padding-bottom="0in" fo:padding-right="0.075in"/>
    </style:style>
    <style:style style:name="P579" style:parent-style-name="Normaali" style:family="paragraph">
      <style:text-properties style:font-name-complex="Calibri" fo:language="en" fo:country="US"/>
    </style:style>
    <style:style style:name="TableCell580" style:family="table-cell">
      <style:table-cell-properties fo:border="0.0069in solid #000000" style:writing-mode="lr-tb" fo:padding-top="0in" fo:padding-left="0.075in" fo:padding-bottom="0in" fo:padding-right="0.075in"/>
    </style:style>
    <style:style style:name="P581" style:parent-style-name="Normaali" style:family="paragraph">
      <style:text-properties style:font-name-complex="Calibri" fo:language="en" fo:country="US"/>
    </style:style>
    <style:style style:name="TableCell582" style:family="table-cell">
      <style:table-cell-properties fo:border="0.0069in solid #000000" style:writing-mode="lr-tb" fo:padding-top="0in" fo:padding-left="0.075in" fo:padding-bottom="0in" fo:padding-right="0.075in"/>
    </style:style>
    <style:style style:name="P583" style:parent-style-name="Normaali" style:family="paragraph">
      <style:text-properties style:font-name-complex="Calibri" fo:language="en" fo:country="US"/>
    </style:style>
    <style:style style:name="TableRow584" style:family="table-row">
      <style:table-row-properties/>
    </style:style>
    <style:style style:name="TableCell585" style:family="table-cell">
      <style:table-cell-properties fo:border="0.0069in solid #000000" style:writing-mode="lr-tb" fo:padding-top="0in" fo:padding-left="0.075in" fo:padding-bottom="0in" fo:padding-right="0.075in"/>
    </style:style>
    <style:style style:name="P586" style:parent-style-name="Normaali" style:family="paragraph">
      <style:text-properties style:font-name-complex="Calibri" fo:language="en" fo:country="US"/>
    </style:style>
    <style:style style:name="TableCell587" style:family="table-cell">
      <style:table-cell-properties fo:border="0.0069in solid #000000" style:writing-mode="lr-tb" fo:padding-top="0in" fo:padding-left="0.075in" fo:padding-bottom="0in" fo:padding-right="0.075in"/>
    </style:style>
    <style:style style:name="P588" style:parent-style-name="Normaali" style:family="paragraph">
      <style:text-properties style:font-name-complex="Calibri" fo:language="en" fo:country="US"/>
    </style:style>
    <style:style style:name="TableCell589" style:family="table-cell">
      <style:table-cell-properties fo:border="0.0069in solid #000000" style:writing-mode="lr-tb" fo:padding-top="0in" fo:padding-left="0.075in" fo:padding-bottom="0in" fo:padding-right="0.075in"/>
    </style:style>
    <style:style style:name="P590" style:parent-style-name="Normaali" style:family="paragraph">
      <style:text-properties style:font-name-complex="Calibri" fo:language="en" fo:country="US"/>
    </style:style>
    <style:style style:name="TableCell591" style:family="table-cell">
      <style:table-cell-properties fo:border="0.0069in solid #000000" style:writing-mode="lr-tb" fo:padding-top="0in" fo:padding-left="0.075in" fo:padding-bottom="0in" fo:padding-right="0.075in"/>
    </style:style>
    <style:style style:name="P592" style:parent-style-name="Normaali" style:family="paragraph">
      <style:text-properties style:font-name-complex="Calibri" fo:language="en" fo:country="US"/>
    </style:style>
    <style:style style:name="TableRow593" style:family="table-row">
      <style:table-row-properties/>
    </style:style>
    <style:style style:name="TableCell594" style:family="table-cell">
      <style:table-cell-properties fo:border="0.0069in solid #000000" style:writing-mode="lr-tb" fo:padding-top="0in" fo:padding-left="0.075in" fo:padding-bottom="0in" fo:padding-right="0.075in"/>
    </style:style>
    <style:style style:name="P595" style:parent-style-name="Normaali" style:family="paragraph">
      <style:text-properties style:font-name-complex="Calibri" fo:language="en" fo:country="US"/>
    </style:style>
    <style:style style:name="TableCell596" style:family="table-cell">
      <style:table-cell-properties fo:border="0.0069in solid #000000" style:writing-mode="lr-tb" fo:padding-top="0in" fo:padding-left="0.075in" fo:padding-bottom="0in" fo:padding-right="0.075in"/>
    </style:style>
    <style:style style:name="P597" style:parent-style-name="Normaali" style:family="paragraph">
      <style:text-properties style:font-name-complex="Calibri" fo:language="en" fo:country="US"/>
    </style:style>
    <style:style style:name="TableCell598" style:family="table-cell">
      <style:table-cell-properties fo:border="0.0069in solid #000000" style:writing-mode="lr-tb" fo:padding-top="0in" fo:padding-left="0.075in" fo:padding-bottom="0in" fo:padding-right="0.075in"/>
    </style:style>
    <style:style style:name="P599" style:parent-style-name="Normaali" style:family="paragraph">
      <style:text-properties style:font-name-complex="Calibri" fo:language="en" fo:country="US"/>
    </style:style>
    <style:style style:name="TableCell600" style:family="table-cell">
      <style:table-cell-properties fo:border="0.0069in solid #000000" style:writing-mode="lr-tb" fo:padding-top="0in" fo:padding-left="0.075in" fo:padding-bottom="0in" fo:padding-right="0.075in"/>
    </style:style>
    <style:style style:name="P601" style:parent-style-name="Normaali" style:family="paragraph">
      <style:text-properties style:font-name-complex="Calibri" fo:language="en" fo:country="US"/>
    </style:style>
    <style:style style:name="P602" style:parent-style-name="Normaali" style:family="paragraph">
      <style:text-properties style:font-name-complex="Calibri" fo:language="en" fo:country="US"/>
    </style:style>
    <style:style style:name="P603" style:parent-style-name="Otsikko2" style:family="paragraph">
      <style:text-properties style:font-name-complex="Calibri Light" fo:language="en" fo:country="US"/>
    </style:style>
    <style:style style:name="P604" style:parent-style-name="Normaali" style:family="paragraph">
      <style:text-properties style:font-name-complex="Calibri" fo:language="en" fo:country="US"/>
    </style:style>
    <style:style style:name="P605" style:parent-style-name="Normaali" style:family="paragraph">
      <style:text-properties style:font-name-complex="Calibri" fo:language="en" fo:country="US"/>
    </style:style>
    <style:style style:name="P606" style:parent-style-name="Normaali" style:family="paragraph">
      <style:text-properties style:font-name-complex="Calibri" fo:language="en" fo:country="US"/>
    </style:style>
    <style:style style:name="P607" style:parent-style-name="Normaali" style:family="paragraph">
      <style:text-properties style:font-name-complex="Calibri" fo:language="en" fo:country="US"/>
    </style:style>
    <style:style style:name="P608" style:parent-style-name="Normaali" style:family="paragraph">
      <style:text-properties style:font-name-complex="Calibri" fo:language="en" fo:country="US"/>
    </style:style>
    <style:style style:name="P609" style:parent-style-name="Normaali" style:family="paragraph">
      <style:text-properties style:font-name-complex="Calibri" fo:language="en" fo:country="US"/>
    </style:style>
    <style:style style:name="P610" style:parent-style-name="Normaali" style:family="paragraph">
      <style:text-properties style:font-name-complex="Calibri" fo:language="en" fo:country="US"/>
    </style:style>
    <style:style style:name="P611" style:parent-style-name="Normaali" style:family="paragraph">
      <style:text-properties style:font-name-complex="Calibri" fo:language="en" fo:country="US"/>
    </style:style>
    <style:style style:name="P612" style:parent-style-name="Normaali" style:family="paragraph">
      <style:text-properties style:font-name-complex="Calibri" fo:language="en" fo:country="US"/>
    </style:style>
    <style:style style:name="P613" style:parent-style-name="Normaali" style:family="paragraph">
      <style:text-properties style:font-name-complex="Calibri" fo:language="en" fo:country="US"/>
    </style:style>
    <style:style style:name="P614" style:parent-style-name="Normaali" style:family="paragraph">
      <style:text-properties style:font-name-complex="Calibri" fo:language="en" fo:country="US"/>
    </style:style>
    <style:style style:name="T615" style:parent-style-name="Kappaleenoletusfontti" style:family="text">
      <style:text-properties style:font-name-complex="Calibri" fo:language="en" fo:country="US"/>
    </style:style>
    <style:style style:name="T616" style:parent-style-name="Kappaleenoletusfontti" style:family="text">
      <style:text-properties style:font-name-complex="Calibri" fo:font-weight="bold" style:font-weight-asian="bold" fo:language="en" fo:country="US"/>
    </style:style>
    <style:style style:name="P617" style:parent-style-name="Normaali" style:family="paragraph">
      <style:text-properties style:font-name-complex="Calibri" fo:language="en" fo:country="US"/>
    </style:style>
    <style:style style:name="P618" style:parent-style-name="Normaali" style:family="paragraph">
      <style:text-properties style:font-name-complex="Calibri" fo:language="en" fo:country="US"/>
    </style:style>
    <style:style style:name="P619" style:parent-style-name="Normaali" style:family="paragraph">
      <style:text-properties style:font-name-complex="Calibri" fo:language="en" fo:country="US"/>
    </style:style>
    <style:style style:name="TableColumn621" style:family="table-column">
      <style:table-column-properties style:column-width="1.3833in"/>
    </style:style>
    <style:style style:name="TableColumn622" style:family="table-column">
      <style:table-column-properties style:column-width="1.3833in"/>
    </style:style>
    <style:style style:name="TableColumn623" style:family="table-column">
      <style:table-column-properties style:column-width="1.3833in"/>
    </style:style>
    <style:style style:name="TableColumn624" style:family="table-column">
      <style:table-column-properties style:column-width="1.384in"/>
    </style:style>
    <style:style style:name="TableColumn625" style:family="table-column">
      <style:table-column-properties style:column-width="1.384in"/>
    </style:style>
    <style:style style:name="Table620" style:family="table">
      <style:table-properties style:width="6.918in" fo:margin-left="0in" table:align="left"/>
    </style:style>
    <style:style style:name="TableRow626" style:family="table-row">
      <style:table-row-properties/>
    </style:style>
    <style:style style:name="TableCell627" style:family="table-cell">
      <style:table-cell-properties fo:border="0.0069in solid #000000" style:writing-mode="lr-tb" fo:padding-top="0in" fo:padding-left="0.075in" fo:padding-bottom="0in" fo:padding-right="0.075in"/>
    </style:style>
    <style:style style:name="P628" style:parent-style-name="Normaali" style:family="paragraph">
      <style:text-properties style:font-name-complex="Calibri" fo:font-weight="bold" style:font-weight-asian="bold" fo:language="en" fo:country="US"/>
    </style:style>
    <style:style style:name="TableCell629" style:family="table-cell">
      <style:table-cell-properties fo:border="0.0069in solid #000000" style:writing-mode="lr-tb" fo:padding-top="0in" fo:padding-left="0.075in" fo:padding-bottom="0in" fo:padding-right="0.075in"/>
    </style:style>
    <style:style style:name="P630" style:parent-style-name="Normaali" style:family="paragraph">
      <style:text-properties style:font-name-complex="Calibri" fo:font-weight="bold" style:font-weight-asian="bold" fo:language="en" fo:country="US"/>
    </style:style>
    <style:style style:name="TableCell631" style:family="table-cell">
      <style:table-cell-properties fo:border="0.0069in solid #000000" style:writing-mode="lr-tb" fo:padding-top="0in" fo:padding-left="0.075in" fo:padding-bottom="0in" fo:padding-right="0.075in"/>
    </style:style>
    <style:style style:name="P632" style:parent-style-name="Normaali" style:family="paragraph">
      <style:text-properties style:font-name-complex="Calibri" fo:font-weight="bold" style:font-weight-asian="bold" fo:language="en" fo:country="US"/>
    </style:style>
    <style:style style:name="TableCell633" style:family="table-cell">
      <style:table-cell-properties fo:border="0.0069in solid #000000" style:writing-mode="lr-tb" fo:padding-top="0in" fo:padding-left="0.075in" fo:padding-bottom="0in" fo:padding-right="0.075in"/>
    </style:style>
    <style:style style:name="P634" style:parent-style-name="Normaali" style:family="paragraph">
      <style:text-properties style:font-name-complex="Calibri" fo:font-weight="bold" style:font-weight-asian="bold" fo:language="en" fo:country="US"/>
    </style:style>
    <style:style style:name="TableCell635" style:family="table-cell">
      <style:table-cell-properties fo:border="0.0069in solid #000000" style:writing-mode="lr-tb" fo:padding-top="0in" fo:padding-left="0.075in" fo:padding-bottom="0in" fo:padding-right="0.075in"/>
    </style:style>
    <style:style style:name="P636" style:parent-style-name="Normaali" style:family="paragraph">
      <style:text-properties style:font-name-complex="Calibri" fo:font-weight="bold" style:font-weight-asian="bold" fo:language="en" fo:country="US"/>
    </style:style>
    <style:style style:name="TableRow637" style:family="table-row">
      <style:table-row-properties/>
    </style:style>
    <style:style style:name="TableCell638" style:family="table-cell">
      <style:table-cell-properties fo:border="0.0069in solid #000000" style:writing-mode="lr-tb" fo:padding-top="0in" fo:padding-left="0.075in" fo:padding-bottom="0in" fo:padding-right="0.075in"/>
    </style:style>
    <style:style style:name="P639" style:parent-style-name="Normaali" style:family="paragraph">
      <style:text-properties style:font-name-complex="Calibri" fo:language="en" fo:country="US"/>
    </style:style>
    <style:style style:name="TableCell640" style:family="table-cell">
      <style:table-cell-properties fo:border="0.0069in solid #000000" style:writing-mode="lr-tb" fo:padding-top="0in" fo:padding-left="0.075in" fo:padding-bottom="0in" fo:padding-right="0.075in"/>
    </style:style>
    <style:style style:name="P641" style:parent-style-name="Normaali" style:family="paragraph">
      <style:text-properties style:font-name-complex="Calibri" fo:language="en" fo:country="US"/>
    </style:style>
    <style:style style:name="TableCell642" style:family="table-cell">
      <style:table-cell-properties fo:border="0.0069in solid #000000" style:writing-mode="lr-tb" fo:padding-top="0in" fo:padding-left="0.075in" fo:padding-bottom="0in" fo:padding-right="0.075in"/>
    </style:style>
    <style:style style:name="P643" style:parent-style-name="Normaali" style:family="paragraph">
      <style:text-properties style:font-name-complex="Calibri" fo:language="en" fo:country="US"/>
    </style:style>
    <style:style style:name="TableCell644" style:family="table-cell">
      <style:table-cell-properties fo:border="0.0069in solid #000000" style:writing-mode="lr-tb" fo:padding-top="0in" fo:padding-left="0.075in" fo:padding-bottom="0in" fo:padding-right="0.075in"/>
    </style:style>
    <style:style style:name="P645" style:parent-style-name="Normaali" style:family="paragraph">
      <style:text-properties style:font-name-complex="Calibri" fo:language="en" fo:country="US"/>
    </style:style>
    <style:style style:name="TableCell646" style:family="table-cell">
      <style:table-cell-properties fo:border="0.0069in solid #000000" style:writing-mode="lr-tb" fo:padding-top="0in" fo:padding-left="0.075in" fo:padding-bottom="0in" fo:padding-right="0.075in"/>
    </style:style>
    <style:style style:name="P647" style:parent-style-name="Normaali" style:family="paragraph">
      <style:text-properties style:font-name-complex="Calibri" fo:language="en" fo:country="US"/>
    </style:style>
    <style:style style:name="TableRow648" style:family="table-row">
      <style:table-row-properties/>
    </style:style>
    <style:style style:name="TableCell649" style:family="table-cell">
      <style:table-cell-properties fo:border="0.0069in solid #000000" style:writing-mode="lr-tb" fo:padding-top="0in" fo:padding-left="0.075in" fo:padding-bottom="0in" fo:padding-right="0.075in"/>
    </style:style>
    <style:style style:name="P650" style:parent-style-name="Normaali" style:family="paragraph">
      <style:text-properties style:font-name-complex="Calibri" fo:language="en" fo:country="US"/>
    </style:style>
    <style:style style:name="TableCell651" style:family="table-cell">
      <style:table-cell-properties fo:border="0.0069in solid #000000" style:writing-mode="lr-tb" fo:padding-top="0in" fo:padding-left="0.075in" fo:padding-bottom="0in" fo:padding-right="0.075in"/>
    </style:style>
    <style:style style:name="P652" style:parent-style-name="Normaali" style:family="paragraph">
      <style:text-properties style:font-name-complex="Calibri" fo:language="en" fo:country="US"/>
    </style:style>
    <style:style style:name="TableCell653" style:family="table-cell">
      <style:table-cell-properties fo:border="0.0069in solid #000000" style:writing-mode="lr-tb" fo:padding-top="0in" fo:padding-left="0.075in" fo:padding-bottom="0in" fo:padding-right="0.075in"/>
    </style:style>
    <style:style style:name="P654" style:parent-style-name="Normaali" style:family="paragraph">
      <style:text-properties style:font-name-complex="Calibri" fo:language="en" fo:country="US"/>
    </style:style>
    <style:style style:name="TableCell655" style:family="table-cell">
      <style:table-cell-properties fo:border="0.0069in solid #000000" style:writing-mode="lr-tb" fo:padding-top="0in" fo:padding-left="0.075in" fo:padding-bottom="0in" fo:padding-right="0.075in"/>
    </style:style>
    <style:style style:name="P656" style:parent-style-name="Normaali" style:family="paragraph">
      <style:text-properties style:font-name-complex="Calibri" fo:language="en" fo:country="US"/>
    </style:style>
    <style:style style:name="TableCell657" style:family="table-cell">
      <style:table-cell-properties fo:border="0.0069in solid #000000" style:writing-mode="lr-tb" fo:padding-top="0in" fo:padding-left="0.075in" fo:padding-bottom="0in" fo:padding-right="0.075in"/>
    </style:style>
    <style:style style:name="P658" style:parent-style-name="Normaali" style:family="paragraph">
      <style:text-properties style:font-name-complex="Calibri" fo:language="en" fo:country="US"/>
    </style:style>
    <style:style style:name="P659" style:parent-style-name="Normaali" style:family="paragraph">
      <style:text-properties style:font-name-complex="Calibri" fo:language="en" fo:country="US"/>
    </style:style>
    <style:style style:name="P660" style:parent-style-name="Otsikko2" style:family="paragraph">
      <style:text-properties style:font-name-complex="Calibri Light" fo:language="en" fo:country="US"/>
    </style:style>
    <style:style style:name="P661" style:parent-style-name="Normaali" style:family="paragraph">
      <style:text-properties style:font-name-complex="Calibri" fo:language="en" fo:country="US"/>
    </style:style>
    <style:style style:name="P662" style:parent-style-name="Normaali" style:family="paragraph">
      <style:text-properties style:font-name-complex="Calibri" fo:language="en" fo:country="US"/>
    </style:style>
    <style:style style:name="P663" style:parent-style-name="Normaali" style:family="paragraph">
      <style:text-properties style:font-name-complex="Calibri" fo:language="en" fo:country="US"/>
    </style:style>
    <style:style style:name="P664" style:parent-style-name="Normaali" style:family="paragraph">
      <style:text-properties style:font-name-complex="Calibri" fo:language="en" fo:country="US"/>
    </style:style>
    <style:style style:name="P665" style:parent-style-name="Normaali" style:family="paragraph">
      <style:paragraph-properties fo:margin-left="0.4895in">
        <style:tab-stops/>
      </style:paragraph-properties>
      <style:text-properties style:font-name-complex="Calibri" fo:language="en" fo:country="US"/>
    </style:style>
    <style:style style:name="P666" style:parent-style-name="Normaali" style:family="paragraph">
      <style:text-properties style:font-name-complex="Calibri" fo:language="en" fo:country="US"/>
    </style:style>
    <style:style style:name="P667" style:parent-style-name="Normaali" style:family="paragraph">
      <style:text-properties style:font-name-complex="Calibri" fo:language="en" fo:country="US"/>
    </style:style>
    <style:style style:name="P668" style:parent-style-name="Normaali" style:family="paragraph">
      <style:text-properties style:font-name-complex="Calibri" fo:language="en" fo:country="US"/>
    </style:style>
    <style:style style:name="P669" style:parent-style-name="Normaali" style:family="paragraph">
      <style:text-properties style:font-name-complex="Calibri" fo:language="en" fo:country="US"/>
    </style:style>
    <style:style style:name="P670" style:parent-style-name="Normaali" style:family="paragraph">
      <style:text-properties style:font-name-complex="Calibri" fo:language="en" fo:country="US"/>
    </style:style>
    <style:style style:name="P671" style:parent-style-name="Normaali" style:family="paragraph">
      <style:text-properties style:font-name-complex="Calibri" fo:language="en" fo:country="US"/>
    </style:style>
    <style:style style:name="T672" style:parent-style-name="Kappaleenoletusfontti" style:family="text">
      <style:text-properties style:font-name-complex="Calibri" fo:language="en" fo:country="US"/>
    </style:style>
    <style:style style:name="T673" style:parent-style-name="Kappaleenoletusfontti" style:family="text">
      <style:text-properties style:font-name-complex="Calibri" fo:font-weight="bold" style:font-weight-asian="bold" fo:language="en" fo:country="US"/>
    </style:style>
    <style:style style:name="P674" style:parent-style-name="Normaali" style:family="paragraph">
      <style:text-properties style:font-name-complex="Calibri" fo:language="en" fo:country="US"/>
    </style:style>
    <style:style style:name="P675" style:parent-style-name="Normaali" style:family="paragraph">
      <style:paragraph-properties fo:text-indent="0.4902in"/>
      <style:text-properties style:font-name-complex="Calibri" fo:language="en" fo:country="US"/>
    </style:style>
    <style:style style:name="P676" style:parent-style-name="Normaali" style:family="paragraph">
      <style:text-properties style:font-name-complex="Calibri" fo:language="en" fo:country="US"/>
    </style:style>
    <style:style style:name="P677" style:parent-style-name="Normaali" style:family="paragraph">
      <style:text-properties style:font-name-complex="Calibri" fo:language="en" fo:country="US"/>
    </style:style>
    <style:style style:name="TableColumn679" style:family="table-column">
      <style:table-column-properties style:column-width="1.3833in"/>
    </style:style>
    <style:style style:name="TableColumn680" style:family="table-column">
      <style:table-column-properties style:column-width="1.3833in"/>
    </style:style>
    <style:style style:name="TableColumn681" style:family="table-column">
      <style:table-column-properties style:column-width="1.3833in"/>
    </style:style>
    <style:style style:name="TableColumn682" style:family="table-column">
      <style:table-column-properties style:column-width="1.384in"/>
    </style:style>
    <style:style style:name="TableColumn683" style:family="table-column">
      <style:table-column-properties style:column-width="1.384in"/>
    </style:style>
    <style:style style:name="Table678" style:family="table">
      <style:table-properties style:width="6.918in" fo:margin-left="0in" table:align="left"/>
    </style:style>
    <style:style style:name="TableRow684" style:family="table-row">
      <style:table-row-properties style:min-row-height="0.1756in"/>
    </style:style>
    <style:style style:name="TableCell685" style:family="table-cell">
      <style:table-cell-properties fo:border="0.0069in solid #000000" style:writing-mode="lr-tb" fo:padding-top="0in" fo:padding-left="0.075in" fo:padding-bottom="0in" fo:padding-right="0.075in"/>
    </style:style>
    <style:style style:name="P686" style:parent-style-name="Normaali" style:family="paragraph">
      <style:text-properties style:font-name-complex="Calibri" fo:font-weight="bold" style:font-weight-asian="bold" fo:language="en" fo:country="US"/>
    </style:style>
    <style:style style:name="TableCell687" style:family="table-cell">
      <style:table-cell-properties fo:border="0.0069in solid #000000" style:writing-mode="lr-tb" fo:padding-top="0in" fo:padding-left="0.075in" fo:padding-bottom="0in" fo:padding-right="0.075in"/>
    </style:style>
    <style:style style:name="P688" style:parent-style-name="Normaali" style:family="paragraph">
      <style:text-properties style:font-name-complex="Calibri" fo:font-weight="bold" style:font-weight-asian="bold" fo:language="en" fo:country="US"/>
    </style:style>
    <style:style style:name="TableCell689" style:family="table-cell">
      <style:table-cell-properties fo:border="0.0069in solid #000000" style:writing-mode="lr-tb" fo:padding-top="0in" fo:padding-left="0.075in" fo:padding-bottom="0in" fo:padding-right="0.075in"/>
    </style:style>
    <style:style style:name="P690" style:parent-style-name="Normaali" style:family="paragraph">
      <style:text-properties style:font-name-complex="Calibri" fo:font-weight="bold" style:font-weight-asian="bold" fo:language="en" fo:country="US"/>
    </style:style>
    <style:style style:name="TableCell691" style:family="table-cell">
      <style:table-cell-properties fo:border="0.0069in solid #000000" style:writing-mode="lr-tb" fo:padding-top="0in" fo:padding-left="0.075in" fo:padding-bottom="0in" fo:padding-right="0.075in"/>
    </style:style>
    <style:style style:name="P692" style:parent-style-name="Normaali" style:family="paragraph">
      <style:text-properties style:font-name-complex="Calibri" fo:font-weight="bold" style:font-weight-asian="bold" fo:language="en" fo:country="US"/>
    </style:style>
    <style:style style:name="TableCell693" style:family="table-cell">
      <style:table-cell-properties fo:border="0.0069in solid #000000" style:writing-mode="lr-tb" fo:padding-top="0in" fo:padding-left="0.075in" fo:padding-bottom="0in" fo:padding-right="0.075in"/>
    </style:style>
    <style:style style:name="P694" style:parent-style-name="Normaali" style:family="paragraph">
      <style:text-properties style:font-name-complex="Calibri" fo:font-weight="bold" style:font-weight-asian="bold" fo:language="en" fo:country="US"/>
    </style:style>
    <style:style style:name="TableRow695" style:family="table-row">
      <style:table-row-properties style:min-row-height="0.1756in"/>
    </style:style>
    <style:style style:name="TableCell696" style:family="table-cell">
      <style:table-cell-properties fo:border="0.0069in solid #000000" style:writing-mode="lr-tb" fo:padding-top="0in" fo:padding-left="0.075in" fo:padding-bottom="0in" fo:padding-right="0.075in"/>
    </style:style>
    <style:style style:name="P697" style:parent-style-name="Normaali" style:family="paragraph">
      <style:text-properties style:font-name-complex="Calibri" fo:language="en" fo:country="US"/>
    </style:style>
    <style:style style:name="TableCell698" style:family="table-cell">
      <style:table-cell-properties fo:border="0.0069in solid #000000" style:writing-mode="lr-tb" fo:padding-top="0in" fo:padding-left="0.075in" fo:padding-bottom="0in" fo:padding-right="0.075in"/>
    </style:style>
    <style:style style:name="P699" style:parent-style-name="Normaali" style:family="paragraph">
      <style:text-properties style:font-name-complex="Calibri" fo:language="en" fo:country="US"/>
    </style:style>
    <style:style style:name="TableCell700" style:family="table-cell">
      <style:table-cell-properties fo:border="0.0069in solid #000000" style:writing-mode="lr-tb" fo:padding-top="0in" fo:padding-left="0.075in" fo:padding-bottom="0in" fo:padding-right="0.075in"/>
    </style:style>
    <style:style style:name="P701" style:parent-style-name="Normaali" style:family="paragraph">
      <style:text-properties style:font-name-complex="Calibri" fo:language="en" fo:country="US"/>
    </style:style>
    <style:style style:name="TableCell702" style:family="table-cell">
      <style:table-cell-properties fo:border="0.0069in solid #000000" style:writing-mode="lr-tb" fo:padding-top="0in" fo:padding-left="0.075in" fo:padding-bottom="0in" fo:padding-right="0.075in"/>
    </style:style>
    <style:style style:name="P703" style:parent-style-name="Normaali" style:family="paragraph">
      <style:text-properties style:font-name-complex="Calibri" fo:language="en" fo:country="US"/>
    </style:style>
    <style:style style:name="TableCell704" style:family="table-cell">
      <style:table-cell-properties fo:border="0.0069in solid #000000" style:writing-mode="lr-tb" fo:padding-top="0in" fo:padding-left="0.075in" fo:padding-bottom="0in" fo:padding-right="0.075in"/>
    </style:style>
    <style:style style:name="P705" style:parent-style-name="Normaali" style:family="paragraph">
      <style:text-properties style:font-name-complex="Calibri" fo:language="en" fo:country="US"/>
    </style:style>
    <style:style style:name="TableRow706" style:family="table-row">
      <style:table-row-properties style:min-row-height="0.1854in"/>
    </style:style>
    <style:style style:name="TableCell707" style:family="table-cell">
      <style:table-cell-properties fo:border="0.0069in solid #000000" style:writing-mode="lr-tb" fo:padding-top="0in" fo:padding-left="0.075in" fo:padding-bottom="0in" fo:padding-right="0.075in"/>
    </style:style>
    <style:style style:name="P708" style:parent-style-name="Normaali" style:family="paragraph">
      <style:text-properties style:font-name-complex="Calibri" fo:language="en" fo:country="US"/>
    </style:style>
    <style:style style:name="TableCell709" style:family="table-cell">
      <style:table-cell-properties fo:border="0.0069in solid #000000" style:writing-mode="lr-tb" fo:padding-top="0in" fo:padding-left="0.075in" fo:padding-bottom="0in" fo:padding-right="0.075in"/>
    </style:style>
    <style:style style:name="P710" style:parent-style-name="Normaali" style:family="paragraph">
      <style:text-properties style:font-name-complex="Calibri" fo:language="en" fo:country="US"/>
    </style:style>
    <style:style style:name="TableCell711" style:family="table-cell">
      <style:table-cell-properties fo:border="0.0069in solid #000000" style:writing-mode="lr-tb" fo:padding-top="0in" fo:padding-left="0.075in" fo:padding-bottom="0in" fo:padding-right="0.075in"/>
    </style:style>
    <style:style style:name="P712" style:parent-style-name="Normaali" style:family="paragraph">
      <style:text-properties style:font-name-complex="Calibri" fo:language="en" fo:country="US"/>
    </style:style>
    <style:style style:name="TableCell713" style:family="table-cell">
      <style:table-cell-properties fo:border="0.0069in solid #000000" style:writing-mode="lr-tb" fo:padding-top="0in" fo:padding-left="0.075in" fo:padding-bottom="0in" fo:padding-right="0.075in"/>
    </style:style>
    <style:style style:name="P714" style:parent-style-name="Normaali" style:family="paragraph">
      <style:text-properties style:font-name-complex="Calibri" fo:language="en" fo:country="US"/>
    </style:style>
    <style:style style:name="TableCell715" style:family="table-cell">
      <style:table-cell-properties fo:border="0.0069in solid #000000" style:writing-mode="lr-tb" fo:padding-top="0in" fo:padding-left="0.075in" fo:padding-bottom="0in" fo:padding-right="0.075in"/>
    </style:style>
    <style:style style:name="P716" style:parent-style-name="Normaali" style:family="paragraph">
      <style:text-properties style:font-name-complex="Calibri" fo:language="en" fo:country="US"/>
    </style:style>
    <style:style style:name="P717" style:parent-style-name="Normaali" style:family="paragraph">
      <style:text-properties style:font-name="Calibri Light" style:font-name-complex="Calibri Light" fo:language="en" fo:country="US"/>
    </style:style>
    <style:style style:name="P718" style:parent-style-name="Otsikko2" style:family="paragraph">
      <style:text-properties style:font-name-complex="Calibri Light" fo:language="en" fo:country="US"/>
    </style:style>
    <style:style style:name="P719" style:parent-style-name="Normaali" style:family="paragraph">
      <style:text-properties style:font-name-complex="Calibri" fo:language="en" fo:country="US"/>
    </style:style>
    <style:style style:name="P720" style:parent-style-name="Normaali" style:family="paragraph">
      <style:text-properties style:font-name-complex="Calibri" fo:language="en" fo:country="US"/>
    </style:style>
    <style:style style:name="P721" style:parent-style-name="Normaali" style:family="paragraph">
      <style:text-properties style:font-name-complex="Calibri" fo:language="en" fo:country="US"/>
    </style:style>
    <style:style style:name="P722" style:parent-style-name="Normaali" style:family="paragraph">
      <style:text-properties style:font-name-complex="Calibri" fo:language="en" fo:country="US"/>
    </style:style>
    <style:style style:name="P723" style:parent-style-name="Normaali" style:family="paragraph">
      <style:paragraph-properties fo:margin-left="0.4895in">
        <style:tab-stops/>
      </style:paragraph-properties>
      <style:text-properties style:font-name-complex="Calibri" fo:language="en" fo:country="US"/>
    </style:style>
    <style:style style:name="P724" style:parent-style-name="Normaali" style:family="paragraph">
      <style:text-properties style:font-name-complex="Calibri" fo:language="en" fo:country="US"/>
    </style:style>
    <style:style style:name="P725" style:parent-style-name="Normaali" style:family="paragraph">
      <style:text-properties style:font-name-complex="Calibri" fo:language="en" fo:country="US"/>
    </style:style>
    <style:style style:name="P726" style:parent-style-name="Normaali" style:family="paragraph">
      <style:text-properties style:font-name-complex="Calibri" fo:language="en" fo:country="US"/>
    </style:style>
    <style:style style:name="P727" style:parent-style-name="Normaali" style:family="paragraph">
      <style:text-properties style:font-name-complex="Calibri" fo:language="en" fo:country="US"/>
    </style:style>
    <style:style style:name="P728" style:parent-style-name="Normaali" style:family="paragraph">
      <style:text-properties style:font-name-complex="Calibri" fo:language="en" fo:country="US"/>
    </style:style>
    <style:style style:name="P729" style:parent-style-name="Normaali" style:family="paragraph">
      <style:text-properties style:font-name-complex="Calibri" fo:language="en" fo:country="US"/>
    </style:style>
    <style:style style:name="T730" style:parent-style-name="Kappaleenoletusfontti" style:family="text">
      <style:text-properties style:font-name-complex="Calibri" fo:language="en" fo:country="US"/>
    </style:style>
    <style:style style:name="T731" style:parent-style-name="Kappaleenoletusfontti" style:family="text">
      <style:text-properties style:font-name-complex="Calibri" fo:font-weight="bold" style:font-weight-asian="bold" fo:language="en" fo:country="US"/>
    </style:style>
    <style:style style:name="T732" style:parent-style-name="Kappaleenoletusfontti" style:family="text">
      <style:text-properties style:font-name-complex="Calibri" fo:font-weight="bold" style:font-weight-asian="bold" fo:language="en" fo:country="US"/>
    </style:style>
    <style:style style:name="T733" style:parent-style-name="Kappaleenoletusfontti" style:family="text">
      <style:text-properties style:font-name-complex="Calibri" fo:language="en" fo:country="US"/>
    </style:style>
    <style:style style:name="P734" style:parent-style-name="Normaali" style:family="paragraph">
      <style:text-properties style:font-name-complex="Calibri" fo:language="en" fo:country="US"/>
    </style:style>
    <style:style style:name="P735" style:parent-style-name="Normaali" style:family="paragraph">
      <style:text-properties style:font-name-complex="Calibri" fo:language="en" fo:country="US"/>
    </style:style>
    <style:style style:name="TableColumn737" style:family="table-column">
      <style:table-column-properties style:column-width="1.3833in"/>
    </style:style>
    <style:style style:name="TableColumn738" style:family="table-column">
      <style:table-column-properties style:column-width="1.3833in"/>
    </style:style>
    <style:style style:name="TableColumn739" style:family="table-column">
      <style:table-column-properties style:column-width="1.3833in"/>
    </style:style>
    <style:style style:name="TableColumn740" style:family="table-column">
      <style:table-column-properties style:column-width="1.384in"/>
    </style:style>
    <style:style style:name="TableColumn741" style:family="table-column">
      <style:table-column-properties style:column-width="1.384in"/>
    </style:style>
    <style:style style:name="Table736" style:family="table">
      <style:table-properties style:width="6.918in" fo:margin-left="0in" table:align="left"/>
    </style:style>
    <style:style style:name="TableRow742" style:family="table-row">
      <style:table-row-properties/>
    </style:style>
    <style:style style:name="TableCell743" style:family="table-cell">
      <style:table-cell-properties fo:border="0.0069in solid #000000" style:writing-mode="lr-tb" fo:padding-top="0in" fo:padding-left="0.075in" fo:padding-bottom="0in" fo:padding-right="0.075in"/>
    </style:style>
    <style:style style:name="P744" style:parent-style-name="Normaali" style:family="paragraph">
      <style:text-properties style:font-name-complex="Calibri" fo:font-weight="bold" style:font-weight-asian="bold" fo:language="en" fo:country="US"/>
    </style:style>
    <style:style style:name="TableCell745" style:family="table-cell">
      <style:table-cell-properties fo:border="0.0069in solid #000000" style:writing-mode="lr-tb" fo:padding-top="0in" fo:padding-left="0.075in" fo:padding-bottom="0in" fo:padding-right="0.075in"/>
    </style:style>
    <style:style style:name="P746" style:parent-style-name="Normaali" style:family="paragraph">
      <style:text-properties style:font-name-complex="Calibri" fo:font-weight="bold" style:font-weight-asian="bold" fo:language="en" fo:country="US"/>
    </style:style>
    <style:style style:name="TableCell747" style:family="table-cell">
      <style:table-cell-properties fo:border="0.0069in solid #000000" style:writing-mode="lr-tb" fo:padding-top="0in" fo:padding-left="0.075in" fo:padding-bottom="0in" fo:padding-right="0.075in"/>
    </style:style>
    <style:style style:name="P748" style:parent-style-name="Normaali" style:family="paragraph">
      <style:text-properties style:font-name-complex="Calibri" fo:font-weight="bold" style:font-weight-asian="bold" fo:language="en" fo:country="US"/>
    </style:style>
    <style:style style:name="TableCell749" style:family="table-cell">
      <style:table-cell-properties fo:border="0.0069in solid #000000" style:writing-mode="lr-tb" fo:padding-top="0in" fo:padding-left="0.075in" fo:padding-bottom="0in" fo:padding-right="0.075in"/>
    </style:style>
    <style:style style:name="P750" style:parent-style-name="Normaali" style:family="paragraph">
      <style:text-properties style:font-name-complex="Calibri" fo:font-weight="bold" style:font-weight-asian="bold" fo:language="en" fo:country="US"/>
    </style:style>
    <style:style style:name="TableCell751" style:family="table-cell">
      <style:table-cell-properties fo:border="0.0069in solid #000000" style:writing-mode="lr-tb" fo:padding-top="0in" fo:padding-left="0.075in" fo:padding-bottom="0in" fo:padding-right="0.075in"/>
    </style:style>
    <style:style style:name="P752" style:parent-style-name="Normaali" style:family="paragraph">
      <style:text-properties style:font-name-complex="Calibri" fo:font-weight="bold" style:font-weight-asian="bold" fo:language="en" fo:country="US"/>
    </style:style>
    <style:style style:name="TableRow753" style:family="table-row">
      <style:table-row-properties/>
    </style:style>
    <style:style style:name="TableCell754" style:family="table-cell">
      <style:table-cell-properties fo:border="0.0069in solid #000000" style:writing-mode="lr-tb" fo:padding-top="0in" fo:padding-left="0.075in" fo:padding-bottom="0in" fo:padding-right="0.075in"/>
    </style:style>
    <style:style style:name="P755" style:parent-style-name="Normaali" style:family="paragraph">
      <style:text-properties style:font-name-complex="Calibri" fo:language="en" fo:country="US"/>
    </style:style>
    <style:style style:name="TableCell756" style:family="table-cell">
      <style:table-cell-properties fo:border="0.0069in solid #000000" style:writing-mode="lr-tb" fo:padding-top="0in" fo:padding-left="0.075in" fo:padding-bottom="0in" fo:padding-right="0.075in"/>
    </style:style>
    <style:style style:name="P757" style:parent-style-name="Normaali" style:family="paragraph">
      <style:text-properties style:font-name-complex="Calibri" fo:language="en" fo:country="US"/>
    </style:style>
    <style:style style:name="TableCell758" style:family="table-cell">
      <style:table-cell-properties fo:border="0.0069in solid #000000" style:writing-mode="lr-tb" fo:padding-top="0in" fo:padding-left="0.075in" fo:padding-bottom="0in" fo:padding-right="0.075in"/>
    </style:style>
    <style:style style:name="P759" style:parent-style-name="Normaali" style:family="paragraph">
      <style:text-properties style:font-name-complex="Calibri" fo:language="en" fo:country="US"/>
    </style:style>
    <style:style style:name="TableCell760" style:family="table-cell">
      <style:table-cell-properties fo:border="0.0069in solid #000000" style:writing-mode="lr-tb" fo:padding-top="0in" fo:padding-left="0.075in" fo:padding-bottom="0in" fo:padding-right="0.075in"/>
    </style:style>
    <style:style style:name="P761" style:parent-style-name="Normaali" style:family="paragraph">
      <style:text-properties style:font-name-complex="Calibri" fo:language="en" fo:country="US"/>
    </style:style>
    <style:style style:name="TableCell762" style:family="table-cell">
      <style:table-cell-properties fo:border="0.0069in solid #000000" style:writing-mode="lr-tb" fo:padding-top="0in" fo:padding-left="0.075in" fo:padding-bottom="0in" fo:padding-right="0.075in"/>
    </style:style>
    <style:style style:name="P763" style:parent-style-name="Normaali" style:family="paragraph">
      <style:text-properties style:font-name-complex="Calibri" fo:language="en" fo:country="US"/>
    </style:style>
    <style:style style:name="TableRow764" style:family="table-row">
      <style:table-row-properties/>
    </style:style>
    <style:style style:name="TableCell765" style:family="table-cell">
      <style:table-cell-properties fo:border="0.0069in solid #000000" style:writing-mode="lr-tb" fo:padding-top="0in" fo:padding-left="0.075in" fo:padding-bottom="0in" fo:padding-right="0.075in"/>
    </style:style>
    <style:style style:name="P766" style:parent-style-name="Normaali" style:family="paragraph">
      <style:text-properties style:font-name-complex="Calibri" fo:language="en" fo:country="US"/>
    </style:style>
    <style:style style:name="TableCell767" style:family="table-cell">
      <style:table-cell-properties fo:border="0.0069in solid #000000" style:writing-mode="lr-tb" fo:padding-top="0in" fo:padding-left="0.075in" fo:padding-bottom="0in" fo:padding-right="0.075in"/>
    </style:style>
    <style:style style:name="P768" style:parent-style-name="Normaali" style:family="paragraph">
      <style:text-properties style:font-name-complex="Calibri" fo:language="en" fo:country="US"/>
    </style:style>
    <style:style style:name="TableCell769" style:family="table-cell">
      <style:table-cell-properties fo:border="0.0069in solid #000000" style:writing-mode="lr-tb" fo:padding-top="0in" fo:padding-left="0.075in" fo:padding-bottom="0in" fo:padding-right="0.075in"/>
    </style:style>
    <style:style style:name="P770" style:parent-style-name="Normaali" style:family="paragraph">
      <style:text-properties style:font-name-complex="Calibri" fo:language="en" fo:country="US"/>
    </style:style>
    <style:style style:name="TableCell771" style:family="table-cell">
      <style:table-cell-properties fo:border="0.0069in solid #000000" style:writing-mode="lr-tb" fo:padding-top="0in" fo:padding-left="0.075in" fo:padding-bottom="0in" fo:padding-right="0.075in"/>
    </style:style>
    <style:style style:name="P772" style:parent-style-name="Normaali" style:family="paragraph">
      <style:text-properties style:font-name-complex="Calibri" fo:language="en" fo:country="US"/>
    </style:style>
    <style:style style:name="TableCell773" style:family="table-cell">
      <style:table-cell-properties fo:border="0.0069in solid #000000" style:writing-mode="lr-tb" fo:padding-top="0in" fo:padding-left="0.075in" fo:padding-bottom="0in" fo:padding-right="0.075in"/>
    </style:style>
    <style:style style:name="P774" style:parent-style-name="Normaali" style:family="paragraph">
      <style:text-properties style:font-name-complex="Calibri" fo:language="en" fo:country="US"/>
    </style:style>
    <style:style style:name="P775" style:parent-style-name="Normaali" style:family="paragraph">
      <style:text-properties style:font-name="Calibri Light" style:font-name-complex="Calibri Light" fo:font-weight="bold" style:font-weight-asian="bold" fo:language="en" fo:country="US"/>
    </style:style>
    <style:style style:name="P776" style:parent-style-name="Otsikko2" style:family="paragraph">
      <style:text-properties style:font-name-complex="Calibri Light" fo:language="en" fo:country="US"/>
    </style:style>
    <style:style style:name="P777" style:parent-style-name="Normaali" style:family="paragraph">
      <style:text-properties style:font-name-complex="Calibri" fo:language="en" fo:country="US"/>
    </style:style>
    <style:style style:name="P778" style:parent-style-name="Normaali" style:family="paragraph">
      <style:text-properties style:font-name-complex="Calibri" fo:language="en" fo:country="US"/>
    </style:style>
    <style:style style:name="P779" style:parent-style-name="Normaali" style:family="paragraph">
      <style:text-properties style:font-name-complex="Calibri" fo:language="en" fo:country="US"/>
    </style:style>
    <style:style style:name="P780" style:parent-style-name="Normaali" style:family="paragraph">
      <style:text-properties style:font-name-complex="Calibri" fo:language="en" fo:country="US"/>
    </style:style>
    <style:style style:name="P781" style:parent-style-name="Normaali" style:family="paragraph">
      <style:text-properties style:font-name-complex="Calibri" fo:language="en" fo:country="US"/>
    </style:style>
    <style:style style:name="T782" style:parent-style-name="Kappaleenoletusfontti" style:family="text">
      <style:text-properties style:font-name-complex="Calibri" fo:language="en" fo:country="US"/>
    </style:style>
    <style:style style:name="T783" style:parent-style-name="Kappaleenoletusfontti" style:family="text">
      <style:text-properties style:font-name-complex="Calibri" fo:font-weight="bold" style:font-weight-asian="bold" fo:language="en" fo:country="US"/>
    </style:style>
    <style:style style:name="P784" style:parent-style-name="Normaali" style:family="paragraph">
      <style:text-properties style:font-name-complex="Calibri" fo:language="en" fo:country="US"/>
    </style:style>
    <style:style style:name="P785" style:parent-style-name="Normaali" style:family="paragraph">
      <style:text-properties style:font-name-complex="Calibri" fo:font-weight="bold" style:font-weight-asian="bold" fo:language="en" fo:country="US"/>
    </style:style>
    <style:style style:name="TableColumn787" style:family="table-column">
      <style:table-column-properties style:column-width="3.459in"/>
    </style:style>
    <style:style style:name="TableColumn788" style:family="table-column">
      <style:table-column-properties style:column-width="3.459in"/>
    </style:style>
    <style:style style:name="Table786" style:family="table">
      <style:table-properties style:width="6.918in" fo:margin-left="0in" table:align="left"/>
    </style:style>
    <style:style style:name="TableRow789" style:family="table-row">
      <style:table-row-properties/>
    </style:style>
    <style:style style:name="TableCell790" style:family="table-cell">
      <style:table-cell-properties fo:border="0.0069in solid #000000" style:writing-mode="lr-tb" fo:padding-top="0in" fo:padding-left="0.075in" fo:padding-bottom="0in" fo:padding-right="0.075in"/>
    </style:style>
    <style:style style:name="P791" style:parent-style-name="Normaali" style:family="paragraph">
      <style:text-properties style:font-name-complex="Calibri" fo:font-weight="bold" style:font-weight-asian="bold" fo:language="en" fo:country="US"/>
    </style:style>
    <style:style style:name="TableCell792" style:family="table-cell">
      <style:table-cell-properties fo:border="0.0069in solid #000000" style:writing-mode="lr-tb" fo:padding-top="0in" fo:padding-left="0.075in" fo:padding-bottom="0in" fo:padding-right="0.075in"/>
    </style:style>
    <style:style style:name="P793" style:parent-style-name="Normaali" style:family="paragraph">
      <style:text-properties style:font-name-complex="Calibri" fo:font-weight="bold" style:font-weight-asian="bold" fo:language="en" fo:country="US"/>
    </style:style>
    <style:style style:name="TableRow794" style:family="table-row">
      <style:table-row-properties/>
    </style:style>
    <style:style style:name="TableCell795" style:family="table-cell">
      <style:table-cell-properties fo:border="0.0069in solid #000000" style:writing-mode="lr-tb" fo:padding-top="0in" fo:padding-left="0.075in" fo:padding-bottom="0in" fo:padding-right="0.075in"/>
    </style:style>
    <style:style style:name="P796" style:parent-style-name="Normaali" style:family="paragraph">
      <style:text-properties style:font-name-complex="Calibri" fo:language="en" fo:country="US"/>
    </style:style>
    <style:style style:name="TableCell797" style:family="table-cell">
      <style:table-cell-properties fo:border="0.0069in solid #000000" style:writing-mode="lr-tb" fo:padding-top="0in" fo:padding-left="0.075in" fo:padding-bottom="0in" fo:padding-right="0.075in"/>
    </style:style>
    <style:style style:name="P798" style:parent-style-name="Normaali" style:family="paragraph">
      <style:text-properties style:font-name-complex="Calibri" fo:language="en" fo:country="US"/>
    </style:style>
    <style:style style:name="TableRow799" style:family="table-row">
      <style:table-row-properties/>
    </style:style>
    <style:style style:name="TableCell800" style:family="table-cell">
      <style:table-cell-properties fo:border="0.0069in solid #000000" style:writing-mode="lr-tb" fo:padding-top="0in" fo:padding-left="0.075in" fo:padding-bottom="0in" fo:padding-right="0.075in"/>
    </style:style>
    <style:style style:name="P801" style:parent-style-name="Normaali" style:family="paragraph">
      <style:text-properties style:font-name-complex="Calibri" fo:language="en" fo:country="US"/>
    </style:style>
    <style:style style:name="TableCell802" style:family="table-cell">
      <style:table-cell-properties fo:border="0.0069in solid #000000" style:writing-mode="lr-tb" fo:padding-top="0in" fo:padding-left="0.075in" fo:padding-bottom="0in" fo:padding-right="0.075in"/>
    </style:style>
    <style:style style:name="P803" style:parent-style-name="Normaali" style:family="paragraph">
      <style:text-properties style:font-name-complex="Calibri" fo:language="en" fo:country="US"/>
    </style:style>
    <style:style style:name="P804" style:parent-style-name="Normaali" style:family="paragraph">
      <style:text-properties style:font-name-complex="Calibri" fo:font-weight="bold" style:font-weight-asian="bold" fo:language="en" fo:country="US"/>
    </style:style>
    <style:style style:name="P805" style:parent-style-name="Otsikko2" style:family="paragraph">
      <style:text-properties style:font-name-complex="Calibri Light" fo:language="en" fo:country="US"/>
    </style:style>
    <style:style style:name="P806" style:parent-style-name="Normaali" style:family="paragraph">
      <style:text-properties style:font-name-complex="Calibri" fo:language="en" fo:country="US"/>
    </style:style>
    <style:style style:name="P807" style:parent-style-name="Normaali" style:family="paragraph">
      <style:text-properties style:font-name-complex="Calibri" fo:language="en" fo:country="US"/>
    </style:style>
    <style:style style:name="P808" style:parent-style-name="Normaali" style:family="paragraph">
      <style:text-properties style:font-name-complex="Calibri" fo:language="en" fo:country="US"/>
    </style:style>
    <style:style style:name="P809" style:parent-style-name="Normaali" style:family="paragraph">
      <style:text-properties style:font-name-complex="Calibri" fo:language="en" fo:country="US"/>
    </style:style>
    <style:style style:name="P810" style:parent-style-name="Normaali" style:family="paragraph">
      <style:paragraph-properties fo:margin-left="0.4895in">
        <style:tab-stops/>
      </style:paragraph-properties>
      <style:text-properties style:font-name-complex="Calibri" fo:language="en" fo:country="US"/>
    </style:style>
    <style:style style:name="P811" style:parent-style-name="Normaali" style:family="paragraph">
      <style:text-properties style:font-name-complex="Calibri" fo:language="en" fo:country="US"/>
    </style:style>
    <style:style style:name="P812" style:parent-style-name="Normaali" style:family="paragraph">
      <style:text-properties style:font-name-complex="Calibri" fo:language="en" fo:country="US"/>
    </style:style>
    <style:style style:name="T813" style:parent-style-name="Kappaleenoletusfontti" style:family="text">
      <style:text-properties style:font-name-complex="Calibri" fo:language="en" fo:country="US"/>
    </style:style>
    <style:style style:name="T814" style:parent-style-name="Kappaleenoletusfontti" style:family="text">
      <style:text-properties style:font-name-complex="Calibri" fo:font-weight="bold" style:font-weight-asian="bold" fo:language="en" fo:country="US"/>
    </style:style>
    <style:style style:name="P815" style:parent-style-name="Normaali" style:family="paragraph">
      <style:text-properties style:font-name-complex="Calibri" fo:language="en" fo:country="US"/>
    </style:style>
    <style:style style:name="P816" style:parent-style-name="Normaali" style:family="paragraph">
      <style:text-properties style:font-name-complex="Calibri" fo:language="en" fo:country="US"/>
    </style:style>
    <style:style style:name="TableColumn818" style:family="table-column">
      <style:table-column-properties style:column-width="2.3055in"/>
    </style:style>
    <style:style style:name="TableColumn819" style:family="table-column">
      <style:table-column-properties style:column-width="2.3062in"/>
    </style:style>
    <style:style style:name="TableColumn820" style:family="table-column">
      <style:table-column-properties style:column-width="2.3062in"/>
    </style:style>
    <style:style style:name="Table817" style:family="table">
      <style:table-properties style:width="6.918in" fo:margin-left="0in" table:align="left"/>
    </style:style>
    <style:style style:name="TableRow821" style:family="table-row">
      <style:table-row-properties/>
    </style:style>
    <style:style style:name="TableCell822" style:family="table-cell">
      <style:table-cell-properties fo:border="0.0069in solid #000000" style:writing-mode="lr-tb" fo:padding-top="0in" fo:padding-left="0.075in" fo:padding-bottom="0in" fo:padding-right="0.075in"/>
    </style:style>
    <style:style style:name="P823" style:parent-style-name="Normaali" style:family="paragraph">
      <style:text-properties style:font-name-complex="Calibri" fo:font-weight="bold" style:font-weight-asian="bold" fo:language="en" fo:country="US"/>
    </style:style>
    <style:style style:name="TableCell824" style:family="table-cell">
      <style:table-cell-properties fo:border="0.0069in solid #000000" style:writing-mode="lr-tb" fo:padding-top="0in" fo:padding-left="0.075in" fo:padding-bottom="0in" fo:padding-right="0.075in"/>
    </style:style>
    <style:style style:name="P825" style:parent-style-name="Normaali" style:family="paragraph">
      <style:text-properties style:font-name-complex="Calibri" fo:font-weight="bold" style:font-weight-asian="bold" fo:language="en" fo:country="US"/>
    </style:style>
    <style:style style:name="TableCell826" style:family="table-cell">
      <style:table-cell-properties fo:border="0.0069in solid #000000" style:writing-mode="lr-tb" fo:padding-top="0in" fo:padding-left="0.075in" fo:padding-bottom="0in" fo:padding-right="0.075in"/>
    </style:style>
    <style:style style:name="P827" style:parent-style-name="Normaali" style:family="paragraph">
      <style:text-properties style:font-name-complex="Calibri" fo:font-weight="bold" style:font-weight-asian="bold" fo:language="en" fo:country="US"/>
    </style:style>
    <style:style style:name="TableRow828" style:family="table-row">
      <style:table-row-properties/>
    </style:style>
    <style:style style:name="TableCell829" style:family="table-cell">
      <style:table-cell-properties fo:border="0.0069in solid #000000" style:writing-mode="lr-tb" fo:padding-top="0in" fo:padding-left="0.075in" fo:padding-bottom="0in" fo:padding-right="0.075in"/>
    </style:style>
    <style:style style:name="P830" style:parent-style-name="Normaali" style:family="paragraph">
      <style:text-properties style:font-name-complex="Calibri" fo:language="en" fo:country="US"/>
    </style:style>
    <style:style style:name="TableCell831" style:family="table-cell">
      <style:table-cell-properties fo:border="0.0069in solid #000000" style:writing-mode="lr-tb" fo:padding-top="0in" fo:padding-left="0.075in" fo:padding-bottom="0in" fo:padding-right="0.075in"/>
    </style:style>
    <style:style style:name="P832" style:parent-style-name="Normaali" style:family="paragraph">
      <style:text-properties style:font-name-complex="Calibri" fo:language="en" fo:country="US"/>
    </style:style>
    <style:style style:name="TableCell833" style:family="table-cell">
      <style:table-cell-properties fo:border="0.0069in solid #000000" style:writing-mode="lr-tb" fo:padding-top="0in" fo:padding-left="0.075in" fo:padding-bottom="0in" fo:padding-right="0.075in"/>
    </style:style>
    <style:style style:name="P834" style:parent-style-name="Normaali" style:family="paragraph">
      <style:text-properties style:font-name-complex="Calibri" fo:language="en" fo:country="US"/>
    </style:style>
    <style:style style:name="TableRow835" style:family="table-row">
      <style:table-row-properties/>
    </style:style>
    <style:style style:name="TableCell836" style:family="table-cell">
      <style:table-cell-properties fo:border="0.0069in solid #000000" style:writing-mode="lr-tb" fo:padding-top="0in" fo:padding-left="0.075in" fo:padding-bottom="0in" fo:padding-right="0.075in"/>
    </style:style>
    <style:style style:name="P837" style:parent-style-name="Normaali" style:family="paragraph">
      <style:text-properties style:font-name-complex="Calibri" fo:language="en" fo:country="US"/>
    </style:style>
    <style:style style:name="TableCell838" style:family="table-cell">
      <style:table-cell-properties fo:border="0.0069in solid #000000" style:writing-mode="lr-tb" fo:padding-top="0in" fo:padding-left="0.075in" fo:padding-bottom="0in" fo:padding-right="0.075in"/>
    </style:style>
    <style:style style:name="P839" style:parent-style-name="Normaali" style:family="paragraph">
      <style:text-properties style:font-name-complex="Calibri" fo:language="en" fo:country="US"/>
    </style:style>
    <style:style style:name="TableCell840" style:family="table-cell">
      <style:table-cell-properties fo:border="0.0069in solid #000000" style:writing-mode="lr-tb" fo:padding-top="0in" fo:padding-left="0.075in" fo:padding-bottom="0in" fo:padding-right="0.075in"/>
    </style:style>
    <style:style style:name="P841" style:parent-style-name="Normaali" style:family="paragraph">
      <style:text-properties style:font-name-complex="Calibri" fo:language="en" fo:country="US"/>
    </style:style>
    <style:style style:name="P842" style:parent-style-name="Normaali" style:family="paragraph">
      <style:text-properties style:font-name-complex="Calibri" fo:language="en" fo:country="US"/>
    </style:style>
    <style:style style:name="P843" style:parent-style-name="Otsikko2" style:family="paragraph">
      <style:text-properties fo:language="en" fo:country="US"/>
    </style:style>
    <style:style style:name="P844" style:parent-style-name="Normaali" style:family="paragraph">
      <style:text-properties fo:language="en" fo:country="US"/>
    </style:style>
    <style:style style:name="P845" style:parent-style-name="Normaali" style:family="paragraph">
      <style:text-properties fo:language="en" fo:country="US"/>
    </style:style>
    <style:style style:name="P846" style:parent-style-name="Normaali" style:family="paragraph">
      <style:text-properties fo:language="en" fo:country="US"/>
    </style:style>
    <style:style style:name="P847" style:parent-style-name="Normaali" style:family="paragraph">
      <style:text-properties fo:language="en" fo:country="US"/>
    </style:style>
    <style:style style:name="P848" style:parent-style-name="Normaali" style:family="paragraph">
      <style:paragraph-properties fo:margin-left="0.4895in">
        <style:tab-stops/>
      </style:paragraph-properties>
      <style:text-properties fo:language="en" fo:country="US"/>
    </style:style>
    <style:style style:name="P849" style:parent-style-name="Normaali" style:family="paragraph">
      <style:text-properties fo:language="en" fo:country="US"/>
    </style:style>
    <style:style style:name="P850" style:parent-style-name="Normaali" style:family="paragraph">
      <style:text-properties fo:language="en" fo:country="US"/>
    </style:style>
    <style:style style:name="P851" style:parent-style-name="Normaali" style:family="paragraph">
      <style:text-properties fo:language="en" fo:country="US"/>
    </style:style>
    <style:style style:name="P852" style:parent-style-name="Normaali" style:family="paragraph">
      <style:text-properties fo:language="en" fo:country="US"/>
    </style:style>
    <style:style style:name="T853" style:parent-style-name="Kappaleenoletusfontti" style:family="text">
      <style:text-properties fo:language="en" fo:country="US"/>
    </style:style>
    <style:style style:name="T854" style:parent-style-name="Kappaleenoletusfontti" style:family="text">
      <style:text-properties fo:font-weight="bold" style:font-weight-asian="bold" fo:language="en" fo:country="US"/>
    </style:style>
    <style:style style:name="T855" style:parent-style-name="Kappaleenoletusfontti" style:family="text">
      <style:text-properties fo:font-weight="bold" style:font-weight-asian="bold" fo:language="en" fo:country="US"/>
    </style:style>
    <style:style style:name="T856" style:parent-style-name="Kappaleenoletusfontti" style:family="text">
      <style:text-properties fo:language="en" fo:country="US"/>
    </style:style>
    <style:style style:name="P857" style:parent-style-name="Normaali" style:family="paragraph">
      <style:text-properties fo:language="en" fo:country="US"/>
    </style:style>
    <style:style style:name="TableColumn859" style:family="table-column">
      <style:table-column-properties style:column-width="1.8736in"/>
    </style:style>
    <style:style style:name="TableColumn860" style:family="table-column">
      <style:table-column-properties style:column-width="1.8694in"/>
    </style:style>
    <style:style style:name="TableColumn861" style:family="table-column">
      <style:table-column-properties style:column-width="1.5875in"/>
    </style:style>
    <style:style style:name="TableColumn862" style:family="table-column">
      <style:table-column-properties style:column-width="1.5875in"/>
    </style:style>
    <style:style style:name="Table858" style:family="table">
      <style:table-properties style:width="6.918in" fo:margin-left="0in" table:align="left"/>
    </style:style>
    <style:style style:name="TableRow863" style:family="table-row">
      <style:table-row-properties/>
    </style:style>
    <style:style style:name="TableCell864" style:family="table-cell">
      <style:table-cell-properties fo:border="0.0069in solid #000000" style:writing-mode="lr-tb" fo:padding-top="0in" fo:padding-left="0.075in" fo:padding-bottom="0in" fo:padding-right="0.075in"/>
    </style:style>
    <style:style style:name="P865" style:parent-style-name="Normaali" style:family="paragraph">
      <style:text-properties fo:font-weight="bold" style:font-weight-asian="bold" fo:language="en" fo:country="US"/>
    </style:style>
    <style:style style:name="TableCell866" style:family="table-cell">
      <style:table-cell-properties fo:border="0.0069in solid #000000" style:writing-mode="lr-tb" fo:padding-top="0in" fo:padding-left="0.075in" fo:padding-bottom="0in" fo:padding-right="0.075in"/>
    </style:style>
    <style:style style:name="P867" style:parent-style-name="Normaali" style:family="paragraph">
      <style:text-properties fo:font-weight="bold" style:font-weight-asian="bold" fo:language="en" fo:country="US"/>
    </style:style>
    <style:style style:name="TableCell868" style:family="table-cell">
      <style:table-cell-properties fo:border="0.0069in solid #000000" style:writing-mode="lr-tb" fo:padding-top="0in" fo:padding-left="0.075in" fo:padding-bottom="0in" fo:padding-right="0.075in"/>
    </style:style>
    <style:style style:name="P869" style:parent-style-name="Normaali" style:family="paragraph">
      <style:text-properties fo:font-weight="bold" style:font-weight-asian="bold" fo:language="en" fo:country="US"/>
    </style:style>
    <style:style style:name="TableCell870" style:family="table-cell">
      <style:table-cell-properties fo:border="0.0069in solid #000000" style:writing-mode="lr-tb" fo:padding-top="0in" fo:padding-left="0.075in" fo:padding-bottom="0in" fo:padding-right="0.075in"/>
    </style:style>
    <style:style style:name="P871" style:parent-style-name="Normaali" style:family="paragraph">
      <style:text-properties fo:font-weight="bold" style:font-weight-asian="bold" fo:language="en" fo:country="US"/>
    </style:style>
    <style:style style:name="TableRow872" style:family="table-row">
      <style:table-row-properties/>
    </style:style>
    <style:style style:name="TableCell873" style:family="table-cell">
      <style:table-cell-properties fo:border="0.0069in solid #000000" style:writing-mode="lr-tb" fo:padding-top="0in" fo:padding-left="0.075in" fo:padding-bottom="0in" fo:padding-right="0.075in"/>
    </style:style>
    <style:style style:name="P874" style:parent-style-name="Normaali" style:family="paragraph">
      <style:text-properties fo:language="en" fo:country="US"/>
    </style:style>
    <style:style style:name="TableCell875" style:family="table-cell">
      <style:table-cell-properties fo:border="0.0069in solid #000000" style:writing-mode="lr-tb" fo:padding-top="0in" fo:padding-left="0.075in" fo:padding-bottom="0in" fo:padding-right="0.075in"/>
    </style:style>
    <style:style style:name="P876" style:parent-style-name="Normaali" style:family="paragraph">
      <style:text-properties fo:language="en" fo:country="US"/>
    </style:style>
    <style:style style:name="TableCell877" style:family="table-cell">
      <style:table-cell-properties fo:border="0.0069in solid #000000" style:writing-mode="lr-tb" fo:padding-top="0in" fo:padding-left="0.075in" fo:padding-bottom="0in" fo:padding-right="0.075in"/>
    </style:style>
    <style:style style:name="P878" style:parent-style-name="Normaali" style:family="paragraph">
      <style:text-properties fo:language="en" fo:country="US"/>
    </style:style>
    <style:style style:name="TableCell879" style:family="table-cell">
      <style:table-cell-properties fo:border="0.0069in solid #000000" style:writing-mode="lr-tb" fo:padding-top="0in" fo:padding-left="0.075in" fo:padding-bottom="0in" fo:padding-right="0.075in"/>
    </style:style>
    <style:style style:name="P880" style:parent-style-name="Normaali" style:family="paragraph">
      <style:text-properties fo:language="en" fo:country="US"/>
    </style:style>
    <style:style style:name="TableRow881" style:family="table-row">
      <style:table-row-properties/>
    </style:style>
    <style:style style:name="TableCell882" style:family="table-cell">
      <style:table-cell-properties fo:border="0.0069in solid #000000" style:writing-mode="lr-tb" fo:padding-top="0in" fo:padding-left="0.075in" fo:padding-bottom="0in" fo:padding-right="0.075in"/>
    </style:style>
    <style:style style:name="P883" style:parent-style-name="Normaali" style:family="paragraph">
      <style:text-properties fo:language="en" fo:country="US"/>
    </style:style>
    <style:style style:name="TableCell884" style:family="table-cell">
      <style:table-cell-properties fo:border="0.0069in solid #000000" style:writing-mode="lr-tb" fo:padding-top="0in" fo:padding-left="0.075in" fo:padding-bottom="0in" fo:padding-right="0.075in"/>
    </style:style>
    <style:style style:name="P885" style:parent-style-name="Normaali" style:family="paragraph">
      <style:text-properties fo:language="en" fo:country="US"/>
    </style:style>
    <style:style style:name="TableCell886" style:family="table-cell">
      <style:table-cell-properties fo:border="0.0069in solid #000000" style:writing-mode="lr-tb" fo:padding-top="0in" fo:padding-left="0.075in" fo:padding-bottom="0in" fo:padding-right="0.075in"/>
    </style:style>
    <style:style style:name="P887" style:parent-style-name="Normaali" style:family="paragraph">
      <style:text-properties fo:language="en" fo:country="US"/>
    </style:style>
    <style:style style:name="TableCell888" style:family="table-cell">
      <style:table-cell-properties fo:border="0.0069in solid #000000" style:writing-mode="lr-tb" fo:padding-top="0in" fo:padding-left="0.075in" fo:padding-bottom="0in" fo:padding-right="0.075in"/>
    </style:style>
    <style:style style:name="P889" style:parent-style-name="Normaali" style:family="paragraph">
      <style:text-properties fo:language="en" fo:country="US"/>
    </style:style>
    <style:style style:name="P890" style:parent-style-name="Normaali" style:family="paragraph">
      <style:text-properties fo:language="en" fo:country="US"/>
    </style:style>
    <style:style style:name="P891" style:parent-style-name="Otsikko2" style:family="paragraph">
      <style:text-properties fo:language="en" fo:country="US"/>
    </style:style>
    <style:style style:name="P892" style:parent-style-name="Normaali" style:family="paragraph">
      <style:text-properties fo:language="en" fo:country="US"/>
    </style:style>
    <style:style style:name="P893" style:parent-style-name="Normaali" style:family="paragraph">
      <style:text-properties fo:language="en" fo:country="US"/>
    </style:style>
    <style:style style:name="P894" style:parent-style-name="Normaali" style:family="paragraph">
      <style:text-properties fo:language="en" fo:country="US"/>
    </style:style>
    <style:style style:name="P895" style:parent-style-name="Normaali" style:family="paragraph">
      <style:text-properties fo:language="en" fo:country="US"/>
    </style:style>
    <style:style style:name="P896" style:parent-style-name="Normaali" style:family="paragraph">
      <style:paragraph-properties fo:margin-left="0.4895in">
        <style:tab-stops/>
      </style:paragraph-properties>
      <style:text-properties fo:language="en" fo:country="US"/>
    </style:style>
    <style:style style:name="P897" style:parent-style-name="Normaali" style:family="paragraph">
      <style:text-properties fo:language="en" fo:country="US"/>
    </style:style>
    <style:style style:name="P898" style:parent-style-name="Normaali" style:family="paragraph">
      <style:text-properties fo:language="en" fo:country="US"/>
    </style:style>
    <style:style style:name="T899" style:parent-style-name="Kappaleenoletusfontti" style:family="text">
      <style:text-properties fo:language="en" fo:country="US"/>
    </style:style>
    <style:style style:name="T900" style:parent-style-name="Kappaleenoletusfontti" style:family="text">
      <style:text-properties fo:font-weight="bold" style:font-weight-asian="bold" fo:language="en" fo:country="US"/>
    </style:style>
    <style:style style:name="T901" style:parent-style-name="Kappaleenoletusfontti" style:family="text">
      <style:text-properties fo:font-weight="bold" style:font-weight-asian="bold" fo:language="en" fo:country="US"/>
    </style:style>
    <style:style style:name="T902" style:parent-style-name="Kappaleenoletusfontti" style:family="text">
      <style:text-properties fo:language="en" fo:country="US"/>
    </style:style>
    <style:style style:name="P903" style:parent-style-name="Normaali" style:family="paragraph">
      <style:text-properties fo:language="en" fo:country="US"/>
    </style:style>
    <style:style style:name="TableColumn905" style:family="table-column">
      <style:table-column-properties style:column-width="2.3055in"/>
    </style:style>
    <style:style style:name="TableColumn906" style:family="table-column">
      <style:table-column-properties style:column-width="2.3062in"/>
    </style:style>
    <style:style style:name="TableColumn907" style:family="table-column">
      <style:table-column-properties style:column-width="2.3062in"/>
    </style:style>
    <style:style style:name="Table904" style:family="table">
      <style:table-properties style:width="6.918in" fo:margin-left="0in" table:align="left"/>
    </style:style>
    <style:style style:name="TableRow908" style:family="table-row">
      <style:table-row-properties/>
    </style:style>
    <style:style style:name="TableCell909" style:family="table-cell">
      <style:table-cell-properties fo:border="0.0069in solid #000000" style:writing-mode="lr-tb" fo:padding-top="0in" fo:padding-left="0.075in" fo:padding-bottom="0in" fo:padding-right="0.075in"/>
    </style:style>
    <style:style style:name="P910" style:parent-style-name="Normaali" style:family="paragraph">
      <style:text-properties fo:font-weight="bold" style:font-weight-asian="bold" fo:language="en" fo:country="US"/>
    </style:style>
    <style:style style:name="TableCell911" style:family="table-cell">
      <style:table-cell-properties fo:border="0.0069in solid #000000" style:writing-mode="lr-tb" fo:padding-top="0in" fo:padding-left="0.075in" fo:padding-bottom="0in" fo:padding-right="0.075in"/>
    </style:style>
    <style:style style:name="T912" style:parent-style-name="Kappaleenoletusfontti" style:family="text">
      <style:text-properties fo:font-weight="bold" style:font-weight-asian="bold" fo:language="en" fo:country="US"/>
    </style:style>
    <style:style style:name="T913" style:parent-style-name="Kappaleenoletusfontti" style:family="text">
      <style:text-properties fo:language="en" fo:country="US"/>
    </style:style>
    <style:style style:name="T914" style:parent-style-name="Kappaleenoletusfontti" style:family="text">
      <style:text-properties fo:font-weight="bold" style:font-weight-asian="bold" fo:language="en" fo:country="US"/>
    </style:style>
    <style:style style:name="TableCell915" style:family="table-cell">
      <style:table-cell-properties fo:border="0.0069in solid #000000" style:writing-mode="lr-tb" fo:padding-top="0in" fo:padding-left="0.075in" fo:padding-bottom="0in" fo:padding-right="0.075in"/>
    </style:style>
    <style:style style:name="P916" style:parent-style-name="Normaali" style:family="paragraph">
      <style:text-properties fo:font-weight="bold" style:font-weight-asian="bold" fo:language="en" fo:country="US"/>
    </style:style>
    <style:style style:name="TableRow917" style:family="table-row">
      <style:table-row-properties/>
    </style:style>
    <style:style style:name="TableCell918" style:family="table-cell">
      <style:table-cell-properties fo:border="0.0069in solid #000000" style:writing-mode="lr-tb" fo:padding-top="0in" fo:padding-left="0.075in" fo:padding-bottom="0in" fo:padding-right="0.075in"/>
    </style:style>
    <style:style style:name="P919" style:parent-style-name="Normaali" style:family="paragraph">
      <style:text-properties fo:language="en" fo:country="US"/>
    </style:style>
    <style:style style:name="TableCell920" style:family="table-cell">
      <style:table-cell-properties fo:border="0.0069in solid #000000" style:writing-mode="lr-tb" fo:padding-top="0in" fo:padding-left="0.075in" fo:padding-bottom="0in" fo:padding-right="0.075in"/>
    </style:style>
    <style:style style:name="P921" style:parent-style-name="Normaali" style:family="paragraph">
      <style:text-properties fo:language="en" fo:country="US"/>
    </style:style>
    <style:style style:name="TableCell922" style:family="table-cell">
      <style:table-cell-properties fo:border="0.0069in solid #000000" style:writing-mode="lr-tb" fo:padding-top="0in" fo:padding-left="0.075in" fo:padding-bottom="0in" fo:padding-right="0.075in"/>
    </style:style>
    <style:style style:name="P923" style:parent-style-name="Normaali" style:family="paragraph">
      <style:text-properties fo:language="en" fo:country="US"/>
    </style:style>
    <style:style style:name="TableRow924" style:family="table-row">
      <style:table-row-properties/>
    </style:style>
    <style:style style:name="TableCell925" style:family="table-cell">
      <style:table-cell-properties fo:border="0.0069in solid #000000" style:writing-mode="lr-tb" fo:padding-top="0in" fo:padding-left="0.075in" fo:padding-bottom="0in" fo:padding-right="0.075in"/>
    </style:style>
    <style:style style:name="T926" style:parent-style-name="Kappaleenoletusfontti" style:family="text">
      <style:text-properties fo:language="en" fo:country="US"/>
    </style:style>
    <style:style style:name="TableCell927" style:family="table-cell">
      <style:table-cell-properties fo:border="0.0069in solid #000000" style:writing-mode="lr-tb" fo:padding-top="0in" fo:padding-left="0.075in" fo:padding-bottom="0in" fo:padding-right="0.075in"/>
    </style:style>
    <style:style style:name="P928" style:parent-style-name="Normaali" style:family="paragraph">
      <style:text-properties fo:language="en" fo:country="US"/>
    </style:style>
    <style:style style:name="TableCell929" style:family="table-cell">
      <style:table-cell-properties fo:border="0.0069in solid #000000" style:writing-mode="lr-tb" fo:padding-top="0in" fo:padding-left="0.075in" fo:padding-bottom="0in" fo:padding-right="0.075in"/>
    </style:style>
    <style:style style:name="P930" style:parent-style-name="Normaali" style:family="paragraph">
      <style:text-properties fo:language="en" fo:country="US"/>
    </style:style>
    <style:style style:name="P931" style:parent-style-name="Normaali" style:family="paragraph">
      <style:text-properties fo:language="en" fo:country="US"/>
    </style:style>
    <style:style style:name="P932" style:parent-style-name="Otsikko2" style:family="paragraph">
      <style:text-properties fo:language="en" fo:country="US"/>
    </style:style>
    <style:style style:name="P933" style:parent-style-name="Normaali" style:family="paragraph">
      <style:text-properties fo:language="en" fo:country="US"/>
    </style:style>
    <style:style style:name="P934" style:parent-style-name="Normaali" style:family="paragraph">
      <style:text-properties fo:language="en" fo:country="US"/>
    </style:style>
    <style:style style:name="P935" style:parent-style-name="Normaali" style:family="paragraph">
      <style:text-properties fo:language="en" fo:country="US"/>
    </style:style>
    <style:style style:name="P936" style:parent-style-name="Normaali" style:family="paragraph">
      <style:text-properties fo:language="en" fo:country="US"/>
    </style:style>
    <style:style style:name="P937" style:parent-style-name="Normaali" style:family="paragraph">
      <style:paragraph-properties fo:margin-left="0.4895in">
        <style:tab-stops/>
      </style:paragraph-properties>
      <style:text-properties fo:language="en" fo:country="US"/>
    </style:style>
    <style:style style:name="P938" style:parent-style-name="Normaali" style:family="paragraph">
      <style:text-properties fo:language="en" fo:country="US"/>
    </style:style>
    <style:style style:name="P939" style:parent-style-name="Normaali" style:family="paragraph">
      <style:text-properties fo:language="en" fo:country="US"/>
    </style:style>
    <style:style style:name="P940" style:parent-style-name="Normaali" style:family="paragraph">
      <style:text-properties fo:language="en" fo:country="US"/>
    </style:style>
    <style:style style:name="P941" style:parent-style-name="Normaali" style:family="paragraph">
      <style:text-properties fo:language="en" fo:country="US"/>
    </style:style>
    <style:style style:name="T942" style:parent-style-name="Kappaleenoletusfontti" style:family="text">
      <style:text-properties fo:language="en" fo:country="US"/>
    </style:style>
    <style:style style:name="T943" style:parent-style-name="Kappaleenoletusfontti" style:family="text">
      <style:text-properties fo:font-weight="bold" style:font-weight-asian="bold" fo:language="en" fo:country="US"/>
    </style:style>
    <style:style style:name="P944" style:parent-style-name="Normaali" style:family="paragraph">
      <style:text-properties fo:language="en" fo:country="US"/>
    </style:style>
    <style:style style:name="TableColumn946" style:family="table-column">
      <style:table-column-properties style:column-width="1.7291in"/>
    </style:style>
    <style:style style:name="TableColumn947" style:family="table-column">
      <style:table-column-properties style:column-width="1.7291in"/>
    </style:style>
    <style:style style:name="TableColumn948" style:family="table-column">
      <style:table-column-properties style:column-width="1.7298in"/>
    </style:style>
    <style:style style:name="TableColumn949" style:family="table-column">
      <style:table-column-properties style:column-width="1.7298in"/>
    </style:style>
    <style:style style:name="Table945" style:family="table">
      <style:table-properties style:width="6.918in" fo:margin-left="0in" table:align="left"/>
    </style:style>
    <style:style style:name="TableRow950" style:family="table-row">
      <style:table-row-properties/>
    </style:style>
    <style:style style:name="TableCell951" style:family="table-cell">
      <style:table-cell-properties fo:border="0.0069in solid #000000" style:writing-mode="lr-tb" fo:padding-top="0in" fo:padding-left="0.075in" fo:padding-bottom="0in" fo:padding-right="0.075in"/>
    </style:style>
    <style:style style:name="P952" style:parent-style-name="Normaali" style:family="paragraph">
      <style:text-properties fo:font-weight="bold" style:font-weight-asian="bold" fo:language="en" fo:country="US"/>
    </style:style>
    <style:style style:name="TableCell953" style:family="table-cell">
      <style:table-cell-properties fo:border="0.0069in solid #000000" style:writing-mode="lr-tb" fo:padding-top="0in" fo:padding-left="0.075in" fo:padding-bottom="0in" fo:padding-right="0.075in"/>
    </style:style>
    <style:style style:name="P954" style:parent-style-name="Normaali" style:family="paragraph">
      <style:text-properties fo:font-weight="bold" style:font-weight-asian="bold" fo:language="en" fo:country="US"/>
    </style:style>
    <style:style style:name="TableCell955" style:family="table-cell">
      <style:table-cell-properties fo:border="0.0069in solid #000000" style:writing-mode="lr-tb" fo:padding-top="0in" fo:padding-left="0.075in" fo:padding-bottom="0in" fo:padding-right="0.075in"/>
    </style:style>
    <style:style style:name="P956" style:parent-style-name="Normaali" style:family="paragraph">
      <style:text-properties fo:font-weight="bold" style:font-weight-asian="bold" fo:language="en" fo:country="US"/>
    </style:style>
    <style:style style:name="TableCell957" style:family="table-cell">
      <style:table-cell-properties fo:border="0.0069in solid #000000" style:writing-mode="lr-tb" fo:padding-top="0in" fo:padding-left="0.075in" fo:padding-bottom="0in" fo:padding-right="0.075in"/>
    </style:style>
    <style:style style:name="P958" style:parent-style-name="Normaali" style:family="paragraph">
      <style:text-properties fo:font-weight="bold" style:font-weight-asian="bold" fo:language="en" fo:country="US"/>
    </style:style>
    <style:style style:name="TableRow959" style:family="table-row">
      <style:table-row-properties/>
    </style:style>
    <style:style style:name="TableCell960" style:family="table-cell">
      <style:table-cell-properties fo:border="0.0069in solid #000000" style:writing-mode="lr-tb" fo:padding-top="0in" fo:padding-left="0.075in" fo:padding-bottom="0in" fo:padding-right="0.075in"/>
    </style:style>
    <style:style style:name="P961" style:parent-style-name="Normaali" style:family="paragraph">
      <style:text-properties fo:language="en" fo:country="US"/>
    </style:style>
    <style:style style:name="TableCell962" style:family="table-cell">
      <style:table-cell-properties fo:border="0.0069in solid #000000" style:writing-mode="lr-tb" fo:padding-top="0in" fo:padding-left="0.075in" fo:padding-bottom="0in" fo:padding-right="0.075in"/>
    </style:style>
    <style:style style:name="P963" style:parent-style-name="Normaali" style:family="paragraph">
      <style:text-properties fo:language="en" fo:country="US"/>
    </style:style>
    <style:style style:name="TableCell964" style:family="table-cell">
      <style:table-cell-properties fo:border="0.0069in solid #000000" style:writing-mode="lr-tb" fo:padding-top="0in" fo:padding-left="0.075in" fo:padding-bottom="0in" fo:padding-right="0.075in"/>
    </style:style>
    <style:style style:name="P965" style:parent-style-name="Normaali" style:family="paragraph">
      <style:text-properties fo:language="en" fo:country="US"/>
    </style:style>
    <style:style style:name="TableCell966" style:family="table-cell">
      <style:table-cell-properties fo:border="0.0069in solid #000000" style:writing-mode="lr-tb" fo:padding-top="0in" fo:padding-left="0.075in" fo:padding-bottom="0in" fo:padding-right="0.075in"/>
    </style:style>
    <style:style style:name="P967" style:parent-style-name="Normaali" style:family="paragraph">
      <style:text-properties fo:language="en" fo:country="US"/>
    </style:style>
    <style:style style:name="TableRow968" style:family="table-row">
      <style:table-row-properties/>
    </style:style>
    <style:style style:name="TableCell969" style:family="table-cell">
      <style:table-cell-properties fo:border="0.0069in solid #000000" style:writing-mode="lr-tb" fo:padding-top="0in" fo:padding-left="0.075in" fo:padding-bottom="0in" fo:padding-right="0.075in"/>
    </style:style>
    <style:style style:name="P970" style:parent-style-name="Normaali" style:family="paragraph">
      <style:text-properties fo:language="en" fo:country="US"/>
    </style:style>
    <style:style style:name="TableCell971" style:family="table-cell">
      <style:table-cell-properties fo:border="0.0069in solid #000000" style:writing-mode="lr-tb" fo:padding-top="0in" fo:padding-left="0.075in" fo:padding-bottom="0in" fo:padding-right="0.075in"/>
    </style:style>
    <style:style style:name="P972" style:parent-style-name="Normaali" style:family="paragraph">
      <style:text-properties fo:language="en" fo:country="US"/>
    </style:style>
    <style:style style:name="TableCell973" style:family="table-cell">
      <style:table-cell-properties fo:border="0.0069in solid #000000" style:writing-mode="lr-tb" fo:padding-top="0in" fo:padding-left="0.075in" fo:padding-bottom="0in" fo:padding-right="0.075in"/>
    </style:style>
    <style:style style:name="P974" style:parent-style-name="Normaali" style:family="paragraph">
      <style:text-properties fo:language="en" fo:country="US"/>
    </style:style>
    <style:style style:name="TableCell975" style:family="table-cell">
      <style:table-cell-properties fo:border="0.0069in solid #000000" style:writing-mode="lr-tb" fo:padding-top="0in" fo:padding-left="0.075in" fo:padding-bottom="0in" fo:padding-right="0.075in"/>
    </style:style>
    <style:style style:name="P976" style:parent-style-name="Normaali" style:family="paragraph">
      <style:text-properties fo:language="en" fo:country="US"/>
    </style:style>
    <style:style style:name="P977" style:parent-style-name="Luettelokappale" style:family="paragraph">
      <style:text-properties fo:language="en" fo:country="US"/>
    </style:style>
    <style:style style:name="P978" style:parent-style-name="Otsikko2" style:family="paragraph">
      <style:text-properties fo:language="en" fo:country="US"/>
    </style:style>
    <style:style style:name="P979" style:parent-style-name="Normaali" style:family="paragraph">
      <style:text-properties fo:language="en" fo:country="US"/>
    </style:style>
    <style:style style:name="P980" style:parent-style-name="Normaali" style:family="paragraph">
      <style:text-properties fo:language="en" fo:country="US"/>
    </style:style>
    <style:style style:name="P981" style:parent-style-name="Normaali" style:family="paragraph">
      <style:text-properties fo:language="en" fo:country="US"/>
    </style:style>
    <style:style style:name="P982" style:parent-style-name="Normaali" style:family="paragraph">
      <style:text-properties fo:language="en" fo:country="US"/>
    </style:style>
    <style:style style:name="P983" style:parent-style-name="Normaali" style:family="paragraph">
      <style:paragraph-properties fo:margin-left="0.4895in">
        <style:tab-stops/>
      </style:paragraph-properties>
      <style:text-properties fo:language="en" fo:country="US"/>
    </style:style>
    <style:style style:name="P984" style:parent-style-name="Normaali" style:family="paragraph">
      <style:text-properties fo:language="en" fo:country="US"/>
    </style:style>
    <style:style style:name="P985" style:parent-style-name="Normaali" style:family="paragraph">
      <style:text-properties fo:language="en" fo:country="US"/>
    </style:style>
    <style:style style:name="T986" style:parent-style-name="Kappaleenoletusfontti" style:family="text">
      <style:text-properties fo:language="en" fo:country="US"/>
    </style:style>
    <style:style style:name="T987" style:parent-style-name="Kappaleenoletusfontti" style:family="text">
      <style:text-properties fo:font-weight="bold" style:font-weight-asian="bold" fo:language="en" fo:country="US"/>
    </style:style>
    <style:style style:name="P988" style:parent-style-name="Normaali" style:family="paragraph">
      <style:text-properties fo:language="en" fo:country="US"/>
    </style:style>
    <style:style style:name="TableColumn990" style:family="table-column">
      <style:table-column-properties style:column-width="2.3055in"/>
    </style:style>
    <style:style style:name="TableColumn991" style:family="table-column">
      <style:table-column-properties style:column-width="2.3062in"/>
    </style:style>
    <style:style style:name="TableColumn992" style:family="table-column">
      <style:table-column-properties style:column-width="2.3062in"/>
    </style:style>
    <style:style style:name="Table989" style:family="table">
      <style:table-properties style:width="6.918in" fo:margin-left="0in" table:align="left"/>
    </style:style>
    <style:style style:name="TableRow993" style:family="table-row">
      <style:table-row-properties/>
    </style:style>
    <style:style style:name="TableCell994" style:family="table-cell">
      <style:table-cell-properties fo:border="0.0069in solid #000000" style:writing-mode="lr-tb" fo:padding-top="0in" fo:padding-left="0.075in" fo:padding-bottom="0in" fo:padding-right="0.075in"/>
    </style:style>
    <style:style style:name="P995" style:parent-style-name="Normaali" style:family="paragraph">
      <style:text-properties fo:font-weight="bold" style:font-weight-asian="bold" fo:language="en" fo:country="US"/>
    </style:style>
    <style:style style:name="TableCell996" style:family="table-cell">
      <style:table-cell-properties fo:border="0.0069in solid #000000" style:writing-mode="lr-tb" fo:padding-top="0in" fo:padding-left="0.075in" fo:padding-bottom="0in" fo:padding-right="0.075in"/>
    </style:style>
    <style:style style:name="P997" style:parent-style-name="Normaali" style:family="paragraph">
      <style:text-properties fo:font-weight="bold" style:font-weight-asian="bold" fo:language="en" fo:country="US"/>
    </style:style>
    <style:style style:name="TableCell998" style:family="table-cell">
      <style:table-cell-properties fo:border="0.0069in solid #000000" style:writing-mode="lr-tb" fo:padding-top="0in" fo:padding-left="0.075in" fo:padding-bottom="0in" fo:padding-right="0.075in"/>
    </style:style>
    <style:style style:name="P999" style:parent-style-name="Normaali" style:family="paragraph">
      <style:text-properties fo:font-weight="bold" style:font-weight-asian="bold" fo:language="en" fo:country="US"/>
    </style:style>
    <style:style style:name="TableRow1000" style:family="table-row">
      <style:table-row-properties/>
    </style:style>
    <style:style style:name="TableCell1001" style:family="table-cell">
      <style:table-cell-properties fo:border="0.0069in solid #000000" style:writing-mode="lr-tb" fo:padding-top="0in" fo:padding-left="0.075in" fo:padding-bottom="0in" fo:padding-right="0.075in"/>
    </style:style>
    <style:style style:name="P1002" style:parent-style-name="Normaali" style:family="paragraph">
      <style:text-properties fo:language="en" fo:country="US"/>
    </style:style>
    <style:style style:name="TableCell1003" style:family="table-cell">
      <style:table-cell-properties fo:border="0.0069in solid #000000" style:writing-mode="lr-tb" fo:padding-top="0in" fo:padding-left="0.075in" fo:padding-bottom="0in" fo:padding-right="0.075in"/>
    </style:style>
    <style:style style:name="P1004" style:parent-style-name="Normaali" style:family="paragraph">
      <style:text-properties fo:language="en" fo:country="US"/>
    </style:style>
    <style:style style:name="TableCell1005" style:family="table-cell">
      <style:table-cell-properties fo:border="0.0069in solid #000000" style:writing-mode="lr-tb" fo:padding-top="0in" fo:padding-left="0.075in" fo:padding-bottom="0in" fo:padding-right="0.075in"/>
    </style:style>
    <style:style style:name="P1006" style:parent-style-name="Normaali" style:family="paragraph">
      <style:text-properties fo:language="en" fo:country="US"/>
    </style:style>
    <style:style style:name="TableRow1007" style:family="table-row">
      <style:table-row-properties/>
    </style:style>
    <style:style style:name="TableCell1008" style:family="table-cell">
      <style:table-cell-properties fo:border="0.0069in solid #000000" style:writing-mode="lr-tb" fo:padding-top="0in" fo:padding-left="0.075in" fo:padding-bottom="0in" fo:padding-right="0.075in"/>
    </style:style>
    <style:style style:name="P1009" style:parent-style-name="Normaali" style:family="paragraph">
      <style:text-properties fo:language="en" fo:country="US"/>
    </style:style>
    <style:style style:name="TableCell1010" style:family="table-cell">
      <style:table-cell-properties fo:border="0.0069in solid #000000" style:writing-mode="lr-tb" fo:padding-top="0in" fo:padding-left="0.075in" fo:padding-bottom="0in" fo:padding-right="0.075in"/>
    </style:style>
    <style:style style:name="P1011" style:parent-style-name="Normaali" style:family="paragraph">
      <style:text-properties fo:language="en" fo:country="US"/>
    </style:style>
    <style:style style:name="TableCell1012" style:family="table-cell">
      <style:table-cell-properties fo:border="0.0069in solid #000000" style:writing-mode="lr-tb" fo:padding-top="0in" fo:padding-left="0.075in" fo:padding-bottom="0in" fo:padding-right="0.075in"/>
    </style:style>
    <style:style style:name="P1013" style:parent-style-name="Normaali" style:family="paragraph">
      <style:text-properties fo:language="en" fo:country="US"/>
    </style:style>
    <style:style style:name="P1014" style:parent-style-name="Otsikko1" style:family="paragraph">
      <style:text-properties style:font-name-complex="Calibri Light" fo:language="en" fo:country="US"/>
    </style:style>
    <style:style style:name="P1015" style:parent-style-name="Normaali" style:family="paragraph">
      <style:text-properties style:font-name-complex="Calibri" fo:language="en" fo:country="US"/>
    </style:style>
    <style:style style:name="T1016" style:parent-style-name="Kappaleenoletusfontti" style:family="text">
      <style:text-properties style:font-name-complex="Calibri Light" fo:language="en" fo:country="US"/>
    </style:style>
    <style:style style:name="P1017" style:parent-style-name="Normaali" style:family="paragraph">
      <style:text-properties style:font-name-complex="Calibri" fo:language="en" fo:country="US"/>
    </style:style>
    <style:style style:name="P1018" style:parent-style-name="Normaali" style:family="paragraph">
      <style:text-properties style:font-name-complex="Calibri" fo:language="en" fo:country="US"/>
    </style:style>
    <style:style style:name="P1019" style:parent-style-name="Normaali" style:family="paragraph">
      <style:text-properties style:font-name-complex="Calibri" fo:language="en" fo:country="US"/>
    </style:style>
    <style:style style:name="P1020" style:parent-style-name="Normaali" style:family="paragraph">
      <style:text-properties style:font-name-complex="Calibri" fo:language="en" fo:country="US"/>
    </style:style>
    <style:style style:name="T1021" style:parent-style-name="Kappaleenoletusfontti" style:family="text">
      <style:text-properties style:font-name-complex="Calibri" fo:font-weight="bold" style:font-weight-asian="bold" fo:language="en" fo:country="US"/>
    </style:style>
    <style:style style:name="T1022" style:parent-style-name="Kappaleenoletusfontti" style:family="text">
      <style:text-properties style:font-name-complex="Calibri" fo:language="en" fo:country="US"/>
    </style:style>
    <style:style style:name="T1023" style:parent-style-name="Kappaleenoletusfontti" style:family="text">
      <style:text-properties style:font-name-complex="Calibri" fo:font-weight="bold" style:font-weight-asian="bold" fo:language="en" fo:country="US"/>
    </style:style>
    <style:style style:name="T1024" style:parent-style-name="Kappaleenoletusfontti" style:family="text">
      <style:text-properties style:font-name-complex="Calibri" fo:language="en" fo:country="US"/>
    </style:style>
    <style:style style:name="P1025" style:parent-style-name="Normaali" style:family="paragraph">
      <style:text-properties style:font-name-complex="Calibri" fo:language="en" fo:country="US"/>
    </style:style>
    <style:style style:name="TableColumn1027" style:family="table-column">
      <style:table-column-properties style:column-width="2.3055in"/>
    </style:style>
    <style:style style:name="TableColumn1028" style:family="table-column">
      <style:table-column-properties style:column-width="2.3062in"/>
    </style:style>
    <style:style style:name="TableColumn1029" style:family="table-column">
      <style:table-column-properties style:column-width="2.3062in"/>
    </style:style>
    <style:style style:name="Table1026" style:family="table">
      <style:table-properties style:width="6.918in" fo:margin-left="0in" table:align="left"/>
    </style:style>
    <style:style style:name="TableRow1030" style:family="table-row">
      <style:table-row-properties/>
    </style:style>
    <style:style style:name="TableCell1031" style:family="table-cell">
      <style:table-cell-properties fo:border="0.0069in solid #000000" style:writing-mode="lr-tb" fo:padding-top="0in" fo:padding-left="0.075in" fo:padding-bottom="0in" fo:padding-right="0.075in"/>
    </style:style>
    <style:style style:name="P1032" style:parent-style-name="Normaali" style:family="paragraph">
      <style:text-properties style:font-name-complex="Calibri" fo:font-weight="bold" style:font-weight-asian="bold" fo:language="en" fo:country="US"/>
    </style:style>
    <style:style style:name="TableCell1033" style:family="table-cell">
      <style:table-cell-properties fo:border="0.0069in solid #000000" style:writing-mode="lr-tb" fo:padding-top="0in" fo:padding-left="0.075in" fo:padding-bottom="0in" fo:padding-right="0.075in"/>
    </style:style>
    <style:style style:name="P1034" style:parent-style-name="Normaali" style:family="paragraph">
      <style:text-properties style:font-name-complex="Calibri" fo:font-weight="bold" style:font-weight-asian="bold" fo:language="en" fo:country="US"/>
    </style:style>
    <style:style style:name="TableCell1035" style:family="table-cell">
      <style:table-cell-properties fo:border="0.0069in solid #000000" style:writing-mode="lr-tb" fo:padding-top="0in" fo:padding-left="0.075in" fo:padding-bottom="0in" fo:padding-right="0.075in"/>
    </style:style>
    <style:style style:name="P1036" style:parent-style-name="Normaali" style:family="paragraph">
      <style:text-properties style:font-name-complex="Calibri" fo:font-weight="bold" style:font-weight-asian="bold" fo:language="en" fo:country="US"/>
    </style:style>
    <style:style style:name="TableRow1037" style:family="table-row">
      <style:table-row-properties/>
    </style:style>
    <style:style style:name="TableCell1038" style:family="table-cell">
      <style:table-cell-properties fo:border="0.0069in solid #000000" style:writing-mode="lr-tb" fo:padding-top="0in" fo:padding-left="0.075in" fo:padding-bottom="0in" fo:padding-right="0.075in"/>
    </style:style>
    <style:style style:name="P1039" style:parent-style-name="Normaali" style:family="paragraph">
      <style:text-properties style:font-name-complex="Calibri" fo:language="en" fo:country="US"/>
    </style:style>
    <style:style style:name="TableCell1040" style:family="table-cell">
      <style:table-cell-properties fo:border="0.0069in solid #000000" style:writing-mode="lr-tb" fo:padding-top="0in" fo:padding-left="0.075in" fo:padding-bottom="0in" fo:padding-right="0.075in"/>
    </style:style>
    <style:style style:name="P1041" style:parent-style-name="Normaali" style:family="paragraph">
      <style:text-properties style:font-name-complex="Calibri" fo:language="en" fo:country="US"/>
    </style:style>
    <style:style style:name="TableCell1042" style:family="table-cell">
      <style:table-cell-properties fo:border="0.0069in solid #000000" style:writing-mode="lr-tb" fo:padding-top="0in" fo:padding-left="0.075in" fo:padding-bottom="0in" fo:padding-right="0.075in"/>
    </style:style>
    <style:style style:name="P1043" style:parent-style-name="Normaali" style:family="paragraph">
      <style:text-properties style:font-name-complex="Calibri" fo:language="en" fo:country="US"/>
    </style:style>
    <style:style style:name="TableRow1044" style:family="table-row">
      <style:table-row-properties/>
    </style:style>
    <style:style style:name="TableCell1045" style:family="table-cell">
      <style:table-cell-properties fo:border="0.0069in solid #000000" style:writing-mode="lr-tb" fo:padding-top="0in" fo:padding-left="0.075in" fo:padding-bottom="0in" fo:padding-right="0.075in"/>
    </style:style>
    <style:style style:name="P1046" style:parent-style-name="Normaali" style:family="paragraph">
      <style:text-properties style:font-name-complex="Calibri" fo:language="en" fo:country="US"/>
    </style:style>
    <style:style style:name="TableCell1047" style:family="table-cell">
      <style:table-cell-properties fo:border="0.0069in solid #000000" style:writing-mode="lr-tb" fo:padding-top="0in" fo:padding-left="0.075in" fo:padding-bottom="0in" fo:padding-right="0.075in"/>
    </style:style>
    <style:style style:name="P1048" style:parent-style-name="Normaali" style:family="paragraph">
      <style:text-properties style:font-name-complex="Calibri" fo:language="en" fo:country="US"/>
    </style:style>
    <style:style style:name="TableCell1049" style:family="table-cell">
      <style:table-cell-properties fo:border="0.0069in solid #000000" style:writing-mode="lr-tb" fo:padding-top="0in" fo:padding-left="0.075in" fo:padding-bottom="0in" fo:padding-right="0.075in"/>
    </style:style>
    <style:style style:name="P1050" style:parent-style-name="Normaali" style:family="paragraph">
      <style:text-properties style:font-name-complex="Calibri"/>
    </style:style>
    <style:style style:name="P1051" style:parent-style-name="Normaali" style:family="paragraph">
      <style:text-properties fo:language="en" fo:country="US"/>
    </style:style>
    <style:style style:name="P1052" style:parent-style-name="Normaali" style:family="paragraph">
      <style:text-properties style:font-name-complex="Calibri" fo:language="en" fo:country="US"/>
    </style:style>
    <style:style style:name="P1053" style:parent-style-name="Otsikko2" style:family="paragraph">
      <style:text-properties style:font-name-complex="Calibri Light" fo:language="en" fo:country="US"/>
    </style:style>
    <style:style style:name="P1054" style:parent-style-name="Normaali" style:family="paragraph">
      <style:text-properties style:font-name-complex="Calibri" fo:language="en" fo:country="US"/>
    </style:style>
    <style:style style:name="P1055" style:parent-style-name="Normaali" style:family="paragraph">
      <style:text-properties style:font-name-complex="Calibri" fo:language="en" fo:country="US"/>
    </style:style>
    <style:style style:name="P1056" style:parent-style-name="Normaali" style:family="paragraph">
      <style:text-properties style:font-name-complex="Calibri" fo:language="en" fo:country="US"/>
    </style:style>
    <style:style style:name="P1057" style:parent-style-name="Normaali" style:family="paragraph">
      <style:text-properties style:font-name-complex="Calibri" fo:language="en" fo:country="US"/>
    </style:style>
    <style:style style:name="T1058" style:parent-style-name="Kappaleenoletusfontti" style:family="text">
      <style:text-properties style:font-name-complex="Calibri" fo:font-weight="bold" style:font-weight-asian="bold" fo:language="en" fo:country="US"/>
    </style:style>
    <style:style style:name="T1059" style:parent-style-name="Kappaleenoletusfontti" style:family="text">
      <style:text-properties style:font-name-complex="Calibri" fo:language="en" fo:country="US"/>
    </style:style>
    <style:style style:name="T1060" style:parent-style-name="Kappaleenoletusfontti" style:family="text">
      <style:text-properties style:font-name-complex="Calibri" fo:language="en" fo:country="US"/>
    </style:style>
    <style:style style:name="T1061" style:parent-style-name="Kappaleenoletusfontti" style:family="text">
      <style:text-properties style:font-name-complex="Calibri" fo:font-weight="bold" style:font-weight-asian="bold" fo:language="en" fo:country="US"/>
    </style:style>
    <style:style style:name="T1062" style:parent-style-name="Kappaleenoletusfontti" style:family="text">
      <style:text-properties style:font-name-complex="Calibri" fo:language="en" fo:country="US"/>
    </style:style>
    <style:style style:name="P1063" style:parent-style-name="Normaali" style:family="paragraph">
      <style:text-properties style:font-name-complex="Calibri" fo:language="en" fo:country="US"/>
    </style:style>
    <style:style style:name="TableColumn1065" style:family="table-column">
      <style:table-column-properties style:column-width="2.3055in"/>
    </style:style>
    <style:style style:name="TableColumn1066" style:family="table-column">
      <style:table-column-properties style:column-width="2.3062in"/>
    </style:style>
    <style:style style:name="TableColumn1067" style:family="table-column">
      <style:table-column-properties style:column-width="2.3062in"/>
    </style:style>
    <style:style style:name="Table1064" style:family="table">
      <style:table-properties style:width="6.918in" fo:margin-left="0in" table:align="left"/>
    </style:style>
    <style:style style:name="TableRow1068" style:family="table-row">
      <style:table-row-properties/>
    </style:style>
    <style:style style:name="TableCell1069" style:family="table-cell">
      <style:table-cell-properties fo:border="0.0069in solid #000000" style:writing-mode="lr-tb" fo:padding-top="0in" fo:padding-left="0.075in" fo:padding-bottom="0in" fo:padding-right="0.075in"/>
    </style:style>
    <style:style style:name="P1070" style:parent-style-name="Normaali" style:family="paragraph">
      <style:text-properties style:font-name-complex="Calibri" fo:font-weight="bold" style:font-weight-asian="bold" fo:language="en" fo:country="US"/>
    </style:style>
    <style:style style:name="TableCell1071" style:family="table-cell">
      <style:table-cell-properties fo:border="0.0069in solid #000000" style:writing-mode="lr-tb" fo:padding-top="0in" fo:padding-left="0.075in" fo:padding-bottom="0in" fo:padding-right="0.075in"/>
    </style:style>
    <style:style style:name="P1072" style:parent-style-name="Normaali" style:family="paragraph">
      <style:text-properties style:font-name-complex="Calibri" fo:font-weight="bold" style:font-weight-asian="bold" fo:language="en" fo:country="US"/>
    </style:style>
    <style:style style:name="TableCell1073" style:family="table-cell">
      <style:table-cell-properties fo:border="0.0069in solid #000000" style:writing-mode="lr-tb" fo:padding-top="0in" fo:padding-left="0.075in" fo:padding-bottom="0in" fo:padding-right="0.075in"/>
    </style:style>
    <style:style style:name="P1074" style:parent-style-name="Normaali" style:family="paragraph">
      <style:text-properties style:font-name-complex="Calibri" fo:font-weight="bold" style:font-weight-asian="bold" fo:language="en" fo:country="US"/>
    </style:style>
    <style:style style:name="TableRow1075" style:family="table-row">
      <style:table-row-properties/>
    </style:style>
    <style:style style:name="TableCell1076" style:family="table-cell">
      <style:table-cell-properties fo:border="0.0069in solid #000000" style:writing-mode="lr-tb" fo:padding-top="0in" fo:padding-left="0.075in" fo:padding-bottom="0in" fo:padding-right="0.075in"/>
    </style:style>
    <style:style style:name="P1077" style:parent-style-name="Normaali" style:family="paragraph">
      <style:text-properties style:font-name-complex="Calibri" fo:language="en" fo:country="US"/>
    </style:style>
    <style:style style:name="TableCell1078" style:family="table-cell">
      <style:table-cell-properties fo:border="0.0069in solid #000000" style:writing-mode="lr-tb" fo:padding-top="0in" fo:padding-left="0.075in" fo:padding-bottom="0in" fo:padding-right="0.075in"/>
    </style:style>
    <style:style style:name="P1079" style:parent-style-name="Normaali" style:family="paragraph">
      <style:text-properties style:font-name-complex="Calibri" fo:language="en" fo:country="US"/>
    </style:style>
    <style:style style:name="TableCell1080" style:family="table-cell">
      <style:table-cell-properties fo:border="0.0069in solid #000000" style:writing-mode="lr-tb" fo:padding-top="0in" fo:padding-left="0.075in" fo:padding-bottom="0in" fo:padding-right="0.075in"/>
    </style:style>
    <style:style style:name="P1081" style:parent-style-name="Normaali" style:family="paragraph">
      <style:text-properties style:font-name-complex="Calibri" fo:language="en" fo:country="US"/>
    </style:style>
    <style:style style:name="TableRow1082" style:family="table-row">
      <style:table-row-properties/>
    </style:style>
    <style:style style:name="TableCell1083" style:family="table-cell">
      <style:table-cell-properties fo:border="0.0069in solid #000000" style:writing-mode="lr-tb" fo:padding-top="0in" fo:padding-left="0.075in" fo:padding-bottom="0in" fo:padding-right="0.075in"/>
    </style:style>
    <style:style style:name="P1084" style:parent-style-name="Normaali" style:family="paragraph">
      <style:text-properties style:font-name-complex="Calibri" fo:language="en" fo:country="US"/>
    </style:style>
    <style:style style:name="TableCell1085" style:family="table-cell">
      <style:table-cell-properties fo:border="0.0069in solid #000000" style:writing-mode="lr-tb" fo:padding-top="0in" fo:padding-left="0.075in" fo:padding-bottom="0in" fo:padding-right="0.075in"/>
    </style:style>
    <style:style style:name="P1086" style:parent-style-name="Normaali" style:family="paragraph">
      <style:text-properties style:font-name-complex="Calibri" fo:language="en" fo:country="US"/>
    </style:style>
    <style:style style:name="TableCell1087" style:family="table-cell">
      <style:table-cell-properties fo:border="0.0069in solid #000000" style:writing-mode="lr-tb" fo:padding-top="0in" fo:padding-left="0.075in" fo:padding-bottom="0in" fo:padding-right="0.075in"/>
    </style:style>
    <style:style style:name="P1088" style:parent-style-name="Normaali" style:family="paragraph">
      <style:text-properties style:font-name-complex="Calibri"/>
    </style:style>
    <style:style style:name="P1089" style:parent-style-name="Normaali" style:family="paragraph">
      <style:text-properties style:font-name-complex="Calibri" fo:language="en" fo:country="US"/>
    </style:style>
    <style:style style:name="P1090" style:parent-style-name="Normaali" style:family="paragraph">
      <style:text-properties style:font-name-complex="Calibri" fo:language="en" fo:country="US"/>
    </style:style>
    <style:style style:name="P1091" style:parent-style-name="Otsikko2" style:family="paragraph">
      <style:text-properties style:font-name-complex="Calibri Light" fo:language="en" fo:country="US"/>
    </style:style>
    <style:style style:name="P1092" style:parent-style-name="Normaali" style:family="paragraph">
      <style:text-properties style:font-name-complex="Calibri" fo:language="en" fo:country="US"/>
    </style:style>
    <style:style style:name="P1093" style:parent-style-name="Normaali" style:family="paragraph">
      <style:text-properties style:font-name-complex="Calibri" fo:language="en" fo:country="US"/>
    </style:style>
    <style:style style:name="P1094" style:parent-style-name="Normaali" style:family="paragraph">
      <style:text-properties style:font-name-complex="Calibri" fo:language="en" fo:country="US"/>
    </style:style>
    <style:style style:name="P1095" style:parent-style-name="Normaali" style:family="paragraph">
      <style:text-properties style:font-name-complex="Calibri" fo:language="en" fo:country="US"/>
    </style:style>
    <style:style style:name="T1096" style:parent-style-name="Kappaleenoletusfontti" style:family="text">
      <style:text-properties style:font-name-complex="Calibri" fo:font-weight="bold" style:font-weight-asian="bold" fo:language="en" fo:country="US"/>
    </style:style>
    <style:style style:name="T1097" style:parent-style-name="Kappaleenoletusfontti" style:family="text">
      <style:text-properties style:font-name-complex="Calibri" fo:language="en" fo:country="US"/>
    </style:style>
    <style:style style:name="T1098" style:parent-style-name="Kappaleenoletusfontti" style:family="text">
      <style:text-properties style:font-name-complex="Calibri" fo:font-weight="bold" style:font-weight-asian="bold" fo:language="en" fo:country="US"/>
    </style:style>
    <style:style style:name="T1099" style:parent-style-name="Kappaleenoletusfontti" style:family="text">
      <style:text-properties style:font-name-complex="Calibri" fo:language="en" fo:country="US"/>
    </style:style>
    <style:style style:name="P1100" style:parent-style-name="Normaali" style:family="paragraph">
      <style:text-properties style:font-name-complex="Calibri" fo:language="en" fo:country="US"/>
    </style:style>
    <style:style style:name="TableColumn1102" style:family="table-column">
      <style:table-column-properties style:column-width="2.3055in"/>
    </style:style>
    <style:style style:name="TableColumn1103" style:family="table-column">
      <style:table-column-properties style:column-width="2.3062in"/>
    </style:style>
    <style:style style:name="TableColumn1104" style:family="table-column">
      <style:table-column-properties style:column-width="2.3062in"/>
    </style:style>
    <style:style style:name="Table1101" style:family="table">
      <style:table-properties style:width="6.918in" fo:margin-left="0in" table:align="left"/>
    </style:style>
    <style:style style:name="TableRow1105" style:family="table-row">
      <style:table-row-properties/>
    </style:style>
    <style:style style:name="TableCell1106" style:family="table-cell">
      <style:table-cell-properties fo:border="0.0069in solid #000000" style:writing-mode="lr-tb" fo:padding-top="0in" fo:padding-left="0.075in" fo:padding-bottom="0in" fo:padding-right="0.075in"/>
    </style:style>
    <style:style style:name="P1107" style:parent-style-name="Normaali" style:family="paragraph">
      <style:text-properties style:font-name-complex="Calibri" fo:font-weight="bold" style:font-weight-asian="bold" fo:language="en" fo:country="US"/>
    </style:style>
    <style:style style:name="TableCell1108" style:family="table-cell">
      <style:table-cell-properties fo:border="0.0069in solid #000000" style:writing-mode="lr-tb" fo:padding-top="0in" fo:padding-left="0.075in" fo:padding-bottom="0in" fo:padding-right="0.075in"/>
    </style:style>
    <style:style style:name="P1109" style:parent-style-name="Normaali" style:family="paragraph">
      <style:text-properties style:font-name-complex="Calibri" fo:font-weight="bold" style:font-weight-asian="bold" fo:language="en" fo:country="US"/>
    </style:style>
    <style:style style:name="TableCell1110" style:family="table-cell">
      <style:table-cell-properties fo:border="0.0069in solid #000000" style:writing-mode="lr-tb" fo:padding-top="0in" fo:padding-left="0.075in" fo:padding-bottom="0in" fo:padding-right="0.075in"/>
    </style:style>
    <style:style style:name="P1111" style:parent-style-name="Normaali" style:family="paragraph">
      <style:text-properties style:font-name-complex="Calibri" fo:font-weight="bold" style:font-weight-asian="bold" fo:language="en" fo:country="US"/>
    </style:style>
    <style:style style:name="TableRow1112" style:family="table-row">
      <style:table-row-properties/>
    </style:style>
    <style:style style:name="TableCell1113" style:family="table-cell">
      <style:table-cell-properties fo:border="0.0069in solid #000000" style:writing-mode="lr-tb" fo:padding-top="0in" fo:padding-left="0.075in" fo:padding-bottom="0in" fo:padding-right="0.075in"/>
    </style:style>
    <style:style style:name="P1114" style:parent-style-name="Normaali" style:family="paragraph">
      <style:text-properties style:font-name-complex="Calibri" fo:language="en" fo:country="US"/>
    </style:style>
    <style:style style:name="TableCell1115" style:family="table-cell">
      <style:table-cell-properties fo:border="0.0069in solid #000000" style:writing-mode="lr-tb" fo:padding-top="0in" fo:padding-left="0.075in" fo:padding-bottom="0in" fo:padding-right="0.075in"/>
    </style:style>
    <style:style style:name="P1116" style:parent-style-name="Normaali" style:family="paragraph">
      <style:text-properties style:font-name-complex="Calibri" fo:language="en" fo:country="US"/>
    </style:style>
    <style:style style:name="TableCell1117" style:family="table-cell">
      <style:table-cell-properties fo:border="0.0069in solid #000000" style:writing-mode="lr-tb" fo:padding-top="0in" fo:padding-left="0.075in" fo:padding-bottom="0in" fo:padding-right="0.075in"/>
    </style:style>
    <style:style style:name="P1118" style:parent-style-name="Normaali" style:family="paragraph">
      <style:text-properties style:font-name-complex="Calibri" fo:language="en" fo:country="US"/>
    </style:style>
    <style:style style:name="TableRow1119" style:family="table-row">
      <style:table-row-properties/>
    </style:style>
    <style:style style:name="TableCell1120" style:family="table-cell">
      <style:table-cell-properties fo:border="0.0069in solid #000000" style:writing-mode="lr-tb" fo:padding-top="0in" fo:padding-left="0.075in" fo:padding-bottom="0in" fo:padding-right="0.075in"/>
    </style:style>
    <style:style style:name="P1121" style:parent-style-name="Normaali" style:family="paragraph">
      <style:text-properties style:font-name-complex="Calibri" fo:language="en" fo:country="US"/>
    </style:style>
    <style:style style:name="TableCell1122" style:family="table-cell">
      <style:table-cell-properties fo:border="0.0069in solid #000000" style:writing-mode="lr-tb" fo:padding-top="0in" fo:padding-left="0.075in" fo:padding-bottom="0in" fo:padding-right="0.075in"/>
    </style:style>
    <style:style style:name="P1123" style:parent-style-name="Normaali" style:family="paragraph">
      <style:text-properties style:font-name-complex="Calibri" fo:language="en" fo:country="US"/>
    </style:style>
    <style:style style:name="TableCell1124" style:family="table-cell">
      <style:table-cell-properties fo:border="0.0069in solid #000000" style:writing-mode="lr-tb" fo:padding-top="0in" fo:padding-left="0.075in" fo:padding-bottom="0in" fo:padding-right="0.075in"/>
    </style:style>
    <style:style style:name="P1125" style:parent-style-name="Normaali" style:family="paragraph">
      <style:text-properties style:font-name-complex="Calibri"/>
    </style:style>
    <style:style style:name="P1126" style:parent-style-name="Normaali" style:family="paragraph">
      <style:text-properties style:font-name-complex="Calibri" fo:language="en" fo:country="US"/>
    </style:style>
    <style:style style:name="P1127" style:parent-style-name="Normaali" style:family="paragraph">
      <style:text-properties style:font-name-complex="Calibri" fo:language="en" fo:country="US"/>
    </style:style>
    <style:style style:name="P1128" style:parent-style-name="Otsikko2" style:family="paragraph">
      <style:text-properties style:font-name-complex="Calibri Light" fo:language="en" fo:country="US"/>
    </style:style>
    <style:style style:name="P1129" style:parent-style-name="Normaali" style:family="paragraph">
      <style:text-properties style:font-name-complex="Calibri" fo:language="en" fo:country="US"/>
    </style:style>
    <style:style style:name="P1130" style:parent-style-name="Normaali" style:family="paragraph">
      <style:text-properties style:font-name-complex="Calibri" fo:language="en" fo:country="US"/>
    </style:style>
    <style:style style:name="P1131" style:parent-style-name="Normaali" style:family="paragraph">
      <style:text-properties style:font-name-complex="Calibri" fo:language="en" fo:country="US"/>
    </style:style>
    <style:style style:name="P1132" style:parent-style-name="Normaali" style:family="paragraph">
      <style:text-properties style:font-name-complex="Calibri" fo:language="en" fo:country="US"/>
    </style:style>
    <style:style style:name="T1133" style:parent-style-name="Kappaleenoletusfontti" style:family="text">
      <style:text-properties style:font-name-complex="Calibri" fo:font-weight="bold" style:font-weight-asian="bold" fo:language="en" fo:country="US"/>
    </style:style>
    <style:style style:name="T1134" style:parent-style-name="Kappaleenoletusfontti" style:family="text">
      <style:text-properties style:font-name-complex="Calibri" fo:language="en" fo:country="US"/>
    </style:style>
    <style:style style:name="T1135" style:parent-style-name="Kappaleenoletusfontti" style:family="text">
      <style:text-properties style:font-name-complex="Calibri" fo:font-weight="bold" style:font-weight-asian="bold" fo:language="en" fo:country="US"/>
    </style:style>
    <style:style style:name="T1136" style:parent-style-name="Kappaleenoletusfontti" style:family="text">
      <style:text-properties style:font-name-complex="Calibri" fo:language="en" fo:country="US"/>
    </style:style>
    <style:style style:name="T1137" style:parent-style-name="Kappaleenoletusfontti" style:family="text">
      <style:text-properties style:font-name-complex="Calibri" fo:language="en" fo:country="US"/>
    </style:style>
    <style:style style:name="P1138" style:parent-style-name="Normaali" style:family="paragraph">
      <style:text-properties fo:language="en" fo:country="US"/>
    </style:style>
    <style:style style:name="T1139" style:parent-style-name="Kappaleenoletusfontti" style:family="text">
      <style:text-properties style:font-name-complex="Calibri" fo:font-weight="bold" style:font-weight-asian="bold" fo:language="en" fo:country="US"/>
    </style:style>
    <style:style style:name="T1140" style:parent-style-name="Kappaleenoletusfontti" style:family="text">
      <style:text-properties style:font-name-complex="Calibri" fo:language="en" fo:country="US"/>
    </style:style>
    <style:style style:name="P1141" style:parent-style-name="Normaali" style:family="paragraph">
      <style:text-properties style:font-name-complex="Calibri" fo:language="en" fo:country="US"/>
    </style:style>
    <style:style style:name="TableColumn1143" style:family="table-column">
      <style:table-column-properties style:column-width="2.3055in"/>
    </style:style>
    <style:style style:name="TableColumn1144" style:family="table-column">
      <style:table-column-properties style:column-width="2.3062in"/>
    </style:style>
    <style:style style:name="TableColumn1145" style:family="table-column">
      <style:table-column-properties style:column-width="2.3062in"/>
    </style:style>
    <style:style style:name="Table1142" style:family="table">
      <style:table-properties style:width="6.918in" fo:margin-left="0in" table:align="left"/>
    </style:style>
    <style:style style:name="TableRow1146" style:family="table-row">
      <style:table-row-properties/>
    </style:style>
    <style:style style:name="TableCell1147" style:family="table-cell">
      <style:table-cell-properties fo:border="0.0069in solid #000000" style:writing-mode="lr-tb" fo:padding-top="0in" fo:padding-left="0.075in" fo:padding-bottom="0in" fo:padding-right="0.075in"/>
    </style:style>
    <style:style style:name="P1148" style:parent-style-name="Normaali" style:family="paragraph">
      <style:text-properties style:font-name-complex="Calibri" fo:font-weight="bold" style:font-weight-asian="bold" fo:language="en" fo:country="US"/>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ali" style:family="paragraph">
      <style:text-properties style:font-name-complex="Calibri" fo:font-weight="bold" style:font-weight-asian="bold" fo:language="en" fo:country="US"/>
    </style:style>
    <style:style style:name="TableCell1151" style:family="table-cell">
      <style:table-cell-properties fo:border="0.0069in solid #000000" style:writing-mode="lr-tb" fo:padding-top="0in" fo:padding-left="0.075in" fo:padding-bottom="0in" fo:padding-right="0.075in"/>
    </style:style>
    <style:style style:name="P1152" style:parent-style-name="Normaali" style:family="paragraph">
      <style:text-properties style:font-name-complex="Calibri" fo:font-weight="bold" style:font-weight-asian="bold" fo:language="en" fo:country="US"/>
    </style:style>
    <style:style style:name="TableRow1153" style:family="table-row">
      <style:table-row-properties/>
    </style:style>
    <style:style style:name="TableCell1154" style:family="table-cell">
      <style:table-cell-properties fo:border="0.0069in solid #000000" style:writing-mode="lr-tb" fo:padding-top="0in" fo:padding-left="0.075in" fo:padding-bottom="0in" fo:padding-right="0.075in"/>
    </style:style>
    <style:style style:name="P1155" style:parent-style-name="Normaali" style:family="paragraph">
      <style:text-properties style:font-name-complex="Calibri" fo:language="en" fo:country="US"/>
    </style:style>
    <style:style style:name="TableCell1156" style:family="table-cell">
      <style:table-cell-properties fo:border="0.0069in solid #000000" style:writing-mode="lr-tb" fo:padding-top="0in" fo:padding-left="0.075in" fo:padding-bottom="0in" fo:padding-right="0.075in"/>
    </style:style>
    <style:style style:name="P1157" style:parent-style-name="Normaali" style:family="paragraph">
      <style:text-properties style:font-name-complex="Calibri" fo:language="en" fo:country="US"/>
    </style:style>
    <style:style style:name="TableCell1158" style:family="table-cell">
      <style:table-cell-properties fo:border="0.0069in solid #000000" style:writing-mode="lr-tb" fo:padding-top="0in" fo:padding-left="0.075in" fo:padding-bottom="0in" fo:padding-right="0.075in"/>
    </style:style>
    <style:style style:name="P1159" style:parent-style-name="Normaali" style:family="paragraph">
      <style:text-properties style:font-name-complex="Calibri" fo:language="en" fo:country="US"/>
    </style:style>
    <style:style style:name="TableRow1160" style:family="table-row">
      <style:table-row-properties/>
    </style:style>
    <style:style style:name="TableCell1161" style:family="table-cell">
      <style:table-cell-properties fo:border="0.0069in solid #000000" style:writing-mode="lr-tb" fo:padding-top="0in" fo:padding-left="0.075in" fo:padding-bottom="0in" fo:padding-right="0.075in"/>
    </style:style>
    <style:style style:name="P1162" style:parent-style-name="Normaali" style:family="paragraph">
      <style:text-properties style:font-name-complex="Calibri" fo:language="en" fo:country="US"/>
    </style:style>
    <style:style style:name="TableCell1163" style:family="table-cell">
      <style:table-cell-properties fo:border="0.0069in solid #000000" style:writing-mode="lr-tb" fo:padding-top="0in" fo:padding-left="0.075in" fo:padding-bottom="0in" fo:padding-right="0.075in"/>
    </style:style>
    <style:style style:name="P1164" style:parent-style-name="Normaali" style:family="paragraph">
      <style:text-properties style:font-name-complex="Calibri" fo:language="en" fo:country="US"/>
    </style:style>
    <style:style style:name="TableCell1165" style:family="table-cell">
      <style:table-cell-properties fo:border="0.0069in solid #000000" style:writing-mode="lr-tb" fo:padding-top="0in" fo:padding-left="0.075in" fo:padding-bottom="0in" fo:padding-right="0.075in"/>
    </style:style>
    <style:style style:name="P1166" style:parent-style-name="Normaali" style:family="paragraph">
      <style:text-properties style:font-name-complex="Calibri" fo:language="en" fo:country="US"/>
    </style:style>
    <style:style style:name="P1167" style:parent-style-name="Normaali" style:family="paragraph">
      <style:text-properties style:font-name-complex="Calibri" fo:language="en" fo:country="US"/>
    </style:style>
    <style:style style:name="P1168" style:parent-style-name="Otsikko2" style:family="paragraph">
      <style:text-properties style:font-name-complex="Calibri Light" fo:language="en" fo:country="US"/>
    </style:style>
    <style:style style:name="P1169" style:parent-style-name="Normaali" style:family="paragraph">
      <style:text-properties style:font-name-complex="Calibri" fo:language="en" fo:country="US"/>
    </style:style>
    <style:style style:name="P1170" style:parent-style-name="Normaali" style:family="paragraph">
      <style:text-properties style:font-name-complex="Calibri" fo:language="en" fo:country="US"/>
    </style:style>
    <style:style style:name="P1171" style:parent-style-name="Normaali" style:family="paragraph">
      <style:text-properties style:font-name-complex="Calibri" fo:language="en" fo:country="US"/>
    </style:style>
    <style:style style:name="P1172" style:parent-style-name="Normaali" style:family="paragraph">
      <style:text-properties style:font-name-complex="Calibri" fo:language="en" fo:country="US"/>
    </style:style>
    <style:style style:name="T1173" style:parent-style-name="Kappaleenoletusfontti" style:family="text">
      <style:text-properties style:font-name-complex="Calibri" fo:font-weight="bold" style:font-weight-asian="bold" fo:language="en" fo:country="US"/>
    </style:style>
    <style:style style:name="T1174" style:parent-style-name="Kappaleenoletusfontti" style:family="text">
      <style:text-properties style:font-name-complex="Calibri" fo:language="en" fo:country="US"/>
    </style:style>
    <style:style style:name="T1175" style:parent-style-name="Kappaleenoletusfontti" style:family="text">
      <style:text-properties style:font-name-complex="Calibri" fo:font-weight="bold" style:font-weight-asian="bold" fo:language="en" fo:country="US"/>
    </style:style>
    <style:style style:name="T1176" style:parent-style-name="Kappaleenoletusfontti" style:family="text">
      <style:text-properties style:font-name-complex="Calibri" fo:language="en" fo:country="US"/>
    </style:style>
    <style:style style:name="T1177" style:parent-style-name="Kappaleenoletusfontti" style:family="text">
      <style:text-properties style:font-name-complex="Calibri" fo:language="en" fo:country="US"/>
    </style:style>
    <style:style style:name="T1178" style:parent-style-name="Kappaleenoletusfontti" style:family="text">
      <style:text-properties style:font-name-complex="Calibri" fo:font-weight="bold" style:font-weight-asian="bold" fo:language="en" fo:country="US"/>
    </style:style>
    <style:style style:name="T1179" style:parent-style-name="Kappaleenoletusfontti" style:family="text">
      <style:text-properties style:font-name-complex="Calibri" fo:language="en" fo:country="US"/>
    </style:style>
    <style:style style:name="P1180" style:parent-style-name="Normaali" style:family="paragraph">
      <style:text-properties style:font-name-complex="Calibri" fo:language="en" fo:country="US"/>
    </style:style>
    <style:style style:name="TableColumn1182" style:family="table-column">
      <style:table-column-properties style:column-width="2.3055in"/>
    </style:style>
    <style:style style:name="TableColumn1183" style:family="table-column">
      <style:table-column-properties style:column-width="2.3062in"/>
    </style:style>
    <style:style style:name="TableColumn1184" style:family="table-column">
      <style:table-column-properties style:column-width="2.3062in"/>
    </style:style>
    <style:style style:name="Table1181" style:family="table">
      <style:table-properties style:width="6.918in" fo:margin-left="0in" table:align="left"/>
    </style:style>
    <style:style style:name="TableRow1185" style:family="table-row">
      <style:table-row-properties/>
    </style:style>
    <style:style style:name="TableCell1186" style:family="table-cell">
      <style:table-cell-properties fo:border="0.0069in solid #000000" style:writing-mode="lr-tb" fo:padding-top="0in" fo:padding-left="0.075in" fo:padding-bottom="0in" fo:padding-right="0.075in"/>
    </style:style>
    <style:style style:name="P1187" style:parent-style-name="Normaali" style:family="paragraph">
      <style:text-properties style:font-name-complex="Calibri" fo:font-weight="bold" style:font-weight-asian="bold" fo:language="en" fo:country="US"/>
    </style:style>
    <style:style style:name="TableCell1188" style:family="table-cell">
      <style:table-cell-properties fo:border="0.0069in solid #000000" style:writing-mode="lr-tb" fo:padding-top="0in" fo:padding-left="0.075in" fo:padding-bottom="0in" fo:padding-right="0.075in"/>
    </style:style>
    <style:style style:name="P1189" style:parent-style-name="Normaali" style:family="paragraph">
      <style:text-properties style:font-name-complex="Calibri" fo:font-weight="bold" style:font-weight-asian="bold" fo:language="en" fo:country="US"/>
    </style:style>
    <style:style style:name="TableCell1190" style:family="table-cell">
      <style:table-cell-properties fo:border="0.0069in solid #000000" style:writing-mode="lr-tb" fo:padding-top="0in" fo:padding-left="0.075in" fo:padding-bottom="0in" fo:padding-right="0.075in"/>
    </style:style>
    <style:style style:name="P1191" style:parent-style-name="Normaali" style:family="paragraph">
      <style:text-properties style:font-name-complex="Calibri" fo:font-weight="bold" style:font-weight-asian="bold" fo:language="en" fo:country="US"/>
    </style:style>
    <style:style style:name="TableRow1192" style:family="table-row">
      <style:table-row-properties/>
    </style:style>
    <style:style style:name="TableCell1193" style:family="table-cell">
      <style:table-cell-properties fo:border="0.0069in solid #000000" style:writing-mode="lr-tb" fo:padding-top="0in" fo:padding-left="0.075in" fo:padding-bottom="0in" fo:padding-right="0.075in"/>
    </style:style>
    <style:style style:name="P1194" style:parent-style-name="Normaali" style:family="paragraph">
      <style:text-properties style:font-name-complex="Calibri" fo:language="en" fo:country="US"/>
    </style:style>
    <style:style style:name="TableCell1195" style:family="table-cell">
      <style:table-cell-properties fo:border="0.0069in solid #000000" style:writing-mode="lr-tb" fo:padding-top="0in" fo:padding-left="0.075in" fo:padding-bottom="0in" fo:padding-right="0.075in"/>
    </style:style>
    <style:style style:name="P1196" style:parent-style-name="Normaali" style:family="paragraph">
      <style:text-properties style:font-name-complex="Calibri" fo:language="en" fo:country="US"/>
    </style:style>
    <style:style style:name="TableCell1197" style:family="table-cell">
      <style:table-cell-properties fo:border="0.0069in solid #000000" style:writing-mode="lr-tb" fo:padding-top="0in" fo:padding-left="0.075in" fo:padding-bottom="0in" fo:padding-right="0.075in"/>
    </style:style>
    <style:style style:name="P1198" style:parent-style-name="Normaali" style:family="paragraph">
      <style:text-properties style:font-name-complex="Calibri" fo:language="en" fo:country="US"/>
    </style:style>
    <style:style style:name="TableRow1199" style:family="table-row">
      <style:table-row-properties/>
    </style:style>
    <style:style style:name="TableCell1200" style:family="table-cell">
      <style:table-cell-properties fo:border="0.0069in solid #000000" style:writing-mode="lr-tb" fo:padding-top="0in" fo:padding-left="0.075in" fo:padding-bottom="0in" fo:padding-right="0.075in"/>
    </style:style>
    <style:style style:name="P1201" style:parent-style-name="Normaali" style:family="paragraph">
      <style:text-properties style:font-name-complex="Calibri" fo:language="en" fo:country="US"/>
    </style:style>
    <style:style style:name="TableCell1202" style:family="table-cell">
      <style:table-cell-properties fo:border="0.0069in solid #000000" style:writing-mode="lr-tb" fo:padding-top="0in" fo:padding-left="0.075in" fo:padding-bottom="0in" fo:padding-right="0.075in"/>
    </style:style>
    <style:style style:name="P1203" style:parent-style-name="Normaali" style:family="paragraph">
      <style:text-properties style:font-name-complex="Calibri" fo:language="en" fo:country="US"/>
    </style:style>
    <style:style style:name="TableCell1204" style:family="table-cell">
      <style:table-cell-properties fo:border="0.0069in solid #000000" style:writing-mode="lr-tb" fo:padding-top="0in" fo:padding-left="0.075in" fo:padding-bottom="0in" fo:padding-right="0.075in"/>
    </style:style>
    <style:style style:name="P1205" style:parent-style-name="Normaali" style:family="paragraph">
      <style:text-properties style:font-name-complex="Calibri" fo:language="en" fo:country="US"/>
    </style:style>
    <style:style style:name="P1206" style:parent-style-name="Normaali" style:family="paragraph">
      <style:text-properties style:font-name-complex="Calibri" fo:language="en" fo:country="US"/>
    </style:style>
    <style:style style:name="P1207" style:parent-style-name="Otsikko2" style:family="paragraph">
      <style:text-properties style:font-name-complex="Calibri Light" fo:language="en" fo:country="US"/>
    </style:style>
    <style:style style:name="P1208" style:parent-style-name="Normaali" style:family="paragraph">
      <style:text-properties style:font-name-complex="Calibri" fo:language="en" fo:country="US"/>
    </style:style>
    <style:style style:name="P1209" style:parent-style-name="Normaali" style:family="paragraph">
      <style:text-properties style:font-name-complex="Calibri" fo:language="en" fo:country="US"/>
    </style:style>
    <style:style style:name="P1210" style:parent-style-name="Normaali" style:family="paragraph">
      <style:text-properties style:font-name-complex="Calibri" fo:language="en" fo:country="US"/>
    </style:style>
    <style:style style:name="P1211" style:parent-style-name="Normaali" style:family="paragraph">
      <style:text-properties style:font-name-complex="Calibri" fo:language="en" fo:country="US"/>
    </style:style>
    <style:style style:name="TableColumn1213" style:family="table-column">
      <style:table-column-properties style:column-width="2.3055in"/>
    </style:style>
    <style:style style:name="TableColumn1214" style:family="table-column">
      <style:table-column-properties style:column-width="2.3062in"/>
    </style:style>
    <style:style style:name="TableColumn1215" style:family="table-column">
      <style:table-column-properties style:column-width="2.3062in"/>
    </style:style>
    <style:style style:name="Table1212" style:family="table">
      <style:table-properties style:width="6.918in" fo:margin-left="0in" table:align="left"/>
    </style:style>
    <style:style style:name="TableRow1216" style:family="table-row">
      <style:table-row-properties/>
    </style:style>
    <style:style style:name="TableCell1217" style:family="table-cell">
      <style:table-cell-properties fo:border="0.0069in solid #000000" style:writing-mode="lr-tb" fo:padding-top="0in" fo:padding-left="0.075in" fo:padding-bottom="0in" fo:padding-right="0.075in"/>
    </style:style>
    <style:style style:name="P1218" style:parent-style-name="Normaali" style:family="paragraph">
      <style:text-properties style:font-name-complex="Calibri" fo:font-weight="bold" style:font-weight-asian="bold" fo:language="en" fo:country="US"/>
    </style:style>
    <style:style style:name="TableCell1219" style:family="table-cell">
      <style:table-cell-properties fo:border="0.0069in solid #000000" style:writing-mode="lr-tb" fo:padding-top="0in" fo:padding-left="0.075in" fo:padding-bottom="0in" fo:padding-right="0.075in"/>
    </style:style>
    <style:style style:name="P1220" style:parent-style-name="Normaali" style:family="paragraph">
      <style:text-properties style:font-name-complex="Calibri" fo:font-weight="bold" style:font-weight-asian="bold" fo:language="en" fo:country="US"/>
    </style:style>
    <style:style style:name="TableCell1221" style:family="table-cell">
      <style:table-cell-properties fo:border="0.0069in solid #000000" style:writing-mode="lr-tb" fo:padding-top="0in" fo:padding-left="0.075in" fo:padding-bottom="0in" fo:padding-right="0.075in"/>
    </style:style>
    <style:style style:name="P1222" style:parent-style-name="Normaali" style:family="paragraph">
      <style:text-properties style:font-name-complex="Calibri" fo:font-weight="bold" style:font-weight-asian="bold" fo:language="en" fo:country="US"/>
    </style:style>
    <style:style style:name="TableRow1223" style:family="table-row">
      <style:table-row-properties/>
    </style:style>
    <style:style style:name="TableCell1224" style:family="table-cell">
      <style:table-cell-properties fo:border="0.0069in solid #000000" style:writing-mode="lr-tb" fo:padding-top="0in" fo:padding-left="0.075in" fo:padding-bottom="0in" fo:padding-right="0.075in"/>
    </style:style>
    <style:style style:name="P1225" style:parent-style-name="Normaali" style:family="paragraph">
      <style:text-properties style:font-name-complex="Calibri" fo:language="en" fo:country="US"/>
    </style:style>
    <style:style style:name="TableCell1226" style:family="table-cell">
      <style:table-cell-properties fo:border="0.0069in solid #000000" style:writing-mode="lr-tb" fo:padding-top="0in" fo:padding-left="0.075in" fo:padding-bottom="0in" fo:padding-right="0.075in"/>
    </style:style>
    <style:style style:name="P1227" style:parent-style-name="Normaali" style:family="paragraph">
      <style:text-properties style:font-name-complex="Calibri" fo:language="en" fo:country="US"/>
    </style:style>
    <style:style style:name="TableCell1228" style:family="table-cell">
      <style:table-cell-properties fo:border="0.0069in solid #000000" style:writing-mode="lr-tb" fo:padding-top="0in" fo:padding-left="0.075in" fo:padding-bottom="0in" fo:padding-right="0.075in"/>
    </style:style>
    <style:style style:name="P1229" style:parent-style-name="Normaali" style:family="paragraph">
      <style:text-properties style:font-name-complex="Calibri" fo:language="en" fo:country="US"/>
    </style:style>
    <style:style style:name="P1230" style:parent-style-name="Normaali" style:family="paragraph">
      <style:text-properties style:font-name-complex="Calibri" fo:language="en" fo:country="US"/>
    </style:style>
    <style:style style:name="T1231" style:parent-style-name="Kappaleenoletusfontti" style:family="text">
      <style:text-properties style:font-name-complex="Calibri" fo:font-weight="bold" style:font-weight-asian="bold" fo:language="en" fo:country="US"/>
    </style:style>
    <style:style style:name="T1232" style:parent-style-name="Kappaleenoletusfontti" style:family="text">
      <style:text-properties style:font-name-complex="Calibri" fo:language="en" fo:country="US"/>
    </style:style>
    <style:style style:name="T1233" style:parent-style-name="Kappaleenoletusfontti" style:family="text">
      <style:text-properties style:font-name-complex="Calibri" fo:font-weight="bold" style:font-weight-asian="bold" fo:language="en" fo:country="US"/>
    </style:style>
    <style:style style:name="T1234" style:parent-style-name="Kappaleenoletusfontti" style:family="text">
      <style:text-properties style:font-name-complex="Calibri" fo:language="en" fo:country="US"/>
    </style:style>
    <style:style style:name="P1235" style:parent-style-name="Normaali" style:family="paragraph">
      <style:text-properties style:font-name-complex="Calibri" fo:language="en" fo:country="US"/>
    </style:style>
    <style:style style:name="P1236" style:parent-style-name="Otsikko2" style:family="paragraph">
      <style:text-properties style:font-name-complex="Calibri Light" fo:language="en" fo:country="US"/>
    </style:style>
    <style:style style:name="P1237" style:parent-style-name="Normaali" style:family="paragraph">
      <style:text-properties style:font-name-complex="Calibri" fo:language="en" fo:country="US"/>
    </style:style>
    <style:style style:name="P1238" style:parent-style-name="Normaali" style:family="paragraph">
      <style:text-properties style:font-name-complex="Calibri" fo:language="en" fo:country="US"/>
    </style:style>
    <style:style style:name="P1239" style:parent-style-name="Normaali" style:family="paragraph">
      <style:text-properties style:font-name-complex="Calibri" fo:language="en" fo:country="US"/>
    </style:style>
    <style:style style:name="P1240" style:parent-style-name="Normaali" style:family="paragraph">
      <style:text-properties style:font-name-complex="Calibri" fo:language="en" fo:country="US"/>
    </style:style>
    <style:style style:name="P1241" style:parent-style-name="Normaali" style:family="paragraph">
      <style:text-properties style:font-name-complex="Calibri" fo:language="en" fo:country="US"/>
    </style:style>
    <style:style style:name="TableColumn1243" style:family="table-column">
      <style:table-column-properties style:column-width="2.3055in"/>
    </style:style>
    <style:style style:name="TableColumn1244" style:family="table-column">
      <style:table-column-properties style:column-width="2.3062in"/>
    </style:style>
    <style:style style:name="TableColumn1245" style:family="table-column">
      <style:table-column-properties style:column-width="2.3062in"/>
    </style:style>
    <style:style style:name="Table1242" style:family="table">
      <style:table-properties style:width="6.918in" fo:margin-left="0in" table:align="left"/>
    </style:style>
    <style:style style:name="TableRow1246" style:family="table-row">
      <style:table-row-properties/>
    </style:style>
    <style:style style:name="TableCell1247" style:family="table-cell">
      <style:table-cell-properties fo:border="0.0069in solid #000000" style:writing-mode="lr-tb" fo:padding-top="0in" fo:padding-left="0.075in" fo:padding-bottom="0in" fo:padding-right="0.075in"/>
    </style:style>
    <style:style style:name="P1248" style:parent-style-name="Normaali" style:family="paragraph">
      <style:text-properties style:font-name-complex="Calibri" fo:font-weight="bold" style:font-weight-asian="bold" fo:language="en" fo:country="US"/>
    </style:style>
    <style:style style:name="TableCell1249" style:family="table-cell">
      <style:table-cell-properties fo:border="0.0069in solid #000000" style:writing-mode="lr-tb" fo:padding-top="0in" fo:padding-left="0.075in" fo:padding-bottom="0in" fo:padding-right="0.075in"/>
    </style:style>
    <style:style style:name="P1250" style:parent-style-name="Normaali" style:family="paragraph">
      <style:text-properties style:font-name-complex="Calibri" fo:font-weight="bold" style:font-weight-asian="bold" fo:language="en" fo:country="US"/>
    </style:style>
    <style:style style:name="TableCell1251" style:family="table-cell">
      <style:table-cell-properties fo:border="0.0069in solid #000000" style:writing-mode="lr-tb" fo:padding-top="0in" fo:padding-left="0.075in" fo:padding-bottom="0in" fo:padding-right="0.075in"/>
    </style:style>
    <style:style style:name="P1252" style:parent-style-name="Normaali" style:family="paragraph">
      <style:text-properties style:font-name-complex="Calibri" fo:font-weight="bold" style:font-weight-asian="bold" fo:language="en" fo:country="US"/>
    </style:style>
    <style:style style:name="TableRow1253" style:family="table-row">
      <style:table-row-properties/>
    </style:style>
    <style:style style:name="TableCell1254" style:family="table-cell">
      <style:table-cell-properties fo:border="0.0069in solid #000000" style:writing-mode="lr-tb" fo:padding-top="0in" fo:padding-left="0.075in" fo:padding-bottom="0in" fo:padding-right="0.075in"/>
    </style:style>
    <style:style style:name="P1255" style:parent-style-name="Normaali" style:family="paragraph">
      <style:text-properties style:font-name-complex="Calibri" fo:language="en" fo:country="US"/>
    </style:style>
    <style:style style:name="TableCell1256" style:family="table-cell">
      <style:table-cell-properties fo:border="0.0069in solid #000000" style:writing-mode="lr-tb" fo:padding-top="0in" fo:padding-left="0.075in" fo:padding-bottom="0in" fo:padding-right="0.075in"/>
    </style:style>
    <style:style style:name="P1257" style:parent-style-name="Normaali" style:family="paragraph">
      <style:text-properties style:font-name-complex="Calibri" fo:language="en" fo:country="US"/>
    </style:style>
    <style:style style:name="TableCell1258" style:family="table-cell">
      <style:table-cell-properties fo:border="0.0069in solid #000000" style:writing-mode="lr-tb" fo:padding-top="0in" fo:padding-left="0.075in" fo:padding-bottom="0in" fo:padding-right="0.075in"/>
    </style:style>
    <style:style style:name="P1259" style:parent-style-name="Normaali" style:family="paragraph">
      <style:text-properties style:font-name-complex="Calibri" fo:language="en" fo:country="US"/>
    </style:style>
    <style:style style:name="P1260" style:parent-style-name="Normaali" style:family="paragraph">
      <style:text-properties style:font-name-complex="Calibri" fo:language="en" fo:country="US"/>
    </style:style>
    <style:style style:name="T1261" style:parent-style-name="Kappaleenoletusfontti" style:family="text">
      <style:text-properties style:font-name-complex="Calibri" fo:font-weight="bold" style:font-weight-asian="bold" fo:language="en" fo:country="US"/>
    </style:style>
    <style:style style:name="T1262" style:parent-style-name="Kappaleenoletusfontti" style:family="text">
      <style:text-properties style:font-name-complex="Calibri" fo:font-weight="bold" style:font-weight-asian="bold" fo:language="en" fo:country="US"/>
    </style:style>
    <style:style style:name="T1263" style:parent-style-name="Kappaleenoletusfontti" style:family="text">
      <style:text-properties style:font-name-complex="Calibri" fo:language="en" fo:country="US"/>
    </style:style>
    <style:style style:name="T1264" style:parent-style-name="Kappaleenoletusfontti" style:family="text">
      <style:text-properties style:font-name-complex="Calibri" fo:font-weight="bold" style:font-weight-asian="bold" fo:language="en" fo:country="US"/>
    </style:style>
    <style:style style:name="T1265" style:parent-style-name="Kappaleenoletusfontti" style:family="text">
      <style:text-properties style:font-name-complex="Calibri" fo:language="en" fo:country="US"/>
    </style:style>
    <style:style style:name="P1266" style:parent-style-name="Normaali" style:family="paragraph">
      <style:text-properties style:font-name-complex="Calibri" fo:language="en" fo:country="US"/>
    </style:style>
    <style:style style:name="P1267" style:parent-style-name="Otsikko2" style:family="paragraph">
      <style:text-properties style:font-name-complex="Calibri Light" fo:language="en" fo:country="US"/>
    </style:style>
    <style:style style:name="P1268" style:parent-style-name="Normaali" style:family="paragraph">
      <style:text-properties style:font-name-complex="Calibri" fo:language="en" fo:country="US"/>
    </style:style>
    <style:style style:name="P1269" style:parent-style-name="Normaali" style:family="paragraph">
      <style:text-properties style:font-name-complex="Calibri" fo:language="en" fo:country="US"/>
    </style:style>
    <style:style style:name="P1270" style:parent-style-name="Normaali" style:family="paragraph">
      <style:text-properties style:font-name-complex="Calibri" fo:language="en" fo:country="US"/>
    </style:style>
    <style:style style:name="P1271" style:parent-style-name="Normaali" style:family="paragraph">
      <style:text-properties style:font-name-complex="Calibri" fo:language="en" fo:country="US"/>
    </style:style>
    <style:style style:name="P1272" style:parent-style-name="Normaali" style:family="paragraph">
      <style:text-properties style:font-name-complex="Calibri" fo:language="en" fo:country="US"/>
    </style:style>
    <style:style style:name="TableColumn1274" style:family="table-column">
      <style:table-column-properties style:column-width="2.3055in"/>
    </style:style>
    <style:style style:name="TableColumn1275" style:family="table-column">
      <style:table-column-properties style:column-width="2.3062in"/>
    </style:style>
    <style:style style:name="TableColumn1276" style:family="table-column">
      <style:table-column-properties style:column-width="2.3062in"/>
    </style:style>
    <style:style style:name="Table1273" style:family="table">
      <style:table-properties style:width="6.918in" fo:margin-left="0in" table:align="left"/>
    </style:style>
    <style:style style:name="TableRow1277" style:family="table-row">
      <style:table-row-properties/>
    </style:style>
    <style:style style:name="TableCell1278" style:family="table-cell">
      <style:table-cell-properties fo:border="0.0069in solid #000000" style:writing-mode="lr-tb" fo:padding-top="0in" fo:padding-left="0.075in" fo:padding-bottom="0in" fo:padding-right="0.075in"/>
    </style:style>
    <style:style style:name="P1279" style:parent-style-name="Normaali" style:family="paragraph">
      <style:text-properties style:font-name-complex="Calibri" fo:font-weight="bold" style:font-weight-asian="bold" fo:language="en" fo:country="US"/>
    </style:style>
    <style:style style:name="TableCell1280" style:family="table-cell">
      <style:table-cell-properties fo:border="0.0069in solid #000000" style:writing-mode="lr-tb" fo:padding-top="0in" fo:padding-left="0.075in" fo:padding-bottom="0in" fo:padding-right="0.075in"/>
    </style:style>
    <style:style style:name="P1281" style:parent-style-name="Normaali" style:family="paragraph">
      <style:text-properties style:font-name-complex="Calibri" fo:font-weight="bold" style:font-weight-asian="bold" fo:language="en" fo:country="US"/>
    </style:style>
    <style:style style:name="TableCell1282" style:family="table-cell">
      <style:table-cell-properties fo:border="0.0069in solid #000000" style:writing-mode="lr-tb" fo:padding-top="0in" fo:padding-left="0.075in" fo:padding-bottom="0in" fo:padding-right="0.075in"/>
    </style:style>
    <style:style style:name="P1283" style:parent-style-name="Normaali" style:family="paragraph">
      <style:text-properties style:font-name-complex="Calibri" fo:font-weight="bold" style:font-weight-asian="bold" fo:language="en" fo:country="US"/>
    </style:style>
    <style:style style:name="TableRow1284" style:family="table-row">
      <style:table-row-properties/>
    </style:style>
    <style:style style:name="TableCell1285" style:family="table-cell">
      <style:table-cell-properties fo:border="0.0069in solid #000000" style:writing-mode="lr-tb" fo:padding-top="0in" fo:padding-left="0.075in" fo:padding-bottom="0in" fo:padding-right="0.075in"/>
    </style:style>
    <style:style style:name="P1286" style:parent-style-name="Normaali" style:family="paragraph">
      <style:text-properties style:font-name-complex="Calibri" fo:language="en" fo:country="US"/>
    </style:style>
    <style:style style:name="TableCell1287" style:family="table-cell">
      <style:table-cell-properties fo:border="0.0069in solid #000000" style:writing-mode="lr-tb" fo:padding-top="0in" fo:padding-left="0.075in" fo:padding-bottom="0in" fo:padding-right="0.075in"/>
    </style:style>
    <style:style style:name="P1288" style:parent-style-name="Normaali" style:family="paragraph">
      <style:text-properties style:font-name-complex="Calibri" fo:language="en" fo:country="US"/>
    </style:style>
    <style:style style:name="TableCell1289" style:family="table-cell">
      <style:table-cell-properties fo:border="0.0069in solid #000000" style:writing-mode="lr-tb" fo:padding-top="0in" fo:padding-left="0.075in" fo:padding-bottom="0in" fo:padding-right="0.075in"/>
    </style:style>
    <style:style style:name="P1290" style:parent-style-name="Normaali" style:family="paragraph">
      <style:text-properties style:font-name-complex="Calibri" fo:language="en" fo:country="US"/>
    </style:style>
    <style:style style:name="P1291" style:parent-style-name="Normaali" style:family="paragraph">
      <style:text-properties style:font-name-complex="Calibri" fo:language="en" fo:country="US"/>
    </style:style>
    <style:style style:name="T1292" style:parent-style-name="Kappaleenoletusfontti" style:family="text">
      <style:text-properties style:font-name-complex="Calibri" fo:font-weight="bold" style:font-weight-asian="bold" fo:language="en" fo:country="US"/>
    </style:style>
    <style:style style:name="T1293" style:parent-style-name="Kappaleenoletusfontti" style:family="text">
      <style:text-properties style:font-name-complex="Calibri" fo:language="en" fo:country="US"/>
    </style:style>
    <style:style style:name="T1294" style:parent-style-name="Kappaleenoletusfontti" style:family="text">
      <style:text-properties style:font-name-complex="Calibri" fo:font-weight="bold" style:font-weight-asian="bold" fo:language="en" fo:country="US"/>
    </style:style>
    <style:style style:name="T1295" style:parent-style-name="Kappaleenoletusfontti" style:family="text">
      <style:text-properties style:font-name-complex="Calibri" fo:language="en" fo:country="US"/>
    </style:style>
    <style:style style:name="P1296" style:parent-style-name="Normaali" style:family="paragraph">
      <style:text-properties style:font-name-complex="Calibri" fo:language="en" fo:country="US"/>
    </style:style>
    <style:style style:name="P1297" style:parent-style-name="Otsikko2" style:family="paragraph">
      <style:text-properties style:font-name-complex="Calibri Light" fo:language="en" fo:country="US"/>
    </style:style>
    <style:style style:name="P1298" style:parent-style-name="Normaali" style:family="paragraph">
      <style:text-properties style:font-name-complex="Calibri" fo:language="en" fo:country="US"/>
    </style:style>
    <style:style style:name="P1299" style:parent-style-name="Normaali" style:family="paragraph">
      <style:text-properties style:font-name-complex="Calibri" fo:language="en" fo:country="US"/>
    </style:style>
    <style:style style:name="P1300" style:parent-style-name="Normaali" style:family="paragraph">
      <style:text-properties style:font-name-complex="Calibri" fo:language="en" fo:country="US"/>
    </style:style>
    <style:style style:name="P1301" style:parent-style-name="Normaali" style:family="paragraph">
      <style:text-properties style:font-name-complex="Calibri" fo:language="en" fo:country="US"/>
    </style:style>
    <style:style style:name="P1302" style:parent-style-name="Normaali" style:family="paragraph">
      <style:text-properties style:font-name-complex="Calibri" fo:language="en" fo:country="US"/>
    </style:style>
    <style:style style:name="TableColumn1304" style:family="table-column">
      <style:table-column-properties style:column-width="2.3055in"/>
    </style:style>
    <style:style style:name="TableColumn1305" style:family="table-column">
      <style:table-column-properties style:column-width="2.3062in"/>
    </style:style>
    <style:style style:name="TableColumn1306" style:family="table-column">
      <style:table-column-properties style:column-width="2.3062in"/>
    </style:style>
    <style:style style:name="Table1303" style:family="table">
      <style:table-properties style:width="6.918in" fo:margin-left="0in" table:align="left"/>
    </style:style>
    <style:style style:name="TableRow1307" style:family="table-row">
      <style:table-row-properties/>
    </style:style>
    <style:style style:name="TableCell1308" style:family="table-cell">
      <style:table-cell-properties fo:border="0.0069in solid #000000" style:writing-mode="lr-tb" fo:padding-top="0in" fo:padding-left="0.075in" fo:padding-bottom="0in" fo:padding-right="0.075in"/>
    </style:style>
    <style:style style:name="P1309" style:parent-style-name="Normaali" style:family="paragraph">
      <style:text-properties style:font-name-complex="Calibri" fo:font-weight="bold" style:font-weight-asian="bold" fo:language="en" fo:country="US"/>
    </style:style>
    <style:style style:name="TableCell1310" style:family="table-cell">
      <style:table-cell-properties fo:border="0.0069in solid #000000" style:writing-mode="lr-tb" fo:padding-top="0in" fo:padding-left="0.075in" fo:padding-bottom="0in" fo:padding-right="0.075in"/>
    </style:style>
    <style:style style:name="P1311" style:parent-style-name="Normaali" style:family="paragraph">
      <style:text-properties style:font-name-complex="Calibri" fo:font-weight="bold" style:font-weight-asian="bold" fo:language="en" fo:country="US"/>
    </style:style>
    <style:style style:name="TableCell1312" style:family="table-cell">
      <style:table-cell-properties fo:border="0.0069in solid #000000" style:writing-mode="lr-tb" fo:padding-top="0in" fo:padding-left="0.075in" fo:padding-bottom="0in" fo:padding-right="0.075in"/>
    </style:style>
    <style:style style:name="P1313" style:parent-style-name="Normaali" style:family="paragraph">
      <style:text-properties style:font-name-complex="Calibri" fo:font-weight="bold" style:font-weight-asian="bold" fo:language="en" fo:country="US"/>
    </style:style>
    <style:style style:name="TableRow1314" style:family="table-row">
      <style:table-row-properties/>
    </style:style>
    <style:style style:name="TableCell1315" style:family="table-cell">
      <style:table-cell-properties fo:border="0.0069in solid #000000" style:writing-mode="lr-tb" fo:padding-top="0in" fo:padding-left="0.075in" fo:padding-bottom="0in" fo:padding-right="0.075in"/>
    </style:style>
    <style:style style:name="P1316" style:parent-style-name="Normaali" style:family="paragraph">
      <style:text-properties style:font-name-complex="Calibri" fo:language="en" fo:country="US"/>
    </style:style>
    <style:style style:name="TableCell1317" style:family="table-cell">
      <style:table-cell-properties fo:border="0.0069in solid #000000" style:writing-mode="lr-tb" fo:padding-top="0in" fo:padding-left="0.075in" fo:padding-bottom="0in" fo:padding-right="0.075in"/>
    </style:style>
    <style:style style:name="P1318" style:parent-style-name="Normaali" style:family="paragraph">
      <style:text-properties style:font-name-complex="Calibri" fo:language="en" fo:country="US"/>
    </style:style>
    <style:style style:name="TableCell1319" style:family="table-cell">
      <style:table-cell-properties fo:border="0.0069in solid #000000" style:writing-mode="lr-tb" fo:padding-top="0in" fo:padding-left="0.075in" fo:padding-bottom="0in" fo:padding-right="0.075in"/>
    </style:style>
    <style:style style:name="P1320" style:parent-style-name="Normaali" style:family="paragraph">
      <style:text-properties style:font-name-complex="Calibri" fo:language="en" fo:country="US"/>
    </style:style>
    <style:style style:name="P1321" style:parent-style-name="Normaali" style:family="paragraph">
      <style:text-properties style:font-name-complex="Calibri" fo:language="en" fo:country="US"/>
    </style:style>
    <style:style style:name="T1322" style:parent-style-name="Kappaleenoletusfontti" style:family="text">
      <style:text-properties style:font-name-complex="Calibri" fo:font-weight="bold" style:font-weight-asian="bold" fo:language="en" fo:country="US"/>
    </style:style>
    <style:style style:name="T1323" style:parent-style-name="Kappaleenoletusfontti" style:family="text">
      <style:text-properties style:font-name-complex="Calibri" fo:language="en" fo:country="US"/>
    </style:style>
    <style:style style:name="T1324" style:parent-style-name="Kappaleenoletusfontti" style:family="text">
      <style:text-properties style:font-name-complex="Calibri" fo:font-weight="bold" style:font-weight-asian="bold" fo:language="en" fo:country="US"/>
    </style:style>
    <style:style style:name="T1325" style:parent-style-name="Kappaleenoletusfontti" style:family="text">
      <style:text-properties style:font-name-complex="Calibri" fo:language="en" fo:country="US"/>
    </style:style>
    <style:style style:name="P1326" style:parent-style-name="Normaali" style:family="paragraph">
      <style:text-properties style:font-name-complex="Calibri" fo:language="en" fo:country="US"/>
    </style:style>
    <style:style style:name="P1327" style:parent-style-name="Otsikko2" style:family="paragraph">
      <style:text-properties style:font-name-complex="Calibri Light" fo:language="en" fo:country="US"/>
    </style:style>
    <style:style style:name="P1328" style:parent-style-name="Normaali" style:family="paragraph">
      <style:text-properties style:font-name-complex="Calibri" fo:language="en" fo:country="US"/>
    </style:style>
    <style:style style:name="P1329" style:parent-style-name="Normaali" style:family="paragraph">
      <style:text-properties style:font-name-complex="Calibri" fo:language="en" fo:country="US"/>
    </style:style>
    <style:style style:name="P1330" style:parent-style-name="Normaali" style:family="paragraph">
      <style:text-properties style:font-name-complex="Calibri" fo:language="en" fo:country="US"/>
    </style:style>
    <style:style style:name="P1331" style:parent-style-name="Normaali" style:family="paragraph">
      <style:text-properties style:font-name-complex="Calibri" fo:language="en" fo:country="US"/>
    </style:style>
    <style:style style:name="P1332" style:parent-style-name="Normaali" style:family="paragraph">
      <style:text-properties style:font-name-complex="Calibri" fo:language="en" fo:country="US"/>
    </style:style>
    <style:style style:name="TableColumn1334" style:family="table-column">
      <style:table-column-properties style:column-width="2.3055in"/>
    </style:style>
    <style:style style:name="TableColumn1335" style:family="table-column">
      <style:table-column-properties style:column-width="2.3062in"/>
    </style:style>
    <style:style style:name="TableColumn1336" style:family="table-column">
      <style:table-column-properties style:column-width="2.3062in"/>
    </style:style>
    <style:style style:name="Table1333" style:family="table">
      <style:table-properties style:width="6.918in" fo:margin-left="0in" table:align="left"/>
    </style:style>
    <style:style style:name="TableRow1337" style:family="table-row">
      <style:table-row-properties/>
    </style:style>
    <style:style style:name="TableCell1338" style:family="table-cell">
      <style:table-cell-properties fo:border="0.0069in solid #000000" style:writing-mode="lr-tb" fo:padding-top="0in" fo:padding-left="0.075in" fo:padding-bottom="0in" fo:padding-right="0.075in"/>
    </style:style>
    <style:style style:name="P1339" style:parent-style-name="Normaali" style:family="paragraph">
      <style:text-properties style:font-name-complex="Calibri" fo:font-weight="bold" style:font-weight-asian="bold" fo:language="en" fo:country="US"/>
    </style:style>
    <style:style style:name="TableCell1340" style:family="table-cell">
      <style:table-cell-properties fo:border="0.0069in solid #000000" style:writing-mode="lr-tb" fo:padding-top="0in" fo:padding-left="0.075in" fo:padding-bottom="0in" fo:padding-right="0.075in"/>
    </style:style>
    <style:style style:name="P1341" style:parent-style-name="Normaali" style:family="paragraph">
      <style:text-properties style:font-name-complex="Calibri" fo:font-weight="bold" style:font-weight-asian="bold" fo:language="en" fo:country="US"/>
    </style:style>
    <style:style style:name="TableCell1342" style:family="table-cell">
      <style:table-cell-properties fo:border="0.0069in solid #000000" style:writing-mode="lr-tb" fo:padding-top="0in" fo:padding-left="0.075in" fo:padding-bottom="0in" fo:padding-right="0.075in"/>
    </style:style>
    <style:style style:name="P1343" style:parent-style-name="Normaali" style:family="paragraph">
      <style:text-properties style:font-name-complex="Calibri" fo:font-weight="bold" style:font-weight-asian="bold" fo:language="en" fo:country="US"/>
    </style:style>
    <style:style style:name="TableRow1344" style:family="table-row">
      <style:table-row-properties/>
    </style:style>
    <style:style style:name="TableCell1345" style:family="table-cell">
      <style:table-cell-properties fo:border="0.0069in solid #000000" style:writing-mode="lr-tb" fo:padding-top="0in" fo:padding-left="0.075in" fo:padding-bottom="0in" fo:padding-right="0.075in"/>
    </style:style>
    <style:style style:name="P1346" style:parent-style-name="Normaali" style:family="paragraph">
      <style:text-properties style:font-name-complex="Calibri" fo:language="en" fo:country="US"/>
    </style:style>
    <style:style style:name="TableCell1347" style:family="table-cell">
      <style:table-cell-properties fo:border="0.0069in solid #000000" style:writing-mode="lr-tb" fo:padding-top="0in" fo:padding-left="0.075in" fo:padding-bottom="0in" fo:padding-right="0.075in"/>
    </style:style>
    <style:style style:name="P1348" style:parent-style-name="Normaali" style:family="paragraph">
      <style:text-properties style:font-name-complex="Calibri" fo:language="en" fo:country="US"/>
    </style:style>
    <style:style style:name="TableCell1349" style:family="table-cell">
      <style:table-cell-properties fo:border="0.0069in solid #000000" style:writing-mode="lr-tb" fo:padding-top="0in" fo:padding-left="0.075in" fo:padding-bottom="0in" fo:padding-right="0.075in"/>
    </style:style>
    <style:style style:name="P1350" style:parent-style-name="Normaali" style:family="paragraph">
      <style:text-properties style:font-name-complex="Calibri" fo:language="en" fo:country="US"/>
    </style:style>
    <style:style style:name="P1351" style:parent-style-name="Normaali" style:family="paragraph">
      <style:text-properties style:font-name-complex="Calibri" fo:language="en" fo:country="US"/>
    </style:style>
    <style:style style:name="T1352" style:parent-style-name="Kappaleenoletusfontti" style:family="text">
      <style:text-properties style:font-name-complex="Calibri" fo:font-weight="bold" style:font-weight-asian="bold" fo:language="en" fo:country="US"/>
    </style:style>
    <style:style style:name="T1353" style:parent-style-name="Kappaleenoletusfontti" style:family="text">
      <style:text-properties style:font-name-complex="Calibri" fo:language="en" fo:country="US"/>
    </style:style>
    <style:style style:name="T1354" style:parent-style-name="Kappaleenoletusfontti" style:family="text">
      <style:text-properties style:font-name-complex="Calibri" fo:font-weight="bold" style:font-weight-asian="bold" fo:language="en" fo:country="US"/>
    </style:style>
    <style:style style:name="T1355" style:parent-style-name="Kappaleenoletusfontti" style:family="text">
      <style:text-properties style:font-name-complex="Calibri" fo:language="en" fo:country="US"/>
    </style:style>
    <style:style style:name="P1356" style:parent-style-name="Normaali" style:family="paragraph">
      <style:text-properties style:font-name-complex="Calibri" fo:language="en" fo:country="US"/>
    </style:style>
    <style:style style:name="P1357" style:parent-style-name="Otsikko2" style:family="paragraph">
      <style:text-properties style:font-name-complex="Calibri Light" fo:language="en" fo:country="US"/>
    </style:style>
    <style:style style:name="P1358" style:parent-style-name="Normaali" style:family="paragraph">
      <style:text-properties style:font-name-complex="Calibri" fo:language="en" fo:country="US"/>
    </style:style>
    <style:style style:name="P1359" style:parent-style-name="Normaali" style:family="paragraph">
      <style:text-properties style:font-name-complex="Calibri" fo:language="en" fo:country="US"/>
    </style:style>
    <style:style style:name="P1360" style:parent-style-name="Normaali" style:family="paragraph">
      <style:text-properties style:font-name-complex="Calibri" fo:language="en" fo:country="US"/>
    </style:style>
    <style:style style:name="P1361" style:parent-style-name="Normaali" style:family="paragraph">
      <style:text-properties style:font-name-complex="Calibri" fo:language="en" fo:country="US"/>
    </style:style>
    <style:style style:name="P1362" style:parent-style-name="Normaali" style:family="paragraph">
      <style:text-properties style:font-name-complex="Calibri" fo:language="en" fo:country="US"/>
    </style:style>
    <style:style style:name="TableColumn1364" style:family="table-column">
      <style:table-column-properties style:column-width="2.3055in"/>
    </style:style>
    <style:style style:name="TableColumn1365" style:family="table-column">
      <style:table-column-properties style:column-width="2.3062in"/>
    </style:style>
    <style:style style:name="TableColumn1366" style:family="table-column">
      <style:table-column-properties style:column-width="2.3062in"/>
    </style:style>
    <style:style style:name="Table1363" style:family="table">
      <style:table-properties style:width="6.918in" fo:margin-left="0in" table:align="left"/>
    </style:style>
    <style:style style:name="TableRow1367" style:family="table-row">
      <style:table-row-properties/>
    </style:style>
    <style:style style:name="TableCell1368" style:family="table-cell">
      <style:table-cell-properties fo:border="0.0069in solid #000000" style:writing-mode="lr-tb" fo:padding-top="0in" fo:padding-left="0.075in" fo:padding-bottom="0in" fo:padding-right="0.075in"/>
    </style:style>
    <style:style style:name="P1369" style:parent-style-name="Normaali" style:family="paragraph">
      <style:text-properties style:font-name-complex="Calibri" fo:font-weight="bold" style:font-weight-asian="bold" fo:language="en" fo:country="US"/>
    </style:style>
    <style:style style:name="TableCell1370" style:family="table-cell">
      <style:table-cell-properties fo:border="0.0069in solid #000000" style:writing-mode="lr-tb" fo:padding-top="0in" fo:padding-left="0.075in" fo:padding-bottom="0in" fo:padding-right="0.075in"/>
    </style:style>
    <style:style style:name="P1371" style:parent-style-name="Normaali" style:family="paragraph">
      <style:text-properties style:font-name-complex="Calibri" fo:font-weight="bold" style:font-weight-asian="bold" fo:language="en" fo:country="US"/>
    </style:style>
    <style:style style:name="TableCell1372" style:family="table-cell">
      <style:table-cell-properties fo:border="0.0069in solid #000000" style:writing-mode="lr-tb" fo:padding-top="0in" fo:padding-left="0.075in" fo:padding-bottom="0in" fo:padding-right="0.075in"/>
    </style:style>
    <style:style style:name="P1373" style:parent-style-name="Normaali" style:family="paragraph">
      <style:text-properties style:font-name-complex="Calibri" fo:font-weight="bold" style:font-weight-asian="bold" fo:language="en" fo:country="US"/>
    </style:style>
    <style:style style:name="TableRow1374" style:family="table-row">
      <style:table-row-properties/>
    </style:style>
    <style:style style:name="TableCell1375" style:family="table-cell">
      <style:table-cell-properties fo:border="0.0069in solid #000000" style:writing-mode="lr-tb" fo:padding-top="0in" fo:padding-left="0.075in" fo:padding-bottom="0in" fo:padding-right="0.075in"/>
    </style:style>
    <style:style style:name="P1376" style:parent-style-name="Normaali" style:family="paragraph">
      <style:text-properties style:font-name-complex="Calibri" fo:language="en" fo:country="US"/>
    </style:style>
    <style:style style:name="TableCell1377" style:family="table-cell">
      <style:table-cell-properties fo:border="0.0069in solid #000000" style:writing-mode="lr-tb" fo:padding-top="0in" fo:padding-left="0.075in" fo:padding-bottom="0in" fo:padding-right="0.075in"/>
    </style:style>
    <style:style style:name="P1378" style:parent-style-name="Normaali" style:family="paragraph">
      <style:text-properties style:font-name-complex="Calibri" fo:language="en" fo:country="US"/>
    </style:style>
    <style:style style:name="TableCell1379" style:family="table-cell">
      <style:table-cell-properties fo:border="0.0069in solid #000000" style:writing-mode="lr-tb" fo:padding-top="0in" fo:padding-left="0.075in" fo:padding-bottom="0in" fo:padding-right="0.075in"/>
    </style:style>
    <style:style style:name="P1380" style:parent-style-name="Normaali" style:family="paragraph">
      <style:text-properties style:font-name-complex="Calibri" fo:language="en" fo:country="US"/>
    </style:style>
    <style:style style:name="P1381" style:parent-style-name="Normaali" style:family="paragraph">
      <style:text-properties style:font-name-complex="Calibri" fo:language="en" fo:country="US"/>
    </style:style>
    <style:style style:name="T1382" style:parent-style-name="Kappaleenoletusfontti" style:family="text">
      <style:text-properties style:font-name-complex="Calibri" fo:font-weight="bold" style:font-weight-asian="bold" fo:language="en" fo:country="US"/>
    </style:style>
    <style:style style:name="T1383" style:parent-style-name="Kappaleenoletusfontti" style:family="text">
      <style:text-properties style:font-name-complex="Calibri" fo:language="en" fo:country="US"/>
    </style:style>
    <style:style style:name="T1384" style:parent-style-name="Kappaleenoletusfontti" style:family="text">
      <style:text-properties style:font-name-complex="Calibri" fo:font-weight="bold" style:font-weight-asian="bold" fo:language="en" fo:country="US"/>
    </style:style>
    <style:style style:name="T1385" style:parent-style-name="Kappaleenoletusfontti" style:family="text">
      <style:text-properties style:font-name-complex="Calibri" fo:language="en" fo:country="US"/>
    </style:style>
    <style:style style:name="P1386" style:parent-style-name="Normaali" style:family="paragraph">
      <style:text-properties style:font-name-complex="Calibri" fo:language="en" fo:country="US"/>
    </style:style>
    <style:style style:name="P1387" style:parent-style-name="Otsikko2" style:family="paragraph">
      <style:text-properties style:font-name-complex="Calibri Light" fo:language="en" fo:country="US"/>
    </style:style>
    <style:style style:name="P1388" style:parent-style-name="Normaali" style:family="paragraph">
      <style:text-properties style:font-name-complex="Calibri" fo:language="en" fo:country="US"/>
    </style:style>
    <style:style style:name="P1389" style:parent-style-name="Normaali" style:family="paragraph">
      <style:text-properties style:font-name-complex="Calibri" fo:language="en" fo:country="US"/>
    </style:style>
    <style:style style:name="P1390" style:parent-style-name="Normaali" style:family="paragraph">
      <style:text-properties style:font-name-complex="Calibri" fo:language="en" fo:country="US"/>
    </style:style>
    <style:style style:name="P1391" style:parent-style-name="Normaali" style:family="paragraph">
      <style:text-properties style:font-name-complex="Calibri" fo:language="en" fo:country="US"/>
    </style:style>
    <style:style style:name="P1392" style:parent-style-name="Normaali" style:family="paragraph">
      <style:text-properties style:font-name-complex="Calibri" fo:language="en" fo:country="US"/>
    </style:style>
    <style:style style:name="TableColumn1394" style:family="table-column">
      <style:table-column-properties style:column-width="2.3055in"/>
    </style:style>
    <style:style style:name="TableColumn1395" style:family="table-column">
      <style:table-column-properties style:column-width="2.3062in"/>
    </style:style>
    <style:style style:name="TableColumn1396" style:family="table-column">
      <style:table-column-properties style:column-width="2.3062in"/>
    </style:style>
    <style:style style:name="Table1393" style:family="table">
      <style:table-properties style:width="6.918in" fo:margin-left="0in" table:align="left"/>
    </style:style>
    <style:style style:name="TableRow1397" style:family="table-row">
      <style:table-row-properties/>
    </style:style>
    <style:style style:name="TableCell1398" style:family="table-cell">
      <style:table-cell-properties fo:border="0.0069in solid #000000" style:writing-mode="lr-tb" fo:padding-top="0in" fo:padding-left="0.075in" fo:padding-bottom="0in" fo:padding-right="0.075in"/>
    </style:style>
    <style:style style:name="P1399" style:parent-style-name="Normaali" style:family="paragraph">
      <style:text-properties style:font-name-complex="Calibri" fo:font-weight="bold" style:font-weight-asian="bold" fo:language="en" fo:country="US"/>
    </style:style>
    <style:style style:name="TableCell1400" style:family="table-cell">
      <style:table-cell-properties fo:border="0.0069in solid #000000" style:writing-mode="lr-tb" fo:padding-top="0in" fo:padding-left="0.075in" fo:padding-bottom="0in" fo:padding-right="0.075in"/>
    </style:style>
    <style:style style:name="P1401" style:parent-style-name="Normaali" style:family="paragraph">
      <style:text-properties style:font-name-complex="Calibri" fo:font-weight="bold" style:font-weight-asian="bold" fo:language="en" fo:country="US"/>
    </style:style>
    <style:style style:name="TableCell1402" style:family="table-cell">
      <style:table-cell-properties fo:border="0.0069in solid #000000" style:writing-mode="lr-tb" fo:padding-top="0in" fo:padding-left="0.075in" fo:padding-bottom="0in" fo:padding-right="0.075in"/>
    </style:style>
    <style:style style:name="P1403" style:parent-style-name="Normaali" style:family="paragraph">
      <style:text-properties style:font-name-complex="Calibri" fo:font-weight="bold" style:font-weight-asian="bold" fo:language="en" fo:country="US"/>
    </style:style>
    <style:style style:name="TableRow1404" style:family="table-row">
      <style:table-row-properties/>
    </style:style>
    <style:style style:name="TableCell1405" style:family="table-cell">
      <style:table-cell-properties fo:border="0.0069in solid #000000" style:writing-mode="lr-tb" fo:padding-top="0in" fo:padding-left="0.075in" fo:padding-bottom="0in" fo:padding-right="0.075in"/>
    </style:style>
    <style:style style:name="P1406" style:parent-style-name="Normaali" style:family="paragraph">
      <style:text-properties style:font-name-complex="Calibri" fo:language="en" fo:country="US"/>
    </style:style>
    <style:style style:name="TableCell1407" style:family="table-cell">
      <style:table-cell-properties fo:border="0.0069in solid #000000" style:writing-mode="lr-tb" fo:padding-top="0in" fo:padding-left="0.075in" fo:padding-bottom="0in" fo:padding-right="0.075in"/>
    </style:style>
    <style:style style:name="P1408" style:parent-style-name="Normaali" style:family="paragraph">
      <style:text-properties style:font-name-complex="Calibri" fo:language="en" fo:country="US"/>
    </style:style>
    <style:style style:name="TableCell1409" style:family="table-cell">
      <style:table-cell-properties fo:border="0.0069in solid #000000" style:writing-mode="lr-tb" fo:padding-top="0in" fo:padding-left="0.075in" fo:padding-bottom="0in" fo:padding-right="0.075in"/>
    </style:style>
    <style:style style:name="P1410" style:parent-style-name="Normaali" style:family="paragraph">
      <style:text-properties style:font-name-complex="Calibri" fo:language="en" fo:country="US"/>
    </style:style>
    <style:style style:name="P1411" style:parent-style-name="Normaali" style:family="paragraph">
      <style:text-properties style:font-name-complex="Calibri" fo:language="en" fo:country="US"/>
    </style:style>
    <style:style style:name="T1412" style:parent-style-name="Kappaleenoletusfontti" style:family="text">
      <style:text-properties style:font-name-complex="Calibri" fo:font-weight="bold" style:font-weight-asian="bold" fo:language="en" fo:country="US"/>
    </style:style>
    <style:style style:name="T1413" style:parent-style-name="Kappaleenoletusfontti" style:family="text">
      <style:text-properties style:font-name-complex="Calibri" fo:language="en" fo:country="US"/>
    </style:style>
    <style:style style:name="T1414" style:parent-style-name="Kappaleenoletusfontti" style:family="text">
      <style:text-properties style:font-name-complex="Calibri" fo:font-weight="bold" style:font-weight-asian="bold" fo:language="en" fo:country="US"/>
    </style:style>
    <style:style style:name="T1415" style:parent-style-name="Kappaleenoletusfontti" style:family="text">
      <style:text-properties style:font-name-complex="Calibri" fo:language="en" fo:country="US"/>
    </style:style>
    <style:style style:name="P1416" style:parent-style-name="Normaali" style:family="paragraph">
      <style:text-properties style:font-name-complex="Calibri" fo:language="en" fo:country="US"/>
    </style:style>
    <style:style style:name="P1417" style:parent-style-name="Normaali" style:family="paragraph">
      <style:text-properties style:font-name-complex="Calibri" fo:language="en" fo:country="US"/>
    </style:style>
    <style:style style:name="P1418" style:parent-style-name="Otsikko2" style:family="paragraph">
      <style:text-properties style:font-name-complex="Calibri Light" fo:language="en" fo:country="US"/>
    </style:style>
    <style:style style:name="P1419" style:parent-style-name="Normaali" style:family="paragraph">
      <style:text-properties style:font-name-complex="Calibri" fo:language="en" fo:country="US"/>
    </style:style>
    <style:style style:name="P1420" style:parent-style-name="Normaali" style:family="paragraph">
      <style:text-properties style:font-name-complex="Calibri" fo:language="en" fo:country="US"/>
    </style:style>
    <style:style style:name="P1421" style:parent-style-name="Normaali" style:family="paragraph">
      <style:text-properties style:font-name-complex="Calibri" fo:language="en" fo:country="US"/>
    </style:style>
    <style:style style:name="P1422" style:parent-style-name="Normaali" style:family="paragraph">
      <style:text-properties style:font-name-complex="Calibri" fo:language="en" fo:country="US"/>
    </style:style>
    <style:style style:name="P1423" style:parent-style-name="Normaali" style:family="paragraph">
      <style:text-properties style:font-name-complex="Calibri" fo:language="en" fo:country="US"/>
    </style:style>
    <style:style style:name="TableColumn1425" style:family="table-column">
      <style:table-column-properties style:column-width="2.3055in"/>
    </style:style>
    <style:style style:name="TableColumn1426" style:family="table-column">
      <style:table-column-properties style:column-width="2.3062in"/>
    </style:style>
    <style:style style:name="TableColumn1427" style:family="table-column">
      <style:table-column-properties style:column-width="2.3062in"/>
    </style:style>
    <style:style style:name="Table1424" style:family="table">
      <style:table-properties style:width="6.918in" fo:margin-left="0in" table:align="left"/>
    </style:style>
    <style:style style:name="TableRow1428" style:family="table-row">
      <style:table-row-properties/>
    </style:style>
    <style:style style:name="TableCell1429" style:family="table-cell">
      <style:table-cell-properties fo:border="0.0069in solid #000000" style:writing-mode="lr-tb" fo:padding-top="0in" fo:padding-left="0.075in" fo:padding-bottom="0in" fo:padding-right="0.075in"/>
    </style:style>
    <style:style style:name="P1430" style:parent-style-name="Normaali" style:family="paragraph">
      <style:text-properties style:font-name-complex="Calibri" fo:font-weight="bold" style:font-weight-asian="bold" fo:language="en" fo:country="US"/>
    </style:style>
    <style:style style:name="TableCell1431" style:family="table-cell">
      <style:table-cell-properties fo:border="0.0069in solid #000000" style:writing-mode="lr-tb" fo:padding-top="0in" fo:padding-left="0.075in" fo:padding-bottom="0in" fo:padding-right="0.075in"/>
    </style:style>
    <style:style style:name="P1432" style:parent-style-name="Normaali" style:family="paragraph">
      <style:text-properties style:font-name-complex="Calibri" fo:font-weight="bold" style:font-weight-asian="bold" fo:language="en" fo:country="US"/>
    </style:style>
    <style:style style:name="TableCell1433" style:family="table-cell">
      <style:table-cell-properties fo:border="0.0069in solid #000000" style:writing-mode="lr-tb" fo:padding-top="0in" fo:padding-left="0.075in" fo:padding-bottom="0in" fo:padding-right="0.075in"/>
    </style:style>
    <style:style style:name="P1434" style:parent-style-name="Normaali" style:family="paragraph">
      <style:text-properties style:font-name-complex="Calibri" fo:font-weight="bold" style:font-weight-asian="bold" fo:language="en" fo:country="US"/>
    </style:style>
    <style:style style:name="TableRow1435" style:family="table-row">
      <style:table-row-properties/>
    </style:style>
    <style:style style:name="TableCell1436" style:family="table-cell">
      <style:table-cell-properties fo:border="0.0069in solid #000000" style:writing-mode="lr-tb" fo:padding-top="0in" fo:padding-left="0.075in" fo:padding-bottom="0in" fo:padding-right="0.075in"/>
    </style:style>
    <style:style style:name="P1437" style:parent-style-name="Normaali" style:family="paragraph">
      <style:text-properties style:font-name-complex="Calibri" fo:language="en" fo:country="US"/>
    </style:style>
    <style:style style:name="TableCell1438" style:family="table-cell">
      <style:table-cell-properties fo:border="0.0069in solid #000000" style:writing-mode="lr-tb" fo:padding-top="0in" fo:padding-left="0.075in" fo:padding-bottom="0in" fo:padding-right="0.075in"/>
    </style:style>
    <style:style style:name="P1439" style:parent-style-name="Normaali" style:family="paragraph">
      <style:text-properties style:font-name-complex="Calibri" fo:language="en" fo:country="US"/>
    </style:style>
    <style:style style:name="TableCell1440" style:family="table-cell">
      <style:table-cell-properties fo:border="0.0069in solid #000000" style:writing-mode="lr-tb" fo:padding-top="0in" fo:padding-left="0.075in" fo:padding-bottom="0in" fo:padding-right="0.075in"/>
    </style:style>
    <style:style style:name="P1441" style:parent-style-name="Normaali" style:family="paragraph">
      <style:text-properties style:font-name-complex="Calibri" fo:language="en" fo:country="US"/>
    </style:style>
    <style:style style:name="P1442" style:parent-style-name="Normaali" style:family="paragraph">
      <style:text-properties style:font-name-complex="Calibri" fo:language="en" fo:country="US"/>
    </style:style>
    <style:style style:name="T1443" style:parent-style-name="Kappaleenoletusfontti" style:family="text">
      <style:text-properties style:font-name-complex="Calibri" fo:font-weight="bold" style:font-weight-asian="bold" fo:language="en" fo:country="US"/>
    </style:style>
    <style:style style:name="T1444" style:parent-style-name="Kappaleenoletusfontti" style:family="text">
      <style:text-properties style:font-name-complex="Calibri" fo:language="en" fo:country="US"/>
    </style:style>
    <style:style style:name="T1445" style:parent-style-name="Kappaleenoletusfontti" style:family="text">
      <style:text-properties style:font-name-complex="Calibri" fo:font-weight="bold" style:font-weight-asian="bold" fo:language="en" fo:country="US"/>
    </style:style>
    <style:style style:name="T1446" style:parent-style-name="Kappaleenoletusfontti" style:family="text">
      <style:text-properties style:font-name-complex="Calibri" fo:language="en" fo:country="US"/>
    </style:style>
    <style:style style:name="P1447" style:parent-style-name="Normaali" style:family="paragraph">
      <style:text-properties style:font-name-complex="Calibri" fo:language="en" fo:country="US"/>
    </style:style>
    <style:style style:name="P1448" style:parent-style-name="Otsikko2" style:family="paragraph">
      <style:text-properties style:font-name-complex="Calibri Light" fo:language="en" fo:country="US"/>
    </style:style>
    <style:style style:name="P1449" style:parent-style-name="Normaali" style:family="paragraph">
      <style:text-properties style:font-name-complex="Calibri" fo:language="en" fo:country="US"/>
    </style:style>
    <style:style style:name="P1450" style:parent-style-name="Normaali" style:family="paragraph">
      <style:text-properties style:font-name-complex="Calibri" fo:language="en" fo:country="US"/>
    </style:style>
    <style:style style:name="P1451" style:parent-style-name="Otsikko2" style:family="paragraph">
      <style:text-properties style:font-name-complex="Calibri Light" fo:language="en" fo:country="US"/>
    </style:style>
    <style:style style:name="P1452" style:parent-style-name="Normaali" style:family="paragraph">
      <style:text-properties style:font-name-complex="Calibri" fo:language="en" fo:country="US"/>
    </style:style>
    <style:style style:name="P1453" style:parent-style-name="Normaali" style:family="paragraph">
      <style:text-properties style:font-name-complex="Calibri" fo:language="en" fo:country="US"/>
    </style:style>
    <style:style style:name="P1454" style:parent-style-name="Normaali" style:family="paragraph">
      <style:text-properties style:font-name-complex="Calibri" fo:language="en" fo:country="US"/>
    </style:style>
    <style:style style:name="P1455" style:parent-style-name="Normaali" style:family="paragraph">
      <style:text-properties style:font-name-complex="Calibri" fo:language="en" fo:country="US"/>
    </style:style>
    <style:style style:name="T1456" style:parent-style-name="Kappaleenoletusfontti" style:family="text">
      <style:text-properties style:font-name-complex="Calibri" fo:font-weight="bold" style:font-weight-asian="bold" fo:language="en" fo:country="US"/>
    </style:style>
    <style:style style:name="T1457" style:parent-style-name="Kappaleenoletusfontti" style:family="text">
      <style:text-properties style:font-name-complex="Calibri" fo:language="en" fo:country="US"/>
    </style:style>
    <style:style style:name="T1458" style:parent-style-name="Kappaleenoletusfontti" style:family="text">
      <style:text-properties style:font-name-complex="Calibri" fo:font-weight="bold" style:font-weight-asian="bold" fo:language="en" fo:country="US"/>
    </style:style>
    <style:style style:name="T1459" style:parent-style-name="Kappaleenoletusfontti" style:family="text">
      <style:text-properties style:font-name-complex="Calibri" fo:language="en" fo:country="US"/>
    </style:style>
    <style:style style:name="P1460" style:parent-style-name="Normaali" style:family="paragraph">
      <style:text-properties style:font-name-complex="Calibri" fo:language="en" fo:country="US"/>
    </style:style>
    <style:style style:name="TableColumn1462" style:family="table-column">
      <style:table-column-properties style:column-width="2.3055in"/>
    </style:style>
    <style:style style:name="TableColumn1463" style:family="table-column">
      <style:table-column-properties style:column-width="2.3062in"/>
    </style:style>
    <style:style style:name="TableColumn1464" style:family="table-column">
      <style:table-column-properties style:column-width="2.3062in"/>
    </style:style>
    <style:style style:name="Table1461" style:family="table">
      <style:table-properties style:width="6.918in" fo:margin-left="0in" table:align="left"/>
    </style:style>
    <style:style style:name="TableRow1465" style:family="table-row">
      <style:table-row-properties/>
    </style:style>
    <style:style style:name="TableCell1466" style:family="table-cell">
      <style:table-cell-properties fo:border="0.0069in solid #000000" style:writing-mode="lr-tb" fo:padding-top="0in" fo:padding-left="0.075in" fo:padding-bottom="0in" fo:padding-right="0.075in"/>
    </style:style>
    <style:style style:name="P1467" style:parent-style-name="Normaali" style:family="paragraph">
      <style:text-properties style:font-name-complex="Calibri" fo:font-weight="bold" style:font-weight-asian="bold" fo:language="en" fo:country="US"/>
    </style:style>
    <style:style style:name="TableCell1468" style:family="table-cell">
      <style:table-cell-properties fo:border="0.0069in solid #000000" style:writing-mode="lr-tb" fo:padding-top="0in" fo:padding-left="0.075in" fo:padding-bottom="0in" fo:padding-right="0.075in"/>
    </style:style>
    <style:style style:name="P1469" style:parent-style-name="Normaali" style:family="paragraph">
      <style:text-properties style:font-name-complex="Calibri" fo:font-weight="bold" style:font-weight-asian="bold" fo:language="en" fo:country="US"/>
    </style:style>
    <style:style style:name="TableCell1470" style:family="table-cell">
      <style:table-cell-properties fo:border="0.0069in solid #000000" style:writing-mode="lr-tb" fo:padding-top="0in" fo:padding-left="0.075in" fo:padding-bottom="0in" fo:padding-right="0.075in"/>
    </style:style>
    <style:style style:name="P1471" style:parent-style-name="Normaali" style:family="paragraph">
      <style:text-properties style:font-name-complex="Calibri" fo:font-weight="bold" style:font-weight-asian="bold" fo:language="en" fo:country="US"/>
    </style:style>
    <style:style style:name="TableRow1472" style:family="table-row">
      <style:table-row-properties/>
    </style:style>
    <style:style style:name="TableCell1473" style:family="table-cell">
      <style:table-cell-properties fo:border="0.0069in solid #000000" style:writing-mode="lr-tb" fo:padding-top="0in" fo:padding-left="0.075in" fo:padding-bottom="0in" fo:padding-right="0.075in"/>
    </style:style>
    <style:style style:name="P1474" style:parent-style-name="Normaali" style:family="paragraph">
      <style:text-properties style:font-name-complex="Calibri" fo:language="en" fo:country="US"/>
    </style:style>
    <style:style style:name="TableCell1475" style:family="table-cell">
      <style:table-cell-properties fo:border="0.0069in solid #000000" style:writing-mode="lr-tb" fo:padding-top="0in" fo:padding-left="0.075in" fo:padding-bottom="0in" fo:padding-right="0.075in"/>
    </style:style>
    <style:style style:name="P1476" style:parent-style-name="Normaali" style:family="paragraph">
      <style:text-properties style:font-name-complex="Calibri" fo:language="en" fo:country="US"/>
    </style:style>
    <style:style style:name="TableCell1477" style:family="table-cell">
      <style:table-cell-properties fo:border="0.0069in solid #000000" style:writing-mode="lr-tb" fo:padding-top="0in" fo:padding-left="0.075in" fo:padding-bottom="0in" fo:padding-right="0.075in"/>
    </style:style>
    <style:style style:name="P1478" style:parent-style-name="Normaali" style:family="paragraph">
      <style:text-properties style:font-name-complex="Calibri" fo:language="en" fo:country="US"/>
    </style:style>
    <style:style style:name="P1479" style:parent-style-name="Normaali" style:family="paragraph">
      <style:text-properties style:font-name-complex="Calibri" fo:language="en" fo:country="US"/>
    </style:style>
    <style:style style:name="P1480" style:parent-style-name="Normaali" style:family="paragraph">
      <style:text-properties style:font-name-complex="Calibri" fo:language="en" fo:country="US"/>
    </style:style>
    <style:style style:name="P1481" style:parent-style-name="Otsikko2" style:family="paragraph">
      <style:text-properties style:font-name-complex="Calibri Light" fo:language="en" fo:country="US"/>
    </style:style>
    <style:style style:name="P1482" style:parent-style-name="Normaali" style:family="paragraph">
      <style:text-properties style:font-name-complex="Calibri" fo:language="en" fo:country="US"/>
    </style:style>
    <style:style style:name="P1483" style:parent-style-name="Normaali" style:family="paragraph">
      <style:text-properties style:font-name-complex="Calibri" fo:language="en" fo:country="US"/>
    </style:style>
    <style:style style:name="P1484" style:parent-style-name="Normaali" style:family="paragraph">
      <style:text-properties style:font-name-complex="Calibri" fo:language="en" fo:country="US"/>
    </style:style>
    <style:style style:name="P1485" style:parent-style-name="Normaali" style:family="paragraph">
      <style:text-properties style:font-name-complex="Calibri" fo:language="en" fo:country="US"/>
    </style:style>
    <style:style style:name="T1486" style:parent-style-name="Kappaleenoletusfontti" style:family="text">
      <style:text-properties style:font-name-complex="Calibri" fo:font-weight="bold" style:font-weight-asian="bold" fo:language="en" fo:country="US"/>
    </style:style>
    <style:style style:name="T1487" style:parent-style-name="Kappaleenoletusfontti" style:family="text">
      <style:text-properties style:font-name-complex="Calibri" fo:language="en" fo:country="US"/>
    </style:style>
    <style:style style:name="T1488" style:parent-style-name="Kappaleenoletusfontti" style:family="text">
      <style:text-properties style:font-name-complex="Calibri" fo:font-weight="bold" style:font-weight-asian="bold" fo:language="en" fo:country="US"/>
    </style:style>
    <style:style style:name="T1489" style:parent-style-name="Kappaleenoletusfontti" style:family="text">
      <style:text-properties style:font-name-complex="Calibri" fo:language="en" fo:country="US"/>
    </style:style>
    <style:style style:name="P1490" style:parent-style-name="Normaali" style:family="paragraph">
      <style:text-properties style:font-name-complex="Calibri" fo:language="en" fo:country="US"/>
    </style:style>
    <style:style style:name="P1491" style:parent-style-name="Normaali" style:family="paragraph">
      <style:text-properties style:font-name-complex="Calibri" fo:language="en" fo:country="US"/>
    </style:style>
    <style:style style:name="TableColumn1493" style:family="table-column">
      <style:table-column-properties style:column-width="2.3055in"/>
    </style:style>
    <style:style style:name="TableColumn1494" style:family="table-column">
      <style:table-column-properties style:column-width="2.3062in"/>
    </style:style>
    <style:style style:name="TableColumn1495" style:family="table-column">
      <style:table-column-properties style:column-width="2.3062in"/>
    </style:style>
    <style:style style:name="Table1492" style:family="table">
      <style:table-properties style:width="6.918in" fo:margin-left="0in" table:align="left"/>
    </style:style>
    <style:style style:name="TableRow1496" style:family="table-row">
      <style:table-row-properties/>
    </style:style>
    <style:style style:name="TableCell1497" style:family="table-cell">
      <style:table-cell-properties fo:border="0.0069in solid #000000" style:writing-mode="lr-tb" fo:padding-top="0in" fo:padding-left="0.075in" fo:padding-bottom="0in" fo:padding-right="0.075in"/>
    </style:style>
    <style:style style:name="P1498" style:parent-style-name="Normaali" style:family="paragraph">
      <style:text-properties style:font-name-complex="Calibri" fo:font-weight="bold" style:font-weight-asian="bold" fo:language="en" fo:country="US"/>
    </style:style>
    <style:style style:name="TableCell1499" style:family="table-cell">
      <style:table-cell-properties fo:border="0.0069in solid #000000" style:writing-mode="lr-tb" fo:padding-top="0in" fo:padding-left="0.075in" fo:padding-bottom="0in" fo:padding-right="0.075in"/>
    </style:style>
    <style:style style:name="P1500" style:parent-style-name="Normaali" style:family="paragraph">
      <style:text-properties style:font-name-complex="Calibri" fo:font-weight="bold" style:font-weight-asian="bold" fo:language="en" fo:country="US"/>
    </style:style>
    <style:style style:name="TableCell1501" style:family="table-cell">
      <style:table-cell-properties fo:border="0.0069in solid #000000" style:writing-mode="lr-tb" fo:padding-top="0in" fo:padding-left="0.075in" fo:padding-bottom="0in" fo:padding-right="0.075in"/>
    </style:style>
    <style:style style:name="P1502" style:parent-style-name="Normaali" style:family="paragraph">
      <style:text-properties style:font-name-complex="Calibri" fo:font-weight="bold" style:font-weight-asian="bold" fo:language="en" fo:country="US"/>
    </style:style>
    <style:style style:name="TableRow1503" style:family="table-row">
      <style:table-row-properties/>
    </style:style>
    <style:style style:name="TableCell1504" style:family="table-cell">
      <style:table-cell-properties fo:border="0.0069in solid #000000" style:writing-mode="lr-tb" fo:padding-top="0in" fo:padding-left="0.075in" fo:padding-bottom="0in" fo:padding-right="0.075in"/>
    </style:style>
    <style:style style:name="P1505" style:parent-style-name="Normaali" style:family="paragraph">
      <style:text-properties style:font-name-complex="Calibri" fo:language="en" fo:country="US"/>
    </style:style>
    <style:style style:name="TableCell1506" style:family="table-cell">
      <style:table-cell-properties fo:border="0.0069in solid #000000" style:writing-mode="lr-tb" fo:padding-top="0in" fo:padding-left="0.075in" fo:padding-bottom="0in" fo:padding-right="0.075in"/>
    </style:style>
    <style:style style:name="P1507" style:parent-style-name="Normaali" style:family="paragraph">
      <style:text-properties style:font-name-complex="Calibri" fo:language="en" fo:country="US"/>
    </style:style>
    <style:style style:name="TableCell1508" style:family="table-cell">
      <style:table-cell-properties fo:border="0.0069in solid #000000" style:writing-mode="lr-tb" fo:padding-top="0in" fo:padding-left="0.075in" fo:padding-bottom="0in" fo:padding-right="0.075in"/>
    </style:style>
    <style:style style:name="P1509" style:parent-style-name="Normaali" style:family="paragraph">
      <style:text-properties style:font-name-complex="Calibri" fo:language="en" fo:country="US"/>
    </style:style>
    <style:style style:name="P1510" style:parent-style-name="Normaali" style:family="paragraph">
      <style:text-properties style:font-name-complex="Calibri" fo:language="en" fo:country="US"/>
    </style:style>
    <style:style style:name="P1511" style:parent-style-name="Otsikko2" style:family="paragraph">
      <style:text-properties fo:language="en" fo:country="US"/>
    </style:style>
    <style:style style:name="P1512" style:parent-style-name="Normaali" style:family="paragraph">
      <style:text-properties fo:language="en" fo:country="US"/>
    </style:style>
    <style:style style:name="P1513" style:parent-style-name="Normaali" style:family="paragraph">
      <style:text-properties fo:language="en" fo:country="US"/>
    </style:style>
    <style:style style:name="P1514" style:parent-style-name="Normaali" style:family="paragraph">
      <style:text-properties style:font-name-complex="Calibri" fo:language="en" fo:country="US"/>
    </style:style>
    <style:style style:name="P1515" style:parent-style-name="Otsikko2" style:family="paragraph">
      <style:text-properties style:font-name-complex="Calibri Light" fo:language="en" fo:country="US"/>
    </style:style>
    <style:style style:name="P1516" style:parent-style-name="Normaali" style:family="paragraph">
      <style:text-properties style:font-name-complex="Calibri" fo:language="en" fo:country="US"/>
    </style:style>
    <style:style style:name="P1517" style:parent-style-name="Normaali" style:family="paragraph">
      <style:text-properties style:font-name-complex="Calibri" fo:language="en" fo:country="US"/>
    </style:style>
    <style:style style:name="P1518" style:parent-style-name="Normaali" style:family="paragraph">
      <style:text-properties style:font-name-complex="Calibri" fo:language="en" fo:country="US"/>
    </style:style>
    <style:style style:name="T1519" style:parent-style-name="Kappaleenoletusfontti" style:family="text">
      <style:text-properties style:font-name-complex="Calibri" fo:font-weight="bold" style:font-weight-asian="bold" fo:language="en" fo:country="US"/>
    </style:style>
    <style:style style:name="T1520" style:parent-style-name="Kappaleenoletusfontti" style:family="text">
      <style:text-properties style:font-name-complex="Calibri" fo:language="en" fo:country="US"/>
    </style:style>
    <style:style style:name="T1521" style:parent-style-name="Kappaleenoletusfontti" style:family="text">
      <style:text-properties style:font-name-complex="Calibri" fo:font-weight="bold" style:font-weight-asian="bold" fo:language="en" fo:country="US"/>
    </style:style>
    <style:style style:name="T1522" style:parent-style-name="Kappaleenoletusfontti" style:family="text">
      <style:text-properties style:font-name-complex="Calibri" fo:language="en" fo:country="US"/>
    </style:style>
    <style:style style:name="P1523" style:parent-style-name="Normaali" style:family="paragraph">
      <style:text-properties style:font-name-complex="Calibri" fo:language="en" fo:country="US"/>
    </style:style>
    <style:style style:name="TableColumn1525" style:family="table-column">
      <style:table-column-properties style:column-width="2.3055in"/>
    </style:style>
    <style:style style:name="TableColumn1526" style:family="table-column">
      <style:table-column-properties style:column-width="2.3062in"/>
    </style:style>
    <style:style style:name="TableColumn1527" style:family="table-column">
      <style:table-column-properties style:column-width="2.3062in"/>
    </style:style>
    <style:style style:name="Table1524" style:family="table">
      <style:table-properties style:width="6.918in" fo:margin-left="0in" table:align="left"/>
    </style:style>
    <style:style style:name="TableRow1528" style:family="table-row">
      <style:table-row-properties/>
    </style:style>
    <style:style style:name="TableCell1529" style:family="table-cell">
      <style:table-cell-properties fo:border="0.0069in solid #000000" style:writing-mode="lr-tb" fo:padding-top="0in" fo:padding-left="0.075in" fo:padding-bottom="0in" fo:padding-right="0.075in"/>
    </style:style>
    <style:style style:name="P1530" style:parent-style-name="Normaali" style:family="paragraph">
      <style:text-properties style:font-name-complex="Calibri" fo:font-weight="bold" style:font-weight-asian="bold" fo:language="en" fo:country="US"/>
    </style:style>
    <style:style style:name="TableCell1531" style:family="table-cell">
      <style:table-cell-properties fo:border="0.0069in solid #000000" style:writing-mode="lr-tb" fo:padding-top="0in" fo:padding-left="0.075in" fo:padding-bottom="0in" fo:padding-right="0.075in"/>
    </style:style>
    <style:style style:name="P1532" style:parent-style-name="Normaali" style:family="paragraph">
      <style:text-properties style:font-name-complex="Calibri" fo:font-weight="bold" style:font-weight-asian="bold" fo:language="en" fo:country="US"/>
    </style:style>
    <style:style style:name="TableCell1533" style:family="table-cell">
      <style:table-cell-properties fo:border="0.0069in solid #000000" style:writing-mode="lr-tb" fo:padding-top="0in" fo:padding-left="0.075in" fo:padding-bottom="0in" fo:padding-right="0.075in"/>
    </style:style>
    <style:style style:name="P1534" style:parent-style-name="Normaali" style:family="paragraph">
      <style:text-properties style:font-name-complex="Calibri" fo:font-weight="bold" style:font-weight-asian="bold" fo:language="en" fo:country="US"/>
    </style:style>
    <style:style style:name="TableRow1535" style:family="table-row">
      <style:table-row-properties/>
    </style:style>
    <style:style style:name="TableCell1536" style:family="table-cell">
      <style:table-cell-properties fo:border="0.0069in solid #000000" style:writing-mode="lr-tb" fo:padding-top="0in" fo:padding-left="0.075in" fo:padding-bottom="0in" fo:padding-right="0.075in"/>
    </style:style>
    <style:style style:name="P1537" style:parent-style-name="Normaali" style:family="paragraph">
      <style:text-properties style:font-name-complex="Calibri" fo:language="en" fo:country="US"/>
    </style:style>
    <style:style style:name="TableCell1538" style:family="table-cell">
      <style:table-cell-properties fo:border="0.0069in solid #000000" style:writing-mode="lr-tb" fo:padding-top="0in" fo:padding-left="0.075in" fo:padding-bottom="0in" fo:padding-right="0.075in"/>
    </style:style>
    <style:style style:name="P1539" style:parent-style-name="Normaali" style:family="paragraph">
      <style:text-properties style:font-name-complex="Calibri" fo:language="en" fo:country="US"/>
    </style:style>
    <style:style style:name="TableCell1540" style:family="table-cell">
      <style:table-cell-properties fo:border="0.0069in solid #000000" style:writing-mode="lr-tb" fo:padding-top="0in" fo:padding-left="0.075in" fo:padding-bottom="0in" fo:padding-right="0.075in"/>
    </style:style>
    <style:style style:name="P1541" style:parent-style-name="Normaali" style:family="paragraph">
      <style:text-properties style:font-name-complex="Calibri" fo:language="en" fo:country="US"/>
    </style:style>
    <style:style style:name="P1542" style:parent-style-name="Normaali" style:family="paragraph">
      <style:text-properties style:font-name-complex="Calibri" fo:language="en" fo:country="US"/>
    </style:style>
    <style:style style:name="P1543" style:parent-style-name="Normaali" style:family="paragraph">
      <style:text-properties style:font-name-complex="Calibri" fo:language="en" fo:country="US"/>
    </style:style>
    <style:style style:name="P1544" style:parent-style-name="Otsikko2" style:family="paragraph">
      <style:text-properties style:font-name-complex="Calibri Light" fo:language="en" fo:country="US"/>
    </style:style>
    <style:style style:name="P1545" style:parent-style-name="Normaali" style:family="paragraph">
      <style:text-properties style:font-name-complex="Calibri" fo:language="en" fo:country="US"/>
    </style:style>
    <style:style style:name="P1546" style:parent-style-name="Normaali" style:family="paragraph">
      <style:text-properties style:font-name-complex="Calibri" fo:language="en" fo:country="US"/>
    </style:style>
    <style:style style:name="P1547" style:parent-style-name="Otsikko2" style:family="paragraph">
      <style:text-properties style:font-name-complex="Calibri Light" fo:language="en" fo:country="US"/>
    </style:style>
    <style:style style:name="P1548" style:parent-style-name="Normaali" style:family="paragraph">
      <style:text-properties style:font-name-complex="Calibri" fo:language="en" fo:country="US"/>
    </style:style>
    <style:style style:name="P1549" style:parent-style-name="Normaali" style:family="paragraph">
      <style:text-properties style:font-name-complex="Calibri" fo:language="en" fo:country="US"/>
    </style:style>
    <style:style style:name="P1550" style:parent-style-name="Otsikko2" style:family="paragraph">
      <style:text-properties style:font-name-complex="Calibri Light" fo:language="en" fo:country="US"/>
    </style:style>
    <style:style style:name="P1551" style:parent-style-name="Normaali" style:family="paragraph">
      <style:text-properties style:font-name-complex="Calibri" fo:language="en" fo:country="US"/>
    </style:style>
    <style:style style:name="P1552" style:parent-style-name="Normaali" style:family="paragraph">
      <style:text-properties style:font-name-complex="Calibri" fo:language="en" fo:country="US"/>
    </style:style>
    <style:style style:name="P1553" style:parent-style-name="Otsikko2" style:family="paragraph">
      <style:text-properties style:font-name-complex="Calibri Light" fo:language="en" fo:country="US"/>
    </style:style>
    <style:style style:name="P1554" style:parent-style-name="Normaali" style:family="paragraph">
      <style:text-properties style:font-name-complex="Calibri" fo:language="en" fo:country="US"/>
    </style:style>
    <style:style style:name="P1555" style:parent-style-name="Normaali" style:family="paragraph">
      <style:text-properties style:font-name-complex="Calibri" fo:language="en" fo:country="US"/>
    </style:style>
    <style:style style:name="P1556" style:parent-style-name="Normaali" style:family="paragraph">
      <style:text-properties style:font-name-complex="Calibri" fo:language="en" fo:country="US"/>
    </style:style>
    <style:style style:name="P1557" style:parent-style-name="Normaali" style:family="paragraph">
      <style:text-properties style:font-name-complex="Calibri" fo:language="en" fo:country="US"/>
    </style:style>
    <style:style style:name="T1558" style:parent-style-name="Kappaleenoletusfontti" style:family="text">
      <style:text-properties style:font-name-complex="Calibri" fo:font-weight="bold" style:font-weight-asian="bold" fo:language="en" fo:country="US"/>
    </style:style>
    <style:style style:name="T1559" style:parent-style-name="Kappaleenoletusfontti" style:family="text">
      <style:text-properties style:font-name-complex="Calibri" fo:language="en" fo:country="US"/>
    </style:style>
    <style:style style:name="T1560" style:parent-style-name="Kappaleenoletusfontti" style:family="text">
      <style:text-properties style:font-name-complex="Calibri" fo:language="en" fo:country="US"/>
    </style:style>
    <style:style style:name="T1561" style:parent-style-name="Kappaleenoletusfontti" style:family="text">
      <style:text-properties style:font-name-complex="Calibri" fo:font-weight="bold" style:font-weight-asian="bold" fo:language="en" fo:country="US"/>
    </style:style>
    <style:style style:name="T1562" style:parent-style-name="Kappaleenoletusfontti" style:family="text">
      <style:text-properties style:font-name-complex="Calibri" fo:language="en" fo:country="US"/>
    </style:style>
    <style:style style:name="T1563" style:parent-style-name="Kappaleenoletusfontti" style:family="text">
      <style:text-properties fo:font-weight="bold" style:font-weight-asian="bold" fo:language="en" fo:country="US"/>
    </style:style>
    <style:style style:name="T1564" style:parent-style-name="Kappaleenoletusfontti" style:family="text">
      <style:text-properties fo:language="en" fo:country="US"/>
    </style:style>
    <style:style style:name="T1565" style:parent-style-name="Kappaleenoletusfontti" style:family="text">
      <style:text-properties style:font-name-complex="Calibri" fo:font-weight="bold" style:font-weight-asian="bold" fo:language="en" fo:country="US"/>
    </style:style>
    <style:style style:name="T1566" style:parent-style-name="Kappaleenoletusfontti" style:family="text">
      <style:text-properties style:font-name-complex="Calibri" fo:language="en" fo:country="US"/>
    </style:style>
    <style:style style:name="P1567" style:parent-style-name="Normaali" style:family="paragraph">
      <style:text-properties style:font-name-complex="Calibri" fo:language="en" fo:country="US"/>
    </style:style>
    <style:style style:name="TableColumn1569" style:family="table-column">
      <style:table-column-properties style:column-width="2.3055in"/>
    </style:style>
    <style:style style:name="TableColumn1570" style:family="table-column">
      <style:table-column-properties style:column-width="2.3062in"/>
    </style:style>
    <style:style style:name="TableColumn1571" style:family="table-column">
      <style:table-column-properties style:column-width="2.3062in"/>
    </style:style>
    <style:style style:name="Table1568" style:family="table">
      <style:table-properties style:width="6.918in" fo:margin-left="0in" table:align="left"/>
    </style:style>
    <style:style style:name="TableRow1572" style:family="table-row">
      <style:table-row-properties/>
    </style:style>
    <style:style style:name="TableCell1573" style:family="table-cell">
      <style:table-cell-properties fo:border="0.0069in solid #000000" style:writing-mode="lr-tb" fo:padding-top="0in" fo:padding-left="0.075in" fo:padding-bottom="0in" fo:padding-right="0.075in"/>
    </style:style>
    <style:style style:name="P1574" style:parent-style-name="Normaali" style:family="paragraph">
      <style:text-properties style:font-name-complex="Calibri" fo:font-weight="bold" style:font-weight-asian="bold" fo:language="en" fo:country="US"/>
    </style:style>
    <style:style style:name="TableCell1575" style:family="table-cell">
      <style:table-cell-properties fo:border="0.0069in solid #000000" style:writing-mode="lr-tb" fo:padding-top="0in" fo:padding-left="0.075in" fo:padding-bottom="0in" fo:padding-right="0.075in"/>
    </style:style>
    <style:style style:name="P1576" style:parent-style-name="Normaali" style:family="paragraph">
      <style:text-properties style:font-name-complex="Calibri" fo:font-weight="bold" style:font-weight-asian="bold" fo:language="en" fo:country="US"/>
    </style:style>
    <style:style style:name="TableCell1577" style:family="table-cell">
      <style:table-cell-properties fo:border="0.0069in solid #000000" style:writing-mode="lr-tb" fo:padding-top="0in" fo:padding-left="0.075in" fo:padding-bottom="0in" fo:padding-right="0.075in"/>
    </style:style>
    <style:style style:name="P1578" style:parent-style-name="Normaali" style:family="paragraph">
      <style:text-properties style:font-name-complex="Calibri" fo:font-weight="bold" style:font-weight-asian="bold" fo:language="en" fo:country="US"/>
    </style:style>
    <style:style style:name="TableRow1579" style:family="table-row">
      <style:table-row-properties/>
    </style:style>
    <style:style style:name="TableCell1580" style:family="table-cell">
      <style:table-cell-properties fo:border="0.0069in solid #000000" style:writing-mode="lr-tb" fo:padding-top="0in" fo:padding-left="0.075in" fo:padding-bottom="0in" fo:padding-right="0.075in"/>
    </style:style>
    <style:style style:name="P1581" style:parent-style-name="Normaali" style:family="paragraph">
      <style:text-properties style:font-name-complex="Calibri" fo:language="en" fo:country="US"/>
    </style:style>
    <style:style style:name="TableCell1582" style:family="table-cell">
      <style:table-cell-properties fo:border="0.0069in solid #000000" style:writing-mode="lr-tb" fo:padding-top="0in" fo:padding-left="0.075in" fo:padding-bottom="0in" fo:padding-right="0.075in"/>
    </style:style>
    <style:style style:name="P1583" style:parent-style-name="Normaali" style:family="paragraph">
      <style:text-properties style:font-name-complex="Calibri" fo:language="en" fo:country="US"/>
    </style:style>
    <style:style style:name="TableCell1584" style:family="table-cell">
      <style:table-cell-properties fo:border="0.0069in solid #000000" style:writing-mode="lr-tb" fo:padding-top="0in" fo:padding-left="0.075in" fo:padding-bottom="0in" fo:padding-right="0.075in"/>
    </style:style>
    <style:style style:name="P1585" style:parent-style-name="Normaali" style:family="paragraph">
      <style:text-properties style:font-name-complex="Calibri" fo:language="en" fo:country="US"/>
    </style:style>
    <style:style style:name="TableRow1586" style:family="table-row">
      <style:table-row-properties style:min-row-height="0.0486in"/>
    </style:style>
    <style:style style:name="TableCell1587" style:family="table-cell">
      <style:table-cell-properties fo:border="0.0069in solid #000000" style:writing-mode="lr-tb" fo:padding-top="0in" fo:padding-left="0.075in" fo:padding-bottom="0in" fo:padding-right="0.075in"/>
    </style:style>
    <style:style style:name="P1588" style:parent-style-name="Normaali" style:family="paragraph">
      <style:text-properties style:font-name-complex="Calibri" fo:language="en" fo:country="US"/>
    </style:style>
    <style:style style:name="TableCell1589" style:family="table-cell">
      <style:table-cell-properties fo:border="0.0069in solid #000000" style:writing-mode="lr-tb" fo:padding-top="0in" fo:padding-left="0.075in" fo:padding-bottom="0in" fo:padding-right="0.075in"/>
    </style:style>
    <style:style style:name="P1590" style:parent-style-name="Normaali" style:family="paragraph">
      <style:text-properties style:font-name-complex="Calibri" fo:language="en" fo:country="US"/>
    </style:style>
    <style:style style:name="TableCell1591" style:family="table-cell">
      <style:table-cell-properties fo:border="0.0069in solid #000000" style:writing-mode="lr-tb" fo:padding-top="0in" fo:padding-left="0.075in" fo:padding-bottom="0in" fo:padding-right="0.075in"/>
    </style:style>
    <style:style style:name="P1592" style:parent-style-name="Normaali" style:family="paragraph">
      <style:text-properties style:font-name-complex="Calibri" fo:language="en" fo:country="US"/>
    </style:style>
    <style:style style:name="P1593" style:parent-style-name="Normaali" style:family="paragraph">
      <style:text-properties style:font-name-complex="Calibri"/>
    </style:style>
    <style:style style:name="P1594" style:parent-style-name="Otsikko2" style:family="paragraph">
      <style:text-properties style:font-name-complex="Calibri Light" fo:language="en" fo:country="US"/>
    </style:style>
    <style:style style:name="P1595" style:parent-style-name="Normaali" style:family="paragraph">
      <style:text-properties style:font-name-complex="Calibri" fo:language="en" fo:country="US"/>
    </style:style>
    <style:style style:name="P1596" style:parent-style-name="Normaali" style:family="paragraph">
      <style:text-properties style:font-name-complex="Calibri" fo:language="en" fo:country="US"/>
    </style:style>
    <style:style style:name="P1597" style:parent-style-name="Normaali" style:family="paragraph">
      <style:text-properties style:font-name-complex="Calibri" fo:language="en" fo:country="US"/>
    </style:style>
    <style:style style:name="P1598" style:parent-style-name="Normaali" style:family="paragraph">
      <style:text-properties style:font-name-complex="Calibri" fo:language="en" fo:country="US"/>
    </style:style>
    <style:style style:name="T1599" style:parent-style-name="Kappaleenoletusfontti" style:family="text">
      <style:text-properties style:font-name-complex="Calibri" fo:font-weight="bold" style:font-weight-asian="bold" fo:language="en" fo:country="US"/>
    </style:style>
    <style:style style:name="T1600" style:parent-style-name="Kappaleenoletusfontti" style:family="text">
      <style:text-properties style:font-name-complex="Calibri" fo:language="en" fo:country="US"/>
    </style:style>
    <style:style style:name="T1601" style:parent-style-name="Kappaleenoletusfontti" style:family="text">
      <style:text-properties style:font-name-complex="Calibri" fo:language="en" fo:country="US"/>
    </style:style>
    <style:style style:name="T1602" style:parent-style-name="Kappaleenoletusfontti" style:family="text">
      <style:text-properties style:font-name-complex="Calibri" fo:font-weight="bold" style:font-weight-asian="bold" fo:language="en" fo:country="US"/>
    </style:style>
    <style:style style:name="T1603" style:parent-style-name="Kappaleenoletusfontti" style:family="text">
      <style:text-properties style:font-name-complex="Calibri" fo:language="en" fo:country="US"/>
    </style:style>
    <style:style style:name="T1604" style:parent-style-name="Kappaleenoletusfontti" style:family="text">
      <style:text-properties fo:font-weight="bold" style:font-weight-asian="bold" fo:language="en" fo:country="US"/>
    </style:style>
    <style:style style:name="T1605" style:parent-style-name="Kappaleenoletusfontti" style:family="text">
      <style:text-properties fo:language="en" fo:country="US"/>
    </style:style>
    <style:style style:name="T1606" style:parent-style-name="Kappaleenoletusfontti" style:family="text">
      <style:text-properties style:font-name-complex="Calibri" fo:font-weight="bold" style:font-weight-asian="bold" fo:language="en" fo:country="US"/>
    </style:style>
    <style:style style:name="T1607" style:parent-style-name="Kappaleenoletusfontti" style:family="text">
      <style:text-properties style:font-name-complex="Calibri" fo:language="en" fo:country="US"/>
    </style:style>
    <style:style style:name="P1608" style:parent-style-name="Normaali" style:family="paragraph">
      <style:text-properties style:font-name-complex="Calibri" fo:language="en" fo:country="US"/>
    </style:style>
    <style:style style:name="TableColumn1610" style:family="table-column">
      <style:table-column-properties style:column-width="2.3055in"/>
    </style:style>
    <style:style style:name="TableColumn1611" style:family="table-column">
      <style:table-column-properties style:column-width="2.3062in"/>
    </style:style>
    <style:style style:name="TableColumn1612" style:family="table-column">
      <style:table-column-properties style:column-width="2.3062in"/>
    </style:style>
    <style:style style:name="Table1609" style:family="table">
      <style:table-properties style:width="6.918in" fo:margin-left="0in" table:align="left"/>
    </style:style>
    <style:style style:name="TableRow1613" style:family="table-row">
      <style:table-row-properties/>
    </style:style>
    <style:style style:name="TableCell1614" style:family="table-cell">
      <style:table-cell-properties fo:border="0.0069in solid #000000" style:writing-mode="lr-tb" fo:padding-top="0in" fo:padding-left="0.075in" fo:padding-bottom="0in" fo:padding-right="0.075in"/>
    </style:style>
    <style:style style:name="P1615" style:parent-style-name="Normaali" style:family="paragraph">
      <style:text-properties style:font-name-complex="Calibri" fo:font-weight="bold" style:font-weight-asian="bold" fo:language="en" fo:country="US"/>
    </style:style>
    <style:style style:name="TableCell1616" style:family="table-cell">
      <style:table-cell-properties fo:border="0.0069in solid #000000" style:writing-mode="lr-tb" fo:padding-top="0in" fo:padding-left="0.075in" fo:padding-bottom="0in" fo:padding-right="0.075in"/>
    </style:style>
    <style:style style:name="P1617" style:parent-style-name="Normaali" style:family="paragraph">
      <style:text-properties style:font-name-complex="Calibri" fo:font-weight="bold" style:font-weight-asian="bold" fo:language="en" fo:country="US"/>
    </style:style>
    <style:style style:name="TableCell1618" style:family="table-cell">
      <style:table-cell-properties fo:border="0.0069in solid #000000" style:writing-mode="lr-tb" fo:padding-top="0in" fo:padding-left="0.075in" fo:padding-bottom="0in" fo:padding-right="0.075in"/>
    </style:style>
    <style:style style:name="P1619" style:parent-style-name="Normaali" style:family="paragraph">
      <style:text-properties style:font-name-complex="Calibri" fo:font-weight="bold" style:font-weight-asian="bold" fo:language="en" fo:country="US"/>
    </style:style>
    <style:style style:name="TableRow1620" style:family="table-row">
      <style:table-row-properties/>
    </style:style>
    <style:style style:name="TableCell1621" style:family="table-cell">
      <style:table-cell-properties fo:border="0.0069in solid #000000" style:writing-mode="lr-tb" fo:padding-top="0in" fo:padding-left="0.075in" fo:padding-bottom="0in" fo:padding-right="0.075in"/>
    </style:style>
    <style:style style:name="P1622" style:parent-style-name="Normaali" style:family="paragraph">
      <style:text-properties style:font-name-complex="Calibri" fo:language="en" fo:country="US"/>
    </style:style>
    <style:style style:name="TableCell1623" style:family="table-cell">
      <style:table-cell-properties fo:border="0.0069in solid #000000" style:writing-mode="lr-tb" fo:padding-top="0in" fo:padding-left="0.075in" fo:padding-bottom="0in" fo:padding-right="0.075in"/>
    </style:style>
    <style:style style:name="P1624" style:parent-style-name="Normaali" style:family="paragraph">
      <style:text-properties style:font-name-complex="Calibri" fo:language="en" fo:country="US"/>
    </style:style>
    <style:style style:name="TableCell1625" style:family="table-cell">
      <style:table-cell-properties fo:border="0.0069in solid #000000" style:writing-mode="lr-tb" fo:padding-top="0in" fo:padding-left="0.075in" fo:padding-bottom="0in" fo:padding-right="0.075in"/>
    </style:style>
    <style:style style:name="P1626" style:parent-style-name="Normaali" style:family="paragraph">
      <style:text-properties style:font-name-complex="Calibri" fo:language="en" fo:country="US"/>
    </style:style>
    <style:style style:name="TableRow1627" style:family="table-row">
      <style:table-row-properties style:min-row-height="0.0486in"/>
    </style:style>
    <style:style style:name="TableCell1628" style:family="table-cell">
      <style:table-cell-properties fo:border="0.0069in solid #000000" style:writing-mode="lr-tb" fo:padding-top="0in" fo:padding-left="0.075in" fo:padding-bottom="0in" fo:padding-right="0.075in"/>
    </style:style>
    <style:style style:name="P1629" style:parent-style-name="Normaali" style:family="paragraph">
      <style:text-properties style:font-name-complex="Calibri" fo:language="en" fo:country="US"/>
    </style:style>
    <style:style style:name="TableCell1630" style:family="table-cell">
      <style:table-cell-properties fo:border="0.0069in solid #000000" style:writing-mode="lr-tb" fo:padding-top="0in" fo:padding-left="0.075in" fo:padding-bottom="0in" fo:padding-right="0.075in"/>
    </style:style>
    <style:style style:name="P1631" style:parent-style-name="Normaali" style:family="paragraph">
      <style:text-properties style:font-name-complex="Calibri" fo:language="en" fo:country="US"/>
    </style:style>
    <style:style style:name="TableCell1632" style:family="table-cell">
      <style:table-cell-properties fo:border="0.0069in solid #000000" style:writing-mode="lr-tb" fo:padding-top="0in" fo:padding-left="0.075in" fo:padding-bottom="0in" fo:padding-right="0.075in"/>
    </style:style>
    <style:style style:name="P1633" style:parent-style-name="Normaali" style:family="paragraph">
      <style:text-properties style:font-name-complex="Calibri" fo:language="en" fo:country="US"/>
    </style:style>
    <style:style style:name="P1634" style:parent-style-name="Normaali" style:family="paragraph">
      <style:text-properties style:font-name-complex="Calibri" fo:language="en" fo:country="US"/>
    </style:style>
    <style:style style:name="P1635" style:parent-style-name="Otsikko2" style:family="paragraph">
      <style:text-properties style:font-name-complex="Calibri Light" fo:language="en" fo:country="US"/>
    </style:style>
    <style:style style:name="P1636" style:parent-style-name="Normaali" style:family="paragraph">
      <style:text-properties style:font-name-complex="Calibri" fo:language="en" fo:country="US"/>
    </style:style>
    <style:style style:name="P1637" style:parent-style-name="Normaali" style:family="paragraph">
      <style:text-properties style:font-name-complex="Calibri" fo:language="en" fo:country="US"/>
    </style:style>
    <style:style style:name="P1638" style:parent-style-name="Normaali" style:family="paragraph">
      <style:text-properties style:font-name-complex="Calibri" fo:language="en" fo:country="US"/>
    </style:style>
    <style:style style:name="P1639" style:parent-style-name="Normaali" style:family="paragraph">
      <style:text-properties style:font-name-complex="Calibri" fo:language="en" fo:country="US"/>
    </style:style>
    <style:style style:name="T1640" style:parent-style-name="Kappaleenoletusfontti" style:family="text">
      <style:text-properties style:font-name-complex="Calibri" fo:font-weight="bold" style:font-weight-asian="bold" fo:language="en" fo:country="US"/>
    </style:style>
    <style:style style:name="T1641" style:parent-style-name="Kappaleenoletusfontti" style:family="text">
      <style:text-properties style:font-name-complex="Calibri" fo:language="en" fo:country="US"/>
    </style:style>
    <style:style style:name="T1642" style:parent-style-name="Kappaleenoletusfontti" style:family="text">
      <style:text-properties style:font-name-complex="Calibri" fo:language="en" fo:country="US"/>
    </style:style>
    <style:style style:name="T1643" style:parent-style-name="Kappaleenoletusfontti" style:family="text">
      <style:text-properties fo:font-weight="bold" style:font-weight-asian="bold" fo:language="en" fo:country="US"/>
    </style:style>
    <style:style style:name="T1644" style:parent-style-name="Kappaleenoletusfontti" style:family="text">
      <style:text-properties fo:language="en" fo:country="US"/>
    </style:style>
    <style:style style:name="T1645" style:parent-style-name="Kappaleenoletusfontti" style:family="text">
      <style:text-properties fo:language="en" fo:country="US"/>
    </style:style>
    <style:style style:name="T1646" style:parent-style-name="Kappaleenoletusfontti" style:family="text">
      <style:text-properties fo:language="en" fo:country="US"/>
    </style:style>
    <style:style style:name="P1647" style:parent-style-name="Normaali" style:family="paragraph">
      <style:text-properties fo:language="en" fo:country="US"/>
    </style:style>
    <style:style style:name="T1648" style:parent-style-name="Kappaleenoletusfontti" style:family="text">
      <style:text-properties style:font-name-complex="Calibri" fo:font-weight="bold" style:font-weight-asian="bold" fo:language="en" fo:country="US"/>
    </style:style>
    <style:style style:name="T1649" style:parent-style-name="Kappaleenoletusfontti" style:family="text">
      <style:text-properties style:font-name-complex="Calibri" fo:language="en" fo:country="US"/>
    </style:style>
    <style:style style:name="P1650" style:parent-style-name="Normaali" style:family="paragraph">
      <style:text-properties style:font-name="Calibri Light" style:font-name-complex="Calibri Light" fo:language="en" fo:country="US"/>
    </style:style>
    <style:style style:name="TableColumn1652" style:family="table-column">
      <style:table-column-properties style:column-width="2.3055in"/>
    </style:style>
    <style:style style:name="TableColumn1653" style:family="table-column">
      <style:table-column-properties style:column-width="2.3062in"/>
    </style:style>
    <style:style style:name="TableColumn1654" style:family="table-column">
      <style:table-column-properties style:column-width="2.3062in"/>
    </style:style>
    <style:style style:name="Table1651" style:family="table">
      <style:table-properties style:width="6.918in" fo:margin-left="0in" table:align="left"/>
    </style:style>
    <style:style style:name="TableRow1655" style:family="table-row">
      <style:table-row-properties/>
    </style:style>
    <style:style style:name="TableCell1656" style:family="table-cell">
      <style:table-cell-properties fo:border="0.0069in solid #000000" style:writing-mode="lr-tb" fo:padding-top="0in" fo:padding-left="0.075in" fo:padding-bottom="0in" fo:padding-right="0.075in"/>
    </style:style>
    <style:style style:name="P1657" style:parent-style-name="Normaali" style:family="paragraph">
      <style:text-properties fo:font-weight="bold" style:font-weight-asian="bold" fo:language="en" fo:country="US"/>
    </style:style>
    <style:style style:name="TableCell1658" style:family="table-cell">
      <style:table-cell-properties fo:border="0.0069in solid #000000" style:writing-mode="lr-tb" fo:padding-top="0in" fo:padding-left="0.075in" fo:padding-bottom="0in" fo:padding-right="0.075in"/>
    </style:style>
    <style:style style:name="P1659" style:parent-style-name="Normaali" style:family="paragraph">
      <style:text-properties fo:font-weight="bold" style:font-weight-asian="bold" fo:language="en" fo:country="US"/>
    </style:style>
    <style:style style:name="TableCell1660" style:family="table-cell">
      <style:table-cell-properties fo:border="0.0069in solid #000000" style:writing-mode="lr-tb" fo:padding-top="0in" fo:padding-left="0.075in" fo:padding-bottom="0in" fo:padding-right="0.075in"/>
    </style:style>
    <style:style style:name="P1661" style:parent-style-name="Normaali" style:family="paragraph">
      <style:text-properties fo:font-weight="bold" style:font-weight-asian="bold" fo:language="en" fo:country="US"/>
    </style:style>
    <style:style style:name="TableRow1662" style:family="table-row">
      <style:table-row-properties/>
    </style:style>
    <style:style style:name="TableCell1663" style:family="table-cell">
      <style:table-cell-properties fo:border="0.0069in solid #000000" style:writing-mode="lr-tb" fo:padding-top="0in" fo:padding-left="0.075in" fo:padding-bottom="0in" fo:padding-right="0.075in"/>
    </style:style>
    <style:style style:name="P1664" style:parent-style-name="Normaali" style:family="paragraph">
      <style:text-properties fo:language="en" fo:country="US"/>
    </style:style>
    <style:style style:name="TableCell1665" style:family="table-cell">
      <style:table-cell-properties fo:border="0.0069in solid #000000" style:writing-mode="lr-tb" fo:padding-top="0in" fo:padding-left="0.075in" fo:padding-bottom="0in" fo:padding-right="0.075in"/>
    </style:style>
    <style:style style:name="P1666" style:parent-style-name="Normaali" style:family="paragraph">
      <style:text-properties fo:language="en" fo:country="US"/>
    </style:style>
    <style:style style:name="TableCell1667" style:family="table-cell">
      <style:table-cell-properties fo:border="0.0069in solid #000000" style:writing-mode="lr-tb" fo:padding-top="0in" fo:padding-left="0.075in" fo:padding-bottom="0in" fo:padding-right="0.075in"/>
    </style:style>
    <style:style style:name="P1668" style:parent-style-name="Normaali" style:family="paragraph">
      <style:text-properties fo:language="en" fo:country="US"/>
    </style:style>
    <style:style style:name="TableRow1669" style:family="table-row">
      <style:table-row-properties/>
    </style:style>
    <style:style style:name="TableCell1670" style:family="table-cell">
      <style:table-cell-properties fo:border="0.0069in solid #000000" style:writing-mode="lr-tb" fo:padding-top="0in" fo:padding-left="0.075in" fo:padding-bottom="0in" fo:padding-right="0.075in"/>
    </style:style>
    <style:style style:name="P1671" style:parent-style-name="Normaali" style:family="paragraph">
      <style:text-properties fo:language="en" fo:country="US"/>
    </style:style>
    <style:style style:name="TableCell1672" style:family="table-cell">
      <style:table-cell-properties fo:border="0.0069in solid #000000" style:writing-mode="lr-tb" fo:padding-top="0in" fo:padding-left="0.075in" fo:padding-bottom="0in" fo:padding-right="0.075in"/>
    </style:style>
    <style:style style:name="P1673" style:parent-style-name="Normaali" style:family="paragraph">
      <style:text-properties fo:language="en" fo:country="US"/>
    </style:style>
    <style:style style:name="TableCell1674" style:family="table-cell">
      <style:table-cell-properties fo:border="0.0069in solid #000000" style:writing-mode="lr-tb" fo:padding-top="0in" fo:padding-left="0.075in" fo:padding-bottom="0in" fo:padding-right="0.075in"/>
    </style:style>
    <style:style style:name="P1675" style:parent-style-name="Normaali" style:family="paragraph">
      <style:text-properties fo:language="en" fo:country="US"/>
    </style:style>
    <style:style style:name="P1676" style:parent-style-name="Normaali" style:family="paragraph">
      <style:text-properties style:font-name="Calibri Light" style:font-name-complex="Calibri Light" fo:language="en" fo:country="US"/>
    </style:style>
    <style:style style:name="P1677" style:parent-style-name="Otsikko2" style:family="paragraph">
      <style:text-properties style:font-name-complex="Calibri Light" fo:language="en" fo:country="US"/>
    </style:style>
    <style:style style:name="P1678" style:parent-style-name="Normaali" style:family="paragraph">
      <style:text-properties style:font-name-complex="Calibri" fo:language="en" fo:country="US"/>
    </style:style>
    <style:style style:name="P1679" style:parent-style-name="Normaali" style:family="paragraph">
      <style:text-properties style:font-name="Calibri Light" style:font-name-complex="Calibri Light" fo:language="en" fo:country="US"/>
    </style:style>
    <style:style style:name="P1680" style:parent-style-name="Otsikko2" style:family="paragraph">
      <style:text-properties style:font-name-complex="Calibri Light" fo:language="en" fo:country="US"/>
    </style:style>
    <style:style style:name="P1681" style:parent-style-name="Normaali" style:family="paragraph">
      <style:text-properties style:font-name-complex="Calibri" fo:language="en" fo:country="US"/>
    </style:style>
    <style:style style:name="P1682" style:parent-style-name="Normaali" style:family="paragraph">
      <style:text-properties style:font-name-complex="Calibri" fo:language="en" fo:country="US"/>
    </style:style>
    <style:style style:name="P1683" style:parent-style-name="Otsikko2" style:family="paragraph">
      <style:text-properties style:font-name-complex="Calibri Light" fo:language="en" fo:country="US"/>
    </style:style>
    <style:style style:name="P1684" style:parent-style-name="Normaali" style:family="paragraph">
      <style:text-properties style:font-name-complex="Calibri" fo:language="en" fo:country="US"/>
    </style:style>
    <style:style style:name="P1685" style:parent-style-name="Normaali" style:family="paragraph">
      <style:text-properties style:font-name="Calibri Light" style:font-name-complex="Calibri Light" fo:language="en" fo:country="US"/>
    </style:style>
    <style:style style:name="P1686" style:parent-style-name="Otsikko2" style:family="paragraph">
      <style:text-properties style:font-name-complex="Calibri Light" fo:language="en" fo:country="US"/>
    </style:style>
    <style:style style:name="P1687" style:parent-style-name="Normaali" style:family="paragraph">
      <style:text-properties style:font-name-complex="Calibri" fo:language="en" fo:country="US"/>
    </style:style>
    <style:style style:name="P1688" style:parent-style-name="Normaali" style:family="paragraph">
      <style:text-properties style:font-name-complex="Calibri" fo:language="en" fo:country="US"/>
    </style:style>
    <style:style style:name="T1689" style:parent-style-name="Kappaleenoletusfontti" style:family="text">
      <style:text-properties style:font-name-complex="Calibri Light" fo:language="en" fo:country="US"/>
    </style:style>
    <style:style style:name="P1690" style:parent-style-name="Normaali" style:family="paragraph">
      <style:text-properties style:font-name-complex="Calibri" fo:language="en" fo:country="US"/>
    </style:style>
    <style:style style:name="P1691" style:parent-style-name="Normaali" style:family="paragraph">
      <style:text-properties style:font-name-complex="Calibri" fo:language="en" fo:country="US"/>
    </style:style>
    <style:style style:name="P1692" style:parent-style-name="Normaali" style:family="paragraph">
      <style:text-properties style:font-name-complex="Calibri" fo:language="en" fo:country="US"/>
    </style:style>
    <style:style style:name="P1693" style:parent-style-name="Normaali" style:family="paragraph">
      <style:text-properties style:font-name-complex="Calibri" fo:language="en" fo:country="US"/>
    </style:style>
    <style:style style:name="T1694" style:parent-style-name="Kappaleenoletusfontti" style:family="text">
      <style:text-properties style:font-name-complex="Calibri" fo:font-weight="bold" style:font-weight-asian="bold" fo:language="en" fo:country="US"/>
    </style:style>
    <style:style style:name="T1695" style:parent-style-name="Kappaleenoletusfontti" style:family="text">
      <style:text-properties style:font-name-complex="Calibri" fo:language="en" fo:country="US"/>
    </style:style>
    <style:style style:name="T1696" style:parent-style-name="Kappaleenoletusfontti" style:family="text">
      <style:text-properties style:font-name-complex="Calibri" fo:font-weight="bold" style:font-weight-asian="bold" fo:language="en" fo:country="US"/>
    </style:style>
    <style:style style:name="T1697" style:parent-style-name="Kappaleenoletusfontti" style:family="text">
      <style:text-properties style:font-name-complex="Calibri" fo:language="en" fo:country="US"/>
    </style:style>
    <style:style style:name="P1698" style:parent-style-name="Normaali" style:family="paragraph">
      <style:text-properties style:font-name-complex="Calibri" fo:language="en" fo:country="US"/>
    </style:style>
    <style:style style:name="TableColumn1700" style:family="table-column">
      <style:table-column-properties style:column-width="2.3055in"/>
    </style:style>
    <style:style style:name="TableColumn1701" style:family="table-column">
      <style:table-column-properties style:column-width="2.3062in"/>
    </style:style>
    <style:style style:name="TableColumn1702" style:family="table-column">
      <style:table-column-properties style:column-width="2.3062in"/>
    </style:style>
    <style:style style:name="Table1699" style:family="table">
      <style:table-properties style:width="6.918in" fo:margin-left="0in" table:align="left"/>
    </style:style>
    <style:style style:name="TableRow1703" style:family="table-row">
      <style:table-row-properties/>
    </style:style>
    <style:style style:name="TableCell1704" style:family="table-cell">
      <style:table-cell-properties fo:border="0.0069in solid #000000" style:writing-mode="lr-tb" fo:padding-top="0in" fo:padding-left="0.075in" fo:padding-bottom="0in" fo:padding-right="0.075in"/>
    </style:style>
    <style:style style:name="P1705" style:parent-style-name="Normaali" style:family="paragraph">
      <style:text-properties style:font-name-complex="Calibri" fo:font-weight="bold" style:font-weight-asian="bold" fo:language="en" fo:country="US"/>
    </style:style>
    <style:style style:name="TableCell1706" style:family="table-cell">
      <style:table-cell-properties fo:border="0.0069in solid #000000" style:writing-mode="lr-tb" fo:padding-top="0in" fo:padding-left="0.075in" fo:padding-bottom="0in" fo:padding-right="0.075in"/>
    </style:style>
    <style:style style:name="P1707" style:parent-style-name="Normaali" style:family="paragraph">
      <style:text-properties style:font-name-complex="Calibri" fo:font-weight="bold" style:font-weight-asian="bold" fo:language="en" fo:country="US"/>
    </style:style>
    <style:style style:name="TableCell1708" style:family="table-cell">
      <style:table-cell-properties fo:border="0.0069in solid #000000" style:writing-mode="lr-tb" fo:padding-top="0in" fo:padding-left="0.075in" fo:padding-bottom="0in" fo:padding-right="0.075in"/>
    </style:style>
    <style:style style:name="P1709" style:parent-style-name="Normaali" style:family="paragraph">
      <style:text-properties style:font-name-complex="Calibri" fo:font-weight="bold" style:font-weight-asian="bold" fo:language="en" fo:country="US"/>
    </style:style>
    <style:style style:name="TableRow1710" style:family="table-row">
      <style:table-row-properties/>
    </style:style>
    <style:style style:name="TableCell1711" style:family="table-cell">
      <style:table-cell-properties fo:border="0.0069in solid #000000" style:writing-mode="lr-tb" fo:padding-top="0in" fo:padding-left="0.075in" fo:padding-bottom="0in" fo:padding-right="0.075in"/>
    </style:style>
    <style:style style:name="P1712" style:parent-style-name="Normaali" style:family="paragraph">
      <style:text-properties style:font-name-complex="Calibri" fo:language="en" fo:country="US"/>
    </style:style>
    <style:style style:name="TableCell1713" style:family="table-cell">
      <style:table-cell-properties fo:border="0.0069in solid #000000" style:writing-mode="lr-tb" fo:padding-top="0in" fo:padding-left="0.075in" fo:padding-bottom="0in" fo:padding-right="0.075in"/>
    </style:style>
    <style:style style:name="P1714" style:parent-style-name="Normaali" style:family="paragraph">
      <style:text-properties style:font-name-complex="Calibri" fo:language="en" fo:country="US"/>
    </style:style>
    <style:style style:name="TableCell1715" style:family="table-cell">
      <style:table-cell-properties fo:border="0.0069in solid #000000" style:writing-mode="lr-tb" fo:padding-top="0in" fo:padding-left="0.075in" fo:padding-bottom="0in" fo:padding-right="0.075in"/>
    </style:style>
    <style:style style:name="P1716" style:parent-style-name="Normaali" style:family="paragraph">
      <style:text-properties style:font-name-complex="Calibri" fo:language="en" fo:country="US"/>
    </style:style>
    <style:style style:name="TableRow1717" style:family="table-row">
      <style:table-row-properties/>
    </style:style>
    <style:style style:name="TableCell1718" style:family="table-cell">
      <style:table-cell-properties fo:border="0.0069in solid #000000" style:writing-mode="lr-tb" fo:padding-top="0in" fo:padding-left="0.075in" fo:padding-bottom="0in" fo:padding-right="0.075in"/>
    </style:style>
    <style:style style:name="P1719" style:parent-style-name="Normaali" style:family="paragraph">
      <style:text-properties style:font-name-complex="Calibri" fo:language="en" fo:country="US"/>
    </style:style>
    <style:style style:name="TableCell1720" style:family="table-cell">
      <style:table-cell-properties fo:border="0.0069in solid #000000" style:writing-mode="lr-tb" fo:padding-top="0in" fo:padding-left="0.075in" fo:padding-bottom="0in" fo:padding-right="0.075in"/>
    </style:style>
    <style:style style:name="P1721" style:parent-style-name="Normaali" style:family="paragraph">
      <style:text-properties style:font-name-complex="Calibri" fo:language="en" fo:country="US"/>
    </style:style>
    <style:style style:name="TableCell1722" style:family="table-cell">
      <style:table-cell-properties fo:border="0.0069in solid #000000" style:writing-mode="lr-tb" fo:padding-top="0in" fo:padding-left="0.075in" fo:padding-bottom="0in" fo:padding-right="0.075in"/>
    </style:style>
    <style:style style:name="P1723" style:parent-style-name="Normaali" style:family="paragraph">
      <style:text-properties style:font-name-complex="Calibri" fo:language="en" fo:country="US"/>
    </style:style>
    <style:style style:name="TableRow1724" style:family="table-row">
      <style:table-row-properties/>
    </style:style>
    <style:style style:name="TableCell1725" style:family="table-cell">
      <style:table-cell-properties fo:border="0.0069in solid #000000" style:writing-mode="lr-tb" fo:padding-top="0in" fo:padding-left="0.075in" fo:padding-bottom="0in" fo:padding-right="0.075in"/>
    </style:style>
    <style:style style:name="P1726" style:parent-style-name="Normaali" style:family="paragraph">
      <style:text-properties style:font-name-complex="Calibri" fo:language="en" fo:country="US"/>
    </style:style>
    <style:style style:name="TableCell1727" style:family="table-cell">
      <style:table-cell-properties fo:border="0.0069in solid #000000" style:writing-mode="lr-tb" fo:padding-top="0in" fo:padding-left="0.075in" fo:padding-bottom="0in" fo:padding-right="0.075in"/>
    </style:style>
    <style:style style:name="P1728" style:parent-style-name="Normaali" style:family="paragraph">
      <style:text-properties style:font-name-complex="Calibri" fo:language="en" fo:country="US"/>
    </style:style>
    <style:style style:name="TableCell1729" style:family="table-cell">
      <style:table-cell-properties fo:border="0.0069in solid #000000" style:writing-mode="lr-tb" fo:padding-top="0in" fo:padding-left="0.075in" fo:padding-bottom="0in" fo:padding-right="0.075in"/>
    </style:style>
    <style:style style:name="P1730" style:parent-style-name="Normaali" style:family="paragraph">
      <style:text-properties style:font-name-complex="Calibri" fo:language="en" fo:country="US"/>
    </style:style>
    <style:style style:name="TableRow1731" style:family="table-row">
      <style:table-row-properties/>
    </style:style>
    <style:style style:name="TableCell1732" style:family="table-cell">
      <style:table-cell-properties fo:border="0.0069in solid #000000" style:writing-mode="lr-tb" fo:padding-top="0in" fo:padding-left="0.075in" fo:padding-bottom="0in" fo:padding-right="0.075in"/>
    </style:style>
    <style:style style:name="P1733" style:parent-style-name="Normaali" style:family="paragraph">
      <style:text-properties style:font-name-complex="Calibri" fo:language="en" fo:country="US"/>
    </style:style>
    <style:style style:name="TableCell1734" style:family="table-cell">
      <style:table-cell-properties fo:border="0.0069in solid #000000" style:writing-mode="lr-tb" fo:padding-top="0in" fo:padding-left="0.075in" fo:padding-bottom="0in" fo:padding-right="0.075in"/>
    </style:style>
    <style:style style:name="P1735" style:parent-style-name="Normaali" style:family="paragraph">
      <style:text-properties style:font-name-complex="Calibri" fo:language="en" fo:country="US"/>
    </style:style>
    <style:style style:name="TableCell1736" style:family="table-cell">
      <style:table-cell-properties fo:border="0.0069in solid #000000" style:writing-mode="lr-tb" fo:padding-top="0in" fo:padding-left="0.075in" fo:padding-bottom="0in" fo:padding-right="0.075in"/>
    </style:style>
    <style:style style:name="P1737" style:parent-style-name="Normaali" style:family="paragraph">
      <style:text-properties style:font-name-complex="Calibri" fo:language="en" fo:country="US"/>
    </style:style>
    <style:style style:name="P1738" style:parent-style-name="Normaali" style:family="paragraph">
      <style:text-properties style:font-name-complex="Calibri" fo:language="en" fo:country="US"/>
    </style:style>
    <style:style style:name="P1739" style:parent-style-name="Normaali" style:family="paragraph">
      <style:text-properties style:font-name-complex="Calibri" fo:language="en" fo:country="US"/>
    </style:style>
    <style:style style:name="P1740" style:parent-style-name="Normaali" style:family="paragraph">
      <style:text-properties style:font-name-complex="Calibri" fo:language="en" fo:country="US"/>
    </style:style>
    <style:style style:name="P1741" style:parent-style-name="Otsikko2" style:family="paragraph">
      <style:text-properties fo:language="en" fo:country="US"/>
    </style:style>
    <style:style style:name="P1742" style:parent-style-name="Normaali" style:family="paragraph">
      <style:text-properties fo:language="en" fo:country="US"/>
    </style:style>
    <style:style style:name="P1743" style:parent-style-name="Normaali" style:family="paragraph">
      <style:text-properties style:font-name-complex="Calibri" fo:language="en" fo:country="US"/>
    </style:style>
    <style:style style:name="P1744" style:parent-style-name="Normaali" style:family="paragraph">
      <style:text-properties style:font-name-complex="Calibri" fo:language="en" fo:country="US"/>
    </style:style>
    <style:style style:name="P1745" style:parent-style-name="Normaali" style:family="paragraph">
      <style:text-properties style:font-name-complex="Calibri" fo:language="en" fo:country="US"/>
    </style:style>
    <style:style style:name="T1746" style:parent-style-name="Kappaleenoletusfontti" style:family="text">
      <style:text-properties style:font-name-complex="Calibri" fo:font-weight="bold" style:font-weight-asian="bold" fo:language="en" fo:country="US"/>
    </style:style>
    <style:style style:name="T1747" style:parent-style-name="Kappaleenoletusfontti" style:family="text">
      <style:text-properties style:font-name-complex="Calibri" fo:language="en" fo:country="US"/>
    </style:style>
    <style:style style:name="T1748" style:parent-style-name="Kappaleenoletusfontti" style:family="text">
      <style:text-properties style:font-name-complex="Calibri" fo:font-weight="bold" style:font-weight-asian="bold" fo:language="en" fo:country="US"/>
    </style:style>
    <style:style style:name="T1749" style:parent-style-name="Kappaleenoletusfontti" style:family="text">
      <style:text-properties style:font-name-complex="Calibri" fo:language="en" fo:country="US"/>
    </style:style>
    <style:style style:name="T1750" style:parent-style-name="Kappaleenoletusfontti" style:family="text">
      <style:text-properties style:font-name-complex="Calibri" fo:language="en" fo:country="US"/>
    </style:style>
    <style:style style:name="P1751" style:parent-style-name="Normaali" style:family="paragraph">
      <style:text-properties fo:language="en" fo:country="US"/>
    </style:style>
    <style:style style:name="T1752" style:parent-style-name="Kappaleenoletusfontti" style:family="text">
      <style:text-properties style:font-name-complex="Calibri" fo:font-weight="bold" style:font-weight-asian="bold" fo:language="en" fo:country="US"/>
    </style:style>
    <style:style style:name="T1753" style:parent-style-name="Kappaleenoletusfontti" style:family="text">
      <style:text-properties style:font-name-complex="Calibri" fo:language="en" fo:country="US"/>
    </style:style>
    <style:style style:name="P1754" style:parent-style-name="Normaali" style:family="paragraph">
      <style:text-properties style:font-name-complex="Calibri" fo:language="en" fo:country="US"/>
    </style:style>
    <style:style style:name="TableColumn1756" style:family="table-column">
      <style:table-column-properties style:column-width="2.3055in"/>
    </style:style>
    <style:style style:name="TableColumn1757" style:family="table-column">
      <style:table-column-properties style:column-width="2.3062in"/>
    </style:style>
    <style:style style:name="TableColumn1758" style:family="table-column">
      <style:table-column-properties style:column-width="2.3062in"/>
    </style:style>
    <style:style style:name="Table1755" style:family="table">
      <style:table-properties style:width="6.918in" fo:margin-left="0in" table:align="left"/>
    </style:style>
    <style:style style:name="TableRow1759" style:family="table-row">
      <style:table-row-properties/>
    </style:style>
    <style:style style:name="TableCell1760" style:family="table-cell">
      <style:table-cell-properties fo:border="0.0069in solid #000000" style:writing-mode="lr-tb" fo:padding-top="0in" fo:padding-left="0.075in" fo:padding-bottom="0in" fo:padding-right="0.075in"/>
    </style:style>
    <style:style style:name="P1761" style:parent-style-name="Normaali" style:family="paragraph">
      <style:text-properties style:font-name-complex="Calibri" fo:font-weight="bold" style:font-weight-asian="bold" fo:language="en" fo:country="US"/>
    </style:style>
    <style:style style:name="TableCell1762" style:family="table-cell">
      <style:table-cell-properties fo:border="0.0069in solid #000000" style:writing-mode="lr-tb" fo:padding-top="0in" fo:padding-left="0.075in" fo:padding-bottom="0in" fo:padding-right="0.075in"/>
    </style:style>
    <style:style style:name="P1763" style:parent-style-name="Normaali" style:family="paragraph">
      <style:text-properties style:font-name-complex="Calibri" fo:font-weight="bold" style:font-weight-asian="bold" fo:language="en" fo:country="US"/>
    </style:style>
    <style:style style:name="TableCell1764" style:family="table-cell">
      <style:table-cell-properties fo:border="0.0069in solid #000000" style:writing-mode="lr-tb" fo:padding-top="0in" fo:padding-left="0.075in" fo:padding-bottom="0in" fo:padding-right="0.075in"/>
    </style:style>
    <style:style style:name="P1765" style:parent-style-name="Normaali" style:family="paragraph">
      <style:text-properties style:font-name-complex="Calibri" fo:font-weight="bold" style:font-weight-asian="bold" fo:language="en" fo:country="US"/>
    </style:style>
    <style:style style:name="TableRow1766" style:family="table-row">
      <style:table-row-properties/>
    </style:style>
    <style:style style:name="TableCell1767" style:family="table-cell">
      <style:table-cell-properties fo:border="0.0069in solid #000000" style:writing-mode="lr-tb" fo:padding-top="0in" fo:padding-left="0.075in" fo:padding-bottom="0in" fo:padding-right="0.075in"/>
    </style:style>
    <style:style style:name="P1768" style:parent-style-name="Normaali" style:family="paragraph">
      <style:text-properties style:font-name-complex="Calibri" fo:language="en" fo:country="US"/>
    </style:style>
    <style:style style:name="TableCell1769" style:family="table-cell">
      <style:table-cell-properties fo:border="0.0069in solid #000000" style:writing-mode="lr-tb" fo:padding-top="0in" fo:padding-left="0.075in" fo:padding-bottom="0in" fo:padding-right="0.075in"/>
    </style:style>
    <style:style style:name="P1770" style:parent-style-name="Normaali" style:family="paragraph">
      <style:text-properties style:font-name-complex="Calibri" fo:language="en" fo:country="US"/>
    </style:style>
    <style:style style:name="TableCell1771" style:family="table-cell">
      <style:table-cell-properties fo:border="0.0069in solid #000000" style:writing-mode="lr-tb" fo:padding-top="0in" fo:padding-left="0.075in" fo:padding-bottom="0in" fo:padding-right="0.075in"/>
    </style:style>
    <style:style style:name="P1772" style:parent-style-name="Normaali" style:family="paragraph">
      <style:text-properties style:font-name-complex="Calibri" fo:language="en" fo:country="US"/>
    </style:style>
    <style:style style:name="TableRow1773" style:family="table-row">
      <style:table-row-properties/>
    </style:style>
    <style:style style:name="TableCell1774" style:family="table-cell">
      <style:table-cell-properties fo:border="0.0069in solid #000000" style:writing-mode="lr-tb" fo:padding-top="0in" fo:padding-left="0.075in" fo:padding-bottom="0in" fo:padding-right="0.075in"/>
    </style:style>
    <style:style style:name="P1775" style:parent-style-name="Normaali" style:family="paragraph">
      <style:text-properties style:font-name-complex="Calibri" fo:language="en" fo:country="US"/>
    </style:style>
    <style:style style:name="TableCell1776" style:family="table-cell">
      <style:table-cell-properties fo:border="0.0069in solid #000000" style:writing-mode="lr-tb" fo:padding-top="0in" fo:padding-left="0.075in" fo:padding-bottom="0in" fo:padding-right="0.075in"/>
    </style:style>
    <style:style style:name="P1777" style:parent-style-name="Normaali" style:family="paragraph">
      <style:text-properties style:font-name-complex="Calibri" fo:language="en" fo:country="US"/>
    </style:style>
    <style:style style:name="TableCell1778" style:family="table-cell">
      <style:table-cell-properties fo:border="0.0069in solid #000000" style:writing-mode="lr-tb" fo:padding-top="0in" fo:padding-left="0.075in" fo:padding-bottom="0in" fo:padding-right="0.075in"/>
    </style:style>
    <style:style style:name="P1779" style:parent-style-name="Normaali" style:family="paragraph">
      <style:text-properties style:font-name-complex="Calibri" fo:language="en" fo:country="US"/>
    </style:style>
    <style:style style:name="P1780" style:parent-style-name="Normaali" style:family="paragraph">
      <style:text-properties fo:language="en" fo:country="US"/>
    </style:style>
    <style:style style:name="P1781" style:parent-style-name="Normaali" style:family="paragraph">
      <style:text-properties style:font-name-complex="Calibri" fo:language="en" fo:country="US"/>
    </style:style>
    <style:style style:name="P1782" style:parent-style-name="Otsikko2" style:family="paragraph">
      <style:text-properties style:font-name-complex="Calibri Light" fo:language="en" fo:country="US"/>
    </style:style>
    <style:style style:name="P1783" style:parent-style-name="Normaali" style:family="paragraph">
      <style:text-properties style:font-name-complex="Calibri" fo:language="en" fo:country="US"/>
    </style:style>
    <style:style style:name="P1784" style:parent-style-name="Normaali" style:family="paragraph">
      <style:text-properties style:font-name-complex="Calibri" fo:language="en" fo:country="US"/>
    </style:style>
    <style:style style:name="P1785" style:parent-style-name="Normaali" style:family="paragraph">
      <style:text-properties style:font-name-complex="Calibri" fo:language="en" fo:country="US"/>
    </style:style>
    <style:style style:name="P1786" style:parent-style-name="Normaali" style:family="paragraph">
      <style:text-properties style:font-name-complex="Calibri" fo:language="en" fo:country="US"/>
    </style:style>
    <style:style style:name="T1787" style:parent-style-name="Kappaleenoletusfontti" style:family="text">
      <style:text-properties style:font-name-complex="Calibri" fo:font-weight="bold" style:font-weight-asian="bold" fo:language="en" fo:country="US"/>
    </style:style>
    <style:style style:name="T1788" style:parent-style-name="Kappaleenoletusfontti" style:family="text">
      <style:text-properties style:font-name-complex="Calibri" fo:language="en" fo:country="US"/>
    </style:style>
    <style:style style:name="T1789" style:parent-style-name="Kappaleenoletusfontti" style:family="text">
      <style:text-properties style:font-name-complex="Calibri" fo:language="en" fo:country="US"/>
    </style:style>
    <style:style style:name="T1790" style:parent-style-name="Kappaleenoletusfontti" style:family="text">
      <style:text-properties style:font-name-complex="Calibri" fo:font-weight="bold" style:font-weight-asian="bold" fo:language="en" fo:country="US"/>
    </style:style>
    <style:style style:name="T1791" style:parent-style-name="Kappaleenoletusfontti" style:family="text">
      <style:text-properties style:font-name-complex="Calibri" fo:language="en" fo:country="US"/>
    </style:style>
    <style:style style:name="T1792" style:parent-style-name="Kappaleenoletusfontti" style:family="text">
      <style:text-properties style:font-name-complex="Calibri" fo:font-weight="bold" style:font-weight-asian="bold" fo:language="en" fo:country="US"/>
    </style:style>
    <style:style style:name="T1793" style:parent-style-name="Kappaleenoletusfontti" style:family="text">
      <style:text-properties style:font-name-complex="Calibri" fo:language="en" fo:country="US"/>
    </style:style>
    <style:style style:name="P1794" style:parent-style-name="Normaali" style:family="paragraph">
      <style:text-properties style:font-name-complex="Calibri" fo:language="en" fo:country="US"/>
    </style:style>
    <style:style style:name="TableColumn1796" style:family="table-column">
      <style:table-column-properties style:column-width="2.3055in"/>
    </style:style>
    <style:style style:name="TableColumn1797" style:family="table-column">
      <style:table-column-properties style:column-width="2.3062in"/>
    </style:style>
    <style:style style:name="TableColumn1798" style:family="table-column">
      <style:table-column-properties style:column-width="2.3062in"/>
    </style:style>
    <style:style style:name="Table1795" style:family="table">
      <style:table-properties style:width="6.918in" fo:margin-left="0in" table:align="left"/>
    </style:style>
    <style:style style:name="TableRow1799" style:family="table-row">
      <style:table-row-properties/>
    </style:style>
    <style:style style:name="TableCell1800" style:family="table-cell">
      <style:table-cell-properties fo:border="0.0069in solid #000000" style:writing-mode="lr-tb" fo:padding-top="0in" fo:padding-left="0.075in" fo:padding-bottom="0in" fo:padding-right="0.075in"/>
    </style:style>
    <style:style style:name="P1801" style:parent-style-name="Normaali" style:family="paragraph">
      <style:text-properties style:font-name-complex="Calibri" fo:font-weight="bold" style:font-weight-asian="bold" fo:language="en" fo:country="US"/>
    </style:style>
    <style:style style:name="TableCell1802" style:family="table-cell">
      <style:table-cell-properties fo:border="0.0069in solid #000000" style:writing-mode="lr-tb" fo:padding-top="0in" fo:padding-left="0.075in" fo:padding-bottom="0in" fo:padding-right="0.075in"/>
    </style:style>
    <style:style style:name="P1803" style:parent-style-name="Normaali" style:family="paragraph">
      <style:text-properties style:font-name-complex="Calibri" fo:font-weight="bold" style:font-weight-asian="bold" fo:language="en" fo:country="US"/>
    </style:style>
    <style:style style:name="TableCell1804" style:family="table-cell">
      <style:table-cell-properties fo:border="0.0069in solid #000000" style:writing-mode="lr-tb" fo:padding-top="0in" fo:padding-left="0.075in" fo:padding-bottom="0in" fo:padding-right="0.075in"/>
    </style:style>
    <style:style style:name="P1805" style:parent-style-name="Normaali" style:family="paragraph">
      <style:text-properties style:font-name-complex="Calibri" fo:font-weight="bold" style:font-weight-asian="bold" fo:language="en" fo:country="US"/>
    </style:style>
    <style:style style:name="TableRow1806" style:family="table-row">
      <style:table-row-properties/>
    </style:style>
    <style:style style:name="TableCell1807" style:family="table-cell">
      <style:table-cell-properties fo:border="0.0069in solid #000000" style:writing-mode="lr-tb" fo:padding-top="0in" fo:padding-left="0.075in" fo:padding-bottom="0in" fo:padding-right="0.075in"/>
    </style:style>
    <style:style style:name="P1808" style:parent-style-name="Normaali" style:family="paragraph">
      <style:text-properties style:font-name-complex="Calibri" fo:language="en" fo:country="US"/>
    </style:style>
    <style:style style:name="TableCell1809" style:family="table-cell">
      <style:table-cell-properties fo:border="0.0069in solid #000000" style:writing-mode="lr-tb" fo:padding-top="0in" fo:padding-left="0.075in" fo:padding-bottom="0in" fo:padding-right="0.075in"/>
    </style:style>
    <style:style style:name="P1810" style:parent-style-name="Normaali" style:family="paragraph">
      <style:text-properties style:font-name-complex="Calibri" fo:language="en" fo:country="US"/>
    </style:style>
    <style:style style:name="TableCell1811" style:family="table-cell">
      <style:table-cell-properties fo:border="0.0069in solid #000000" style:writing-mode="lr-tb" fo:padding-top="0in" fo:padding-left="0.075in" fo:padding-bottom="0in" fo:padding-right="0.075in"/>
    </style:style>
    <style:style style:name="P1812" style:parent-style-name="Normaali" style:family="paragraph">
      <style:text-properties style:font-name-complex="Calibri" fo:language="en" fo:country="US"/>
    </style:style>
    <style:style style:name="TableRow1813" style:family="table-row">
      <style:table-row-properties/>
    </style:style>
    <style:style style:name="TableCell1814" style:family="table-cell">
      <style:table-cell-properties fo:border="0.0069in solid #000000" style:writing-mode="lr-tb" fo:padding-top="0in" fo:padding-left="0.075in" fo:padding-bottom="0in" fo:padding-right="0.075in"/>
    </style:style>
    <style:style style:name="P1815" style:parent-style-name="Normaali" style:family="paragraph">
      <style:text-properties style:font-name-complex="Calibri" fo:language="en" fo:country="US"/>
    </style:style>
    <style:style style:name="TableCell1816" style:family="table-cell">
      <style:table-cell-properties fo:border="0.0069in solid #000000" style:writing-mode="lr-tb" fo:padding-top="0in" fo:padding-left="0.075in" fo:padding-bottom="0in" fo:padding-right="0.075in"/>
    </style:style>
    <style:style style:name="P1817" style:parent-style-name="Normaali" style:family="paragraph">
      <style:text-properties style:font-name-complex="Calibri" fo:language="en" fo:country="US"/>
    </style:style>
    <style:style style:name="TableCell1818" style:family="table-cell">
      <style:table-cell-properties fo:border="0.0069in solid #000000" style:writing-mode="lr-tb" fo:padding-top="0in" fo:padding-left="0.075in" fo:padding-bottom="0in" fo:padding-right="0.075in"/>
    </style:style>
    <style:style style:name="P1819" style:parent-style-name="Normaali" style:family="paragraph">
      <style:text-properties style:font-name-complex="Calibri" fo:language="en" fo:country="US"/>
    </style:style>
    <style:style style:name="P1820" style:parent-style-name="Normaali" style:family="paragraph">
      <style:text-properties style:font-name-complex="Calibri" fo:language="en" fo:country="US"/>
    </style:style>
    <style:style style:name="P1821" style:parent-style-name="Normaali" style:family="paragraph">
      <style:text-properties style:font-name-complex="Calibri" fo:language="en" fo:country="US"/>
    </style:style>
    <style:style style:name="P1822" style:parent-style-name="Otsikko2" style:family="paragraph">
      <style:text-properties style:font-name-complex="Calibri Light" fo:language="en" fo:country="US"/>
    </style:style>
    <style:style style:name="T1823" style:parent-style-name="Kappaleenoletusfontti" style:family="text">
      <style:text-properties style:font-name-complex="Calibri" fo:language="en" fo:country="US"/>
    </style:style>
    <style:style style:name="P1824" style:parent-style-name="Normaali" style:family="paragraph">
      <style:text-properties style:font-name-complex="Calibri" fo:language="en" fo:country="US"/>
    </style:style>
    <style:style style:name="P1825" style:parent-style-name="Normaali" style:family="paragraph">
      <style:text-properties style:font-name-complex="Calibri" fo:language="en" fo:country="US"/>
    </style:style>
    <style:style style:name="P1826" style:parent-style-name="Normaali" style:family="paragraph">
      <style:text-properties style:font-name-complex="Calibri" fo:language="en" fo:country="US"/>
    </style:style>
    <style:style style:name="T1827" style:parent-style-name="Kappaleenoletusfontti" style:family="text">
      <style:text-properties style:font-name-complex="Calibri" fo:font-weight="bold" style:font-weight-asian="bold" fo:language="en" fo:country="US"/>
    </style:style>
    <style:style style:name="T1828" style:parent-style-name="Kappaleenoletusfontti" style:family="text">
      <style:text-properties style:font-name-complex="Calibri" fo:language="en" fo:country="US"/>
    </style:style>
    <style:style style:name="T1829" style:parent-style-name="Kappaleenoletusfontti" style:family="text">
      <style:text-properties style:font-name-complex="Calibri" fo:language="en" fo:country="US"/>
    </style:style>
    <style:style style:name="T1830" style:parent-style-name="Kappaleenoletusfontti" style:family="text">
      <style:text-properties fo:font-weight="bold" style:font-weight-asian="bold" fo:language="en" fo:country="US"/>
    </style:style>
    <style:style style:name="T1831" style:parent-style-name="Kappaleenoletusfontti" style:family="text">
      <style:text-properties fo:language="en" fo:country="US"/>
    </style:style>
    <style:style style:name="P1832" style:parent-style-name="Normaali" style:family="paragraph">
      <style:text-properties style:font-name-complex="Calibri" fo:language="en" fo:country="US"/>
    </style:style>
    <style:style style:name="T1833" style:parent-style-name="Kappaleenoletusfontti" style:family="text">
      <style:text-properties style:font-name-complex="Calibri" fo:font-weight="bold" style:font-weight-asian="bold" fo:language="en" fo:country="US"/>
    </style:style>
    <style:style style:name="T1834" style:parent-style-name="Kappaleenoletusfontti" style:family="text">
      <style:text-properties style:font-name-complex="Calibri" fo:language="en" fo:country="US"/>
    </style:style>
    <style:style style:name="P1835" style:parent-style-name="Normaali" style:family="paragraph">
      <style:text-properties style:font-name="Calibri Light" style:font-name-complex="Calibri Light" fo:language="en" fo:country="US"/>
    </style:style>
    <style:style style:name="TableColumn1837" style:family="table-column">
      <style:table-column-properties style:column-width="2.3055in"/>
    </style:style>
    <style:style style:name="TableColumn1838" style:family="table-column">
      <style:table-column-properties style:column-width="2.3062in"/>
    </style:style>
    <style:style style:name="TableColumn1839" style:family="table-column">
      <style:table-column-properties style:column-width="2.3062in"/>
    </style:style>
    <style:style style:name="Table1836" style:family="table">
      <style:table-properties style:width="6.918in" fo:margin-left="0in" table:align="left"/>
    </style:style>
    <style:style style:name="TableRow1840" style:family="table-row">
      <style:table-row-properties/>
    </style:style>
    <style:style style:name="TableCell1841" style:family="table-cell">
      <style:table-cell-properties fo:border="0.0069in solid #000000" style:writing-mode="lr-tb" fo:padding-top="0in" fo:padding-left="0.075in" fo:padding-bottom="0in" fo:padding-right="0.075in"/>
    </style:style>
    <style:style style:name="P1842" style:parent-style-name="Normaali" style:family="paragraph">
      <style:text-properties fo:font-weight="bold" style:font-weight-asian="bold" fo:language="en" fo:country="US"/>
    </style:style>
    <style:style style:name="TableCell1843" style:family="table-cell">
      <style:table-cell-properties fo:border="0.0069in solid #000000" style:writing-mode="lr-tb" fo:padding-top="0in" fo:padding-left="0.075in" fo:padding-bottom="0in" fo:padding-right="0.075in"/>
    </style:style>
    <style:style style:name="P1844" style:parent-style-name="Normaali" style:family="paragraph">
      <style:text-properties fo:font-weight="bold" style:font-weight-asian="bold" fo:language="en" fo:country="US"/>
    </style:style>
    <style:style style:name="TableCell1845" style:family="table-cell">
      <style:table-cell-properties fo:border="0.0069in solid #000000" style:writing-mode="lr-tb" fo:padding-top="0in" fo:padding-left="0.075in" fo:padding-bottom="0in" fo:padding-right="0.075in"/>
    </style:style>
    <style:style style:name="P1846" style:parent-style-name="Normaali" style:family="paragraph">
      <style:text-properties fo:font-weight="bold" style:font-weight-asian="bold" fo:language="en" fo:country="US"/>
    </style:style>
    <style:style style:name="TableRow1847" style:family="table-row">
      <style:table-row-properties/>
    </style:style>
    <style:style style:name="TableCell1848" style:family="table-cell">
      <style:table-cell-properties fo:border="0.0069in solid #000000" style:writing-mode="lr-tb" fo:padding-top="0in" fo:padding-left="0.075in" fo:padding-bottom="0in" fo:padding-right="0.075in"/>
    </style:style>
    <style:style style:name="P1849" style:parent-style-name="Normaali" style:family="paragraph">
      <style:text-properties fo:language="en" fo:country="US"/>
    </style:style>
    <style:style style:name="TableCell1850" style:family="table-cell">
      <style:table-cell-properties fo:border="0.0069in solid #000000" style:writing-mode="lr-tb" fo:padding-top="0in" fo:padding-left="0.075in" fo:padding-bottom="0in" fo:padding-right="0.075in"/>
    </style:style>
    <style:style style:name="P1851" style:parent-style-name="Normaali" style:family="paragraph">
      <style:text-properties fo:language="en" fo:country="US"/>
    </style:style>
    <style:style style:name="TableCell1852" style:family="table-cell">
      <style:table-cell-properties fo:border="0.0069in solid #000000" style:writing-mode="lr-tb" fo:padding-top="0in" fo:padding-left="0.075in" fo:padding-bottom="0in" fo:padding-right="0.075in"/>
    </style:style>
    <style:style style:name="P1853" style:parent-style-name="Normaali" style:family="paragraph">
      <style:text-properties fo:language="en" fo:country="US"/>
    </style:style>
    <style:style style:name="TableRow1854" style:family="table-row">
      <style:table-row-properties/>
    </style:style>
    <style:style style:name="TableCell1855" style:family="table-cell">
      <style:table-cell-properties fo:border="0.0069in solid #000000" style:writing-mode="lr-tb" fo:padding-top="0in" fo:padding-left="0.075in" fo:padding-bottom="0in" fo:padding-right="0.075in"/>
    </style:style>
    <style:style style:name="P1856" style:parent-style-name="Normaali" style:family="paragraph">
      <style:text-properties fo:language="en" fo:country="US"/>
    </style:style>
    <style:style style:name="TableCell1857" style:family="table-cell">
      <style:table-cell-properties fo:border="0.0069in solid #000000" style:writing-mode="lr-tb" fo:padding-top="0in" fo:padding-left="0.075in" fo:padding-bottom="0in" fo:padding-right="0.075in"/>
    </style:style>
    <style:style style:name="P1858" style:parent-style-name="Normaali" style:family="paragraph">
      <style:text-properties fo:language="en" fo:country="US"/>
    </style:style>
    <style:style style:name="TableCell1859" style:family="table-cell">
      <style:table-cell-properties fo:border="0.0069in solid #000000" style:writing-mode="lr-tb" fo:padding-top="0in" fo:padding-left="0.075in" fo:padding-bottom="0in" fo:padding-right="0.075in"/>
    </style:style>
    <style:style style:name="P1860" style:parent-style-name="Normaali" style:family="paragraph">
      <style:text-properties fo:language="en" fo:country="US"/>
    </style:style>
    <style:style style:name="P1861" style:parent-style-name="Normaali" style:family="paragraph">
      <style:text-properties style:font-name-complex="Calibri" fo:language="en" fo:country="US"/>
    </style:style>
    <style:style style:name="P1862" style:parent-style-name="Normaali" style:family="paragraph">
      <style:text-properties style:font-name-complex="Calibri" fo:language="en" fo:country="US"/>
    </style:style>
    <style:style style:name="P1863" style:parent-style-name="Otsikko2" style:family="paragraph">
      <style:text-properties style:font-name-complex="Calibri Light" fo:language="en" fo:country="US"/>
    </style:style>
    <style:style style:name="P1864" style:parent-style-name="Normaali" style:family="paragraph">
      <style:text-properties style:font-name-complex="Calibri" fo:language="en" fo:country="US"/>
    </style:style>
    <style:style style:name="P1865" style:parent-style-name="Normaali" style:family="paragraph">
      <style:text-properties style:font-name-complex="Calibri" fo:language="en" fo:country="US"/>
    </style:style>
    <style:style style:name="P1866" style:parent-style-name="Otsikko2" style:family="paragraph">
      <style:text-properties fo:language="en" fo:country="US"/>
    </style:style>
    <style:style style:name="P1867" style:parent-style-name="Normaali" style:family="paragraph">
      <style:text-properties fo:language="en" fo:country="US"/>
    </style:style>
    <style:style style:name="P1868" style:parent-style-name="Normaali" style:family="paragraph">
      <style:text-properties style:font-name-complex="Calibri" fo:language="en" fo:country="US"/>
    </style:style>
    <style:style style:name="P1869" style:parent-style-name="Otsikko2" style:family="paragraph">
      <style:text-properties style:font-name-complex="Calibri Light" fo:language="en" fo:country="US"/>
    </style:style>
    <style:style style:name="P1870" style:parent-style-name="Normaali" style:family="paragraph">
      <style:text-properties style:font-name-complex="Calibri" fo:language="en" fo:country="US"/>
    </style:style>
    <style:style style:name="P1871" style:parent-style-name="Normaali" style:family="paragraph">
      <style:text-properties style:font-name-complex="Calibri" fo:language="en" fo:country="US"/>
    </style:style>
    <style:style style:name="P1872" style:parent-style-name="Otsikko2" style:family="paragraph">
      <style:text-properties style:font-name-complex="Calibri Light" fo:language="en" fo:country="US"/>
    </style:style>
    <style:style style:name="P1873" style:parent-style-name="Normaali" style:family="paragraph">
      <style:text-properties style:font-name-complex="Calibri" fo:language="en" fo:country="US"/>
    </style:style>
    <style:style style:name="P1874" style:parent-style-name="Normaali" style:family="paragraph">
      <style:text-properties style:font-name-complex="Calibri" fo:language="en" fo:country="US"/>
    </style:style>
    <style:style style:name="P1875" style:parent-style-name="Normaali" style:family="paragraph">
      <style:text-properties style:font-name-complex="Calibri" fo:language="en" fo:country="US"/>
    </style:style>
    <style:style style:name="P1876" style:parent-style-name="Normaali" style:family="paragraph">
      <style:text-properties style:font-name-complex="Calibri" fo:language="en" fo:country="US"/>
    </style:style>
    <style:style style:name="T1877" style:parent-style-name="Kappaleenoletusfontti" style:family="text">
      <style:text-properties style:font-name-complex="Calibri" fo:font-weight="bold" style:font-weight-asian="bold" fo:language="en" fo:country="US"/>
    </style:style>
    <style:style style:name="T1878" style:parent-style-name="Kappaleenoletusfontti" style:family="text">
      <style:text-properties style:font-name-complex="Calibri" fo:language="en" fo:country="US"/>
    </style:style>
    <style:style style:name="T1879" style:parent-style-name="Kappaleenoletusfontti" style:family="text">
      <style:text-properties style:font-name-complex="Calibri" fo:font-weight="bold" style:font-weight-asian="bold" fo:language="en" fo:country="US"/>
    </style:style>
    <style:style style:name="T1880" style:parent-style-name="Kappaleenoletusfontti" style:family="text">
      <style:text-properties style:font-name-complex="Calibri" fo:language="en" fo:country="US"/>
    </style:style>
    <style:style style:name="P1881" style:parent-style-name="Normaali" style:family="paragraph">
      <style:text-properties style:font-name-complex="Calibri" fo:language="en" fo:country="US"/>
    </style:style>
    <style:style style:name="TableColumn1883" style:family="table-column">
      <style:table-column-properties style:column-width="2.3055in"/>
    </style:style>
    <style:style style:name="TableColumn1884" style:family="table-column">
      <style:table-column-properties style:column-width="2.3062in"/>
    </style:style>
    <style:style style:name="TableColumn1885" style:family="table-column">
      <style:table-column-properties style:column-width="2.3062in"/>
    </style:style>
    <style:style style:name="Table1882" style:family="table">
      <style:table-properties style:width="6.918in" fo:margin-left="0in" table:align="left"/>
    </style:style>
    <style:style style:name="TableRow1886" style:family="table-row">
      <style:table-row-properties/>
    </style:style>
    <style:style style:name="TableCell1887" style:family="table-cell">
      <style:table-cell-properties fo:border="0.0069in solid #000000" style:writing-mode="lr-tb" fo:padding-top="0in" fo:padding-left="0.075in" fo:padding-bottom="0in" fo:padding-right="0.075in"/>
    </style:style>
    <style:style style:name="P1888" style:parent-style-name="Normaali" style:family="paragraph">
      <style:text-properties style:font-name-complex="Calibri" fo:font-weight="bold" style:font-weight-asian="bold" fo:language="en" fo:country="US"/>
    </style:style>
    <style:style style:name="TableCell1889" style:family="table-cell">
      <style:table-cell-properties fo:border="0.0069in solid #000000" style:writing-mode="lr-tb" fo:padding-top="0in" fo:padding-left="0.075in" fo:padding-bottom="0in" fo:padding-right="0.075in"/>
    </style:style>
    <style:style style:name="P1890" style:parent-style-name="Normaali" style:family="paragraph">
      <style:text-properties style:font-name-complex="Calibri" fo:font-weight="bold" style:font-weight-asian="bold" fo:language="en" fo:country="US"/>
    </style:style>
    <style:style style:name="TableCell1891" style:family="table-cell">
      <style:table-cell-properties fo:border="0.0069in solid #000000" style:writing-mode="lr-tb" fo:padding-top="0in" fo:padding-left="0.075in" fo:padding-bottom="0in" fo:padding-right="0.075in"/>
    </style:style>
    <style:style style:name="P1892" style:parent-style-name="Normaali" style:family="paragraph">
      <style:text-properties style:font-name-complex="Calibri" fo:font-weight="bold" style:font-weight-asian="bold" fo:language="en" fo:country="US"/>
    </style:style>
    <style:style style:name="TableRow1893" style:family="table-row">
      <style:table-row-properties/>
    </style:style>
    <style:style style:name="TableCell1894" style:family="table-cell">
      <style:table-cell-properties fo:border="0.0069in solid #000000" style:writing-mode="lr-tb" fo:padding-top="0in" fo:padding-left="0.075in" fo:padding-bottom="0in" fo:padding-right="0.075in"/>
    </style:style>
    <style:style style:name="P1895" style:parent-style-name="Normaali" style:family="paragraph">
      <style:text-properties style:font-name-complex="Calibri" fo:language="en" fo:country="US"/>
    </style:style>
    <style:style style:name="TableCell1896" style:family="table-cell">
      <style:table-cell-properties fo:border="0.0069in solid #000000" style:writing-mode="lr-tb" fo:padding-top="0in" fo:padding-left="0.075in" fo:padding-bottom="0in" fo:padding-right="0.075in"/>
    </style:style>
    <style:style style:name="P1897" style:parent-style-name="Normaali" style:family="paragraph">
      <style:text-properties style:font-name-complex="Calibri" fo:language="en" fo:country="US"/>
    </style:style>
    <style:style style:name="TableCell1898" style:family="table-cell">
      <style:table-cell-properties fo:border="0.0069in solid #000000" style:writing-mode="lr-tb" fo:padding-top="0in" fo:padding-left="0.075in" fo:padding-bottom="0in" fo:padding-right="0.075in"/>
    </style:style>
    <style:style style:name="P1899" style:parent-style-name="Normaali" style:family="paragraph">
      <style:text-properties style:font-name-complex="Calibri" fo:language="en" fo:country="US"/>
    </style:style>
    <style:style style:name="P1900" style:parent-style-name="Normaali" style:family="paragraph">
      <style:text-properties style:font-name-complex="Calibri" fo:language="en" fo:country="US"/>
    </style:style>
    <style:style style:name="P1901" style:parent-style-name="Otsikko2" style:family="paragraph">
      <style:text-properties style:font-name-complex="Calibri Light" fo:language="en" fo:country="US"/>
    </style:style>
    <style:style style:name="P1902" style:parent-style-name="Normaali" style:family="paragraph">
      <style:text-properties style:font-name-complex="Calibri" fo:language="en" fo:country="US"/>
    </style:style>
    <style:style style:name="P1903" style:parent-style-name="Normaali" style:family="paragraph">
      <style:text-properties style:font-name-complex="Calibri" fo:language="en" fo:country="US"/>
    </style:style>
    <style:style style:name="P1904" style:parent-style-name="Normaali" style:family="paragraph">
      <style:text-properties style:font-name-complex="Calibri" fo:language="en" fo:country="US"/>
    </style:style>
    <style:style style:name="P1905" style:parent-style-name="Normaali" style:family="paragraph">
      <style:text-properties style:font-name-complex="Calibri" fo:language="en" fo:country="US"/>
    </style:style>
    <style:style style:name="T1906" style:parent-style-name="Kappaleenoletusfontti" style:family="text">
      <style:text-properties style:font-name-complex="Calibri" fo:font-weight="bold" style:font-weight-asian="bold" fo:language="en" fo:country="US"/>
    </style:style>
    <style:style style:name="T1907" style:parent-style-name="Kappaleenoletusfontti" style:family="text">
      <style:text-properties style:font-name-complex="Calibri" fo:language="en" fo:country="US"/>
    </style:style>
    <style:style style:name="T1908" style:parent-style-name="Kappaleenoletusfontti" style:family="text">
      <style:text-properties style:font-name-complex="Calibri" fo:font-weight="bold" style:font-weight-asian="bold" fo:language="en" fo:country="US"/>
    </style:style>
    <style:style style:name="T1909" style:parent-style-name="Kappaleenoletusfontti" style:family="text">
      <style:text-properties style:font-name-complex="Calibri" fo:language="en" fo:country="US"/>
    </style:style>
    <style:style style:name="P1910" style:parent-style-name="Normaali" style:family="paragraph">
      <style:text-properties style:font-name-complex="Calibri" fo:language="en" fo:country="US"/>
    </style:style>
    <style:style style:name="TableColumn1912" style:family="table-column">
      <style:table-column-properties style:column-width="2.3055in"/>
    </style:style>
    <style:style style:name="TableColumn1913" style:family="table-column">
      <style:table-column-properties style:column-width="2.3062in"/>
    </style:style>
    <style:style style:name="TableColumn1914" style:family="table-column">
      <style:table-column-properties style:column-width="2.3062in"/>
    </style:style>
    <style:style style:name="Table1911" style:family="table">
      <style:table-properties style:width="6.918in" fo:margin-left="0in" table:align="left"/>
    </style:style>
    <style:style style:name="TableRow1915" style:family="table-row">
      <style:table-row-properties/>
    </style:style>
    <style:style style:name="TableCell1916" style:family="table-cell">
      <style:table-cell-properties fo:border="0.0069in solid #000000" style:writing-mode="lr-tb" fo:padding-top="0in" fo:padding-left="0.075in" fo:padding-bottom="0in" fo:padding-right="0.075in"/>
    </style:style>
    <style:style style:name="P1917" style:parent-style-name="Normaali" style:family="paragraph">
      <style:text-properties style:font-name-complex="Calibri" fo:font-weight="bold" style:font-weight-asian="bold" fo:language="en" fo:country="US"/>
    </style:style>
    <style:style style:name="TableCell1918" style:family="table-cell">
      <style:table-cell-properties fo:border="0.0069in solid #000000" style:writing-mode="lr-tb" fo:padding-top="0in" fo:padding-left="0.075in" fo:padding-bottom="0in" fo:padding-right="0.075in"/>
    </style:style>
    <style:style style:name="P1919" style:parent-style-name="Normaali" style:family="paragraph">
      <style:text-properties style:font-name-complex="Calibri" fo:font-weight="bold" style:font-weight-asian="bold" fo:language="en" fo:country="US"/>
    </style:style>
    <style:style style:name="TableCell1920" style:family="table-cell">
      <style:table-cell-properties fo:border="0.0069in solid #000000" style:writing-mode="lr-tb" fo:padding-top="0in" fo:padding-left="0.075in" fo:padding-bottom="0in" fo:padding-right="0.075in"/>
    </style:style>
    <style:style style:name="P1921" style:parent-style-name="Normaali" style:family="paragraph">
      <style:text-properties style:font-name-complex="Calibri" fo:font-weight="bold" style:font-weight-asian="bold" fo:language="en" fo:country="US"/>
    </style:style>
    <style:style style:name="TableRow1922" style:family="table-row">
      <style:table-row-properties/>
    </style:style>
    <style:style style:name="TableCell1923" style:family="table-cell">
      <style:table-cell-properties fo:border="0.0069in solid #000000" style:writing-mode="lr-tb" fo:padding-top="0in" fo:padding-left="0.075in" fo:padding-bottom="0in" fo:padding-right="0.075in"/>
    </style:style>
    <style:style style:name="P1924" style:parent-style-name="Normaali" style:family="paragraph">
      <style:text-properties style:font-name-complex="Calibri" fo:language="en" fo:country="US"/>
    </style:style>
    <style:style style:name="TableCell1925" style:family="table-cell">
      <style:table-cell-properties fo:border="0.0069in solid #000000" style:writing-mode="lr-tb" fo:padding-top="0in" fo:padding-left="0.075in" fo:padding-bottom="0in" fo:padding-right="0.075in"/>
    </style:style>
    <style:style style:name="P1926" style:parent-style-name="Normaali" style:family="paragraph">
      <style:text-properties style:font-name-complex="Calibri" fo:language="en" fo:country="US"/>
    </style:style>
    <style:style style:name="TableCell1927" style:family="table-cell">
      <style:table-cell-properties fo:border="0.0069in solid #000000" style:writing-mode="lr-tb" fo:padding-top="0in" fo:padding-left="0.075in" fo:padding-bottom="0in" fo:padding-right="0.075in"/>
    </style:style>
    <style:style style:name="P1928" style:parent-style-name="Normaali" style:family="paragraph">
      <style:text-properties style:font-name-complex="Calibri" fo:language="en" fo:country="US"/>
    </style:style>
    <style:style style:name="TableRow1929" style:family="table-row">
      <style:table-row-properties/>
    </style:style>
    <style:style style:name="TableCell1930" style:family="table-cell">
      <style:table-cell-properties fo:border="0.0069in solid #000000" style:writing-mode="lr-tb" fo:padding-top="0in" fo:padding-left="0.075in" fo:padding-bottom="0in" fo:padding-right="0.075in"/>
    </style:style>
    <style:style style:name="P1931" style:parent-style-name="Normaali" style:family="paragraph">
      <style:text-properties style:font-name-complex="Calibri" fo:language="en" fo:country="US"/>
    </style:style>
    <style:style style:name="TableCell1932" style:family="table-cell">
      <style:table-cell-properties fo:border="0.0069in solid #000000" style:writing-mode="lr-tb" fo:padding-top="0in" fo:padding-left="0.075in" fo:padding-bottom="0in" fo:padding-right="0.075in"/>
    </style:style>
    <style:style style:name="P1933" style:parent-style-name="Normaali" style:family="paragraph">
      <style:text-properties style:font-name-complex="Calibri" fo:language="en" fo:country="US"/>
    </style:style>
    <style:style style:name="TableCell1934" style:family="table-cell">
      <style:table-cell-properties fo:border="0.0069in solid #000000" style:writing-mode="lr-tb" fo:padding-top="0in" fo:padding-left="0.075in" fo:padding-bottom="0in" fo:padding-right="0.075in"/>
    </style:style>
    <style:style style:name="P1935" style:parent-style-name="Normaali" style:family="paragraph">
      <style:text-properties style:font-name-complex="Calibri"/>
    </style:style>
    <style:style style:name="P1936" style:parent-style-name="Normaali" style:family="paragraph">
      <style:text-properties style:font-name-complex="Calibri" fo:language="en" fo:country="US"/>
    </style:style>
    <style:style style:name="P1937" style:parent-style-name="Normaali" style:family="paragraph">
      <style:text-properties style:font-name-complex="Calibri" fo:language="en" fo:country="US"/>
    </style:style>
    <style:style style:name="P1938" style:parent-style-name="Otsikko2" style:family="paragraph">
      <style:text-properties style:font-name-complex="Calibri Light" fo:language="en" fo:country="US"/>
    </style:style>
    <style:style style:name="P1939" style:parent-style-name="Normaali" style:family="paragraph">
      <style:text-properties style:font-name-complex="Calibri" fo:language="en" fo:country="US"/>
    </style:style>
    <style:style style:name="P1940" style:parent-style-name="Normaali" style:family="paragraph">
      <style:text-properties style:font-name-complex="Calibri" fo:language="en" fo:country="US"/>
    </style:style>
    <style:style style:name="TableColumn1942" style:family="table-column">
      <style:table-column-properties style:column-width="2.3055in"/>
    </style:style>
    <style:style style:name="TableColumn1943" style:family="table-column">
      <style:table-column-properties style:column-width="2.3062in"/>
    </style:style>
    <style:style style:name="TableColumn1944" style:family="table-column">
      <style:table-column-properties style:column-width="2.3062in"/>
    </style:style>
    <style:style style:name="Table1941" style:family="table">
      <style:table-properties style:width="6.918in" fo:margin-left="0in" table:align="left"/>
    </style:style>
    <style:style style:name="TableRow1945" style:family="table-row">
      <style:table-row-properties/>
    </style:style>
    <style:style style:name="TableCell1946" style:family="table-cell">
      <style:table-cell-properties fo:border="0.0069in solid #000000" style:writing-mode="lr-tb" fo:padding-top="0in" fo:padding-left="0.075in" fo:padding-bottom="0in" fo:padding-right="0.075in"/>
    </style:style>
    <style:style style:name="P1947" style:parent-style-name="Normaali" style:family="paragraph">
      <style:text-properties style:font-name-complex="Calibri" fo:font-weight="bold" style:font-weight-asian="bold" fo:language="en" fo:country="US"/>
    </style:style>
    <style:style style:name="TableCell1948" style:family="table-cell">
      <style:table-cell-properties fo:border="0.0069in solid #000000" style:writing-mode="lr-tb" fo:padding-top="0in" fo:padding-left="0.075in" fo:padding-bottom="0in" fo:padding-right="0.075in"/>
    </style:style>
    <style:style style:name="P1949" style:parent-style-name="Normaali" style:family="paragraph">
      <style:text-properties style:font-name-complex="Calibri" fo:font-weight="bold" style:font-weight-asian="bold" fo:language="en" fo:country="US"/>
    </style:style>
    <style:style style:name="TableCell1950" style:family="table-cell">
      <style:table-cell-properties fo:border="0.0069in solid #000000" style:writing-mode="lr-tb" fo:padding-top="0in" fo:padding-left="0.075in" fo:padding-bottom="0in" fo:padding-right="0.075in"/>
    </style:style>
    <style:style style:name="P1951" style:parent-style-name="Normaali" style:family="paragraph">
      <style:text-properties style:font-name-complex="Calibri" fo:font-weight="bold" style:font-weight-asian="bold" fo:language="en" fo:country="US"/>
    </style:style>
    <style:style style:name="TableRow1952" style:family="table-row">
      <style:table-row-properties/>
    </style:style>
    <style:style style:name="TableCell1953" style:family="table-cell">
      <style:table-cell-properties fo:border="0.0069in solid #000000" style:writing-mode="lr-tb" fo:padding-top="0in" fo:padding-left="0.075in" fo:padding-bottom="0in" fo:padding-right="0.075in"/>
    </style:style>
    <style:style style:name="P1954" style:parent-style-name="Normaali" style:family="paragraph">
      <style:text-properties style:font-name-complex="Calibri" fo:language="en" fo:country="US"/>
    </style:style>
    <style:style style:name="TableCell1955" style:family="table-cell">
      <style:table-cell-properties fo:border="0.0069in solid #000000" style:writing-mode="lr-tb" fo:padding-top="0in" fo:padding-left="0.075in" fo:padding-bottom="0in" fo:padding-right="0.075in"/>
    </style:style>
    <style:style style:name="P1956" style:parent-style-name="Normaali" style:family="paragraph">
      <style:text-properties style:font-name-complex="Calibri" fo:language="en" fo:country="US"/>
    </style:style>
    <style:style style:name="TableCell1957" style:family="table-cell">
      <style:table-cell-properties fo:border="0.0069in solid #000000" style:writing-mode="lr-tb" fo:padding-top="0in" fo:padding-left="0.075in" fo:padding-bottom="0in" fo:padding-right="0.075in"/>
    </style:style>
    <style:style style:name="P1958" style:parent-style-name="Normaali" style:family="paragraph">
      <style:text-properties style:font-name-complex="Calibri" fo:language="en" fo:country="US"/>
    </style:style>
    <style:style style:name="P1959" style:parent-style-name="Normaali" style:family="paragraph">
      <style:text-properties style:font-name-complex="Calibri" fo:language="en" fo:country="US"/>
    </style:style>
    <style:style style:name="T1960" style:parent-style-name="Kappaleenoletusfontti" style:family="text">
      <style:text-properties style:font-name-complex="Calibri" fo:font-weight="bold" style:font-weight-asian="bold" fo:language="en" fo:country="US"/>
    </style:style>
    <style:style style:name="T1961" style:parent-style-name="Kappaleenoletusfontti" style:family="text">
      <style:text-properties style:font-name-complex="Calibri" fo:font-weight="bold" style:font-weight-asian="bold" fo:language="en" fo:country="US"/>
    </style:style>
    <style:style style:name="T1962" style:parent-style-name="Kappaleenoletusfontti" style:family="text">
      <style:text-properties style:font-name-complex="Calibri" fo:language="en" fo:country="US"/>
    </style:style>
    <style:style style:name="T1963" style:parent-style-name="Kappaleenoletusfontti" style:family="text">
      <style:text-properties style:font-name-complex="Calibri" fo:font-weight="bold" style:font-weight-asian="bold" fo:language="en" fo:country="US"/>
    </style:style>
    <style:style style:name="T1964" style:parent-style-name="Kappaleenoletusfontti" style:family="text">
      <style:text-properties style:font-name-complex="Calibri" fo:language="en" fo:country="US"/>
    </style:style>
    <style:style style:name="T1965" style:parent-style-name="Kappaleenoletusfontti" style:family="text">
      <style:text-properties style:font-name-complex="Calibri" fo:language="en" fo:country="US"/>
    </style:style>
    <style:style style:name="T1966" style:parent-style-name="Kappaleenoletusfontti" style:family="text">
      <style:text-properties style:font-name-complex="Calibri" fo:font-weight="bold" style:font-weight-asian="bold" fo:language="en" fo:country="US"/>
    </style:style>
    <style:style style:name="T1967" style:parent-style-name="Kappaleenoletusfontti" style:family="text">
      <style:text-properties style:font-name-complex="Calibri" fo:language="en" fo:country="US"/>
    </style:style>
    <style:style style:name="T1968" style:parent-style-name="Kappaleenoletusfontti" style:family="text">
      <style:text-properties style:font-name-complex="Calibri" fo:language="en" fo:country="US"/>
    </style:style>
    <style:style style:name="P1969" style:parent-style-name="Normaali" style:family="paragraph">
      <style:text-properties style:font-name-complex="Calibri" fo:language="en" fo:country="US"/>
    </style:style>
    <style:style style:name="P1970" style:parent-style-name="Otsikko2" style:family="paragraph">
      <style:text-properties style:font-name-complex="Calibri Light" fo:language="en" fo:country="US"/>
    </style:style>
    <style:style style:name="P1971" style:parent-style-name="Normaali" style:family="paragraph">
      <style:text-properties style:font-name-complex="Calibri" fo:language="en" fo:country="US"/>
    </style:style>
    <style:style style:name="P1972" style:parent-style-name="Normaali" style:family="paragraph">
      <style:text-properties style:font-name-complex="Calibri" fo:language="en" fo:country="US"/>
    </style:style>
    <style:style style:name="TableColumn1974" style:family="table-column">
      <style:table-column-properties style:column-width="2.3055in"/>
    </style:style>
    <style:style style:name="TableColumn1975" style:family="table-column">
      <style:table-column-properties style:column-width="2.3062in"/>
    </style:style>
    <style:style style:name="TableColumn1976" style:family="table-column">
      <style:table-column-properties style:column-width="2.3062in"/>
    </style:style>
    <style:style style:name="Table1973" style:family="table">
      <style:table-properties style:width="6.918in" fo:margin-left="0in" table:align="left"/>
    </style:style>
    <style:style style:name="TableRow1977" style:family="table-row">
      <style:table-row-properties/>
    </style:style>
    <style:style style:name="TableCell1978" style:family="table-cell">
      <style:table-cell-properties fo:border="0.0069in solid #000000" style:writing-mode="lr-tb" fo:padding-top="0in" fo:padding-left="0.075in" fo:padding-bottom="0in" fo:padding-right="0.075in"/>
    </style:style>
    <style:style style:name="P1979" style:parent-style-name="Normaali" style:family="paragraph">
      <style:text-properties style:font-name-complex="Calibri" fo:font-weight="bold" style:font-weight-asian="bold" fo:language="en" fo:country="US"/>
    </style:style>
    <style:style style:name="TableCell1980" style:family="table-cell">
      <style:table-cell-properties fo:border="0.0069in solid #000000" style:writing-mode="lr-tb" fo:padding-top="0in" fo:padding-left="0.075in" fo:padding-bottom="0in" fo:padding-right="0.075in"/>
    </style:style>
    <style:style style:name="P1981" style:parent-style-name="Normaali" style:family="paragraph">
      <style:text-properties style:font-name-complex="Calibri" fo:font-weight="bold" style:font-weight-asian="bold" fo:language="en" fo:country="US"/>
    </style:style>
    <style:style style:name="TableCell1982" style:family="table-cell">
      <style:table-cell-properties fo:border="0.0069in solid #000000" style:writing-mode="lr-tb" fo:padding-top="0in" fo:padding-left="0.075in" fo:padding-bottom="0in" fo:padding-right="0.075in"/>
    </style:style>
    <style:style style:name="P1983" style:parent-style-name="Normaali" style:family="paragraph">
      <style:text-properties style:font-name-complex="Calibri" fo:font-weight="bold" style:font-weight-asian="bold" fo:language="en" fo:country="US"/>
    </style:style>
    <style:style style:name="TableRow1984" style:family="table-row">
      <style:table-row-properties/>
    </style:style>
    <style:style style:name="TableCell1985" style:family="table-cell">
      <style:table-cell-properties fo:border="0.0069in solid #000000" style:writing-mode="lr-tb" fo:padding-top="0in" fo:padding-left="0.075in" fo:padding-bottom="0in" fo:padding-right="0.075in"/>
    </style:style>
    <style:style style:name="P1986" style:parent-style-name="Normaali" style:family="paragraph">
      <style:text-properties style:font-name-complex="Calibri" fo:language="en" fo:country="US"/>
    </style:style>
    <style:style style:name="TableCell1987" style:family="table-cell">
      <style:table-cell-properties fo:border="0.0069in solid #000000" style:writing-mode="lr-tb" fo:padding-top="0in" fo:padding-left="0.075in" fo:padding-bottom="0in" fo:padding-right="0.075in"/>
    </style:style>
    <style:style style:name="P1988" style:parent-style-name="Normaali" style:family="paragraph">
      <style:text-properties style:font-name-complex="Calibri" fo:language="en" fo:country="US"/>
    </style:style>
    <style:style style:name="TableCell1989" style:family="table-cell">
      <style:table-cell-properties fo:border="0.0069in solid #000000" style:writing-mode="lr-tb" fo:padding-top="0in" fo:padding-left="0.075in" fo:padding-bottom="0in" fo:padding-right="0.075in"/>
    </style:style>
    <style:style style:name="P1990" style:parent-style-name="Normaali" style:family="paragraph">
      <style:text-properties style:font-name-complex="Calibri" fo:language="en" fo:country="US"/>
    </style:style>
    <style:style style:name="P1991" style:parent-style-name="Normaali" style:family="paragraph">
      <style:text-properties style:font-name-complex="Calibri" fo:language="en" fo:country="US"/>
    </style:style>
    <style:style style:name="T1992" style:parent-style-name="Kappaleenoletusfontti" style:family="text">
      <style:text-properties style:font-name-complex="Calibri" fo:font-weight="bold" style:font-weight-asian="bold" fo:language="en" fo:country="US"/>
    </style:style>
    <style:style style:name="T1993" style:parent-style-name="Kappaleenoletusfontti" style:family="text">
      <style:text-properties style:font-name-complex="Calibri" fo:language="en" fo:country="US"/>
    </style:style>
    <style:style style:name="T1994" style:parent-style-name="Kappaleenoletusfontti" style:family="text">
      <style:text-properties style:font-name-complex="Calibri" fo:font-weight="bold" style:font-weight-asian="bold" fo:language="en" fo:country="US"/>
    </style:style>
    <style:style style:name="T1995" style:parent-style-name="Kappaleenoletusfontti" style:family="text">
      <style:text-properties style:font-name-complex="Calibri" fo:language="en" fo:country="US"/>
    </style:style>
    <style:style style:name="T1996" style:parent-style-name="Kappaleenoletusfontti" style:family="text">
      <style:text-properties style:font-name-complex="Calibri" fo:language="en" fo:country="US"/>
    </style:style>
    <style:style style:name="T1997" style:parent-style-name="Kappaleenoletusfontti" style:family="text">
      <style:text-properties style:font-name-complex="Calibri" fo:font-weight="bold" style:font-weight-asian="bold" fo:language="en" fo:country="US"/>
    </style:style>
    <style:style style:name="T1998" style:parent-style-name="Kappaleenoletusfontti" style:family="text">
      <style:text-properties style:font-name-complex="Calibri" fo:language="en" fo:country="US"/>
    </style:style>
    <style:style style:name="T1999" style:parent-style-name="Kappaleenoletusfontti" style:family="text">
      <style:text-properties style:font-name-complex="Calibri" fo:language="en" fo:country="US"/>
    </style:style>
    <style:style style:name="T2000" style:parent-style-name="Kappaleenoletusfontti" style:family="text">
      <style:text-properties style:font-name-complex="Calibri" fo:language="en" fo:country="US"/>
    </style:style>
    <style:style style:name="P2001" style:parent-style-name="Normaali" style:family="paragraph">
      <style:text-properties style:font-name-complex="Calibri" fo:language="en" fo:country="US"/>
    </style:style>
    <style:style style:name="P2002" style:parent-style-name="Otsikko2" style:family="paragraph">
      <style:text-properties style:font-name-complex="Calibri Light" fo:language="en" fo:country="US"/>
    </style:style>
    <style:style style:name="P2003" style:parent-style-name="Normaali" style:family="paragraph">
      <style:text-properties style:font-name-complex="Calibri" fo:language="en" fo:country="US"/>
    </style:style>
    <style:style style:name="P2004" style:parent-style-name="Normaali" style:family="paragraph">
      <style:text-properties style:font-name-complex="Calibri" fo:language="en" fo:country="US"/>
    </style:style>
    <style:style style:name="TableColumn2006" style:family="table-column">
      <style:table-column-properties style:column-width="2.3055in"/>
    </style:style>
    <style:style style:name="TableColumn2007" style:family="table-column">
      <style:table-column-properties style:column-width="2.3062in"/>
    </style:style>
    <style:style style:name="TableColumn2008" style:family="table-column">
      <style:table-column-properties style:column-width="2.3062in"/>
    </style:style>
    <style:style style:name="Table2005" style:family="table">
      <style:table-properties style:width="6.918in" fo:margin-left="0in" table:align="left"/>
    </style:style>
    <style:style style:name="TableRow2009" style:family="table-row">
      <style:table-row-properties/>
    </style:style>
    <style:style style:name="TableCell2010" style:family="table-cell">
      <style:table-cell-properties fo:border="0.0069in solid #000000" style:writing-mode="lr-tb" fo:padding-top="0in" fo:padding-left="0.075in" fo:padding-bottom="0in" fo:padding-right="0.075in"/>
    </style:style>
    <style:style style:name="P2011" style:parent-style-name="Normaali" style:family="paragraph">
      <style:text-properties style:font-name-complex="Calibri" fo:font-weight="bold" style:font-weight-asian="bold" fo:language="en" fo:country="US"/>
    </style:style>
    <style:style style:name="TableCell2012" style:family="table-cell">
      <style:table-cell-properties fo:border="0.0069in solid #000000" style:writing-mode="lr-tb" fo:padding-top="0in" fo:padding-left="0.075in" fo:padding-bottom="0in" fo:padding-right="0.075in"/>
    </style:style>
    <style:style style:name="P2013" style:parent-style-name="Normaali" style:family="paragraph">
      <style:text-properties style:font-name-complex="Calibri" fo:font-weight="bold" style:font-weight-asian="bold" fo:language="en" fo:country="US"/>
    </style:style>
    <style:style style:name="TableCell2014" style:family="table-cell">
      <style:table-cell-properties fo:border="0.0069in solid #000000" style:writing-mode="lr-tb" fo:padding-top="0in" fo:padding-left="0.075in" fo:padding-bottom="0in" fo:padding-right="0.075in"/>
    </style:style>
    <style:style style:name="P2015" style:parent-style-name="Normaali" style:family="paragraph">
      <style:text-properties style:font-name-complex="Calibri" fo:font-weight="bold" style:font-weight-asian="bold" fo:language="en" fo:country="US"/>
    </style:style>
    <style:style style:name="TableRow2016" style:family="table-row">
      <style:table-row-properties/>
    </style:style>
    <style:style style:name="TableCell2017" style:family="table-cell">
      <style:table-cell-properties fo:border="0.0069in solid #000000" style:writing-mode="lr-tb" fo:padding-top="0in" fo:padding-left="0.075in" fo:padding-bottom="0in" fo:padding-right="0.075in"/>
    </style:style>
    <style:style style:name="P2018" style:parent-style-name="Normaali" style:family="paragraph">
      <style:text-properties style:font-name-complex="Calibri" fo:language="en" fo:country="US"/>
    </style:style>
    <style:style style:name="TableCell2019" style:family="table-cell">
      <style:table-cell-properties fo:border="0.0069in solid #000000" style:writing-mode="lr-tb" fo:padding-top="0in" fo:padding-left="0.075in" fo:padding-bottom="0in" fo:padding-right="0.075in"/>
    </style:style>
    <style:style style:name="P2020" style:parent-style-name="Normaali" style:family="paragraph">
      <style:text-properties style:font-name-complex="Calibri" fo:language="en" fo:country="US"/>
    </style:style>
    <style:style style:name="TableCell2021" style:family="table-cell">
      <style:table-cell-properties fo:border="0.0069in solid #000000" style:writing-mode="lr-tb" fo:padding-top="0in" fo:padding-left="0.075in" fo:padding-bottom="0in" fo:padding-right="0.075in"/>
    </style:style>
    <style:style style:name="P2022" style:parent-style-name="Normaali" style:family="paragraph">
      <style:text-properties style:font-name-complex="Calibri" fo:language="en" fo:country="US"/>
    </style:style>
    <style:style style:name="P2023" style:parent-style-name="Normaali" style:family="paragraph">
      <style:text-properties style:font-name-complex="Calibri" fo:language="en" fo:country="US"/>
    </style:style>
    <style:style style:name="T2024" style:parent-style-name="Kappaleenoletusfontti" style:family="text">
      <style:text-properties style:font-name-complex="Calibri" fo:font-weight="bold" style:font-weight-asian="bold" fo:language="en" fo:country="US"/>
    </style:style>
    <style:style style:name="T2025" style:parent-style-name="Kappaleenoletusfontti" style:family="text">
      <style:text-properties style:font-name-complex="Calibri" fo:language="en" fo:country="US"/>
    </style:style>
    <style:style style:name="T2026" style:parent-style-name="Kappaleenoletusfontti" style:family="text">
      <style:text-properties style:font-name-complex="Calibri" fo:font-weight="bold" style:font-weight-asian="bold" fo:language="en" fo:country="US"/>
    </style:style>
    <style:style style:name="T2027" style:parent-style-name="Kappaleenoletusfontti" style:family="text">
      <style:text-properties style:font-name-complex="Calibri" fo:language="en" fo:country="US"/>
    </style:style>
    <style:style style:name="T2028" style:parent-style-name="Kappaleenoletusfontti" style:family="text">
      <style:text-properties style:font-name-complex="Calibri" fo:language="en" fo:country="US"/>
    </style:style>
    <style:style style:name="T2029" style:parent-style-name="Kappaleenoletusfontti" style:family="text">
      <style:text-properties style:font-name-complex="Calibri" fo:font-weight="bold" style:font-weight-asian="bold" fo:language="en" fo:country="US"/>
    </style:style>
    <style:style style:name="T2030" style:parent-style-name="Kappaleenoletusfontti" style:family="text">
      <style:text-properties style:font-name-complex="Calibri" fo:language="en" fo:country="US"/>
    </style:style>
    <style:style style:name="T2031" style:parent-style-name="Kappaleenoletusfontti" style:family="text">
      <style:text-properties style:font-name-complex="Calibri" fo:language="en" fo:country="US"/>
    </style:style>
    <style:style style:name="P2032" style:parent-style-name="Normaali" style:family="paragraph">
      <style:text-properties style:font-name-complex="Calibri" fo:language="en" fo:country="US"/>
    </style:style>
    <style:style style:name="P2033" style:parent-style-name="Otsikko2" style:family="paragraph">
      <style:text-properties style:font-name-complex="Calibri Light" fo:language="en" fo:country="US"/>
    </style:style>
    <style:style style:name="P2034" style:parent-style-name="Normaali" style:family="paragraph">
      <style:text-properties style:font-name-complex="Calibri" fo:language="en" fo:country="US"/>
    </style:style>
    <style:style style:name="P2035" style:parent-style-name="Normaali" style:family="paragraph">
      <style:text-properties style:font-name-complex="Calibri" fo:language="en" fo:country="US"/>
    </style:style>
    <style:style style:name="TableColumn2037" style:family="table-column">
      <style:table-column-properties style:column-width="2.3055in"/>
    </style:style>
    <style:style style:name="TableColumn2038" style:family="table-column">
      <style:table-column-properties style:column-width="2.3062in"/>
    </style:style>
    <style:style style:name="TableColumn2039" style:family="table-column">
      <style:table-column-properties style:column-width="2.3062in"/>
    </style:style>
    <style:style style:name="Table2036" style:family="table">
      <style:table-properties style:width="6.918in" fo:margin-left="0in" table:align="left"/>
    </style:style>
    <style:style style:name="TableRow2040" style:family="table-row">
      <style:table-row-properties/>
    </style:style>
    <style:style style:name="TableCell2041" style:family="table-cell">
      <style:table-cell-properties fo:border="0.0069in solid #000000" style:writing-mode="lr-tb" fo:padding-top="0in" fo:padding-left="0.075in" fo:padding-bottom="0in" fo:padding-right="0.075in"/>
    </style:style>
    <style:style style:name="P2042" style:parent-style-name="Normaali" style:family="paragraph">
      <style:text-properties style:font-name-complex="Calibri" fo:font-weight="bold" style:font-weight-asian="bold" fo:language="en" fo:country="US"/>
    </style:style>
    <style:style style:name="TableCell2043" style:family="table-cell">
      <style:table-cell-properties fo:border="0.0069in solid #000000" style:writing-mode="lr-tb" fo:padding-top="0in" fo:padding-left="0.075in" fo:padding-bottom="0in" fo:padding-right="0.075in"/>
    </style:style>
    <style:style style:name="P2044" style:parent-style-name="Normaali" style:family="paragraph">
      <style:text-properties style:font-name-complex="Calibri" fo:font-weight="bold" style:font-weight-asian="bold" fo:language="en" fo:country="US"/>
    </style:style>
    <style:style style:name="TableCell2045" style:family="table-cell">
      <style:table-cell-properties fo:border="0.0069in solid #000000" style:writing-mode="lr-tb" fo:padding-top="0in" fo:padding-left="0.075in" fo:padding-bottom="0in" fo:padding-right="0.075in"/>
    </style:style>
    <style:style style:name="P2046" style:parent-style-name="Normaali" style:family="paragraph">
      <style:text-properties style:font-name-complex="Calibri" fo:font-weight="bold" style:font-weight-asian="bold" fo:language="en" fo:country="US"/>
    </style:style>
    <style:style style:name="TableRow2047" style:family="table-row">
      <style:table-row-properties/>
    </style:style>
    <style:style style:name="TableCell2048" style:family="table-cell">
      <style:table-cell-properties fo:border="0.0069in solid #000000" style:writing-mode="lr-tb" fo:padding-top="0in" fo:padding-left="0.075in" fo:padding-bottom="0in" fo:padding-right="0.075in"/>
    </style:style>
    <style:style style:name="P2049" style:parent-style-name="Normaali" style:family="paragraph">
      <style:text-properties style:font-name-complex="Calibri" fo:language="en" fo:country="US"/>
    </style:style>
    <style:style style:name="TableCell2050" style:family="table-cell">
      <style:table-cell-properties fo:border="0.0069in solid #000000" style:writing-mode="lr-tb" fo:padding-top="0in" fo:padding-left="0.075in" fo:padding-bottom="0in" fo:padding-right="0.075in"/>
    </style:style>
    <style:style style:name="P2051" style:parent-style-name="Normaali" style:family="paragraph">
      <style:text-properties style:font-name-complex="Calibri" fo:language="en" fo:country="US"/>
    </style:style>
    <style:style style:name="TableCell2052" style:family="table-cell">
      <style:table-cell-properties fo:border="0.0069in solid #000000" style:writing-mode="lr-tb" fo:padding-top="0in" fo:padding-left="0.075in" fo:padding-bottom="0in" fo:padding-right="0.075in"/>
    </style:style>
    <style:style style:name="P2053" style:parent-style-name="Normaali" style:family="paragraph">
      <style:text-properties style:font-name-complex="Calibri" fo:language="en" fo:country="US"/>
    </style:style>
    <style:style style:name="P2054" style:parent-style-name="Normaali" style:family="paragraph">
      <style:text-properties style:font-name-complex="Calibri" fo:language="en" fo:country="US"/>
    </style:style>
    <style:style style:name="T2055" style:parent-style-name="Kappaleenoletusfontti" style:family="text">
      <style:text-properties style:font-name-complex="Calibri" fo:font-weight="bold" style:font-weight-asian="bold" fo:language="en" fo:country="US"/>
    </style:style>
    <style:style style:name="T2056" style:parent-style-name="Kappaleenoletusfontti" style:family="text">
      <style:text-properties style:font-name-complex="Calibri" fo:language="en" fo:country="US"/>
    </style:style>
    <style:style style:name="T2057" style:parent-style-name="Kappaleenoletusfontti" style:family="text">
      <style:text-properties style:font-name-complex="Calibri" fo:font-weight="bold" style:font-weight-asian="bold" fo:language="en" fo:country="US"/>
    </style:style>
    <style:style style:name="T2058" style:parent-style-name="Kappaleenoletusfontti" style:family="text">
      <style:text-properties style:font-name-complex="Calibri" fo:language="en" fo:country="US"/>
    </style:style>
    <style:style style:name="T2059" style:parent-style-name="Kappaleenoletusfontti" style:family="text">
      <style:text-properties style:font-name-complex="Calibri" fo:language="en" fo:country="US"/>
    </style:style>
    <style:style style:name="T2060" style:parent-style-name="Kappaleenoletusfontti" style:family="text">
      <style:text-properties style:font-name-complex="Calibri" fo:font-weight="bold" style:font-weight-asian="bold" fo:language="en" fo:country="US"/>
    </style:style>
    <style:style style:name="T2061" style:parent-style-name="Kappaleenoletusfontti" style:family="text">
      <style:text-properties style:font-name-complex="Calibri" fo:language="en" fo:country="US"/>
    </style:style>
    <style:style style:name="T2062" style:parent-style-name="Kappaleenoletusfontti" style:family="text">
      <style:text-properties style:font-name-complex="Calibri" fo:language="en" fo:country="US"/>
    </style:style>
    <style:style style:name="T2063" style:parent-style-name="Kappaleenoletusfontti" style:family="text">
      <style:text-properties style:font-name-complex="Calibri" fo:language="en" fo:country="US"/>
    </style:style>
    <style:style style:name="P2064" style:parent-style-name="Normaali" style:family="paragraph">
      <style:text-properties style:font-name-complex="Calibri" fo:language="en" fo:country="US"/>
    </style:style>
    <style:style style:name="P2065" style:parent-style-name="Otsikko2" style:family="paragraph">
      <style:text-properties style:font-name-complex="Calibri Light" fo:language="en" fo:country="US"/>
    </style:style>
    <style:style style:name="P2066" style:parent-style-name="Normaali" style:family="paragraph">
      <style:text-properties style:font-name-complex="Calibri" fo:language="en" fo:country="US"/>
    </style:style>
    <style:style style:name="P2067" style:parent-style-name="Normaali" style:family="paragraph">
      <style:text-properties style:font-name-complex="Calibri" fo:language="en" fo:country="US"/>
    </style:style>
    <style:style style:name="P2068" style:parent-style-name="Otsikko2" style:family="paragraph">
      <style:text-properties style:font-name-complex="Calibri Light" fo:language="en" fo:country="US"/>
    </style:style>
    <style:style style:name="P2069" style:parent-style-name="Normaali" style:family="paragraph">
      <style:text-properties style:font-name-complex="Calibri" fo:language="en" fo:country="US"/>
    </style:style>
    <style:style style:name="P2070" style:parent-style-name="Normaali" style:family="paragraph">
      <style:text-properties style:font-name-complex="Calibri" fo:language="en" fo:country="US"/>
    </style:style>
    <style:style style:name="P2071" style:parent-style-name="Normaali" style:family="paragraph">
      <style:text-properties style:font-name-complex="Calibri" fo:language="en" fo:country="US"/>
    </style:style>
    <style:style style:name="TableColumn2073" style:family="table-column">
      <style:table-column-properties style:column-width="2.3055in"/>
    </style:style>
    <style:style style:name="TableColumn2074" style:family="table-column">
      <style:table-column-properties style:column-width="2.3062in"/>
    </style:style>
    <style:style style:name="TableColumn2075" style:family="table-column">
      <style:table-column-properties style:column-width="2.3062in"/>
    </style:style>
    <style:style style:name="Table2072" style:family="table">
      <style:table-properties style:width="6.918in" fo:margin-left="0in" table:align="left"/>
    </style:style>
    <style:style style:name="TableRow2076" style:family="table-row">
      <style:table-row-properties/>
    </style:style>
    <style:style style:name="TableCell2077" style:family="table-cell">
      <style:table-cell-properties fo:border="0.0069in solid #000000" style:writing-mode="lr-tb" fo:padding-top="0in" fo:padding-left="0.075in" fo:padding-bottom="0in" fo:padding-right="0.075in"/>
    </style:style>
    <style:style style:name="P2078" style:parent-style-name="Normaali" style:family="paragraph">
      <style:text-properties style:font-name-complex="Calibri" fo:font-weight="bold" style:font-weight-asian="bold" fo:language="en" fo:country="US"/>
    </style:style>
    <style:style style:name="TableCell2079" style:family="table-cell">
      <style:table-cell-properties fo:border="0.0069in solid #000000" style:writing-mode="lr-tb" fo:padding-top="0in" fo:padding-left="0.075in" fo:padding-bottom="0in" fo:padding-right="0.075in"/>
    </style:style>
    <style:style style:name="P2080" style:parent-style-name="Normaali" style:family="paragraph">
      <style:text-properties style:font-name-complex="Calibri" fo:font-weight="bold" style:font-weight-asian="bold" fo:language="en" fo:country="US"/>
    </style:style>
    <style:style style:name="TableCell2081" style:family="table-cell">
      <style:table-cell-properties fo:border="0.0069in solid #000000" style:writing-mode="lr-tb" fo:padding-top="0in" fo:padding-left="0.075in" fo:padding-bottom="0in" fo:padding-right="0.075in"/>
    </style:style>
    <style:style style:name="P2082" style:parent-style-name="Normaali" style:family="paragraph">
      <style:text-properties style:font-name-complex="Calibri" fo:font-weight="bold" style:font-weight-asian="bold" fo:language="en" fo:country="US"/>
    </style:style>
    <style:style style:name="TableRow2083" style:family="table-row">
      <style:table-row-properties/>
    </style:style>
    <style:style style:name="TableCell2084" style:family="table-cell">
      <style:table-cell-properties fo:border="0.0069in solid #000000" style:writing-mode="lr-tb" fo:padding-top="0in" fo:padding-left="0.075in" fo:padding-bottom="0in" fo:padding-right="0.075in"/>
    </style:style>
    <style:style style:name="P2085" style:parent-style-name="Normaali" style:family="paragraph">
      <style:text-properties style:font-name-complex="Calibri" fo:language="en" fo:country="US"/>
    </style:style>
    <style:style style:name="TableCell2086" style:family="table-cell">
      <style:table-cell-properties fo:border="0.0069in solid #000000" style:writing-mode="lr-tb" fo:padding-top="0in" fo:padding-left="0.075in" fo:padding-bottom="0in" fo:padding-right="0.075in"/>
    </style:style>
    <style:style style:name="P2087" style:parent-style-name="Normaali" style:family="paragraph">
      <style:text-properties style:font-name-complex="Calibri" fo:language="en" fo:country="US"/>
    </style:style>
    <style:style style:name="TableCell2088" style:family="table-cell">
      <style:table-cell-properties fo:border="0.0069in solid #000000" style:writing-mode="lr-tb" fo:padding-top="0in" fo:padding-left="0.075in" fo:padding-bottom="0in" fo:padding-right="0.075in"/>
    </style:style>
    <style:style style:name="P2089" style:parent-style-name="Normaali" style:family="paragraph">
      <style:text-properties style:font-name-complex="Calibri" fo:language="en" fo:country="US"/>
    </style:style>
    <style:style style:name="P2090" style:parent-style-name="Normaali" style:family="paragraph">
      <style:text-properties style:font-name-complex="Calibri" fo:language="en" fo:country="US"/>
    </style:style>
    <style:style style:name="T2091" style:parent-style-name="Kappaleenoletusfontti" style:family="text">
      <style:text-properties style:font-name-complex="Calibri" fo:font-weight="bold" style:font-weight-asian="bold" fo:language="en" fo:country="US"/>
    </style:style>
    <style:style style:name="T2092" style:parent-style-name="Kappaleenoletusfontti" style:family="text">
      <style:text-properties style:font-name-complex="Calibri" fo:language="en" fo:country="US"/>
    </style:style>
    <style:style style:name="T2093" style:parent-style-name="Kappaleenoletusfontti" style:family="text">
      <style:text-properties style:font-name-complex="Calibri" fo:font-weight="bold" style:font-weight-asian="bold" fo:language="en" fo:country="US"/>
    </style:style>
    <style:style style:name="T2094" style:parent-style-name="Kappaleenoletusfontti" style:family="text">
      <style:text-properties style:font-name-complex="Calibri" fo:language="en" fo:country="US"/>
    </style:style>
    <style:style style:name="T2095" style:parent-style-name="Kappaleenoletusfontti" style:family="text">
      <style:text-properties style:font-name-complex="Calibri" fo:language="en" fo:country="US"/>
    </style:style>
    <style:style style:name="T2096" style:parent-style-name="Kappaleenoletusfontti" style:family="text">
      <style:text-properties style:font-name-complex="Calibri" fo:font-weight="bold" style:font-weight-asian="bold" fo:language="en" fo:country="US"/>
    </style:style>
    <style:style style:name="T2097" style:parent-style-name="Kappaleenoletusfontti" style:family="text">
      <style:text-properties style:font-name-complex="Calibri" fo:language="en" fo:country="US"/>
    </style:style>
    <style:style style:name="T2098" style:parent-style-name="Kappaleenoletusfontti" style:family="text">
      <style:text-properties style:font-name-complex="Calibri" fo:language="en" fo:country="US"/>
    </style:style>
    <style:style style:name="P2099" style:parent-style-name="Normaali" style:family="paragraph">
      <style:text-properties style:font-name-complex="Calibri Light" fo:language="en" fo:country="US"/>
    </style:style>
    <style:style style:name="P2100" style:parent-style-name="Otsikko2" style:family="paragraph">
      <style:text-properties style:font-name-complex="Calibri Light" fo:language="en" fo:country="US"/>
    </style:style>
    <style:style style:name="P2101" style:parent-style-name="Normaali" style:family="paragraph">
      <style:text-properties style:font-name-complex="Calibri" fo:language="en" fo:country="US"/>
    </style:style>
    <style:style style:name="P2102" style:parent-style-name="Normaali" style:family="paragraph">
      <style:text-properties style:font-name-complex="Calibri" fo:language="en" fo:country="US"/>
    </style:style>
    <style:style style:name="P2103" style:parent-style-name="Normaali" style:family="paragraph">
      <style:text-properties style:font-name-complex="Calibri" fo:language="en" fo:country="US"/>
    </style:style>
    <style:style style:name="TableColumn2105" style:family="table-column">
      <style:table-column-properties style:column-width="2.3055in"/>
    </style:style>
    <style:style style:name="TableColumn2106" style:family="table-column">
      <style:table-column-properties style:column-width="2.3062in"/>
    </style:style>
    <style:style style:name="TableColumn2107" style:family="table-column">
      <style:table-column-properties style:column-width="2.3062in"/>
    </style:style>
    <style:style style:name="Table2104" style:family="table">
      <style:table-properties style:width="6.918in" fo:margin-left="0in" table:align="left"/>
    </style:style>
    <style:style style:name="TableRow2108" style:family="table-row">
      <style:table-row-properties/>
    </style:style>
    <style:style style:name="TableCell2109" style:family="table-cell">
      <style:table-cell-properties fo:border="0.0069in solid #000000" style:writing-mode="lr-tb" fo:padding-top="0in" fo:padding-left="0.075in" fo:padding-bottom="0in" fo:padding-right="0.075in"/>
    </style:style>
    <style:style style:name="P2110" style:parent-style-name="Normaali" style:family="paragraph">
      <style:text-properties style:font-name-complex="Calibri" fo:font-weight="bold" style:font-weight-asian="bold" fo:language="en" fo:country="US"/>
    </style:style>
    <style:style style:name="TableCell2111" style:family="table-cell">
      <style:table-cell-properties fo:border="0.0069in solid #000000" style:writing-mode="lr-tb" fo:padding-top="0in" fo:padding-left="0.075in" fo:padding-bottom="0in" fo:padding-right="0.075in"/>
    </style:style>
    <style:style style:name="P2112" style:parent-style-name="Normaali" style:family="paragraph">
      <style:text-properties style:font-name-complex="Calibri" fo:font-weight="bold" style:font-weight-asian="bold" fo:language="en" fo:country="US"/>
    </style:style>
    <style:style style:name="TableCell2113" style:family="table-cell">
      <style:table-cell-properties fo:border="0.0069in solid #000000" style:writing-mode="lr-tb" fo:padding-top="0in" fo:padding-left="0.075in" fo:padding-bottom="0in" fo:padding-right="0.075in"/>
    </style:style>
    <style:style style:name="P2114" style:parent-style-name="Normaali" style:family="paragraph">
      <style:text-properties style:font-name-complex="Calibri" fo:font-weight="bold" style:font-weight-asian="bold" fo:language="en" fo:country="US"/>
    </style:style>
    <style:style style:name="TableRow2115" style:family="table-row">
      <style:table-row-properties/>
    </style:style>
    <style:style style:name="TableCell2116" style:family="table-cell">
      <style:table-cell-properties fo:border="0.0069in solid #000000" style:writing-mode="lr-tb" fo:padding-top="0in" fo:padding-left="0.075in" fo:padding-bottom="0in" fo:padding-right="0.075in"/>
    </style:style>
    <style:style style:name="P2117" style:parent-style-name="Normaali" style:family="paragraph">
      <style:text-properties style:font-name-complex="Calibri" fo:language="en" fo:country="US"/>
    </style:style>
    <style:style style:name="TableCell2118" style:family="table-cell">
      <style:table-cell-properties fo:border="0.0069in solid #000000" style:writing-mode="lr-tb" fo:padding-top="0in" fo:padding-left="0.075in" fo:padding-bottom="0in" fo:padding-right="0.075in"/>
    </style:style>
    <style:style style:name="P2119" style:parent-style-name="Normaali" style:family="paragraph">
      <style:text-properties style:font-name-complex="Calibri" fo:language="en" fo:country="US"/>
    </style:style>
    <style:style style:name="TableCell2120" style:family="table-cell">
      <style:table-cell-properties fo:border="0.0069in solid #000000" style:writing-mode="lr-tb" fo:padding-top="0in" fo:padding-left="0.075in" fo:padding-bottom="0in" fo:padding-right="0.075in"/>
    </style:style>
    <style:style style:name="P2121" style:parent-style-name="Normaali" style:family="paragraph">
      <style:text-properties style:font-name-complex="Calibri" fo:language="en" fo:country="US"/>
    </style:style>
    <style:style style:name="P2122" style:parent-style-name="Normaali" style:family="paragraph">
      <style:text-properties style:font-name-complex="Calibri" fo:language="en" fo:country="US"/>
    </style:style>
    <style:style style:name="T2123" style:parent-style-name="Kappaleenoletusfontti" style:family="text">
      <style:text-properties style:font-name-complex="Calibri" fo:font-weight="bold" style:font-weight-asian="bold" fo:language="en" fo:country="US"/>
    </style:style>
    <style:style style:name="T2124" style:parent-style-name="Kappaleenoletusfontti" style:family="text">
      <style:text-properties style:font-name-complex="Calibri" fo:font-weight="bold" style:font-weight-asian="bold" fo:language="en" fo:country="US"/>
    </style:style>
    <style:style style:name="T2125" style:parent-style-name="Kappaleenoletusfontti" style:family="text">
      <style:text-properties style:font-name-complex="Calibri" fo:language="en" fo:country="US"/>
    </style:style>
    <style:style style:name="T2126" style:parent-style-name="Kappaleenoletusfontti" style:family="text">
      <style:text-properties style:font-name-complex="Calibri" fo:font-weight="bold" style:font-weight-asian="bold" fo:language="en" fo:country="US"/>
    </style:style>
    <style:style style:name="T2127" style:parent-style-name="Kappaleenoletusfontti" style:family="text">
      <style:text-properties style:font-name-complex="Calibri" fo:language="en" fo:country="US"/>
    </style:style>
    <style:style style:name="T2128" style:parent-style-name="Kappaleenoletusfontti" style:family="text">
      <style:text-properties style:font-name-complex="Calibri" fo:language="en" fo:country="US"/>
    </style:style>
    <style:style style:name="T2129" style:parent-style-name="Kappaleenoletusfontti" style:family="text">
      <style:text-properties style:font-name-complex="Calibri" fo:font-weight="bold" style:font-weight-asian="bold" fo:language="en" fo:country="US"/>
    </style:style>
    <style:style style:name="T2130" style:parent-style-name="Kappaleenoletusfontti" style:family="text">
      <style:text-properties style:font-name-complex="Calibri" fo:language="en" fo:country="US"/>
    </style:style>
    <style:style style:name="T2131" style:parent-style-name="Kappaleenoletusfontti" style:family="text">
      <style:text-properties style:font-name-complex="Calibri" fo:language="en" fo:country="US"/>
    </style:style>
    <style:style style:name="P2132" style:parent-style-name="Normaali" style:family="paragraph">
      <style:text-properties style:font-name-complex="Calibri Light" fo:language="en" fo:country="US"/>
    </style:style>
    <style:style style:name="P2133" style:parent-style-name="Otsikko2" style:family="paragraph">
      <style:text-properties style:font-name-complex="Calibri Light" fo:language="en" fo:country="US"/>
    </style:style>
    <style:style style:name="P2134" style:parent-style-name="Normaali" style:family="paragraph">
      <style:text-properties style:font-name-complex="Calibri" fo:language="en" fo:country="US"/>
    </style:style>
    <style:style style:name="P2135" style:parent-style-name="Normaali" style:family="paragraph">
      <style:text-properties style:font-name-complex="Calibri" fo:language="en" fo:country="US"/>
    </style:style>
    <style:style style:name="P2136" style:parent-style-name="Normaali" style:family="paragraph">
      <style:text-properties style:font-name-complex="Calibri" fo:language="en" fo:country="US"/>
    </style:style>
    <style:style style:name="TableColumn2138" style:family="table-column">
      <style:table-column-properties style:column-width="2.3055in"/>
    </style:style>
    <style:style style:name="TableColumn2139" style:family="table-column">
      <style:table-column-properties style:column-width="2.3062in"/>
    </style:style>
    <style:style style:name="TableColumn2140" style:family="table-column">
      <style:table-column-properties style:column-width="2.3062in"/>
    </style:style>
    <style:style style:name="Table2137" style:family="table">
      <style:table-properties style:width="6.918in" fo:margin-left="0in" table:align="left"/>
    </style:style>
    <style:style style:name="TableRow2141" style:family="table-row">
      <style:table-row-properties/>
    </style:style>
    <style:style style:name="TableCell2142" style:family="table-cell">
      <style:table-cell-properties fo:border="0.0069in solid #000000" style:writing-mode="lr-tb" fo:padding-top="0in" fo:padding-left="0.075in" fo:padding-bottom="0in" fo:padding-right="0.075in"/>
    </style:style>
    <style:style style:name="P2143" style:parent-style-name="Normaali" style:family="paragraph">
      <style:text-properties style:font-name-complex="Calibri" fo:font-weight="bold" style:font-weight-asian="bold" fo:language="en" fo:country="US"/>
    </style:style>
    <style:style style:name="TableCell2144" style:family="table-cell">
      <style:table-cell-properties fo:border="0.0069in solid #000000" style:writing-mode="lr-tb" fo:padding-top="0in" fo:padding-left="0.075in" fo:padding-bottom="0in" fo:padding-right="0.075in"/>
    </style:style>
    <style:style style:name="P2145" style:parent-style-name="Normaali" style:family="paragraph">
      <style:text-properties style:font-name-complex="Calibri" fo:font-weight="bold" style:font-weight-asian="bold" fo:language="en" fo:country="US"/>
    </style:style>
    <style:style style:name="TableCell2146" style:family="table-cell">
      <style:table-cell-properties fo:border="0.0069in solid #000000" style:writing-mode="lr-tb" fo:padding-top="0in" fo:padding-left="0.075in" fo:padding-bottom="0in" fo:padding-right="0.075in"/>
    </style:style>
    <style:style style:name="P2147" style:parent-style-name="Normaali" style:family="paragraph">
      <style:text-properties style:font-name-complex="Calibri" fo:font-weight="bold" style:font-weight-asian="bold" fo:language="en" fo:country="US"/>
    </style:style>
    <style:style style:name="TableRow2148" style:family="table-row">
      <style:table-row-properties/>
    </style:style>
    <style:style style:name="TableCell2149" style:family="table-cell">
      <style:table-cell-properties fo:border="0.0069in solid #000000" style:writing-mode="lr-tb" fo:padding-top="0in" fo:padding-left="0.075in" fo:padding-bottom="0in" fo:padding-right="0.075in"/>
    </style:style>
    <style:style style:name="P2150" style:parent-style-name="Normaali" style:family="paragraph">
      <style:text-properties style:font-name-complex="Calibri" fo:language="en" fo:country="US"/>
    </style:style>
    <style:style style:name="TableCell2151" style:family="table-cell">
      <style:table-cell-properties fo:border="0.0069in solid #000000" style:writing-mode="lr-tb" fo:padding-top="0in" fo:padding-left="0.075in" fo:padding-bottom="0in" fo:padding-right="0.075in"/>
    </style:style>
    <style:style style:name="P2152" style:parent-style-name="Normaali" style:family="paragraph">
      <style:text-properties style:font-name-complex="Calibri" fo:language="en" fo:country="US"/>
    </style:style>
    <style:style style:name="TableCell2153" style:family="table-cell">
      <style:table-cell-properties fo:border="0.0069in solid #000000" style:writing-mode="lr-tb" fo:padding-top="0in" fo:padding-left="0.075in" fo:padding-bottom="0in" fo:padding-right="0.075in"/>
    </style:style>
    <style:style style:name="P2154" style:parent-style-name="Normaali" style:family="paragraph">
      <style:text-properties style:font-name-complex="Calibri" fo:language="en" fo:country="US"/>
    </style:style>
    <style:style style:name="P2155" style:parent-style-name="Normaali" style:family="paragraph">
      <style:text-properties style:font-name-complex="Calibri" fo:language="en" fo:country="US"/>
    </style:style>
    <style:style style:name="T2156" style:parent-style-name="Kappaleenoletusfontti" style:family="text">
      <style:text-properties style:font-name-complex="Calibri" fo:font-weight="bold" style:font-weight-asian="bold" fo:language="en" fo:country="US"/>
    </style:style>
    <style:style style:name="T2157" style:parent-style-name="Kappaleenoletusfontti" style:family="text">
      <style:text-properties style:font-name-complex="Calibri" fo:language="en" fo:country="US"/>
    </style:style>
    <style:style style:name="T2158" style:parent-style-name="Kappaleenoletusfontti" style:family="text">
      <style:text-properties style:font-name-complex="Calibri" fo:font-weight="bold" style:font-weight-asian="bold" fo:language="en" fo:country="US"/>
    </style:style>
    <style:style style:name="T2159" style:parent-style-name="Kappaleenoletusfontti" style:family="text">
      <style:text-properties style:font-name-complex="Calibri" fo:language="en" fo:country="US"/>
    </style:style>
    <style:style style:name="T2160" style:parent-style-name="Kappaleenoletusfontti" style:family="text">
      <style:text-properties style:font-name-complex="Calibri" fo:language="en" fo:country="US"/>
    </style:style>
    <style:style style:name="T2161" style:parent-style-name="Kappaleenoletusfontti" style:family="text">
      <style:text-properties style:font-name-complex="Calibri" fo:font-weight="bold" style:font-weight-asian="bold" fo:language="en" fo:country="US"/>
    </style:style>
    <style:style style:name="T2162" style:parent-style-name="Kappaleenoletusfontti" style:family="text">
      <style:text-properties style:font-name-complex="Calibri" fo:language="en" fo:country="US"/>
    </style:style>
    <style:style style:name="T2163" style:parent-style-name="Kappaleenoletusfontti" style:family="text">
      <style:text-properties style:font-name-complex="Calibri" fo:language="en" fo:country="US"/>
    </style:style>
    <style:style style:name="T2164" style:parent-style-name="Kappaleenoletusfontti" style:family="text">
      <style:text-properties style:font-name-complex="Calibri" fo:language="en" fo:country="US"/>
    </style:style>
    <style:style style:name="T2165" style:parent-style-name="Kappaleenoletusfontti" style:family="text">
      <style:text-properties style:font-name-complex="Calibri" fo:language="en" fo:country="US"/>
    </style:style>
    <style:style style:name="P2166" style:parent-style-name="Otsikko2" style:family="paragraph">
      <style:text-properties style:font-name-complex="Calibri Light" fo:language="en" fo:country="US"/>
    </style:style>
    <style:style style:name="P2167" style:parent-style-name="Normaali" style:family="paragraph">
      <style:text-properties style:font-name-complex="Calibri" fo:language="en" fo:country="US"/>
    </style:style>
    <style:style style:name="P2168" style:parent-style-name="Normaali" style:family="paragraph">
      <style:text-properties style:font-name-complex="Calibri" fo:language="en" fo:country="US"/>
    </style:style>
    <style:style style:name="P2169" style:parent-style-name="Normaali" style:family="paragraph">
      <style:text-properties style:font-name-complex="Calibri" fo:language="en" fo:country="US"/>
    </style:style>
    <style:style style:name="TableColumn2171" style:family="table-column">
      <style:table-column-properties style:column-width="2.3055in"/>
    </style:style>
    <style:style style:name="TableColumn2172" style:family="table-column">
      <style:table-column-properties style:column-width="2.3062in"/>
    </style:style>
    <style:style style:name="TableColumn2173" style:family="table-column">
      <style:table-column-properties style:column-width="2.3062in"/>
    </style:style>
    <style:style style:name="Table2170" style:family="table">
      <style:table-properties style:width="6.918in" fo:margin-left="0in" table:align="left"/>
    </style:style>
    <style:style style:name="TableRow2174" style:family="table-row">
      <style:table-row-properties/>
    </style:style>
    <style:style style:name="TableCell2175" style:family="table-cell">
      <style:table-cell-properties fo:border="0.0069in solid #000000" style:writing-mode="lr-tb" fo:padding-top="0in" fo:padding-left="0.075in" fo:padding-bottom="0in" fo:padding-right="0.075in"/>
    </style:style>
    <style:style style:name="P2176" style:parent-style-name="Normaali" style:family="paragraph">
      <style:text-properties style:font-name-complex="Calibri" fo:font-weight="bold" style:font-weight-asian="bold" fo:language="en" fo:country="US"/>
    </style:style>
    <style:style style:name="TableCell2177" style:family="table-cell">
      <style:table-cell-properties fo:border="0.0069in solid #000000" style:writing-mode="lr-tb" fo:padding-top="0in" fo:padding-left="0.075in" fo:padding-bottom="0in" fo:padding-right="0.075in"/>
    </style:style>
    <style:style style:name="P2178" style:parent-style-name="Normaali" style:family="paragraph">
      <style:text-properties style:font-name-complex="Calibri" fo:font-weight="bold" style:font-weight-asian="bold" fo:language="en" fo:country="US"/>
    </style:style>
    <style:style style:name="TableCell2179" style:family="table-cell">
      <style:table-cell-properties fo:border="0.0069in solid #000000" style:writing-mode="lr-tb" fo:padding-top="0in" fo:padding-left="0.075in" fo:padding-bottom="0in" fo:padding-right="0.075in"/>
    </style:style>
    <style:style style:name="P2180" style:parent-style-name="Normaali" style:family="paragraph">
      <style:text-properties style:font-name-complex="Calibri" fo:font-weight="bold" style:font-weight-asian="bold" fo:language="en" fo:country="US"/>
    </style:style>
    <style:style style:name="TableRow2181" style:family="table-row">
      <style:table-row-properties/>
    </style:style>
    <style:style style:name="TableCell2182" style:family="table-cell">
      <style:table-cell-properties fo:border="0.0069in solid #000000" style:writing-mode="lr-tb" fo:padding-top="0in" fo:padding-left="0.075in" fo:padding-bottom="0in" fo:padding-right="0.075in"/>
    </style:style>
    <style:style style:name="P2183" style:parent-style-name="Normaali" style:family="paragraph">
      <style:text-properties style:font-name-complex="Calibri" fo:language="en" fo:country="US"/>
    </style:style>
    <style:style style:name="TableCell2184" style:family="table-cell">
      <style:table-cell-properties fo:border="0.0069in solid #000000" style:writing-mode="lr-tb" fo:padding-top="0in" fo:padding-left="0.075in" fo:padding-bottom="0in" fo:padding-right="0.075in"/>
    </style:style>
    <style:style style:name="P2185" style:parent-style-name="Normaali" style:family="paragraph">
      <style:text-properties style:font-name-complex="Calibri" fo:language="en" fo:country="US"/>
    </style:style>
    <style:style style:name="TableCell2186" style:family="table-cell">
      <style:table-cell-properties fo:border="0.0069in solid #000000" style:writing-mode="lr-tb" fo:padding-top="0in" fo:padding-left="0.075in" fo:padding-bottom="0in" fo:padding-right="0.075in"/>
    </style:style>
    <style:style style:name="P2187" style:parent-style-name="Normaali" style:family="paragraph">
      <style:text-properties style:font-name-complex="Calibri" fo:language="en" fo:country="US"/>
    </style:style>
    <style:style style:name="P2188" style:parent-style-name="Normaali" style:family="paragraph">
      <style:text-properties style:font-name-complex="Calibri" fo:language="en" fo:country="US"/>
    </style:style>
    <style:style style:name="T2189" style:parent-style-name="Kappaleenoletusfontti" style:family="text">
      <style:text-properties style:font-name-complex="Calibri" fo:font-weight="bold" style:font-weight-asian="bold" fo:language="en" fo:country="US"/>
    </style:style>
    <style:style style:name="T2190" style:parent-style-name="Kappaleenoletusfontti" style:family="text">
      <style:text-properties style:font-name-complex="Calibri" fo:language="en" fo:country="US"/>
    </style:style>
    <style:style style:name="T2191" style:parent-style-name="Kappaleenoletusfontti" style:family="text">
      <style:text-properties style:font-name-complex="Calibri" fo:font-weight="bold" style:font-weight-asian="bold" fo:language="en" fo:country="US"/>
    </style:style>
    <style:style style:name="T2192" style:parent-style-name="Kappaleenoletusfontti" style:family="text">
      <style:text-properties style:font-name-complex="Calibri" fo:language="en" fo:country="US"/>
    </style:style>
    <style:style style:name="T2193" style:parent-style-name="Kappaleenoletusfontti" style:family="text">
      <style:text-properties style:font-name-complex="Calibri" fo:language="en" fo:country="US"/>
    </style:style>
    <style:style style:name="T2194" style:parent-style-name="Kappaleenoletusfontti" style:family="text">
      <style:text-properties style:font-name-complex="Calibri" fo:font-weight="bold" style:font-weight-asian="bold" fo:language="en" fo:country="US"/>
    </style:style>
    <style:style style:name="T2195" style:parent-style-name="Kappaleenoletusfontti" style:family="text">
      <style:text-properties style:font-name-complex="Calibri" fo:language="en" fo:country="US"/>
    </style:style>
    <style:style style:name="T2196" style:parent-style-name="Kappaleenoletusfontti" style:family="text">
      <style:text-properties style:font-name-complex="Calibri" fo:language="en" fo:country="US"/>
    </style:style>
    <style:style style:name="P2197" style:parent-style-name="Normaali" style:family="paragraph">
      <style:text-properties style:font-name-complex="Calibri" fo:language="en" fo:country="US"/>
    </style:style>
    <style:style style:name="P2198" style:parent-style-name="Normaali" style:family="paragraph">
      <style:text-properties style:font-name-complex="Calibri" fo:language="en" fo:country="US"/>
    </style:style>
    <style:style style:name="T2199" style:parent-style-name="Kappaleenoletusfontti" style:family="text">
      <style:text-properties style:font-name-complex="Calibri Light" fo:language="en" fo:country="US"/>
    </style:style>
    <style:style style:name="P2200" style:parent-style-name="Normaali" style:family="paragraph">
      <style:text-properties style:font-name-complex="Calibri" fo:language="en" fo:country="US"/>
    </style:style>
    <style:style style:name="P2201" style:parent-style-name="Normaali" style:family="paragraph">
      <style:text-properties fo:language="en" fo:country="US"/>
    </style:style>
    <style:style style:name="P2202" style:parent-style-name="Otsikko2" style:family="paragraph">
      <style:text-properties style:font-name-complex="Calibri Light" fo:language="en" fo:country="US"/>
    </style:style>
    <style:style style:name="P2203" style:parent-style-name="Normaali" style:family="paragraph">
      <style:text-properties style:font-name-complex="Calibri" fo:language="en" fo:country="US"/>
    </style:style>
    <style:style style:name="P2204" style:parent-style-name="Normaali" style:family="paragraph">
      <style:text-properties style:font-name-complex="Calibri" fo:language="en" fo:country="US"/>
    </style:style>
    <style:style style:name="P2205" style:parent-style-name="Otsikko2" style:family="paragraph">
      <style:text-properties style:font-name-complex="Calibri Light" fo:language="en" fo:country="US"/>
    </style:style>
    <style:style style:name="P2206" style:parent-style-name="Normaali" style:family="paragraph">
      <style:text-properties style:font-name-complex="Calibri" fo:language="en" fo:country="US"/>
    </style:style>
    <style:style style:name="P2207" style:parent-style-name="Normaali" style:family="paragraph">
      <style:text-properties style:font-name-complex="Calibri" fo:language="en" fo:country="US"/>
    </style:style>
    <style:style style:name="P2208" style:parent-style-name="Otsikko2" style:family="paragraph">
      <style:text-properties style:font-name-complex="Calibri Light" fo:language="en" fo:country="US"/>
    </style:style>
    <style:style style:name="P2209" style:parent-style-name="Normaali" style:family="paragraph">
      <style:text-properties style:font-name-complex="Calibri" fo:language="en" fo:country="US"/>
    </style:style>
    <style:style style:name="P2210" style:parent-style-name="Normaali" style:family="paragraph">
      <style:text-properties style:font-name-complex="Calibri" fo:language="en" fo:country="US"/>
    </style:style>
    <style:style style:name="P2211" style:parent-style-name="Normaali" style:family="paragraph">
      <style:text-properties style:font-name-complex="Calibri" fo:language="en" fo:country="US"/>
    </style:style>
    <style:style style:name="P2212" style:parent-style-name="Normaali" style:family="paragraph">
      <style:text-properties style:font-name-complex="Calibri" fo:language="en" fo:country="US"/>
    </style:style>
    <style:style style:name="T2213" style:parent-style-name="Kappaleenoletusfontti" style:family="text">
      <style:text-properties style:font-name-complex="Calibri" fo:font-weight="bold" style:font-weight-asian="bold" fo:language="en" fo:country="US"/>
    </style:style>
    <style:style style:name="T2214" style:parent-style-name="Kappaleenoletusfontti" style:family="text">
      <style:text-properties style:font-name-complex="Calibri" fo:language="en" fo:country="US"/>
    </style:style>
    <style:style style:name="T2215" style:parent-style-name="Kappaleenoletusfontti" style:family="text">
      <style:text-properties style:font-name-complex="Calibri" fo:font-weight="bold" style:font-weight-asian="bold" fo:language="en" fo:country="US"/>
    </style:style>
    <style:style style:name="T2216" style:parent-style-name="Kappaleenoletusfontti" style:family="text">
      <style:text-properties style:font-name-complex="Calibri" fo:language="en" fo:country="US"/>
    </style:style>
    <style:style style:name="P2217" style:parent-style-name="Normaali" style:family="paragraph">
      <style:text-properties style:font-name-complex="Calibri" fo:language="en" fo:country="US"/>
    </style:style>
    <style:style style:name="TableColumn2219" style:family="table-column">
      <style:table-column-properties style:column-width="2.3055in"/>
    </style:style>
    <style:style style:name="TableColumn2220" style:family="table-column">
      <style:table-column-properties style:column-width="2.3062in"/>
    </style:style>
    <style:style style:name="TableColumn2221" style:family="table-column">
      <style:table-column-properties style:column-width="2.3062in"/>
    </style:style>
    <style:style style:name="Table2218" style:family="table">
      <style:table-properties style:width="6.918in" fo:margin-left="0in" table:align="left"/>
    </style:style>
    <style:style style:name="TableRow2222" style:family="table-row">
      <style:table-row-properties/>
    </style:style>
    <style:style style:name="TableCell2223" style:family="table-cell">
      <style:table-cell-properties fo:border="0.0069in solid #000000" style:writing-mode="lr-tb" fo:padding-top="0in" fo:padding-left="0.075in" fo:padding-bottom="0in" fo:padding-right="0.075in"/>
    </style:style>
    <style:style style:name="P2224" style:parent-style-name="Normaali" style:family="paragraph">
      <style:text-properties style:font-name-complex="Calibri" fo:font-weight="bold" style:font-weight-asian="bold" fo:language="en" fo:country="US"/>
    </style:style>
    <style:style style:name="TableCell2225" style:family="table-cell">
      <style:table-cell-properties fo:border="0.0069in solid #000000" style:writing-mode="lr-tb" fo:padding-top="0in" fo:padding-left="0.075in" fo:padding-bottom="0in" fo:padding-right="0.075in"/>
    </style:style>
    <style:style style:name="P2226" style:parent-style-name="Normaali" style:family="paragraph">
      <style:text-properties style:font-name-complex="Calibri" fo:font-weight="bold" style:font-weight-asian="bold" fo:language="en" fo:country="US"/>
    </style:style>
    <style:style style:name="TableCell2227" style:family="table-cell">
      <style:table-cell-properties fo:border="0.0069in solid #000000" style:writing-mode="lr-tb" fo:padding-top="0in" fo:padding-left="0.075in" fo:padding-bottom="0in" fo:padding-right="0.075in"/>
    </style:style>
    <style:style style:name="P2228" style:parent-style-name="Normaali" style:family="paragraph">
      <style:text-properties style:font-name-complex="Calibri" fo:font-weight="bold" style:font-weight-asian="bold" fo:language="en" fo:country="US"/>
    </style:style>
    <style:style style:name="TableRow2229" style:family="table-row">
      <style:table-row-properties/>
    </style:style>
    <style:style style:name="TableCell2230" style:family="table-cell">
      <style:table-cell-properties fo:border="0.0069in solid #000000" style:writing-mode="lr-tb" fo:padding-top="0in" fo:padding-left="0.075in" fo:padding-bottom="0in" fo:padding-right="0.075in"/>
    </style:style>
    <style:style style:name="P2231" style:parent-style-name="Normaali" style:family="paragraph">
      <style:text-properties style:font-name-complex="Calibri" fo:language="en" fo:country="US"/>
    </style:style>
    <style:style style:name="TableCell2232" style:family="table-cell">
      <style:table-cell-properties fo:border="0.0069in solid #000000" style:writing-mode="lr-tb" fo:padding-top="0in" fo:padding-left="0.075in" fo:padding-bottom="0in" fo:padding-right="0.075in"/>
    </style:style>
    <style:style style:name="P2233" style:parent-style-name="Normaali" style:family="paragraph">
      <style:text-properties style:font-name-complex="Calibri" fo:language="en" fo:country="US"/>
    </style:style>
    <style:style style:name="TableCell2234" style:family="table-cell">
      <style:table-cell-properties fo:border="0.0069in solid #000000" style:writing-mode="lr-tb" fo:padding-top="0in" fo:padding-left="0.075in" fo:padding-bottom="0in" fo:padding-right="0.075in"/>
    </style:style>
    <style:style style:name="P2235" style:parent-style-name="Normaali" style:family="paragraph">
      <style:text-properties style:font-name-complex="Calibri" fo:language="en" fo:country="US"/>
    </style:style>
    <style:style style:name="TableRow2236" style:family="table-row">
      <style:table-row-properties/>
    </style:style>
    <style:style style:name="TableCell2237" style:family="table-cell">
      <style:table-cell-properties fo:border="0.0069in solid #000000" style:writing-mode="lr-tb" fo:padding-top="0in" fo:padding-left="0.075in" fo:padding-bottom="0in" fo:padding-right="0.075in"/>
    </style:style>
    <style:style style:name="P2238" style:parent-style-name="Normaali" style:family="paragraph">
      <style:text-properties style:font-name-complex="Calibri" fo:language="en" fo:country="US"/>
    </style:style>
    <style:style style:name="TableCell2239" style:family="table-cell">
      <style:table-cell-properties fo:border="0.0069in solid #000000" style:writing-mode="lr-tb" fo:padding-top="0in" fo:padding-left="0.075in" fo:padding-bottom="0in" fo:padding-right="0.075in"/>
    </style:style>
    <style:style style:name="P2240" style:parent-style-name="Normaali" style:family="paragraph">
      <style:text-properties style:font-name-complex="Calibri" fo:language="en" fo:country="US"/>
    </style:style>
    <style:style style:name="TableCell2241" style:family="table-cell">
      <style:table-cell-properties fo:border="0.0069in solid #000000" style:writing-mode="lr-tb" fo:padding-top="0in" fo:padding-left="0.075in" fo:padding-bottom="0in" fo:padding-right="0.075in"/>
    </style:style>
    <style:style style:name="P2242" style:parent-style-name="Normaali" style:family="paragraph">
      <style:text-properties style:font-name-complex="Calibri"/>
    </style:style>
    <style:style style:name="P2243" style:parent-style-name="Normaali" style:family="paragraph">
      <style:text-properties style:font-name-complex="Calibri" fo:language="en" fo:country="US"/>
    </style:style>
    <style:style style:name="P2244" style:parent-style-name="Otsikko2" style:family="paragraph">
      <style:text-properties style:font-name-complex="Calibri Light" fo:language="en" fo:country="US"/>
    </style:style>
    <style:style style:name="P2245" style:parent-style-name="Normaali" style:family="paragraph">
      <style:text-properties style:font-name-complex="Calibri" fo:language="en" fo:country="US"/>
    </style:style>
    <style:style style:name="P2246" style:parent-style-name="Normaali" style:family="paragraph">
      <style:text-properties style:font-name-complex="Calibri" fo:language="en" fo:country="US"/>
    </style:style>
    <style:style style:name="P2247" style:parent-style-name="Normaali" style:family="paragraph">
      <style:text-properties style:font-name-complex="Calibri" fo:language="en" fo:country="US"/>
    </style:style>
    <style:style style:name="P2248" style:parent-style-name="Normaali" style:family="paragraph">
      <style:text-properties style:font-name-complex="Calibri" fo:language="en" fo:country="US"/>
    </style:style>
    <style:style style:name="T2249" style:parent-style-name="Kappaleenoletusfontti" style:family="text">
      <style:text-properties style:font-name-complex="Calibri" fo:font-weight="bold" style:font-weight-asian="bold" fo:language="en" fo:country="US"/>
    </style:style>
    <style:style style:name="T2250" style:parent-style-name="Kappaleenoletusfontti" style:family="text">
      <style:text-properties style:font-name-complex="Calibri" fo:language="en" fo:country="US"/>
    </style:style>
    <style:style style:name="T2251" style:parent-style-name="Kappaleenoletusfontti" style:family="text">
      <style:text-properties style:font-name-complex="Calibri" fo:font-weight="bold" style:font-weight-asian="bold" fo:language="en" fo:country="US"/>
    </style:style>
    <style:style style:name="T2252" style:parent-style-name="Kappaleenoletusfontti" style:family="text">
      <style:text-properties style:font-name-complex="Calibri" fo:language="en" fo:country="US"/>
    </style:style>
    <style:style style:name="P2253" style:parent-style-name="Normaali" style:family="paragraph">
      <style:text-properties style:font-name-complex="Calibri" fo:language="en" fo:country="US"/>
    </style:style>
    <style:style style:name="TableColumn2255" style:family="table-column">
      <style:table-column-properties style:column-width="2.3055in"/>
    </style:style>
    <style:style style:name="TableColumn2256" style:family="table-column">
      <style:table-column-properties style:column-width="2.3062in"/>
    </style:style>
    <style:style style:name="TableColumn2257" style:family="table-column">
      <style:table-column-properties style:column-width="2.3062in"/>
    </style:style>
    <style:style style:name="Table2254" style:family="table">
      <style:table-properties style:width="6.918in" fo:margin-left="0in" table:align="left"/>
    </style:style>
    <style:style style:name="TableRow2258" style:family="table-row">
      <style:table-row-properties/>
    </style:style>
    <style:style style:name="TableCell2259" style:family="table-cell">
      <style:table-cell-properties fo:border="0.0069in solid #000000" style:writing-mode="lr-tb" fo:padding-top="0in" fo:padding-left="0.075in" fo:padding-bottom="0in" fo:padding-right="0.075in"/>
    </style:style>
    <style:style style:name="P2260" style:parent-style-name="Normaali" style:family="paragraph">
      <style:text-properties style:font-name-complex="Calibri" fo:font-weight="bold" style:font-weight-asian="bold" fo:language="en" fo:country="US"/>
    </style:style>
    <style:style style:name="TableCell2261" style:family="table-cell">
      <style:table-cell-properties fo:border="0.0069in solid #000000" style:writing-mode="lr-tb" fo:padding-top="0in" fo:padding-left="0.075in" fo:padding-bottom="0in" fo:padding-right="0.075in"/>
    </style:style>
    <style:style style:name="P2262" style:parent-style-name="Normaali" style:family="paragraph">
      <style:text-properties style:font-name-complex="Calibri" fo:font-weight="bold" style:font-weight-asian="bold" fo:language="en" fo:country="US"/>
    </style:style>
    <style:style style:name="TableCell2263" style:family="table-cell">
      <style:table-cell-properties fo:border="0.0069in solid #000000" style:writing-mode="lr-tb" fo:padding-top="0in" fo:padding-left="0.075in" fo:padding-bottom="0in" fo:padding-right="0.075in"/>
    </style:style>
    <style:style style:name="P2264" style:parent-style-name="Normaali" style:family="paragraph">
      <style:text-properties style:font-name-complex="Calibri" fo:font-weight="bold" style:font-weight-asian="bold" fo:language="en" fo:country="US"/>
    </style:style>
    <style:style style:name="TableRow2265" style:family="table-row">
      <style:table-row-properties/>
    </style:style>
    <style:style style:name="TableCell2266" style:family="table-cell">
      <style:table-cell-properties fo:border="0.0069in solid #000000" style:writing-mode="lr-tb" fo:padding-top="0in" fo:padding-left="0.075in" fo:padding-bottom="0in" fo:padding-right="0.075in"/>
    </style:style>
    <style:style style:name="P2267" style:parent-style-name="Normaali" style:family="paragraph">
      <style:text-properties style:font-name-complex="Calibri" fo:language="en" fo:country="US"/>
    </style:style>
    <style:style style:name="TableCell2268" style:family="table-cell">
      <style:table-cell-properties fo:border="0.0069in solid #000000" style:writing-mode="lr-tb" fo:padding-top="0in" fo:padding-left="0.075in" fo:padding-bottom="0in" fo:padding-right="0.075in"/>
    </style:style>
    <style:style style:name="P2269" style:parent-style-name="Normaali" style:family="paragraph">
      <style:text-properties style:font-name-complex="Calibri" fo:language="en" fo:country="US"/>
    </style:style>
    <style:style style:name="TableCell2270" style:family="table-cell">
      <style:table-cell-properties fo:border="0.0069in solid #000000" style:writing-mode="lr-tb" fo:padding-top="0in" fo:padding-left="0.075in" fo:padding-bottom="0in" fo:padding-right="0.075in"/>
    </style:style>
    <style:style style:name="P2271" style:parent-style-name="Normaali" style:family="paragraph">
      <style:text-properties style:font-name-complex="Calibri" fo:language="en" fo:country="US"/>
    </style:style>
    <style:style style:name="TableRow2272" style:family="table-row">
      <style:table-row-properties/>
    </style:style>
    <style:style style:name="TableCell2273" style:family="table-cell">
      <style:table-cell-properties fo:border="0.0069in solid #000000" style:writing-mode="lr-tb" fo:padding-top="0in" fo:padding-left="0.075in" fo:padding-bottom="0in" fo:padding-right="0.075in"/>
    </style:style>
    <style:style style:name="P2274" style:parent-style-name="Normaali" style:family="paragraph">
      <style:text-properties style:font-name-complex="Calibri" fo:language="en" fo:country="US"/>
    </style:style>
    <style:style style:name="TableCell2275" style:family="table-cell">
      <style:table-cell-properties fo:border="0.0069in solid #000000" style:writing-mode="lr-tb" fo:padding-top="0in" fo:padding-left="0.075in" fo:padding-bottom="0in" fo:padding-right="0.075in"/>
    </style:style>
    <style:style style:name="P2276" style:parent-style-name="Normaali" style:family="paragraph">
      <style:text-properties style:font-name-complex="Calibri" fo:language="en" fo:country="US"/>
    </style:style>
    <style:style style:name="TableCell2277" style:family="table-cell">
      <style:table-cell-properties fo:border="0.0069in solid #000000" style:writing-mode="lr-tb" fo:padding-top="0in" fo:padding-left="0.075in" fo:padding-bottom="0in" fo:padding-right="0.075in"/>
    </style:style>
    <style:style style:name="P2278" style:parent-style-name="Normaali" style:family="paragraph">
      <style:text-properties style:font-name-complex="Calibri"/>
    </style:style>
    <style:style style:name="P2279" style:parent-style-name="Normaali" style:family="paragraph">
      <style:text-properties style:font-name-complex="Calibri" fo:language="en" fo:country="US"/>
    </style:style>
    <style:style style:name="P2280" style:parent-style-name="Otsikko2" style:family="paragraph">
      <style:text-properties style:font-name-complex="Calibri Light" fo:language="en" fo:country="US"/>
    </style:style>
    <style:style style:name="P2281" style:parent-style-name="Normaali" style:family="paragraph">
      <style:text-properties style:font-name-complex="Calibri" fo:language="en" fo:country="US"/>
    </style:style>
    <style:style style:name="P2282" style:parent-style-name="Normaali" style:family="paragraph">
      <style:text-properties style:font-name-complex="Calibri" fo:language="en" fo:country="US"/>
    </style:style>
    <style:style style:name="P2283" style:parent-style-name="Normaali" style:family="paragraph">
      <style:text-properties style:font-name-complex="Calibri" fo:language="en" fo:country="US"/>
    </style:style>
    <style:style style:name="P2284" style:parent-style-name="Normaali" style:family="paragraph">
      <style:text-properties style:font-name-complex="Calibri" fo:language="en" fo:country="US"/>
    </style:style>
    <style:style style:name="T2285" style:parent-style-name="Kappaleenoletusfontti" style:family="text">
      <style:text-properties style:font-name-complex="Calibri" fo:font-weight="bold" style:font-weight-asian="bold" fo:language="en" fo:country="US"/>
    </style:style>
    <style:style style:name="T2286" style:parent-style-name="Kappaleenoletusfontti" style:family="text">
      <style:text-properties style:font-name-complex="Calibri" fo:language="en" fo:country="US"/>
    </style:style>
    <style:style style:name="T2287" style:parent-style-name="Kappaleenoletusfontti" style:family="text">
      <style:text-properties style:font-name-complex="Calibri" fo:font-weight="bold" style:font-weight-asian="bold" fo:language="en" fo:country="US"/>
    </style:style>
    <style:style style:name="T2288" style:parent-style-name="Kappaleenoletusfontti" style:family="text">
      <style:text-properties style:font-name-complex="Calibri" fo:language="en" fo:country="US"/>
    </style:style>
    <style:style style:name="P2289" style:parent-style-name="Normaali" style:family="paragraph">
      <style:text-properties style:font-name-complex="Calibri" fo:language="en" fo:country="US"/>
    </style:style>
    <style:style style:name="TableColumn2291" style:family="table-column">
      <style:table-column-properties style:column-width="2.3055in"/>
    </style:style>
    <style:style style:name="TableColumn2292" style:family="table-column">
      <style:table-column-properties style:column-width="2.3062in"/>
    </style:style>
    <style:style style:name="TableColumn2293" style:family="table-column">
      <style:table-column-properties style:column-width="2.3062in"/>
    </style:style>
    <style:style style:name="Table2290" style:family="table">
      <style:table-properties style:width="6.918in" fo:margin-left="0in" table:align="left"/>
    </style:style>
    <style:style style:name="TableRow2294" style:family="table-row">
      <style:table-row-properties/>
    </style:style>
    <style:style style:name="TableCell2295" style:family="table-cell">
      <style:table-cell-properties fo:border="0.0069in solid #000000" style:writing-mode="lr-tb" fo:padding-top="0in" fo:padding-left="0.075in" fo:padding-bottom="0in" fo:padding-right="0.075in"/>
    </style:style>
    <style:style style:name="P2296" style:parent-style-name="Normaali" style:family="paragraph">
      <style:text-properties style:font-name-complex="Calibri" fo:font-weight="bold" style:font-weight-asian="bold" fo:language="en" fo:country="US"/>
    </style:style>
    <style:style style:name="TableCell2297" style:family="table-cell">
      <style:table-cell-properties fo:border="0.0069in solid #000000" style:writing-mode="lr-tb" fo:padding-top="0in" fo:padding-left="0.075in" fo:padding-bottom="0in" fo:padding-right="0.075in"/>
    </style:style>
    <style:style style:name="P2298" style:parent-style-name="Normaali" style:family="paragraph">
      <style:text-properties style:font-name-complex="Calibri" fo:font-weight="bold" style:font-weight-asian="bold" fo:language="en" fo:country="US"/>
    </style:style>
    <style:style style:name="TableCell2299" style:family="table-cell">
      <style:table-cell-properties fo:border="0.0069in solid #000000" style:writing-mode="lr-tb" fo:padding-top="0in" fo:padding-left="0.075in" fo:padding-bottom="0in" fo:padding-right="0.075in"/>
    </style:style>
    <style:style style:name="P2300" style:parent-style-name="Normaali" style:family="paragraph">
      <style:text-properties style:font-name-complex="Calibri" fo:font-weight="bold" style:font-weight-asian="bold" fo:language="en" fo:country="US"/>
    </style:style>
    <style:style style:name="TableRow2301" style:family="table-row">
      <style:table-row-properties/>
    </style:style>
    <style:style style:name="TableCell2302" style:family="table-cell">
      <style:table-cell-properties fo:border="0.0069in solid #000000" style:writing-mode="lr-tb" fo:padding-top="0in" fo:padding-left="0.075in" fo:padding-bottom="0in" fo:padding-right="0.075in"/>
    </style:style>
    <style:style style:name="P2303" style:parent-style-name="Normaali" style:family="paragraph">
      <style:text-properties style:font-name-complex="Calibri" fo:language="en" fo:country="US"/>
    </style:style>
    <style:style style:name="TableCell2304" style:family="table-cell">
      <style:table-cell-properties fo:border="0.0069in solid #000000" style:writing-mode="lr-tb" fo:padding-top="0in" fo:padding-left="0.075in" fo:padding-bottom="0in" fo:padding-right="0.075in"/>
    </style:style>
    <style:style style:name="P2305" style:parent-style-name="Normaali" style:family="paragraph">
      <style:text-properties style:font-name-complex="Calibri" fo:language="en" fo:country="US"/>
    </style:style>
    <style:style style:name="TableCell2306" style:family="table-cell">
      <style:table-cell-properties fo:border="0.0069in solid #000000" style:writing-mode="lr-tb" fo:padding-top="0in" fo:padding-left="0.075in" fo:padding-bottom="0in" fo:padding-right="0.075in"/>
    </style:style>
    <style:style style:name="P2307" style:parent-style-name="Normaali" style:family="paragraph">
      <style:text-properties style:font-name-complex="Calibri" fo:language="en" fo:country="US"/>
    </style:style>
    <style:style style:name="P2308" style:parent-style-name="Normaali" style:family="paragraph">
      <style:text-properties style:font-name-complex="Calibri" fo:language="en" fo:country="US"/>
    </style:style>
    <style:style style:name="P2309" style:parent-style-name="Otsikko2" style:family="paragraph">
      <style:text-properties style:font-name-complex="Calibri Light" fo:language="en" fo:country="US"/>
    </style:style>
    <style:style style:name="P2310" style:parent-style-name="Normaali" style:family="paragraph">
      <style:text-properties style:font-name-complex="Calibri" fo:language="en" fo:country="US"/>
    </style:style>
    <style:style style:name="P2311" style:parent-style-name="Normaali" style:family="paragraph">
      <style:text-properties style:font-name-complex="Calibri" fo:language="en" fo:country="US"/>
    </style:style>
    <style:style style:name="P2312" style:parent-style-name="Normaali" style:family="paragraph">
      <style:text-properties style:font-name-complex="Calibri" fo:language="en" fo:country="US"/>
    </style:style>
    <style:style style:name="T2313" style:parent-style-name="Kappaleenoletusfontti" style:family="text">
      <style:text-properties style:font-name-complex="Calibri" fo:font-weight="bold" style:font-weight-asian="bold" fo:language="en" fo:country="US"/>
    </style:style>
    <style:style style:name="T2314" style:parent-style-name="Kappaleenoletusfontti" style:family="text">
      <style:text-properties style:font-name-complex="Calibri" fo:language="en" fo:country="US"/>
    </style:style>
    <style:style style:name="T2315" style:parent-style-name="Kappaleenoletusfontti" style:family="text">
      <style:text-properties style:font-name-complex="Calibri" fo:font-weight="bold" style:font-weight-asian="bold" fo:language="en" fo:country="US"/>
    </style:style>
    <style:style style:name="T2316" style:parent-style-name="Kappaleenoletusfontti" style:family="text">
      <style:text-properties style:font-name-complex="Calibri" fo:language="en" fo:country="US"/>
    </style:style>
    <style:style style:name="P2317" style:parent-style-name="Normaali" style:family="paragraph">
      <style:text-properties style:font-name-complex="Calibri" fo:language="en" fo:country="US"/>
    </style:style>
    <style:style style:name="TableColumn2319" style:family="table-column">
      <style:table-column-properties style:column-width="2.3055in"/>
    </style:style>
    <style:style style:name="TableColumn2320" style:family="table-column">
      <style:table-column-properties style:column-width="2.3062in"/>
    </style:style>
    <style:style style:name="TableColumn2321" style:family="table-column">
      <style:table-column-properties style:column-width="2.3062in"/>
    </style:style>
    <style:style style:name="Table2318" style:family="table">
      <style:table-properties style:width="6.918in" fo:margin-left="0in" table:align="left"/>
    </style:style>
    <style:style style:name="TableRow2322" style:family="table-row">
      <style:table-row-properties/>
    </style:style>
    <style:style style:name="TableCell2323" style:family="table-cell">
      <style:table-cell-properties fo:border="0.0069in solid #000000" style:writing-mode="lr-tb" fo:padding-top="0in" fo:padding-left="0.075in" fo:padding-bottom="0in" fo:padding-right="0.075in"/>
    </style:style>
    <style:style style:name="P2324" style:parent-style-name="Normaali" style:family="paragraph">
      <style:text-properties style:font-name-complex="Calibri" fo:font-weight="bold" style:font-weight-asian="bold" fo:language="en" fo:country="US"/>
    </style:style>
    <style:style style:name="TableCell2325" style:family="table-cell">
      <style:table-cell-properties fo:border="0.0069in solid #000000" style:writing-mode="lr-tb" fo:padding-top="0in" fo:padding-left="0.075in" fo:padding-bottom="0in" fo:padding-right="0.075in"/>
    </style:style>
    <style:style style:name="P2326" style:parent-style-name="Normaali" style:family="paragraph">
      <style:text-properties style:font-name-complex="Calibri" fo:font-weight="bold" style:font-weight-asian="bold" fo:language="en" fo:country="US"/>
    </style:style>
    <style:style style:name="TableCell2327" style:family="table-cell">
      <style:table-cell-properties fo:border="0.0069in solid #000000" style:writing-mode="lr-tb" fo:padding-top="0in" fo:padding-left="0.075in" fo:padding-bottom="0in" fo:padding-right="0.075in"/>
    </style:style>
    <style:style style:name="P2328" style:parent-style-name="Normaali" style:family="paragraph">
      <style:text-properties style:font-name-complex="Calibri" fo:font-weight="bold" style:font-weight-asian="bold" fo:language="en" fo:country="US"/>
    </style:style>
    <style:style style:name="TableRow2329" style:family="table-row">
      <style:table-row-properties/>
    </style:style>
    <style:style style:name="TableCell2330" style:family="table-cell">
      <style:table-cell-properties fo:border="0.0069in solid #000000" style:writing-mode="lr-tb" fo:padding-top="0in" fo:padding-left="0.075in" fo:padding-bottom="0in" fo:padding-right="0.075in"/>
    </style:style>
    <style:style style:name="P2331" style:parent-style-name="Normaali" style:family="paragraph">
      <style:text-properties style:font-name-complex="Calibri" fo:language="en" fo:country="US"/>
    </style:style>
    <style:style style:name="TableCell2332" style:family="table-cell">
      <style:table-cell-properties fo:border="0.0069in solid #000000" style:writing-mode="lr-tb" fo:padding-top="0in" fo:padding-left="0.075in" fo:padding-bottom="0in" fo:padding-right="0.075in"/>
    </style:style>
    <style:style style:name="P2333" style:parent-style-name="Normaali" style:family="paragraph">
      <style:text-properties style:font-name-complex="Calibri" fo:language="en" fo:country="US"/>
    </style:style>
    <style:style style:name="TableCell2334" style:family="table-cell">
      <style:table-cell-properties fo:border="0.0069in solid #000000" style:writing-mode="lr-tb" fo:padding-top="0in" fo:padding-left="0.075in" fo:padding-bottom="0in" fo:padding-right="0.075in"/>
    </style:style>
    <style:style style:name="P2335" style:parent-style-name="Normaali" style:family="paragraph">
      <style:text-properties style:font-name-complex="Calibri" fo:language="en" fo:country="US"/>
    </style:style>
    <style:style style:name="P2336" style:parent-style-name="Normaali" style:family="paragraph">
      <style:text-properties style:font-name-complex="Calibri" fo:language="en" fo:country="US"/>
    </style:style>
    <style:style style:name="P2337" style:parent-style-name="Otsikko2" style:family="paragraph">
      <style:text-properties style:font-name-complex="Calibri Light" fo:language="en" fo:country="US"/>
    </style:style>
    <style:style style:name="P2338" style:parent-style-name="Normaali" style:family="paragraph">
      <style:text-properties style:font-name-complex="Calibri" fo:language="en" fo:country="US"/>
    </style:style>
    <style:style style:name="P2339" style:parent-style-name="Normaali" style:family="paragraph">
      <style:text-properties style:font-name-complex="Calibri" fo:language="en" fo:country="US"/>
    </style:style>
    <style:style style:name="P2340" style:parent-style-name="Normaali" style:family="paragraph">
      <style:text-properties style:font-name-complex="Calibri" fo:language="en" fo:country="US"/>
    </style:style>
    <style:style style:name="T2341" style:parent-style-name="Kappaleenoletusfontti" style:family="text">
      <style:text-properties style:font-name-complex="Calibri" fo:font-weight="bold" style:font-weight-asian="bold" fo:language="en" fo:country="US"/>
    </style:style>
    <style:style style:name="T2342" style:parent-style-name="Kappaleenoletusfontti" style:family="text">
      <style:text-properties style:font-name-complex="Calibri" fo:language="en" fo:country="US"/>
    </style:style>
    <style:style style:name="T2343" style:parent-style-name="Kappaleenoletusfontti" style:family="text">
      <style:text-properties style:font-name-complex="Calibri" fo:font-weight="bold" style:font-weight-asian="bold" fo:language="en" fo:country="US"/>
    </style:style>
    <style:style style:name="T2344" style:parent-style-name="Kappaleenoletusfontti" style:family="text">
      <style:text-properties style:font-name-complex="Calibri" fo:language="en" fo:country="US"/>
    </style:style>
    <style:style style:name="P2345" style:parent-style-name="Normaali" style:family="paragraph">
      <style:text-properties style:font-name-complex="Calibri" fo:language="en" fo:country="US"/>
    </style:style>
    <style:style style:name="TableColumn2347" style:family="table-column">
      <style:table-column-properties style:column-width="2.3055in"/>
    </style:style>
    <style:style style:name="TableColumn2348" style:family="table-column">
      <style:table-column-properties style:column-width="2.3062in"/>
    </style:style>
    <style:style style:name="TableColumn2349" style:family="table-column">
      <style:table-column-properties style:column-width="2.3062in"/>
    </style:style>
    <style:style style:name="Table2346" style:family="table">
      <style:table-properties style:width="6.918in" fo:margin-left="0in" table:align="left"/>
    </style:style>
    <style:style style:name="TableRow2350" style:family="table-row">
      <style:table-row-properties/>
    </style:style>
    <style:style style:name="TableCell2351" style:family="table-cell">
      <style:table-cell-properties fo:border="0.0069in solid #000000" style:writing-mode="lr-tb" fo:padding-top="0in" fo:padding-left="0.075in" fo:padding-bottom="0in" fo:padding-right="0.075in"/>
    </style:style>
    <style:style style:name="P2352" style:parent-style-name="Normaali" style:family="paragraph">
      <style:text-properties style:font-name-complex="Calibri" fo:font-weight="bold" style:font-weight-asian="bold" fo:language="en" fo:country="US"/>
    </style:style>
    <style:style style:name="TableCell2353" style:family="table-cell">
      <style:table-cell-properties fo:border="0.0069in solid #000000" style:writing-mode="lr-tb" fo:padding-top="0in" fo:padding-left="0.075in" fo:padding-bottom="0in" fo:padding-right="0.075in"/>
    </style:style>
    <style:style style:name="P2354" style:parent-style-name="Normaali" style:family="paragraph">
      <style:text-properties style:font-name-complex="Calibri" fo:font-weight="bold" style:font-weight-asian="bold" fo:language="en" fo:country="US"/>
    </style:style>
    <style:style style:name="TableCell2355" style:family="table-cell">
      <style:table-cell-properties fo:border="0.0069in solid #000000" style:writing-mode="lr-tb" fo:padding-top="0in" fo:padding-left="0.075in" fo:padding-bottom="0in" fo:padding-right="0.075in"/>
    </style:style>
    <style:style style:name="P2356" style:parent-style-name="Normaali" style:family="paragraph">
      <style:text-properties style:font-name-complex="Calibri" fo:font-weight="bold" style:font-weight-asian="bold" fo:language="en" fo:country="US"/>
    </style:style>
    <style:style style:name="TableRow2357" style:family="table-row">
      <style:table-row-properties/>
    </style:style>
    <style:style style:name="TableCell2358" style:family="table-cell">
      <style:table-cell-properties fo:border="0.0069in solid #000000" style:writing-mode="lr-tb" fo:padding-top="0in" fo:padding-left="0.075in" fo:padding-bottom="0in" fo:padding-right="0.075in"/>
    </style:style>
    <style:style style:name="P2359" style:parent-style-name="Normaali" style:family="paragraph">
      <style:text-properties style:font-name-complex="Calibri" fo:language="en" fo:country="US"/>
    </style:style>
    <style:style style:name="TableCell2360" style:family="table-cell">
      <style:table-cell-properties fo:border="0.0069in solid #000000" style:writing-mode="lr-tb" fo:padding-top="0in" fo:padding-left="0.075in" fo:padding-bottom="0in" fo:padding-right="0.075in"/>
    </style:style>
    <style:style style:name="P2361" style:parent-style-name="Normaali" style:family="paragraph">
      <style:text-properties style:font-name-complex="Calibri" fo:language="en" fo:country="US"/>
    </style:style>
    <style:style style:name="TableCell2362" style:family="table-cell">
      <style:table-cell-properties fo:border="0.0069in solid #000000" style:writing-mode="lr-tb" fo:padding-top="0in" fo:padding-left="0.075in" fo:padding-bottom="0in" fo:padding-right="0.075in"/>
    </style:style>
    <style:style style:name="P2363" style:parent-style-name="Normaali" style:family="paragraph">
      <style:text-properties style:font-name-complex="Calibri" fo:language="en" fo:country="US"/>
    </style:style>
    <style:style style:name="P2364" style:parent-style-name="Normaali" style:family="paragraph">
      <style:text-properties style:font-name-complex="Calibri" fo:language="en" fo:country="US"/>
    </style:style>
    <style:style style:name="P2365" style:parent-style-name="Normaali" style:family="paragraph">
      <style:text-properties style:font-name-complex="Calibri" fo:language="en" fo:country="US"/>
    </style:style>
    <style:style style:name="P2366" style:parent-style-name="Otsikko2" style:family="paragraph">
      <style:text-properties style:font-name-complex="Calibri Light" fo:language="en" fo:country="US"/>
    </style:style>
    <style:style style:name="P2367" style:parent-style-name="Normaali" style:family="paragraph">
      <style:text-properties style:font-name-complex="Calibri" fo:language="en" fo:country="US"/>
    </style:style>
    <style:style style:name="P2368" style:parent-style-name="Normaali" style:family="paragraph">
      <style:text-properties style:font-name-complex="Calibri" fo:language="en" fo:country="US"/>
    </style:style>
    <style:style style:name="P2369" style:parent-style-name="Normaali" style:family="paragraph">
      <style:text-properties style:font-name-complex="Calibri" fo:language="en" fo:country="US"/>
    </style:style>
    <style:style style:name="P2370" style:parent-style-name="Normaali" style:family="paragraph">
      <style:text-properties style:font-name-complex="Calibri" fo:language="en" fo:country="US"/>
    </style:style>
    <style:style style:name="T2371" style:parent-style-name="Kappaleenoletusfontti" style:family="text">
      <style:text-properties style:font-name-complex="Calibri" fo:font-weight="bold" style:font-weight-asian="bold" fo:language="en" fo:country="US"/>
    </style:style>
    <style:style style:name="T2372" style:parent-style-name="Kappaleenoletusfontti" style:family="text">
      <style:text-properties style:font-name-complex="Calibri" fo:language="en" fo:country="US"/>
    </style:style>
    <style:style style:name="T2373" style:parent-style-name="Kappaleenoletusfontti" style:family="text">
      <style:text-properties style:font-name-complex="Calibri" fo:font-weight="bold" style:font-weight-asian="bold" fo:language="en" fo:country="US"/>
    </style:style>
    <style:style style:name="T2374" style:parent-style-name="Kappaleenoletusfontti" style:family="text">
      <style:text-properties style:font-name-complex="Calibri" fo:language="en" fo:country="US"/>
    </style:style>
    <style:style style:name="P2375" style:parent-style-name="Normaali" style:family="paragraph">
      <style:text-properties style:font-name-complex="Calibri" fo:language="en" fo:country="US"/>
    </style:style>
    <style:style style:name="TableColumn2377" style:family="table-column">
      <style:table-column-properties style:column-width="2.3055in"/>
    </style:style>
    <style:style style:name="TableColumn2378" style:family="table-column">
      <style:table-column-properties style:column-width="2.3062in"/>
    </style:style>
    <style:style style:name="TableColumn2379" style:family="table-column">
      <style:table-column-properties style:column-width="2.3062in"/>
    </style:style>
    <style:style style:name="Table2376" style:family="table">
      <style:table-properties style:width="6.918in" fo:margin-left="0in" table:align="left"/>
    </style:style>
    <style:style style:name="TableRow2380" style:family="table-row">
      <style:table-row-properties/>
    </style:style>
    <style:style style:name="TableCell2381" style:family="table-cell">
      <style:table-cell-properties fo:border="0.0069in solid #000000" style:writing-mode="lr-tb" fo:padding-top="0in" fo:padding-left="0.075in" fo:padding-bottom="0in" fo:padding-right="0.075in"/>
    </style:style>
    <style:style style:name="P2382" style:parent-style-name="Normaali" style:family="paragraph">
      <style:text-properties style:font-name-complex="Calibri" fo:font-weight="bold" style:font-weight-asian="bold" fo:language="en" fo:country="US"/>
    </style:style>
    <style:style style:name="TableCell2383" style:family="table-cell">
      <style:table-cell-properties fo:border="0.0069in solid #000000" style:writing-mode="lr-tb" fo:padding-top="0in" fo:padding-left="0.075in" fo:padding-bottom="0in" fo:padding-right="0.075in"/>
    </style:style>
    <style:style style:name="P2384" style:parent-style-name="Normaali" style:family="paragraph">
      <style:text-properties style:font-name-complex="Calibri" fo:font-weight="bold" style:font-weight-asian="bold" fo:language="en" fo:country="US"/>
    </style:style>
    <style:style style:name="TableCell2385" style:family="table-cell">
      <style:table-cell-properties fo:border="0.0069in solid #000000" style:writing-mode="lr-tb" fo:padding-top="0in" fo:padding-left="0.075in" fo:padding-bottom="0in" fo:padding-right="0.075in"/>
    </style:style>
    <style:style style:name="P2386" style:parent-style-name="Normaali" style:family="paragraph">
      <style:text-properties style:font-name-complex="Calibri" fo:font-weight="bold" style:font-weight-asian="bold" fo:language="en" fo:country="US"/>
    </style:style>
    <style:style style:name="TableRow2387" style:family="table-row">
      <style:table-row-properties/>
    </style:style>
    <style:style style:name="TableCell2388" style:family="table-cell">
      <style:table-cell-properties fo:border="0.0069in solid #000000" style:writing-mode="lr-tb" fo:padding-top="0in" fo:padding-left="0.075in" fo:padding-bottom="0in" fo:padding-right="0.075in"/>
    </style:style>
    <style:style style:name="P2389" style:parent-style-name="Normaali" style:family="paragraph">
      <style:text-properties style:font-name-complex="Calibri" fo:language="en" fo:country="US"/>
    </style:style>
    <style:style style:name="TableCell2390" style:family="table-cell">
      <style:table-cell-properties fo:border="0.0069in solid #000000" style:writing-mode="lr-tb" fo:padding-top="0in" fo:padding-left="0.075in" fo:padding-bottom="0in" fo:padding-right="0.075in"/>
    </style:style>
    <style:style style:name="P2391" style:parent-style-name="Normaali" style:family="paragraph">
      <style:text-properties style:font-name-complex="Calibri" fo:language="en" fo:country="US"/>
    </style:style>
    <style:style style:name="TableCell2392" style:family="table-cell">
      <style:table-cell-properties fo:border="0.0069in solid #000000" style:writing-mode="lr-tb" fo:padding-top="0in" fo:padding-left="0.075in" fo:padding-bottom="0in" fo:padding-right="0.075in"/>
    </style:style>
    <style:style style:name="P2393" style:parent-style-name="Normaali" style:family="paragraph">
      <style:text-properties style:font-name-complex="Calibri" fo:language="en" fo:country="US"/>
    </style:style>
    <style:style style:name="TableRow2394" style:family="table-row">
      <style:table-row-properties/>
    </style:style>
    <style:style style:name="TableCell2395" style:family="table-cell">
      <style:table-cell-properties fo:border="0.0069in solid #000000" style:writing-mode="lr-tb" fo:padding-top="0in" fo:padding-left="0.075in" fo:padding-bottom="0in" fo:padding-right="0.075in"/>
    </style:style>
    <style:style style:name="P2396" style:parent-style-name="Normaali" style:family="paragraph">
      <style:text-properties style:font-name-complex="Calibri" fo:language="en" fo:country="US"/>
    </style:style>
    <style:style style:name="TableCell2397" style:family="table-cell">
      <style:table-cell-properties fo:border="0.0069in solid #000000" style:writing-mode="lr-tb" fo:padding-top="0in" fo:padding-left="0.075in" fo:padding-bottom="0in" fo:padding-right="0.075in"/>
    </style:style>
    <style:style style:name="P2398" style:parent-style-name="Normaali" style:family="paragraph">
      <style:text-properties style:font-name-complex="Calibri" fo:language="en" fo:country="US"/>
    </style:style>
    <style:style style:name="TableCell2399" style:family="table-cell">
      <style:table-cell-properties fo:border="0.0069in solid #000000" style:writing-mode="lr-tb" fo:padding-top="0in" fo:padding-left="0.075in" fo:padding-bottom="0in" fo:padding-right="0.075in"/>
    </style:style>
    <style:style style:name="P2400" style:parent-style-name="Normaali" style:family="paragraph">
      <style:text-properties style:font-name-complex="Calibri" fo:language="en" fo:country="US"/>
    </style:style>
    <style:style style:name="TableRow2401" style:family="table-row">
      <style:table-row-properties/>
    </style:style>
    <style:style style:name="TableCell2402" style:family="table-cell">
      <style:table-cell-properties fo:border="0.0069in solid #000000" style:writing-mode="lr-tb" fo:padding-top="0in" fo:padding-left="0.075in" fo:padding-bottom="0in" fo:padding-right="0.075in"/>
    </style:style>
    <style:style style:name="P2403" style:parent-style-name="Normaali" style:family="paragraph">
      <style:text-properties style:font-name-complex="Calibri" fo:language="en" fo:country="US"/>
    </style:style>
    <style:style style:name="TableCell2404" style:family="table-cell">
      <style:table-cell-properties fo:border="0.0069in solid #000000" style:writing-mode="lr-tb" fo:padding-top="0in" fo:padding-left="0.075in" fo:padding-bottom="0in" fo:padding-right="0.075in"/>
    </style:style>
    <style:style style:name="P2405" style:parent-style-name="Normaali" style:family="paragraph">
      <style:text-properties style:font-name-complex="Calibri" fo:language="en" fo:country="US"/>
    </style:style>
    <style:style style:name="TableCell2406" style:family="table-cell">
      <style:table-cell-properties fo:border="0.0069in solid #000000" style:writing-mode="lr-tb" fo:padding-top="0in" fo:padding-left="0.075in" fo:padding-bottom="0in" fo:padding-right="0.075in"/>
    </style:style>
    <style:style style:name="P2407" style:parent-style-name="Normaali" style:family="paragraph">
      <style:text-properties style:font-name-complex="Calibri" fo:language="en" fo:country="US"/>
    </style:style>
    <style:style style:name="P2408" style:parent-style-name="Normaali" style:family="paragraph">
      <style:text-properties style:font-name-complex="Calibri" fo:language="en" fo:country="US"/>
    </style:style>
    <style:style style:name="P2409" style:parent-style-name="Normaali" style:family="paragraph">
      <style:text-properties style:font-name-complex="Calibri" fo:language="en" fo:country="US"/>
    </style:style>
    <style:style style:name="P2410" style:parent-style-name="Normaali" style:family="paragraph">
      <style:text-properties style:font-name-complex="Calibri" fo:language="en" fo:country="US"/>
    </style:style>
    <style:style style:name="P2411" style:parent-style-name="Otsikko2" style:family="paragraph">
      <style:text-properties style:font-name-complex="Calibri Light" fo:language="en" fo:country="US"/>
    </style:style>
    <style:style style:name="P2412" style:parent-style-name="Normaali" style:family="paragraph">
      <style:text-properties style:font-name-complex="Calibri" fo:language="en" fo:country="US"/>
    </style:style>
    <style:style style:name="P2413" style:parent-style-name="Normaali" style:family="paragraph">
      <style:text-properties style:font-name-complex="Calibri" fo:language="en" fo:country="US"/>
    </style:style>
    <style:style style:name="P2414" style:parent-style-name="Normaali" style:family="paragraph">
      <style:text-properties style:font-name-complex="Calibri" fo:language="en" fo:country="US"/>
    </style:style>
    <style:style style:name="P2415" style:parent-style-name="Normaali" style:family="paragraph">
      <style:text-properties style:font-name-complex="Calibri" fo:language="en" fo:country="US"/>
    </style:style>
    <style:style style:name="T2416" style:parent-style-name="Kappaleenoletusfontti" style:family="text">
      <style:text-properties style:font-name-complex="Calibri" fo:font-weight="bold" style:font-weight-asian="bold" fo:language="en" fo:country="US"/>
    </style:style>
    <style:style style:name="T2417" style:parent-style-name="Kappaleenoletusfontti" style:family="text">
      <style:text-properties style:font-name-complex="Calibri" fo:language="en" fo:country="US"/>
    </style:style>
    <style:style style:name="T2418" style:parent-style-name="Kappaleenoletusfontti" style:family="text">
      <style:text-properties style:font-name-complex="Calibri" fo:font-weight="bold" style:font-weight-asian="bold" fo:language="en" fo:country="US"/>
    </style:style>
    <style:style style:name="T2419" style:parent-style-name="Kappaleenoletusfontti" style:family="text">
      <style:text-properties style:font-name-complex="Calibri" fo:language="en" fo:country="US"/>
    </style:style>
    <style:style style:name="P2420" style:parent-style-name="Normaali" style:family="paragraph">
      <style:text-properties style:font-name="Calibri Light" style:font-name-complex="Calibri Light" fo:language="en" fo:country="US"/>
    </style:style>
    <style:style style:name="TableColumn2422" style:family="table-column">
      <style:table-column-properties style:column-width="2.3055in"/>
    </style:style>
    <style:style style:name="TableColumn2423" style:family="table-column">
      <style:table-column-properties style:column-width="2.3062in"/>
    </style:style>
    <style:style style:name="TableColumn2424" style:family="table-column">
      <style:table-column-properties style:column-width="2.3062in"/>
    </style:style>
    <style:style style:name="Table2421" style:family="table">
      <style:table-properties style:width="6.918in" fo:margin-left="0in" table:align="left"/>
    </style:style>
    <style:style style:name="TableRow2425" style:family="table-row">
      <style:table-row-properties/>
    </style:style>
    <style:style style:name="TableCell2426" style:family="table-cell">
      <style:table-cell-properties fo:border="0.0069in solid #000000" style:writing-mode="lr-tb" fo:padding-top="0in" fo:padding-left="0.075in" fo:padding-bottom="0in" fo:padding-right="0.075in"/>
    </style:style>
    <style:style style:name="P2427" style:parent-style-name="Normaali" style:family="paragraph">
      <style:text-properties style:font-name-complex="Calibri" fo:font-weight="bold" style:font-weight-asian="bold" fo:language="en" fo:country="US"/>
    </style:style>
    <style:style style:name="TableCell2428" style:family="table-cell">
      <style:table-cell-properties fo:border="0.0069in solid #000000" style:writing-mode="lr-tb" fo:padding-top="0in" fo:padding-left="0.075in" fo:padding-bottom="0in" fo:padding-right="0.075in"/>
    </style:style>
    <style:style style:name="P2429" style:parent-style-name="Normaali" style:family="paragraph">
      <style:text-properties style:font-name-complex="Calibri" fo:font-weight="bold" style:font-weight-asian="bold" fo:language="en" fo:country="US"/>
    </style:style>
    <style:style style:name="TableCell2430" style:family="table-cell">
      <style:table-cell-properties fo:border="0.0069in solid #000000" style:writing-mode="lr-tb" fo:padding-top="0in" fo:padding-left="0.075in" fo:padding-bottom="0in" fo:padding-right="0.075in"/>
    </style:style>
    <style:style style:name="P2431" style:parent-style-name="Normaali" style:family="paragraph">
      <style:text-properties style:font-name-complex="Calibri" fo:font-weight="bold" style:font-weight-asian="bold" fo:language="en" fo:country="US"/>
    </style:style>
    <style:style style:name="TableRow2432" style:family="table-row">
      <style:table-row-properties/>
    </style:style>
    <style:style style:name="TableCell2433" style:family="table-cell">
      <style:table-cell-properties fo:border="0.0069in solid #000000" style:writing-mode="lr-tb" fo:padding-top="0in" fo:padding-left="0.075in" fo:padding-bottom="0in" fo:padding-right="0.075in"/>
    </style:style>
    <style:style style:name="P2434" style:parent-style-name="Normaali" style:family="paragraph">
      <style:text-properties style:font-name-complex="Calibri" fo:language="en" fo:country="US"/>
    </style:style>
    <style:style style:name="TableCell2435" style:family="table-cell">
      <style:table-cell-properties fo:border="0.0069in solid #000000" style:writing-mode="lr-tb" fo:padding-top="0in" fo:padding-left="0.075in" fo:padding-bottom="0in" fo:padding-right="0.075in"/>
    </style:style>
    <style:style style:name="P2436" style:parent-style-name="Normaali" style:family="paragraph">
      <style:text-properties style:font-name-complex="Calibri" fo:language="en" fo:country="US"/>
    </style:style>
    <style:style style:name="TableCell2437" style:family="table-cell">
      <style:table-cell-properties fo:border="0.0069in solid #000000" style:writing-mode="lr-tb" fo:padding-top="0in" fo:padding-left="0.075in" fo:padding-bottom="0in" fo:padding-right="0.075in"/>
    </style:style>
    <style:style style:name="P2438" style:parent-style-name="Normaali" style:family="paragraph">
      <style:text-properties style:font-name-complex="Calibri" fo:language="en" fo:country="US"/>
    </style:style>
    <style:style style:name="TableRow2439" style:family="table-row">
      <style:table-row-properties/>
    </style:style>
    <style:style style:name="TableCell2440" style:family="table-cell">
      <style:table-cell-properties fo:border="0.0069in solid #000000" style:writing-mode="lr-tb" fo:padding-top="0in" fo:padding-left="0.075in" fo:padding-bottom="0in" fo:padding-right="0.075in"/>
    </style:style>
    <style:style style:name="P2441" style:parent-style-name="Normaali" style:family="paragraph">
      <style:text-properties style:font-name-complex="Calibri" fo:language="en" fo:country="US"/>
    </style:style>
    <style:style style:name="TableCell2442" style:family="table-cell">
      <style:table-cell-properties fo:border="0.0069in solid #000000" style:writing-mode="lr-tb" fo:padding-top="0in" fo:padding-left="0.075in" fo:padding-bottom="0in" fo:padding-right="0.075in"/>
    </style:style>
    <style:style style:name="P2443" style:parent-style-name="Normaali" style:family="paragraph">
      <style:text-properties style:font-name-complex="Calibri" fo:language="en" fo:country="US"/>
    </style:style>
    <style:style style:name="TableCell2444" style:family="table-cell">
      <style:table-cell-properties fo:border="0.0069in solid #000000" style:writing-mode="lr-tb" fo:padding-top="0in" fo:padding-left="0.075in" fo:padding-bottom="0in" fo:padding-right="0.075in"/>
    </style:style>
    <style:style style:name="P2445" style:parent-style-name="Normaali" style:family="paragraph">
      <style:text-properties style:font-name-complex="Calibri"/>
    </style:style>
    <style:style style:name="P2446" style:parent-style-name="Normaali" style:family="paragraph">
      <style:text-properties style:font-name="Calibri Light" style:font-name-complex="Calibri Light" fo:language="en" fo:country="US"/>
    </style:style>
    <style:style style:name="P2447" style:parent-style-name="Otsikko2" style:family="paragraph">
      <style:text-properties style:font-name-complex="Calibri Light" fo:language="en" fo:country="US"/>
    </style:style>
    <style:style style:name="P2448" style:parent-style-name="Normaali" style:family="paragraph">
      <style:text-properties style:font-name-complex="Calibri" fo:language="en" fo:country="US"/>
    </style:style>
    <style:style style:name="P2449" style:parent-style-name="Normaali" style:family="paragraph">
      <style:text-properties style:font-name="Calibri Light" style:font-name-complex="Calibri Light" fo:language="en" fo:country="US"/>
    </style:style>
    <style:style style:name="P2450" style:parent-style-name="Normaali" style:family="paragraph">
      <style:text-properties style:font-name="Calibri Light" style:font-name-complex="Calibri Light" fo:language="en" fo:country="US"/>
    </style:style>
    <style:style style:name="P2451" style:parent-style-name="Normaali" style:family="paragraph">
      <style:text-properties style:font-name="Calibri Light" style:font-name-complex="Calibri Light" fo:language="en" fo:country="US"/>
    </style:style>
    <style:style style:name="T2452" style:parent-style-name="Kappaleenoletusfontti" style:family="text">
      <style:text-properties style:font-name="Calibri Light" style:font-name-complex="Calibri Light" fo:font-weight="bold" style:font-weight-asian="bold" fo:language="en" fo:country="US"/>
    </style:style>
    <style:style style:name="T2453" style:parent-style-name="Kappaleenoletusfontti" style:family="text">
      <style:text-properties style:font-name="Calibri Light" style:font-name-complex="Calibri Light" fo:language="en" fo:country="US"/>
    </style:style>
    <style:style style:name="T2454" style:parent-style-name="Kappaleenoletusfontti" style:family="text">
      <style:text-properties style:font-name="Calibri Light" style:font-name-complex="Calibri Light" fo:font-weight="bold" style:font-weight-asian="bold" fo:language="en" fo:country="US"/>
    </style:style>
    <style:style style:name="T2455" style:parent-style-name="Kappaleenoletusfontti" style:family="text">
      <style:text-properties style:font-name="Calibri Light" style:font-name-complex="Calibri Light" fo:language="en" fo:country="US"/>
    </style:style>
    <style:style style:name="P2456" style:parent-style-name="Normaali" style:family="paragraph">
      <style:text-properties fo:language="en" fo:country="US"/>
    </style:style>
    <style:style style:name="TableColumn2458" style:family="table-column">
      <style:table-column-properties style:column-width="2.3055in"/>
    </style:style>
    <style:style style:name="TableColumn2459" style:family="table-column">
      <style:table-column-properties style:column-width="2.3062in"/>
    </style:style>
    <style:style style:name="TableColumn2460" style:family="table-column">
      <style:table-column-properties style:column-width="2.3062in"/>
    </style:style>
    <style:style style:name="Table2457" style:family="table">
      <style:table-properties style:width="6.918in" fo:margin-left="0in" table:align="left"/>
    </style:style>
    <style:style style:name="TableRow2461" style:family="table-row">
      <style:table-row-properties/>
    </style:style>
    <style:style style:name="TableCell2462" style:family="table-cell">
      <style:table-cell-properties fo:border="0.0069in solid #000000" style:writing-mode="lr-tb" fo:padding-top="0in" fo:padding-left="0.075in" fo:padding-bottom="0in" fo:padding-right="0.075in"/>
    </style:style>
    <style:style style:name="P2463" style:parent-style-name="Normaali" style:family="paragraph">
      <style:text-properties style:font-name-complex="Calibri" fo:font-weight="bold" style:font-weight-asian="bold" fo:language="en" fo:country="US"/>
    </style:style>
    <style:style style:name="TableCell2464" style:family="table-cell">
      <style:table-cell-properties fo:border="0.0069in solid #000000" style:writing-mode="lr-tb" fo:padding-top="0in" fo:padding-left="0.075in" fo:padding-bottom="0in" fo:padding-right="0.075in"/>
    </style:style>
    <style:style style:name="P2465" style:parent-style-name="Normaali" style:family="paragraph">
      <style:text-properties style:font-name-complex="Calibri" fo:font-weight="bold" style:font-weight-asian="bold" fo:language="en" fo:country="US"/>
    </style:style>
    <style:style style:name="TableCell2466" style:family="table-cell">
      <style:table-cell-properties fo:border="0.0069in solid #000000" style:writing-mode="lr-tb" fo:padding-top="0in" fo:padding-left="0.075in" fo:padding-bottom="0in" fo:padding-right="0.075in"/>
    </style:style>
    <style:style style:name="P2467" style:parent-style-name="Normaali" style:family="paragraph">
      <style:text-properties style:font-name-complex="Calibri" fo:font-weight="bold" style:font-weight-asian="bold" fo:language="en" fo:country="US"/>
    </style:style>
    <style:style style:name="TableRow2468" style:family="table-row">
      <style:table-row-properties/>
    </style:style>
    <style:style style:name="TableCell2469" style:family="table-cell">
      <style:table-cell-properties fo:border="0.0069in solid #000000" style:writing-mode="lr-tb" fo:padding-top="0in" fo:padding-left="0.075in" fo:padding-bottom="0in" fo:padding-right="0.075in"/>
    </style:style>
    <style:style style:name="P2470" style:parent-style-name="Normaali" style:family="paragraph">
      <style:text-properties style:font-name-complex="Calibri" fo:language="en" fo:country="US"/>
    </style:style>
    <style:style style:name="TableCell2471" style:family="table-cell">
      <style:table-cell-properties fo:border="0.0069in solid #000000" style:writing-mode="lr-tb" fo:padding-top="0in" fo:padding-left="0.075in" fo:padding-bottom="0in" fo:padding-right="0.075in"/>
    </style:style>
    <style:style style:name="P2472" style:parent-style-name="Normaali" style:family="paragraph">
      <style:text-properties style:font-name-complex="Calibri" fo:language="en" fo:country="US"/>
    </style:style>
    <style:style style:name="TableCell2473" style:family="table-cell">
      <style:table-cell-properties fo:border="0.0069in solid #000000" style:writing-mode="lr-tb" fo:padding-top="0in" fo:padding-left="0.075in" fo:padding-bottom="0in" fo:padding-right="0.075in"/>
    </style:style>
    <style:style style:name="P2474" style:parent-style-name="Normaali" style:family="paragraph">
      <style:text-properties style:font-name-complex="Calibri" fo:language="en" fo:country="US"/>
    </style:style>
    <style:style style:name="TableRow2475" style:family="table-row">
      <style:table-row-properties/>
    </style:style>
    <style:style style:name="TableCell2476" style:family="table-cell">
      <style:table-cell-properties fo:border="0.0069in solid #000000" style:writing-mode="lr-tb" fo:padding-top="0in" fo:padding-left="0.075in" fo:padding-bottom="0in" fo:padding-right="0.075in"/>
    </style:style>
    <style:style style:name="P2477" style:parent-style-name="Normaali" style:family="paragraph">
      <style:text-properties style:font-name-complex="Calibri" fo:language="en" fo:country="US"/>
    </style:style>
    <style:style style:name="TableCell2478" style:family="table-cell">
      <style:table-cell-properties fo:border="0.0069in solid #000000" style:writing-mode="lr-tb" fo:padding-top="0in" fo:padding-left="0.075in" fo:padding-bottom="0in" fo:padding-right="0.075in"/>
    </style:style>
    <style:style style:name="P2479" style:parent-style-name="Normaali" style:family="paragraph">
      <style:text-properties style:font-name-complex="Calibri" fo:language="en" fo:country="US"/>
    </style:style>
    <style:style style:name="TableCell2480" style:family="table-cell">
      <style:table-cell-properties fo:border="0.0069in solid #000000" style:writing-mode="lr-tb" fo:padding-top="0in" fo:padding-left="0.075in" fo:padding-bottom="0in" fo:padding-right="0.075in"/>
    </style:style>
    <style:style style:name="P2481" style:parent-style-name="Normaali" style:family="paragraph">
      <style:text-properties style:font-name-complex="Calibri"/>
    </style:style>
    <style:style style:name="P2482" style:parent-style-name="Normaali" style:family="paragraph">
      <style:text-properties style:font-name="Calibri Light" style:font-name-complex="Calibri Light" fo:language="en" fo:country="US"/>
    </style:style>
    <style:style style:name="P2483" style:parent-style-name="Otsikko2" style:family="paragraph">
      <style:text-properties style:font-name-complex="Calibri Light" fo:language="en" fo:country="US"/>
    </style:style>
    <style:style style:name="P2484" style:parent-style-name="Normaali" style:family="paragraph">
      <style:text-properties fo:language="en" fo:country="US"/>
    </style:style>
    <style:style style:name="P2485" style:parent-style-name="Normaali" style:family="paragraph">
      <style:text-properties fo:language="en" fo:country="US"/>
    </style:style>
    <style:style style:name="P2486" style:parent-style-name="Normaali" style:family="paragraph">
      <style:text-properties style:font-name-complex="Calibri" fo:language="en" fo:country="US"/>
    </style:style>
    <style:style style:name="P2487" style:parent-style-name="Normaali" style:family="paragraph">
      <style:text-properties style:font-name="Calibri Light" style:font-name-complex="Calibri Light" fo:language="en" fo:country="US"/>
    </style:style>
    <style:style style:name="T2488" style:parent-style-name="Kappaleenoletusfontti" style:family="text">
      <style:text-properties style:font-name="Calibri Light" style:font-name-complex="Calibri Light" fo:font-weight="bold" style:font-weight-asian="bold" fo:language="en" fo:country="US"/>
    </style:style>
    <style:style style:name="T2489" style:parent-style-name="Kappaleenoletusfontti" style:family="text">
      <style:text-properties style:font-name="Calibri Light" style:font-name-complex="Calibri Light" fo:language="en" fo:country="US"/>
    </style:style>
    <style:style style:name="T2490" style:parent-style-name="Kappaleenoletusfontti" style:family="text">
      <style:text-properties style:font-name="Calibri Light" style:font-name-complex="Calibri Light" fo:font-weight="bold" style:font-weight-asian="bold" fo:language="en" fo:country="US"/>
    </style:style>
    <style:style style:name="T2491" style:parent-style-name="Kappaleenoletusfontti" style:family="text">
      <style:text-properties style:font-name="Calibri Light" style:font-name-complex="Calibri Light" fo:font-weight="bold" style:font-weight-asian="bold" fo:language="en" fo:country="US"/>
    </style:style>
    <style:style style:name="T2492" style:parent-style-name="Kappaleenoletusfontti" style:family="text">
      <style:text-properties style:font-name="Calibri Light" style:font-name-complex="Calibri Light" fo:language="en" fo:country="US"/>
    </style:style>
    <style:style style:name="P2493" style:parent-style-name="Normaali" style:family="paragraph">
      <style:text-properties style:font-name="Calibri Light" style:font-name-complex="Calibri Light" fo:language="en" fo:country="US"/>
    </style:style>
    <style:style style:name="TableColumn2495" style:family="table-column">
      <style:table-column-properties style:column-width="2.3055in"/>
    </style:style>
    <style:style style:name="TableColumn2496" style:family="table-column">
      <style:table-column-properties style:column-width="2.3062in"/>
    </style:style>
    <style:style style:name="TableColumn2497" style:family="table-column">
      <style:table-column-properties style:column-width="2.3062in"/>
    </style:style>
    <style:style style:name="Table2494" style:family="table">
      <style:table-properties style:width="6.918in" fo:margin-left="0in" table:align="left"/>
    </style:style>
    <style:style style:name="TableRow2498" style:family="table-row">
      <style:table-row-properties/>
    </style:style>
    <style:style style:name="TableCell2499" style:family="table-cell">
      <style:table-cell-properties fo:border="0.0069in solid #000000" style:writing-mode="lr-tb" fo:padding-top="0in" fo:padding-left="0.075in" fo:padding-bottom="0in" fo:padding-right="0.075in"/>
    </style:style>
    <style:style style:name="P2500" style:parent-style-name="Normaali" style:family="paragraph">
      <style:text-properties style:font-name-complex="Calibri" fo:font-weight="bold" style:font-weight-asian="bold" fo:language="en" fo:country="US"/>
    </style:style>
    <style:style style:name="TableCell2501" style:family="table-cell">
      <style:table-cell-properties fo:border="0.0069in solid #000000" style:writing-mode="lr-tb" fo:padding-top="0in" fo:padding-left="0.075in" fo:padding-bottom="0in" fo:padding-right="0.075in"/>
    </style:style>
    <style:style style:name="P2502" style:parent-style-name="Normaali" style:family="paragraph">
      <style:text-properties style:font-name-complex="Calibri" fo:font-weight="bold" style:font-weight-asian="bold" fo:language="en" fo:country="US"/>
    </style:style>
    <style:style style:name="TableCell2503" style:family="table-cell">
      <style:table-cell-properties fo:border="0.0069in solid #000000" style:writing-mode="lr-tb" fo:padding-top="0in" fo:padding-left="0.075in" fo:padding-bottom="0in" fo:padding-right="0.075in"/>
    </style:style>
    <style:style style:name="P2504" style:parent-style-name="Normaali" style:family="paragraph">
      <style:text-properties style:font-name-complex="Calibri" fo:font-weight="bold" style:font-weight-asian="bold" fo:language="en" fo:country="US"/>
    </style:style>
    <style:style style:name="TableRow2505" style:family="table-row">
      <style:table-row-properties/>
    </style:style>
    <style:style style:name="TableCell2506" style:family="table-cell">
      <style:table-cell-properties fo:border="0.0069in solid #000000" style:writing-mode="lr-tb" fo:padding-top="0in" fo:padding-left="0.075in" fo:padding-bottom="0in" fo:padding-right="0.075in"/>
    </style:style>
    <style:style style:name="P2507" style:parent-style-name="Normaali" style:family="paragraph">
      <style:text-properties style:font-name-complex="Calibri" fo:language="en" fo:country="US"/>
    </style:style>
    <style:style style:name="TableCell2508" style:family="table-cell">
      <style:table-cell-properties fo:border="0.0069in solid #000000" style:writing-mode="lr-tb" fo:padding-top="0in" fo:padding-left="0.075in" fo:padding-bottom="0in" fo:padding-right="0.075in"/>
    </style:style>
    <style:style style:name="P2509" style:parent-style-name="Normaali" style:family="paragraph">
      <style:text-properties style:font-name-complex="Calibri" fo:language="en" fo:country="US"/>
    </style:style>
    <style:style style:name="TableCell2510" style:family="table-cell">
      <style:table-cell-properties fo:border="0.0069in solid #000000" style:writing-mode="lr-tb" fo:padding-top="0in" fo:padding-left="0.075in" fo:padding-bottom="0in" fo:padding-right="0.075in"/>
    </style:style>
    <style:style style:name="P2511" style:parent-style-name="Normaali" style:family="paragraph">
      <style:text-properties style:font-name-complex="Calibri" fo:language="en" fo:country="US"/>
    </style:style>
    <style:style style:name="TableRow2512" style:family="table-row">
      <style:table-row-properties/>
    </style:style>
    <style:style style:name="TableCell2513" style:family="table-cell">
      <style:table-cell-properties fo:border="0.0069in solid #000000" style:writing-mode="lr-tb" fo:padding-top="0in" fo:padding-left="0.075in" fo:padding-bottom="0in" fo:padding-right="0.075in"/>
    </style:style>
    <style:style style:name="P2514" style:parent-style-name="Normaali" style:family="paragraph">
      <style:text-properties style:font-name-complex="Calibri" fo:language="en" fo:country="US"/>
    </style:style>
    <style:style style:name="TableCell2515" style:family="table-cell">
      <style:table-cell-properties fo:border="0.0069in solid #000000" style:writing-mode="lr-tb" fo:padding-top="0in" fo:padding-left="0.075in" fo:padding-bottom="0in" fo:padding-right="0.075in"/>
    </style:style>
    <style:style style:name="P2516" style:parent-style-name="Normaali" style:family="paragraph">
      <style:text-properties style:font-name-complex="Calibri" fo:language="en" fo:country="US"/>
    </style:style>
    <style:style style:name="TableCell2517" style:family="table-cell">
      <style:table-cell-properties fo:border="0.0069in solid #000000" style:writing-mode="lr-tb" fo:padding-top="0in" fo:padding-left="0.075in" fo:padding-bottom="0in" fo:padding-right="0.075in"/>
    </style:style>
    <style:style style:name="P2518" style:parent-style-name="Normaali" style:family="paragraph">
      <style:text-properties style:font-name-complex="Calibri" fo:language="en" fo:country="US"/>
    </style:style>
    <style:style style:name="P2519" style:parent-style-name="Normaali" style:family="paragraph">
      <style:text-properties style:font-name="Calibri Light" style:font-name-complex="Calibri Light" fo:language="en" fo:country="US"/>
    </style:style>
    <style:style style:name="P2520" style:parent-style-name="Otsikko2" style:family="paragraph">
      <style:text-properties style:font-name-complex="Calibri Light" fo:language="en" fo:country="US"/>
    </style:style>
    <style:style style:name="P2521" style:parent-style-name="Normaali" style:family="paragraph">
      <style:text-properties style:font-name-complex="Calibri" fo:language="en" fo:country="US"/>
    </style:style>
    <style:style style:name="P2522" style:parent-style-name="Normaali" style:family="paragraph">
      <style:text-properties style:font-name-complex="Calibri" fo:language="en" fo:country="US"/>
    </style:style>
    <style:style style:name="P2523" style:parent-style-name="Normaali" style:family="paragraph">
      <style:text-properties style:font-name-complex="Calibri" fo:language="en" fo:country="US"/>
    </style:style>
    <style:style style:name="P2524" style:parent-style-name="Normaali" style:family="paragraph">
      <style:text-properties style:font-name-complex="Calibri" fo:language="en" fo:country="US"/>
    </style:style>
    <style:style style:name="T2525" style:parent-style-name="Kappaleenoletusfontti" style:family="text">
      <style:text-properties style:font-name-complex="Calibri" fo:font-weight="bold" style:font-weight-asian="bold" fo:language="en" fo:country="US"/>
    </style:style>
    <style:style style:name="T2526" style:parent-style-name="Kappaleenoletusfontti" style:family="text">
      <style:text-properties style:font-name-complex="Calibri" fo:language="en" fo:country="US"/>
    </style:style>
    <style:style style:name="T2527" style:parent-style-name="Kappaleenoletusfontti" style:family="text">
      <style:text-properties style:font-name-complex="Calibri" fo:language="en" fo:country="US"/>
    </style:style>
    <style:style style:name="T2528" style:parent-style-name="Kappaleenoletusfontti" style:family="text">
      <style:text-properties style:font-name-complex="Calibri" fo:font-weight="bold" style:font-weight-asian="bold" fo:language="en" fo:country="US"/>
    </style:style>
    <style:style style:name="T2529" style:parent-style-name="Kappaleenoletusfontti" style:family="text">
      <style:text-properties style:font-name-complex="Calibri" fo:language="en" fo:country="US"/>
    </style:style>
    <style:style style:name="P2530" style:parent-style-name="Normaali" style:family="paragraph">
      <style:text-properties style:font-name-complex="Calibri" fo:language="en" fo:country="US"/>
    </style:style>
    <style:style style:name="TableColumn2532" style:family="table-column">
      <style:table-column-properties style:column-width="2.3055in"/>
    </style:style>
    <style:style style:name="TableColumn2533" style:family="table-column">
      <style:table-column-properties style:column-width="2.3062in"/>
    </style:style>
    <style:style style:name="TableColumn2534" style:family="table-column">
      <style:table-column-properties style:column-width="2.3062in"/>
    </style:style>
    <style:style style:name="Table2531" style:family="table">
      <style:table-properties style:width="6.918in" fo:margin-left="0in" table:align="left"/>
    </style:style>
    <style:style style:name="TableRow2535" style:family="table-row">
      <style:table-row-properties/>
    </style:style>
    <style:style style:name="TableCell2536" style:family="table-cell">
      <style:table-cell-properties fo:border="0.0069in solid #000000" style:writing-mode="lr-tb" fo:padding-top="0in" fo:padding-left="0.075in" fo:padding-bottom="0in" fo:padding-right="0.075in"/>
    </style:style>
    <style:style style:name="P2537" style:parent-style-name="Normaali" style:family="paragraph">
      <style:text-properties style:font-name-complex="Calibri" fo:font-weight="bold" style:font-weight-asian="bold" fo:language="en" fo:country="US"/>
    </style:style>
    <style:style style:name="TableCell2538" style:family="table-cell">
      <style:table-cell-properties fo:border="0.0069in solid #000000" style:writing-mode="lr-tb" fo:padding-top="0in" fo:padding-left="0.075in" fo:padding-bottom="0in" fo:padding-right="0.075in"/>
    </style:style>
    <style:style style:name="P2539" style:parent-style-name="Normaali" style:family="paragraph">
      <style:text-properties style:font-name-complex="Calibri" fo:font-weight="bold" style:font-weight-asian="bold" fo:language="en" fo:country="US"/>
    </style:style>
    <style:style style:name="TableCell2540" style:family="table-cell">
      <style:table-cell-properties fo:border="0.0069in solid #000000" style:writing-mode="lr-tb" fo:padding-top="0in" fo:padding-left="0.075in" fo:padding-bottom="0in" fo:padding-right="0.075in"/>
    </style:style>
    <style:style style:name="P2541" style:parent-style-name="Normaali" style:family="paragraph">
      <style:text-properties style:font-name-complex="Calibri" fo:font-weight="bold" style:font-weight-asian="bold" fo:language="en" fo:country="US"/>
    </style:style>
    <style:style style:name="TableRow2542" style:family="table-row">
      <style:table-row-properties/>
    </style:style>
    <style:style style:name="TableCell2543" style:family="table-cell">
      <style:table-cell-properties fo:border="0.0069in solid #000000" style:writing-mode="lr-tb" fo:padding-top="0in" fo:padding-left="0.075in" fo:padding-bottom="0in" fo:padding-right="0.075in"/>
    </style:style>
    <style:style style:name="P2544" style:parent-style-name="Normaali" style:family="paragraph">
      <style:text-properties style:font-name-complex="Calibri" fo:language="en" fo:country="US"/>
    </style:style>
    <style:style style:name="TableCell2545" style:family="table-cell">
      <style:table-cell-properties fo:border="0.0069in solid #000000" style:writing-mode="lr-tb" fo:padding-top="0in" fo:padding-left="0.075in" fo:padding-bottom="0in" fo:padding-right="0.075in"/>
    </style:style>
    <style:style style:name="P2546" style:parent-style-name="Normaali" style:family="paragraph">
      <style:text-properties style:font-name-complex="Calibri" fo:language="en" fo:country="US"/>
    </style:style>
    <style:style style:name="TableCell2547" style:family="table-cell">
      <style:table-cell-properties fo:border="0.0069in solid #000000" style:writing-mode="lr-tb" fo:padding-top="0in" fo:padding-left="0.075in" fo:padding-bottom="0in" fo:padding-right="0.075in"/>
    </style:style>
    <style:style style:name="P2548" style:parent-style-name="Normaali" style:family="paragraph">
      <style:text-properties style:font-name-complex="Calibri" fo:language="en" fo:country="US"/>
    </style:style>
    <style:style style:name="TableRow2549" style:family="table-row">
      <style:table-row-properties/>
    </style:style>
    <style:style style:name="TableCell2550" style:family="table-cell">
      <style:table-cell-properties fo:border="0.0069in solid #000000" style:writing-mode="lr-tb" fo:padding-top="0in" fo:padding-left="0.075in" fo:padding-bottom="0in" fo:padding-right="0.075in"/>
    </style:style>
    <style:style style:name="P2551" style:parent-style-name="Normaali" style:family="paragraph">
      <style:text-properties style:font-name-complex="Calibri" fo:language="en" fo:country="US"/>
    </style:style>
    <style:style style:name="TableCell2552" style:family="table-cell">
      <style:table-cell-properties fo:border="0.0069in solid #000000" style:writing-mode="lr-tb" fo:padding-top="0in" fo:padding-left="0.075in" fo:padding-bottom="0in" fo:padding-right="0.075in"/>
    </style:style>
    <style:style style:name="P2553" style:parent-style-name="Normaali" style:family="paragraph">
      <style:text-properties style:font-name-complex="Calibri" fo:language="en" fo:country="US"/>
    </style:style>
    <style:style style:name="TableCell2554" style:family="table-cell">
      <style:table-cell-properties fo:border="0.0069in solid #000000" style:writing-mode="lr-tb" fo:padding-top="0in" fo:padding-left="0.075in" fo:padding-bottom="0in" fo:padding-right="0.075in"/>
    </style:style>
    <style:style style:name="P2555" style:parent-style-name="Normaali" style:family="paragraph">
      <style:text-properties style:font-name-complex="Calibri"/>
    </style:style>
    <style:style style:name="P2556" style:parent-style-name="Normaali" style:family="paragraph">
      <style:text-properties style:font-name-complex="Calibri" fo:language="en" fo:country="US"/>
    </style:style>
    <style:style style:name="P2557" style:parent-style-name="Normaali" style:family="paragraph">
      <style:text-properties style:font-name-complex="Calibri" fo:language="en" fo:country="US"/>
    </style:style>
    <style:style style:name="P2558" style:parent-style-name="Normaali" style:family="paragraph">
      <style:text-properties style:font-name-complex="Calibri" fo:language="en" fo:country="US"/>
    </style:style>
    <style:style style:name="P2559" style:parent-style-name="Normaali" style:family="paragraph">
      <style:text-properties style:font-name-complex="Calibri" fo:language="en" fo:country="US"/>
    </style:style>
    <style:style style:name="P2560" style:parent-style-name="Normaali" style:family="paragraph">
      <style:text-properties style:font-name-complex="Calibri" fo:language="en" fo:country="US"/>
    </style:style>
    <style:style style:name="P2561" style:parent-style-name="Normaali" style:family="paragraph">
      <style:text-properties style:font-name-complex="Calibri" fo:language="en" fo:country="US"/>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
      <text:p text:style-name="Normaali"><text:span text:style-name="T2"><draw:frame draw:z-index="251660288" draw:id="id0" draw:style-name="a0" draw:name="Tekstiruutu 131" text:anchor-type="paragraph" svg:x="1.32083in" svg:y="5.94028in" svg:width="5.45903in" svg:height="1.49653in" style:rel-width="scale" style:rel-height="scale"><draw:text-box><text:p text:style-name="P3"><text:span text:style-name="T4">CPU documentation</text:span></text:p><text:p text:style-name="P5"><text:span text:style-name="T6">Documentation on the 8-bit risc CPU architecture</text:span></text:p><text:p text:style-name="P7"><text:span text:style-name="T8">Erkka Kääriä</text:span></text:p></draw:text-box><svg:title/><svg:desc/></draw:frame></text:span><text:span text:style-name="T9"><draw:custom-shape svg:x="7.06667in" svg:y="0.25278in" svg:width="0.64514in" svg:height="1.07153in" draw:z-index="251659264" draw:id="id1" draw:style-name="a1" draw:name="Suorakulmio 132" text:anchor-type="paragraph"><svg:title/><svg:desc/><text:p text:style-name="P10"><text:span text:style-name="T11">2017-2018</text:span></text:p><draw:enhanced-geometry draw:type="non-primitive" svg:viewBox="0 0 21600 21600" draw:enhanced-path="M 0 0 L 21600 0 21600 21600 0 21600 Z N"/></draw:custom-shape></text:span></text:p>
      <text:p text:style-name="P12"/>
      <text:p text:style-name="P13">Table of contents</text:p>
      <text:table-of-content text:name="_TOC0">
        <text:table-of-content-source text:outline-level="3" text:use-outline-level="true" text:use-index-marks="false" text:use-index-source-styles="false" text:index-scope="document">
          <text:table-of-content-entry-template text:outline-level="1" text:style-name="Sisluet1">
            <text:index-entry-link-start/>
            <text:index-entry-text/>
            <text:index-entry-tab-stop style:leader-char="." style:type="right"/>
            <text:index-entry-page-number/>
            <text:index-entry-link-end/>
          </text:table-of-content-entry-template>
          <text:table-of-content-entry-template text:outline-level="2" text:style-name="Sisluet2">
            <text:index-entry-link-start/>
            <text:index-entry-text/>
            <text:index-entry-tab-stop style:leader-char="." style:type="right"/>
            <text:index-entry-page-number/>
            <text:index-entry-link-end/>
          </text:table-of-content-entry-template>
          <text:table-of-content-entry-template text:outline-level="3" text:style-name="Sisluet3">
            <text:index-entry-link-start/>
            <text:index-entry-text/>
            <text:index-entry-tab-stop style:leader-char="." style:type="right"/>
            <text:index-entry-page-number/>
            <text:index-entry-link-end/>
          </text:table-of-content-entry-template>
        </text:table-of-content-source>
        <text:index-body>
          <text:p text:style-name="P14"><text:a xlink:href="#_Toc520560555" office:target-frame-name="_top" xlink:show="replace"><text:span text:style-name="T15">General<text:s/></text:span><text:span text:style-name="Hyperlinkki">information</text:span><text:tab/>5</text:a></text:p>
          <text:p text:style-name="P16"><text:a xlink:href="#_Toc520560556" office:target-frame-name="_top" xlink:show="replace"><text:span text:style-name="T17">CPU<text:s/></text:span><text:span text:style-name="Hyperlinkki">registers</text:span><text:tab/>5</text:a></text:p>
          <text:p text:style-name="P18"><text:a xlink:href="#_Toc520560557" office:target-frame-name="_top" xlink:show="replace"><text:span text:style-name="T19">Behavior on powering on the CPU</text:span><text:tab/>6</text:a></text:p>
          <text:p text:style-name="P20"><text:a xlink:href="#_Toc520560558" office:target-frame-name="_top" xlink:show="replace"><text:span text:style-name="T21">Interrupts</text:span><text:tab/>6</text:a></text:p>
          <text:p text:style-name="P22"><text:a xlink:href="#_Toc520560559" office:target-frame-name="_top" xlink:show="replace"><text:span text:style-name="T23">Interrupt vector</text:span><text:tab/>6</text:a></text:p>
          <text:p text:style-name="P24"><text:a xlink:href="#_Toc520560560" office:target-frame-name="_top" xlink:show="replace"><text:span text:style-name="T25">Non-maskable interrupts</text:span><text:tab/>6</text:a></text:p>
          <text:p text:style-name="P26"><text:a xlink:href="#_Toc520560561" office:target-frame-name="_top" xlink:show="replace"><text:span text:style-name="T27">Faults</text:span><text:tab/>6</text:a></text:p>
          <text:p text:style-name="P28"><text:a xlink:href="#_Toc520560562" office:target-frame-name="_top" xlink:show="replace"><text:span text:style-name="T29">Generic behavior on interrupt</text:span><text:tab/>7</text:a></text:p>
          <text:p text:style-name="P30"><text:a xlink:href="#_Toc520560563" office:target-frame-name="_top" xlink:show="replace"><text:span text:style-name="T31">Addressing modes</text:span><text:tab/>7</text:a></text:p>
          <text:p text:style-name="P32"><text:a xlink:href="#_Toc520560564" office:target-frame-name="_top" xlink:show="replace"><text:span text:style-name="T33">Load/Store addressing modes</text:span><text:tab/>7</text:a></text:p>
          <text:p text:style-name="P34"><text:a xlink:href="#_Toc520560565" office:target-frame-name="_top" xlink:show="replace"><text:span text:style-name="T35">Immediate addressing</text:span><text:tab/>7</text:a></text:p>
          <text:p text:style-name="P36"><text:a xlink:href="#_Toc520560566" office:target-frame-name="_top" xlink:show="replace"><text:span text:style-name="T37">Absolute<text:s/></text:span><text:span text:style-name="Hyperlinkki">addressing</text:span><text:tab/>8</text:a></text:p>
          <text:p text:style-name="P38"><text:a xlink:href="#_Toc520560567" office:target-frame-name="_top" xlink:show="replace"><text:span text:style-name="T39">Indexed absolute<text:s/></text:span><text:span text:style-name="Hyperlinkki">addressing</text:span><text:tab/>8</text:a></text:p>
          <text:p text:style-name="P40"><text:a xlink:href="#_Toc520560568" office:target-frame-name="_top" xlink:show="replace"><text:span text:style-name="T41">Indirect addressing</text:span><text:tab/>9</text:a></text:p>
          <text:p text:style-name="P42"><text:a xlink:href="#_Toc520560569" office:target-frame-name="_top" xlink:show="replace"><text:span text:style-name="T43">Register operation instruction addressing modes</text:span><text:tab/>10</text:a></text:p>
          <text:p text:style-name="P44"><text:a xlink:href="#_Toc520560570" office:target-frame-name="_top" xlink:show="replace"><text:span text:style-name="T45">Register-Register addressing</text:span><text:tab/>10</text:a></text:p>
          <text:p text:style-name="P46"><text:a xlink:href="#_Toc520560571" office:target-frame-name="_top" xlink:show="replace"><text:span text:style-name="T47">Register-Immediate<text:s/></text:span><text:span text:style-name="Hyperlinkki">addressing</text:span><text:tab/>10</text:a></text:p>
          <text:p text:style-name="P48"><text:a xlink:href="#_Toc520560572" office:target-frame-name="_top" xlink:show="replace"><text:span text:style-name="T49">Extended register-register addressing mode</text:span><text:tab/>11</text:a></text:p>
          <text:p text:style-name="P50"><text:a xlink:href="#_Toc520560573" office:target-frame-name="_top" xlink:show="replace"><text:span text:style-name="T51">Extended register-immediate addressing mode</text:span><text:tab/>11</text:a></text:p>
          <text:p text:style-name="P52"><text:a xlink:href="#_Toc520560574" office:target-frame-name="_top" xlink:show="replace"><text:span text:style-name="T53">Source addressing mode (register, immediate)</text:span><text:tab/>12</text:a></text:p>
          <text:p text:style-name="P54"><text:a xlink:href="#_Toc520560575" office:target-frame-name="_top" xlink:show="replace"><text:span text:style-name="T55">Other addressing modes</text:span><text:tab/>12</text:a></text:p>
          <text:p text:style-name="P56"><text:a xlink:href="#_Toc520560576" office:target-frame-name="_top" xlink:show="replace"><text:span text:style-name="T57">Implicit addressing</text:span><text:tab/>12</text:a></text:p>
          <text:p text:style-name="P58"><text:a xlink:href="#_Toc520560577" office:target-frame-name="_top" xlink:show="replace"><text:span text:style-name="T59">Relative addressing</text:span><text:tab/>12</text:a></text:p>
          <text:p text:style-name="P60"><text:a xlink:href="#_Toc520560578" office:target-frame-name="_top" xlink:show="replace"><text:span text:style-name="T61">Instruction encoding</text:span><text:tab/>13</text:a></text:p>
          <text:p text:style-name="P62"><text:a xlink:href="#_Toc520560579" office:target-frame-name="_top" xlink:show="replace"><text:span text:style-name="T63">Encoding for immediate addressing mode</text:span><text:tab/>13</text:a></text:p>
          <text:p text:style-name="P64"><text:a xlink:href="#_Toc520560580" office:target-frame-name="_top" xlink:show="replace"><text:span text:style-name="T65">Encoding for absolute addressing mode</text:span><text:tab/>14</text:a></text:p>
          <text:p text:style-name="P66"><text:a xlink:href="#_Toc520560581" office:target-frame-name="_top" xlink:show="replace"><text:span text:style-name="T67">Encoding for indexed absolute addressing mode</text:span><text:tab/>14</text:a></text:p>
          <text:p text:style-name="P68"><text:a xlink:href="#_Toc520560582" office:target-frame-name="_top" xlink:show="replace"><text:span text:style-name="T69">Encoding for indirect addressing mode</text:span><text:tab/>14</text:a></text:p>
          <text:p text:style-name="P70"><text:a xlink:href="#_Toc520560583" office:target-frame-name="_top" xlink:show="replace"><text:span text:style-name="T71">Encoding for implicit addressing mode</text:span><text:tab/>15</text:a></text:p>
          <text:p text:style-name="P72"><text:a xlink:href="#_Toc520560584" office:target-frame-name="_top" xlink:show="replace"><text:span text:style-name="T73">Encoding for register-register addressing mode</text:span><text:tab/>15</text:a></text:p>
          <text:p text:style-name="P74"><text:a xlink:href="#_Toc520560585" office:target-frame-name="_top" xlink:show="replace"><text:span text:style-name="T75">Encoding for register-immediate addressing mode</text:span><text:tab/>16</text:a></text:p>
          <text:p text:style-name="P76"><text:a xlink:href="#_Toc520560586" office:target-frame-name="_top" xlink:show="replace"><text:span text:style-name="T77">Encoding for extended register-register addressing mode</text:span><text:tab/>16</text:a></text:p>
          <text:p text:style-name="P78"><text:a xlink:href="#_Toc520560587" office:target-frame-name="_top" xlink:show="replace"><text:span text:style-name="T79">Encoding for extended register-immediate addressing mode</text:span><text:tab/>16</text:a></text:p>
          <text:p text:style-name="P80"><text:a xlink:href="#_Toc520560588" office:target-frame-name="_top" xlink:show="replace"><text:span text:style-name="T81">Encoding for relative addressing mode</text:span><text:tab/>17</text:a></text:p>
          <text:p text:style-name="P82"><text:a xlink:href="#_Toc520560589" office:target-frame-name="_top" xlink:show="replace"><text:span text:style-name="T83">Instructions</text:span><text:tab/>17</text:a></text:p>
          <text:p text:style-name="P84"><text:a xlink:href="#_Toc520560590" office:target-frame-name="_top" xlink:show="replace"><text:span text:style-name="T85">ADC</text:span><text:tab/>17</text:a></text:p>
          <text:p text:style-name="P86"><text:a xlink:href="#_Toc520560591" office:target-frame-name="_top" xlink:show="replace"><text:span text:style-name="T87">ADD</text:span><text:tab/>17</text:a></text:p>
          <text:p text:style-name="P88"><text:a xlink:href="#_Toc520560592" office:target-frame-name="_top" xlink:show="replace"><text:span text:style-name="T89">AND</text:span><text:tab/>18</text:a></text:p>
          <text:p text:style-name="P90"><text:a xlink:href="#_Toc520560593" office:target-frame-name="_top" xlink:show="replace"><text:span text:style-name="T91">ASL</text:span><text:tab/>18</text:a></text:p>
          <text:p text:style-name="P92"><text:a xlink:href="#_Toc520560594" office:target-frame-name="_top" xlink:show="replace"><text:span text:style-name="T93">ASR</text:span><text:tab/>18</text:a></text:p>
          <text:p text:style-name="P94"><text:a xlink:href="#_Toc520560595" office:target-frame-name="_top" xlink:show="replace"><text:span text:style-name="T95">BCC</text:span><text:tab/>19</text:a></text:p>
          <text:p text:style-name="P96"><text:a xlink:href="#_Toc520560596" office:target-frame-name="_top" xlink:show="replace"><text:span text:style-name="T97">BCS</text:span><text:tab/>19</text:a></text:p>
          <text:p text:style-name="P98"><text:a xlink:href="#_Toc520560597" office:target-frame-name="_top" xlink:show="replace"><text:span text:style-name="T99">BEQ</text:span><text:tab/>19</text:a></text:p>
          <text:p text:style-name="P100"><text:a xlink:href="#_Toc520560598" office:target-frame-name="_top" xlink:show="replace"><text:span text:style-name="T101">BNE</text:span><text:tab/>20</text:a></text:p>
          <text:p text:style-name="P102"><text:a xlink:href="#_Toc520560599" office:target-frame-name="_top" xlink:show="replace"><text:span text:style-name="T103">BNG</text:span><text:tab/>20</text:a></text:p>
          <text:p text:style-name="P104"><text:a xlink:href="#_Toc520560600" office:target-frame-name="_top" xlink:show="replace"><text:span text:style-name="T105">BOC</text:span><text:tab/>20</text:a></text:p>
          <text:p text:style-name="P106"><text:a xlink:href="#_Toc520560601" office:target-frame-name="_top" xlink:show="replace"><text:span text:style-name="T107">BOS</text:span><text:tab/>20</text:a></text:p>
          <text:p text:style-name="P108"><text:a xlink:href="#_Toc520560602" office:target-frame-name="_top" xlink:show="replace"><text:span text:style-name="T109">BPO</text:span><text:tab/>21</text:a></text:p>
          <text:p text:style-name="P110"><text:a xlink:href="#_Toc520560603" office:target-frame-name="_top" xlink:show="replace"><text:span text:style-name="T111">CALL</text:span><text:tab/>21</text:a></text:p>
          <text:p text:style-name="P112"><text:a xlink:href="#_Toc520560604" office:target-frame-name="_top" xlink:show="replace"><text:span text:style-name="T113">CLA</text:span><text:tab/>21</text:a></text:p>
          <text:p text:style-name="P114"><text:a xlink:href="#_Toc520560605" office:target-frame-name="_top" xlink:show="replace"><text:span text:style-name="T115">CLC</text:span><text:tab/>21</text:a></text:p>
          <text:p text:style-name="P116"><text:a xlink:href="#_Toc520560606" office:target-frame-name="_top" xlink:show="replace"><text:span text:style-name="T117">CLF</text:span><text:tab/>22</text:a></text:p>
          <text:p text:style-name="P118"><text:a xlink:href="#_Toc520560607" office:target-frame-name="_top" xlink:show="replace"><text:span text:style-name="T119">CLI</text:span><text:tab/>22</text:a></text:p>
          <text:p text:style-name="P120"><text:a xlink:href="#_Toc520560608" office:target-frame-name="_top" xlink:show="replace"><text:span text:style-name="T121">CLO</text:span><text:tab/>22</text:a></text:p>
          <text:p text:style-name="P122"><text:a xlink:href="#_Toc520560609" office:target-frame-name="_top" xlink:show="replace"><text:span text:style-name="T123">CMP</text:span><text:tab/>22</text:a></text:p>
          <text:p text:style-name="P124"><text:a xlink:href="#_Toc520560610" office:target-frame-name="_top" xlink:show="replace"><text:span text:style-name="T125">DEC</text:span><text:tab/>22</text:a></text:p>
          <text:p text:style-name="P126"><text:a xlink:href="#_Toc520560611" office:target-frame-name="_top" xlink:show="replace"><text:span text:style-name="T127">DIV</text:span><text:tab/>22</text:a></text:p>
          <text:p text:style-name="P128"><text:a xlink:href="#_Toc520560612" office:target-frame-name="_top" xlink:show="replace"><text:span text:style-name="T129">IDIV</text:span><text:tab/>22</text:a></text:p>
          <text:p text:style-name="P130"><text:a xlink:href="#_Toc520560613" office:target-frame-name="_top" xlink:show="replace"><text:span text:style-name="T131">IMUL</text:span><text:tab/>23</text:a></text:p>
          <text:p text:style-name="P132"><text:a xlink:href="#_Toc520560614" office:target-frame-name="_top" xlink:show="replace"><text:span text:style-name="T133">INC</text:span><text:tab/>23</text:a></text:p>
          <text:p text:style-name="P134"><text:a xlink:href="#_Toc520560615" office:target-frame-name="_top" xlink:show="replace"><text:span text:style-name="T135">INT</text:span><text:tab/>23</text:a></text:p>
          <text:p text:style-name="P136"><text:a xlink:href="#_Toc520560616" office:target-frame-name="_top" xlink:show="replace"><text:span text:style-name="T137">IRET</text:span><text:tab/>23</text:a></text:p>
          <text:p text:style-name="P138"><text:a xlink:href="#_Toc520560617" office:target-frame-name="_top" xlink:show="replace"><text:span text:style-name="T139">JMP</text:span><text:tab/>23</text:a></text:p>
          <text:p text:style-name="P140"><text:a xlink:href="#_Toc520560618" office:target-frame-name="_top" xlink:show="replace"><text:span text:style-name="T141">LDR</text:span><text:tab/>24</text:a></text:p>
          <text:p text:style-name="P142"><text:a xlink:href="#_Toc520560619" office:target-frame-name="_top" xlink:show="replace"><text:span text:style-name="T143">LSL</text:span><text:tab/>24</text:a></text:p>
          <text:p text:style-name="P144"><text:a xlink:href="#_Toc520560620" office:target-frame-name="_top" xlink:show="replace"><text:span text:style-name="T145">LSR</text:span><text:tab/>24</text:a></text:p>
          <text:p text:style-name="P146"><text:a xlink:href="#_Toc520560621" office:target-frame-name="_top" xlink:show="replace"><text:span text:style-name="T147">MUL</text:span><text:tab/>25</text:a></text:p>
          <text:p text:style-name="P148"><text:a xlink:href="#_Toc520560622" office:target-frame-name="_top" xlink:show="replace"><text:span text:style-name="T149">MOV</text:span><text:tab/>25</text:a></text:p>
          <text:p text:style-name="P150"><text:a xlink:href="#_Toc520560623" office:target-frame-name="_top" xlink:show="replace"><text:span text:style-name="T151">NEG</text:span><text:tab/>25</text:a></text:p>
          <text:p text:style-name="P152"><text:a xlink:href="#_Toc520560624" office:target-frame-name="_top" xlink:show="replace"><text:span text:style-name="T153">NOP</text:span><text:tab/>25</text:a></text:p>
          <text:p text:style-name="P154"><text:a xlink:href="#_Toc520560625" office:target-frame-name="_top" xlink:show="replace"><text:span text:style-name="T155">NOT</text:span><text:tab/>25</text:a></text:p>
          <text:p text:style-name="P156"><text:a xlink:href="#_Toc520560626" office:target-frame-name="_top" xlink:show="replace"><text:span text:style-name="T157">OR</text:span><text:tab/>25</text:a></text:p>
          <text:p text:style-name="P158"><text:a xlink:href="#_Toc520560627" office:target-frame-name="_top" xlink:show="replace"><text:span text:style-name="T159">POPA</text:span><text:tab/>26</text:a></text:p>
          <text:p text:style-name="P160"><text:a xlink:href="#_Toc520560628" office:target-frame-name="_top" xlink:show="replace"><text:span text:style-name="T161">POPB</text:span><text:tab/>26</text:a></text:p>
          <text:p text:style-name="P162"><text:a xlink:href="#_Toc520560629" office:target-frame-name="_top" xlink:show="replace"><text:span text:style-name="T163">POPC</text:span><text:tab/>26</text:a></text:p>
          <text:p text:style-name="P164"><text:a xlink:href="#_Toc520560630" office:target-frame-name="_top" xlink:show="replace"><text:span text:style-name="T165">POPD</text:span><text:tab/>27</text:a></text:p>
          <text:p text:style-name="P166"><text:a xlink:href="#_Toc520560631" office:target-frame-name="_top" xlink:show="replace"><text:span text:style-name="T167">POPF</text:span><text:tab/>27</text:a></text:p>
          <text:p text:style-name="P168"><text:a xlink:href="#_Toc520560632" office:target-frame-name="_top" xlink:show="replace"><text:span text:style-name="T169">PUSHA</text:span><text:tab/>27</text:a></text:p>
          <text:p text:style-name="P170"><text:a xlink:href="#_Toc520560633" office:target-frame-name="_top" xlink:show="replace"><text:span text:style-name="T171">PUSHB</text:span><text:tab/>27</text:a></text:p>
          <text:p text:style-name="P172"><text:a xlink:href="#_Toc520560634" office:target-frame-name="_top" xlink:show="replace"><text:span text:style-name="T173">PUSHC</text:span><text:tab/>28</text:a></text:p>
          <text:p text:style-name="P174"><text:a xlink:href="#_Toc520560635" office:target-frame-name="_top" xlink:show="replace"><text:span text:style-name="T175">PUSHD</text:span><text:tab/>28</text:a></text:p>
          <text:p text:style-name="P176"><text:a xlink:href="#_Toc520560636" office:target-frame-name="_top" xlink:show="replace"><text:span text:style-name="T177">PUSHF</text:span><text:tab/>28</text:a></text:p>
          <text:p text:style-name="P178"><text:a xlink:href="#_Toc520560637" office:target-frame-name="_top" xlink:show="replace"><text:span text:style-name="T179">RET</text:span><text:tab/>28</text:a></text:p>
          <text:p text:style-name="P180"><text:a xlink:href="#_Toc520560638" office:target-frame-name="_top" xlink:show="replace"><text:span text:style-name="T181">RETI</text:span><text:tab/>28</text:a></text:p>
          <text:p text:style-name="P182"><text:a xlink:href="#_Toc520560639" office:target-frame-name="_top" xlink:show="replace"><text:span text:style-name="T183">ROL</text:span><text:tab/>28</text:a></text:p>
          <text:p text:style-name="P184"><text:a xlink:href="#_Toc520560640" office:target-frame-name="_top" xlink:show="replace"><text:span text:style-name="T185">ROR</text:span><text:tab/>29</text:a></text:p>
          <text:p text:style-name="P186"><text:a xlink:href="#_Toc520560641" office:target-frame-name="_top" xlink:show="replace"><text:span text:style-name="T187">SAI</text:span><text:tab/>29</text:a></text:p>
          <text:p text:style-name="P188"><text:a xlink:href="#_Toc520560642" office:target-frame-name="_top" xlink:show="replace"><text:span text:style-name="T189">SEC</text:span><text:tab/>29</text:a></text:p>
          <text:p text:style-name="P190"><text:a xlink:href="#_Toc520560643" office:target-frame-name="_top" xlink:show="replace"><text:span text:style-name="T191">SEI</text:span><text:tab/>30</text:a></text:p>
          <text:p text:style-name="P192"><text:a xlink:href="#_Toc520560644" office:target-frame-name="_top" xlink:show="replace"><text:span text:style-name="T193">STR</text:span><text:tab/>30</text:a></text:p>
          <text:p text:style-name="P194"><text:a xlink:href="#_Toc520560645" office:target-frame-name="_top" xlink:show="replace"><text:span text:style-name="T195">SBB</text:span><text:tab/>30</text:a></text:p>
          <text:p text:style-name="P196"><text:a xlink:href="#_Toc520560646" office:target-frame-name="_top" xlink:show="replace"><text:span text:style-name="T197">SUB</text:span><text:tab/>30</text:a></text:p>
          <text:p text:style-name="P198"><text:a xlink:href="#_Toc520560647" office:target-frame-name="_top" xlink:show="replace"><text:span text:style-name="T199">TEST</text:span><text:tab/>31</text:a></text:p>
          <text:p text:style-name="P200"><text:a xlink:href="#_Toc520560648" office:target-frame-name="_top" xlink:show="replace"><text:span text:style-name="T201">XOR</text:span><text:tab/>31</text:a></text:p>
        </text:index-body>
      </text:table-of-content>
      <text:p text:style-name="Normaali"/>
      <text:p text:style-name="Normaali"/>
      <text:p text:style-name="Normaali"/>
      <text:p text:style-name="Normaali"/>
      <text:p text:style-name="Normaali"/>
      <text:p text:style-name="Normaali"/>
      <text:p text:style-name="Normaali"/>
      <text:p text:style-name="Normaali"/>
      <text:h text:style-name="Otsikko1" text:outline-level="1"><text:bookmark-start text:name="_Toc501582904"/><text:bookmark-start text:name="_Toc501635421"/><text:bookmark-start text:name="_Toc501718322"/><text:bookmark-start text:name="_Toc502012901"/><text:bookmark-start text:name="_Toc502184798"/><text:bookmark-start text:name="_Toc502240107"/><text:bookmark-start text:name="_Toc502315565"/><text:bookmark-start text:name="_Toc509586763"/><text:bookmark-start text:name="_Toc519968263"/><text:bookmark-start text:name="_Toc520560555"/><text:soft-page-break/><text:span text:style-name="T202">General<text:s/></text:span>information<text:bookmark-end text:name="_Toc501582904"/><text:bookmark-end text:name="_Toc501635421"/><text:bookmark-end text:name="_Toc501718322"/><text:bookmark-end text:name="_Toc502012901"/><text:bookmark-end text:name="_Toc502184798"/><text:bookmark-end text:name="_Toc502240107"/><text:bookmark-end text:name="_Toc502315565"/><text:bookmark-end text:name="_Toc509586763"/><text:bookmark-end text:name="_Toc519968263"/><text:bookmark-end text:name="_Toc520560555"/></text:h>
      <text:p text:style-name="P203"/>
      <text:list text:style-name="LFO1" text:continue-numbering="true">
        <text:list-item>
          <text:p text:style-name="P204">8bit registers, 16-bit addressing</text:p>
        </text:list-item>
        <text:list-item>
          <text:p text:style-name="P205">4 general purpose<text:s/>registers, R1, R2, R3, R4</text:p>
        </text:list-item>
        <text:list-item>
          <text:p text:style-name="P206">Load/Store architecture</text:p>
        </text:list-item>
        <text:list-item>
          <text:p text:style-name="P207">Little endian</text:p>
        </text:list-item>
        <text:list-item>
          <text:p text:style-name="P208">Unsigned and signed (two’s complement) arithmetic</text:p>
        </text:list-item>
        <text:list-item>
          <text:p text:style-name="P209">Inspired by 6502, 8086 and ARM architecture</text:p>
        </text:list-item>
      </text:list>
      <text:p text:style-name="P210"/>
      <text:h text:style-name="Otsikko1" text:outline-level="1"><text:bookmark-start text:name="_Toc501582905"/><text:bookmark-start text:name="_Toc501635422"/><text:bookmark-start text:name="_Toc501718323"/><text:bookmark-start text:name="_Toc502012902"/><text:bookmark-start text:name="_Toc502184799"/><text:bookmark-start text:name="_Toc502240108"/><text:bookmark-start text:name="_Toc502315566"/><text:bookmark-start text:name="_Toc509586764"/><text:bookmark-start text:name="_Toc519968264"/><text:bookmark-start text:name="_Toc520560556"/><text:span text:style-name="T211">CPU<text:s/></text:span>registers<text:bookmark-end text:name="_Toc501582905"/><text:bookmark-end text:name="_Toc501635422"/><text:bookmark-end text:name="_Toc501718323"/><text:bookmark-end text:name="_Toc502012902"/><text:bookmark-end text:name="_Toc502184799"/><text:bookmark-end text:name="_Toc502240108"/><text:bookmark-end text:name="_Toc502315566"/><text:bookmark-end text:name="_Toc509586764"/><text:bookmark-end text:name="_Toc519968264"/><text:bookmark-end text:name="_Toc520560556"/></text:h>
      <text:p text:style-name="P212"/>
      <text:list text:style-name="LFO1" text:continue-numbering="true">
        <text:list-item>
          <text:p text:style-name="P213">Four 8-bit general purpose registers, R1, R2, R3, R4</text:p>
          <text:list text:continue-numbering="true">
            <text:list-item>
              <text:p text:style-name="P214">No limitations on usage, can<text:s/>be used as source and destination registers as desired</text:p>
            </text:list-item>
          </text:list>
        </text:list-item>
        <text:list-item>
          <text:p text:style-name="P215">16-bit program counter</text:p>
        </text:list-item>
        <text:list-item>
          <text:p text:style-name="P216">16-bit stack pointer</text:p>
        </text:list-item>
        <text:list-item>
          <text:p text:style-name="P217">8-bit status register, containing following bits, starting from the least significant bit</text:p>
          <text:list text:continue-numbering="true">
            <text:list-item>
              <text:p text:style-name="P218">Zero flag</text:p>
              <text:list text:continue-numbering="true">
                <text:list-item>
                  <text:p text:style-name="P219">Last operation resulted in zero being stored into the<text:s/>destination register</text:p>
                </text:list-item>
              </text:list>
            </text:list-item>
            <text:list-item>
              <text:p text:style-name="P220">Negative Flag</text:p>
              <text:list text:continue-numbering="true">
                <text:list-item>
                  <text:p text:style-name="P221">Last operation resulted in negative number, when interpreted as signed value (most significant bit is set)</text:p>
                </text:list-item>
              </text:list>
            </text:list-item>
            <text:list-item>
              <text:p text:style-name="P222">Carry/Borrow flag</text:p>
              <text:list text:continue-numbering="true">
                <text:list-item>
                  <text:p text:style-name="P223">Addition: Last operation resulted into value larger than 255, when result interpreted as unsigned value</text:p>
                </text:list-item>
                <text:list-item>
                  <text:p text:style-name="P224">Subtraction: a &lt; b, for equation ‘result= a – b’</text:p>
                </text:list-item>
              </text:list>
            </text:list-item>
            <text:list-item>
              <text:p text:style-name="P225">Overflow flag</text:p>
              <text:list text:continue-numbering="true">
                <text:list-item>
                  <text:p text:style-name="P226">Last operation resulted in arithmetic overflow; value could not be represented by using two’s complement.</text:p>
                  <text:list text:continue-numbering="true">
                    <text:list-item>
                      <text:p text:style-name="P227">When both source operands share a sign bit and result has different sign, overflow occurs</text:p>
                    </text:list-item>
                  </text:list>
                </text:list-item>
              </text:list>
            </text:list-item>
            <text:list-item>
              <text:p text:style-name="P228">Interrupt Flag</text:p>
              <text:list text:continue-numbering="true">
                <text:list-item>
                  <text:p text:style-name="P229">Interrupts are enabled (non-maskable interrupts will ignore this flag)</text:p>
                </text:list-item>
              </text:list>
            </text:list-item>
            <text:list-item>
              <text:p text:style-name="P230">Break flag</text:p>
              <text:list text:continue-numbering="true">
                <text:list-item>
                  <text:p text:style-name="P231">Interrupt was generated by using the INT opcode rather than from external source.<text:tab/></text:p>
                </text:list-item>
              </text:list>
            </text:list-item>
            <text:list-item>
              <text:p text:style-name="P232">Auto-increment flag</text:p>
              <text:list text:continue-numbering="true">
                <text:list-item>
                  <text:p text:style-name="P233">Certain values are automatically incremented.<text:s/>See addressing mode documentation for more information</text:p>
                </text:list-item>
              </text:list>
            </text:list-item>
            <text:list-item>
              <text:p text:style-name="P234">Fault flag</text:p>
              <text:list text:continue-numbering="true">
                <text:list-item>
                  <text:p text:style-name="P235">CPU fault was generated, such as division by zero.<text:s/></text:p>
                </text:list-item>
              </text:list>
            </text:list-item>
          </text:list>
        </text:list-item>
      </text:list>
      <text:p text:style-name="P236"/>
      <text:p text:style-name="P237">All GP-registers are initialized to zero. Stack pointer is initialized to $200. Flags are zero except for the interrupt flag, which is set. Program counter is initialized with value $0.</text:p>
      <text:p text:style-name="P238"/>
      <text:h text:style-name="P239" text:outline-level="1"><text:bookmark-start text:name="_Toc502184800"/><text:bookmark-start text:name="_Toc502240109"/><text:bookmark-start text:name="_Toc502315567"/><text:bookmark-start text:name="_Toc509586765"/><text:bookmark-start text:name="_Toc519968265"/><text:bookmark-start text:name="_Toc501582906"/><text:bookmark-start text:name="_Toc501635423"/><text:bookmark-start text:name="_Toc501718324"/><text:bookmark-start text:name="_Toc502012903"/><text:bookmark-start text:name="_Toc520560557"/><text:soft-page-break/>Behavior on powering on the CPU<text:bookmark-end text:name="_Toc502184800"/><text:bookmark-end text:name="_Toc502240109"/><text:bookmark-end text:name="_Toc502315567"/><text:bookmark-end text:name="_Toc509586765"/><text:bookmark-end text:name="_Toc519968265"/><text:bookmark-end text:name="_Toc520560557"/></text:h>
      <text:p text:style-name="P240"/>
      <text:p text:style-name="P241">The CPU will jump to address stored at current PC location.</text:p>
      <text:h text:style-name="P242" text:outline-level="1"><text:bookmark-start text:name="_Toc502184801"/><text:bookmark-start text:name="_Toc502240110"/><text:bookmark-start text:name="_Toc502315568"/><text:bookmark-start text:name="_Toc509586766"/><text:bookmark-start text:name="_Toc519968266"/><text:bookmark-start text:name="_Toc520560558"/>Interrupts<text:bookmark-end text:name="_Toc502184801"/><text:bookmark-end text:name="_Toc502240110"/><text:bookmark-end text:name="_Toc502315568"/><text:bookmark-end text:name="_Toc509586766"/><text:bookmark-end text:name="_Toc519968266"/><text:bookmark-end text:name="_Toc520560558"/></text:h>
      <text:p text:style-name="P243"/>
      <text:p text:style-name="P244">The CPU supports both non-maskable and maskable interrupts. Maskable interrupts are ignored if the interrupt-flag is not set. Non-maskable interrupts are never ignored.</text:p>
      <text:p text:style-name="P245"/>
      <text:h text:style-name="P246" text:outline-level="2"><text:bookmark-start text:name="_Toc502184802"/><text:bookmark-start text:name="_Toc502240111"/><text:bookmark-start text:name="_Toc502315569"/><text:bookmark-start text:name="_Toc509586767"/><text:bookmark-start text:name="_Toc519968267"/><text:bookmark-start text:name="_Toc520560559"/>Interrupt vector<text:bookmark-end text:name="_Toc502184802"/><text:bookmark-end text:name="_Toc502240111"/><text:bookmark-end text:name="_Toc502315569"/><text:bookmark-end text:name="_Toc509586767"/><text:bookmark-end text:name="_Toc519968267"/><text:bookmark-end text:name="_Toc520560559"/></text:h>
      <text:p text:style-name="P247"/>
      <text:p text:style-name="P248">Interrupt vector is a vector of addresses, starting from memory address $0. The cpu will jump to these addresses upon interrupt. The addresses stored are 16-bit values,<text:s/>in little-endian format.</text:p>
      <text:p text:style-name="P249"/>
      <table:table table:style-name="Table250">
        <table:table-columns>
          <table:table-column table:style-name="TableColumn251"/>
          <table:table-column table:style-name="TableColumn252"/>
        </table:table-columns>
        <table:table-row table:style-name="TableRow253">
          <table:table-cell table:style-name="TableCell254">
            <text:p text:style-name="P255">Vector description</text:p>
          </table:table-cell>
          <table:table-cell table:style-name="TableCell256">
            <text:p text:style-name="P257">Start Address</text:p>
          </table:table-cell>
        </table:table-row>
        <table:table-row table:style-name="TableRow258">
          <table:table-cell table:style-name="TableCell259">
            <text:p text:style-name="P260">Reset vector</text:p>
          </table:table-cell>
          <table:table-cell table:style-name="TableCell261">
            <text:p text:style-name="P262">$0</text:p>
          </table:table-cell>
        </table:table-row>
        <table:table-row table:style-name="TableRow263">
          <table:table-cell table:style-name="TableCell264">
            <text:p text:style-name="P265">Invalid opcode</text:p>
          </table:table-cell>
          <table:table-cell table:style-name="TableCell266">
            <text:p text:style-name="P267">$2</text:p>
          </table:table-cell>
        </table:table-row>
        <table:table-row table:style-name="TableRow268">
          <table:table-cell table:style-name="TableCell269">
            <text:p text:style-name="P270">Divide error</text:p>
          </table:table-cell>
          <table:table-cell table:style-name="TableCell271">
            <text:p text:style-name="P272">$4</text:p>
          </table:table-cell>
        </table:table-row>
        <table:table-row table:style-name="TableRow273">
          <table:table-cell table:style-name="TableCell274">
            <text:p text:style-name="P275">Divide overflow</text:p>
          </table:table-cell>
          <table:table-cell table:style-name="TableCell276">
            <text:p text:style-name="P277">$6</text:p>
          </table:table-cell>
        </table:table-row>
      </table:table>
      <text:p text:style-name="P278"/>
      <text:p text:style-name="P279">The system should set up the interrupt vector table during early initialization.</text:p>
      <text:p text:style-name="P280"/>
      <text:h text:style-name="P281" text:outline-level="2"><text:bookmark-start text:name="_Toc502184803"/><text:bookmark-start text:name="_Toc502240112"/><text:bookmark-start text:name="_Toc502315570"/><text:bookmark-start text:name="_Toc509586768"/><text:bookmark-start text:name="_Toc519968268"/><text:bookmark-start text:name="_Toc520560560"/>Non-maskable interrupts<text:bookmark-end text:name="_Toc502184803"/><text:bookmark-end text:name="_Toc502240112"/><text:bookmark-end text:name="_Toc502315570"/><text:bookmark-end text:name="_Toc509586768"/><text:bookmark-end text:name="_Toc519968268"/><text:bookmark-end text:name="_Toc520560560"/></text:h>
      <text:p text:style-name="P282"/>
      <text:h text:style-name="P283" text:outline-level="3"><text:bookmark-start text:name="_Toc502184804"/><text:bookmark-start text:name="_Toc502240113"/><text:bookmark-start text:name="_Toc502315571"/><text:bookmark-start text:name="_Toc509586769"/><text:bookmark-start text:name="_Toc519968269"/><text:bookmark-start text:name="_Toc520560561"/>Faults<text:bookmark-end text:name="_Toc502184804"/><text:bookmark-end text:name="_Toc502240113"/><text:bookmark-end text:name="_Toc502315571"/><text:bookmark-end text:name="_Toc509586769"/><text:bookmark-end text:name="_Toc519968269"/><text:bookmark-end text:name="_Toc520560561"/></text:h>
      <text:p text:style-name="P284"/>
      <text:p text:style-name="P285">The<text:s/>CPU generates faults under the following circumstances:</text:p>
      <text:p text:style-name="P286"/>
      <text:list text:style-name="LFO1" text:continue-numbering="true">
        <text:list-item>
          <text:p text:style-name="P287">Invalid instruction was found in the instruction stream</text:p>
        </text:list-item>
        <text:list-item>
          <text:p text:style-name="P288">Division by zero</text:p>
        </text:list-item>
        <text:list-item>
          <text:p text:style-name="P289">Division result is not representable by 8-bit value (-128/-1)</text:p>
        </text:list-item>
      </text:list>
      <text:p text:style-name="P290"/>
      <text:p text:style-name="P291">When fault condition is met, the CPU will jump to the address<text:s/>located in the interrupt vector table. The chosen vector depends on the fault. CPU will also set the fault flag in the status register. The fault routine must clear this flag upon successful completion of the routine.</text:p>
      <text:p text:style-name="P292"/>
      <text:p text:style-name="P293">If fault flag is set when CPU encounters a fault condition, CPU jumps to the address stored in the reset vector instead. All registers are initialized with their default values, except for the program counter which contains the address stored in the reset vector.</text:p>
      <text:p text:style-name="P294"/>
      <text:p text:style-name="P295">One additional cycle is required compared to generic interrupt behavior in order to set the fault status flag.</text:p>
      <text:p text:style-name="P296"/>
      <text:h text:style-name="P297" text:outline-level="2"><text:bookmark-start text:name="_Toc502184805"/><text:bookmark-start text:name="_Toc502240114"/><text:bookmark-start text:name="_Toc502315572"/><text:bookmark-start text:name="_Toc509586770"/><text:bookmark-start text:name="_Toc519968270"/><text:bookmark-start text:name="_Toc520560562"/><text:soft-page-break/>Generic behavior on interrupt<text:bookmark-end text:name="_Toc502184805"/><text:bookmark-end text:name="_Toc502240114"/><text:bookmark-end text:name="_Toc502315572"/><text:bookmark-end text:name="_Toc509586770"/><text:bookmark-end text:name="_Toc519968270"/><text:bookmark-end text:name="_Toc520560562"/></text:h>
      <text:p text:style-name="P298"/>
      <text:p text:style-name="P299">The CPU pushes the program counter high and low bytes into the stack. <text:s/>This value points to the next instruction in the instruction stream. <text:s/>The CPU will then push the status flags into the stack. Interrupt flag is then cleared. CPU will then fetch the low and high bytes of the interrupt handler address from the interrupt vector table. This process takes 9 cycles (push pc: 4 cycles, fetch ivector: 2 cycles, disable interrupts: 1 cycle, push status flags: 2 cycle)</text:p>
      <text:p text:style-name="P300"/>
      <text:p text:style-name="P301">Return from interrupt (IRET) reverses this process, restoring status flags and the program counter from the stack.</text:p>
      <text:p text:style-name="P302"/>
      <text:h text:style-name="P303" text:outline-level="1"><text:bookmark-start text:name="_Toc502184806"/><text:bookmark-start text:name="_Toc502240115"/><text:bookmark-start text:name="_Toc502315573"/><text:bookmark-start text:name="_Toc509586771"/><text:bookmark-start text:name="_Toc519968271"/><text:bookmark-start text:name="_Toc520560563"/>Addressing modes<text:bookmark-end text:name="_Toc501582906"/><text:bookmark-end text:name="_Toc501635423"/><text:bookmark-end text:name="_Toc501718324"/><text:bookmark-end text:name="_Toc502012903"/><text:bookmark-end text:name="_Toc502184806"/><text:bookmark-end text:name="_Toc502240115"/><text:bookmark-end text:name="_Toc502315573"/><text:bookmark-end text:name="_Toc509586771"/><text:bookmark-end text:name="_Toc519968271"/><text:bookmark-end text:name="_Toc520560563"/></text:h>
      <text:p text:style-name="P304"/>
      <text:h text:style-name="P305" text:outline-level="2"><text:bookmark-start text:name="_Toc501582907"/><text:bookmark-start text:name="_Toc501635424"/><text:bookmark-start text:name="_Toc501718325"/><text:bookmark-start text:name="_Toc502012904"/><text:bookmark-start text:name="_Toc502184807"/><text:bookmark-start text:name="_Toc502240116"/><text:bookmark-start text:name="_Toc502315574"/><text:bookmark-start text:name="_Toc509586772"/><text:bookmark-start text:name="_Toc519968272"/><text:bookmark-start text:name="_Toc520560564"/>Load/Store addressing modes<text:bookmark-end text:name="_Toc501582907"/><text:bookmark-end text:name="_Toc501635424"/><text:bookmark-end text:name="_Toc501718325"/><text:bookmark-end text:name="_Toc502012904"/><text:bookmark-end text:name="_Toc502184807"/><text:bookmark-end text:name="_Toc502240116"/><text:bookmark-end text:name="_Toc502315574"/><text:bookmark-end text:name="_Toc509586772"/><text:bookmark-end text:name="_Toc519968272"/><text:bookmark-end text:name="_Toc520560564"/></text:h>
      <text:p text:style-name="P306"/>
      <text:h text:style-name="P307" text:outline-level="3"><text:bookmark-start text:name="_Toc501582908"/><text:bookmark-start text:name="_Toc501635425"/><text:bookmark-start text:name="_Toc501718326"/><text:bookmark-start text:name="_Toc502012905"/><text:bookmark-start text:name="_Toc502184808"/><text:bookmark-start text:name="_Toc502240117"/><text:bookmark-start text:name="_Toc502315575"/><text:bookmark-start text:name="_Toc509586773"/><text:bookmark-start text:name="_Toc519968273"/><text:bookmark-start text:name="_Toc520560565"/>Immediate addressing<text:bookmark-end text:name="_Toc501582908"/><text:bookmark-end text:name="_Toc501635425"/><text:bookmark-end text:name="_Toc501718326"/><text:bookmark-end text:name="_Toc502012905"/><text:bookmark-end text:name="_Toc502184808"/><text:bookmark-end text:name="_Toc502240117"/><text:bookmark-end text:name="_Toc502315575"/><text:bookmark-end text:name="_Toc509586773"/><text:bookmark-end text:name="_Toc519968273"/><text:bookmark-end text:name="_Toc520560565"/></text:h>
      <text:p text:style-name="P308"/>
      <text:p text:style-name="P309">Used by LDR</text:p>
      <text:p text:style-name="P310"/>
      <text:p text:style-name="P311">LDR &lt;dr&gt;, &lt;immediate&gt;</text:p>
      <text:p text:style-name="P312">where</text:p>
      <text:list text:style-name="LFO1" text:continue-numbering="true">
        <text:list-item>
          <text:p text:style-name="P313">dr is the destination register</text:p>
        </text:list-item>
        <text:list-item>
          <text:p text:style-name="P314">immediate is an 8-bit constant value</text:p>
        </text:list-item>
      </text:list>
      <text:p text:style-name="P315"/>
      <text:p text:style-name="P316">Example:</text:p>
      <text:p text:style-name="P317"/>
      <text:p text:style-name="P318">LDR r2, #$F0</text:p>
      <text:list text:style-name="LFO1" text:continue-numbering="true">
        <text:list-item>
          <text:p text:style-name="P319">Load value $F0 into register r2</text:p>
          <text:list text:continue-numbering="true">
            <text:list-item>
              <text:p text:style-name="P320">r2 = $F0</text:p>
            </text:list-item>
          </text:list>
        </text:list-item>
      </text:list>
      <text:p text:style-name="P321"/>
      <text:h text:style-name="Otsikko3" text:outline-level="3"><text:bookmark-start text:name="_Toc501582909"/><text:bookmark-start text:name="_Toc501635426"/><text:bookmark-start text:name="_Toc501718327"/><text:bookmark-start text:name="_Toc502012906"/><text:bookmark-start text:name="_Toc502184809"/><text:bookmark-start text:name="_Toc502240118"/><text:bookmark-start text:name="_Toc502315576"/><text:bookmark-start text:name="_Toc509586774"/><text:bookmark-start text:name="_Toc519968274"/><text:bookmark-start text:name="_Toc520560566"/><text:span text:style-name="T322">Absolute<text:s/></text:span>addressing<text:bookmark-end text:name="_Toc501582909"/><text:bookmark-end text:name="_Toc501635426"/><text:bookmark-end text:name="_Toc501718327"/><text:bookmark-end text:name="_Toc502012906"/><text:bookmark-end text:name="_Toc502184809"/><text:bookmark-end text:name="_Toc502240118"/><text:bookmark-end text:name="_Toc502315576"/><text:bookmark-end text:name="_Toc509586774"/><text:bookmark-end text:name="_Toc519968274"/><text:bookmark-end text:name="_Toc520560566"/></text:h>
      <text:p text:style-name="P323"/>
      <text:p text:style-name="P324">Used by LDR/STR</text:p>
      <text:p text:style-name="P325"/>
      <text:p text:style-name="P326">STR &lt;address&gt;, &lt;sr&gt;</text:p>
      <text:p text:style-name="P327">where</text:p>
      <text:list text:style-name="LFO1" text:continue-numbering="true">
        <text:list-item>
          <text:p text:style-name="P328">address is the<text:s/>16-bit destination address where the value is stored</text:p>
        </text:list-item>
        <text:list-item>
          <text:p text:style-name="P329">sr is the source register</text:p>
        </text:list-item>
      </text:list>
      <text:p text:style-name="P330"/>
      <text:p text:style-name="P331">Examples:</text:p>
      <text:p text:style-name="P332"><text:tab/></text:p>
      <text:p text:style-name="P333">STR $1234, r3</text:p>
      <text:list text:style-name="LFO1" text:continue-numbering="true">
        <text:list-item>
          <text:p text:style-name="P334">Store register r3 into memory address $1234</text:p>
          <text:list text:continue-numbering="true">
            <text:list-item>
              <text:p text:style-name="P335">byte *ptr = $1234<text:line-break/><text:soft-page-break/>*ptr = r3</text:p>
            </text:list-item>
          </text:list>
        </text:list-item>
      </text:list>
      <text:p text:style-name="P336"/>
      <text:p text:style-name="P337"/>
      <text:p text:style-name="P338">LDR &lt;dr&gt;, &lt;address&gt;</text:p>
      <text:p text:style-name="P339">where</text:p>
      <text:list text:style-name="LFO1" text:continue-numbering="true">
        <text:list-item>
          <text:p text:style-name="P340">dr is the destination register where value is<text:s/>stored</text:p>
        </text:list-item>
        <text:list-item>
          <text:p text:style-name="P341">address is the 16-bit source memory address</text:p>
        </text:list-item>
      </text:list>
      <text:p text:style-name="P342"/>
      <text:p text:style-name="P343">Example:</text:p>
      <text:p text:style-name="P344"/>
      <text:p text:style-name="P345">LDR r4, $1234</text:p>
      <text:list text:style-name="LFO1" text:continue-numbering="true">
        <text:list-item>
          <text:p text:style-name="P346">Load value from address $1234 and store it in register r4</text:p>
          <text:list text:continue-numbering="true">
            <text:list-item>
              <text:p text:style-name="P347">byte *ptr = $1234<text:line-break/>r4 = *ptr</text:p>
            </text:list-item>
          </text:list>
        </text:list-item>
      </text:list>
      <text:p text:style-name="P348"/>
      <text:h text:style-name="Otsikko3" text:outline-level="3"><text:bookmark-start text:name="_Toc501635427"/><text:bookmark-start text:name="_Toc501718328"/><text:bookmark-start text:name="_Toc502012907"/><text:bookmark-start text:name="_Toc502184810"/><text:bookmark-start text:name="_Toc502240119"/><text:bookmark-start text:name="_Toc502315577"/><text:bookmark-start text:name="_Toc509586775"/><text:bookmark-start text:name="_Toc519968275"/><text:bookmark-start text:name="_Toc520560567"/><text:span text:style-name="T349">Indexed absolute<text:s/></text:span>addressing<text:bookmark-end text:name="_Toc501635427"/><text:bookmark-end text:name="_Toc501718328"/><text:bookmark-end text:name="_Toc502012907"/><text:bookmark-end text:name="_Toc502184810"/><text:bookmark-end text:name="_Toc502240119"/><text:bookmark-end text:name="_Toc502315577"/><text:bookmark-end text:name="_Toc509586775"/><text:bookmark-end text:name="_Toc519968275"/><text:bookmark-end text:name="_Toc520560567"/></text:h>
      <text:p text:style-name="P350"/>
      <text:p text:style-name="P351">Used by LDR/STR</text:p>
      <text:p text:style-name="P352"/>
      <text:p text:style-name="P353">STR &lt;address&gt;, &lt;sr&gt;, &lt;ir&gt;</text:p>
      <text:p text:style-name="P354">where</text:p>
      <text:list text:style-name="LFO1" text:continue-numbering="true">
        <text:list-item>
          <text:p text:style-name="P355">address is the<text:s/>16-bit base destination address where the value is stored</text:p>
        </text:list-item>
        <text:list-item>
          <text:p text:style-name="P356">sr is the source register</text:p>
        </text:list-item>
        <text:list-item>
          <text:p text:style-name="P357">ir is the index register</text:p>
        </text:list-item>
      </text:list>
      <text:p text:style-name="P358"/>
      <text:p text:style-name="P359">Example:</text:p>
      <text:p text:style-name="P360"/>
      <text:p text:style-name="P361">STR $1234, r1, r2</text:p>
      <text:list text:style-name="LFO1" text:continue-numbering="true">
        <text:list-item>
          <text:p text:style-name="P362">Store register r1 into memory address $1234 + r2</text:p>
          <text:list text:continue-numbering="true">
            <text:list-item>
              <text:p text:style-name="P363">byte *ptr = $1234 + r2<text:line-break/>*ptr = r1</text:p>
            </text:list-item>
          </text:list>
        </text:list-item>
      </text:list>
      <text:p text:style-name="P364"/>
      <text:p text:style-name="P365">LDR &lt;dr&gt;, &lt;address&gt;, &lt;ir&gt;</text:p>
      <text:p text:style-name="P366">where</text:p>
      <text:list text:style-name="LFO1" text:continue-numbering="true">
        <text:list-item>
          <text:p text:style-name="P367">dr<text:s/>is the destination register where the value is stored</text:p>
        </text:list-item>
        <text:list-item>
          <text:p text:style-name="P368">address is the 16-bit base source memory address</text:p>
        </text:list-item>
        <text:list-item>
          <text:p text:style-name="P369">ir is the index register<text:s/></text:p>
        </text:list-item>
      </text:list>
      <text:p text:style-name="P370"/>
      <text:p text:style-name="P371">Example:</text:p>
      <text:p text:style-name="P372"/>
      <text:p text:style-name="P373">LDR r1, $1234, r2</text:p>
      <text:list text:style-name="LFO1" text:continue-numbering="true">
        <text:list-item>
          <text:p text:style-name="P374">load value from $1234 + r2 into register r1</text:p>
          <text:list text:continue-numbering="true">
            <text:list-item>
              <text:p text:style-name="P375">byte *ptr = $1234 + r2<text:line-break/>r1 = *ptr</text:p>
            </text:list-item>
          </text:list>
        </text:list-item>
      </text:list>
      <text:p text:style-name="P376"/>
      <text:p text:style-name="P377">If auto-increment flag is set, the value of the index register is incremented after each load/store</text:p>
      <text:p text:style-name="P378"/>
      <text:p text:style-name="P379">Examples:</text:p>
      <text:p text:style-name="P380"/>
      <text:p text:style-name="P381">r2 contains value $12</text:p>
      <text:p text:style-name="P382">After execution of LDR $1234, r1, r2, register r2 contains value $13</text:p>
      <text:p text:style-name="P383"/>
      <text:p text:style-name="P384">r2 contains value $FF</text:p>
      <text:p text:style-name="P385">After execution of LDR $1234, r1, r2, register r2<text:s/>contains value $00</text:p>
      <text:p text:style-name="P386"/>
      <text:p text:style-name="P387"/>
      <text:h text:style-name="P388" text:outline-level="3"><text:bookmark-start text:name="_Toc501582910"/><text:bookmark-start text:name="_Toc501635428"/><text:bookmark-start text:name="_Toc501718329"/><text:bookmark-start text:name="_Toc502012908"/><text:bookmark-start text:name="_Toc502184811"/><text:bookmark-start text:name="_Toc502240120"/><text:bookmark-start text:name="_Toc502315578"/><text:bookmark-start text:name="_Toc509586776"/><text:bookmark-start text:name="_Toc519968276"/><text:bookmark-start text:name="_Toc520560568"/>Indirect addressing<text:bookmark-end text:name="_Toc501582910"/><text:bookmark-end text:name="_Toc501635428"/><text:bookmark-end text:name="_Toc501718329"/><text:bookmark-end text:name="_Toc502012908"/><text:bookmark-end text:name="_Toc502184811"/><text:bookmark-end text:name="_Toc502240120"/><text:bookmark-end text:name="_Toc502315578"/><text:bookmark-end text:name="_Toc509586776"/><text:bookmark-end text:name="_Toc519968276"/><text:bookmark-end text:name="_Toc520560568"/></text:h>
      <text:p text:style-name="P389"/>
      <text:p text:style-name="P390">Used by LDR/STR</text:p>
      <text:p text:style-name="P391"/>
      <text:p text:style-name="P392">STR &lt;[address]&gt;, &lt;sr&gt;</text:p>
      <text:p text:style-name="P393">where<text:s/></text:p>
      <text:list text:style-name="LFO1" text:continue-numbering="true">
        <text:list-item>
          <text:p text:style-name="P394">16-bit value read from [address, address+1] (little endian) is used as the destination address</text:p>
        </text:list-item>
        <text:list-item>
          <text:p text:style-name="P395">sr is the source register<text:s/></text:p>
        </text:list-item>
      </text:list>
      <text:p text:style-name="P396"/>
      <text:p text:style-name="P397">Example:</text:p>
      <text:p text:style-name="P398">Assume address $1234 contains $F0,<text:s/>and address $1235 contains $A4.</text:p>
      <text:p text:style-name="P399"/>
      <text:p text:style-name="P400">STR [$1234], r2</text:p>
      <text:list text:style-name="LFO1" text:continue-numbering="true">
        <text:list-item>
          <text:p text:style-name="P401">Bytes read from $1234 and $1235 form the address $A4F0, which is the actual destination address where the value of register r2 is stored</text:p>
          <text:list text:continue-numbering="true">
            <text:list-item>
              <text:p text:style-name="P402">byte **ptr = $1234<text:line-break/>**ptr = r4</text:p>
            </text:list-item>
          </text:list>
        </text:list-item>
      </text:list>
      <text:p text:style-name="P403"/>
      <text:p text:style-name="P404">LDR &lt;dr&gt;, &lt;[address]&gt;</text:p>
      <text:p text:style-name="P405">where</text:p>
      <text:list text:style-name="LFO1" text:continue-numbering="true">
        <text:list-item>
          <text:p text:style-name="P406">dr is the destination register</text:p>
        </text:list-item>
        <text:list-item>
          <text:p text:style-name="P407">16-bit value read from [address, address+1] (little endian) is used as the source address from which the value to be stored is loaded from</text:p>
        </text:list-item>
      </text:list>
      <text:p text:style-name="P408"/>
      <text:p text:style-name="P409">Example:<text:s/></text:p>
      <text:p text:style-name="P410">Assume address $1234 contains $F0, and address $1235 contains $A4.</text:p>
      <text:p text:style-name="P411"/>
      <text:p text:style-name="P412">LDR r3, [$1234]</text:p>
      <text:list text:style-name="LFO1" text:continue-numbering="true">
        <text:list-item>
          <text:p text:style-name="P413">Bytes read from $1234 and $1235 form the address $A4F0, from which the actual values is read. This value is stored into register r3.</text:p>
          <text:list text:continue-numbering="true">
            <text:list-item>
              <text:p text:style-name="P414">byte **ptr = $1234<text:line-break/>r4 = **ptr</text:p>
            </text:list-item>
          </text:list>
        </text:list-item>
      </text:list>
      <text:p text:style-name="P415"/>
      <text:p text:style-name="P416">If auto-increment flag is set, the address store in [address, address+1] is incremented by one<text:s/>after each load/store.</text:p>
      <text:p text:style-name="P417"/>
      <text:soft-page-break/>
      <text:p text:style-name="P418">Examples:</text:p>
      <text:p text:style-name="P419"/>
      <text:p text:style-name="P420">Assume address $1234 contains $F0, and address $1235 contains $A4. Auto-increment flag is set.</text:p>
      <text:p text:style-name="P421">After execution of STR [$1234], r2, address $1234 will now contain $F1. $1235 remains unchanged.<text:s/></text:p>
      <text:p text:style-name="P422"/>
      <text:p text:style-name="P423">Assume address $1234<text:s/>contains $FF, and address $1235 contains $A4. Auto-increment flag is set.</text:p>
      <text:p text:style-name="P424">After execution of STR [$1234], r2, address $1234 will now contain $00. $1235 now contains $A5.<text:s/></text:p>
      <text:p text:style-name="P425"/>
      <text:h text:style-name="P426" text:outline-level="2"><text:bookmark-start text:name="_Toc501582911"/><text:bookmark-start text:name="_Toc501635429"/><text:bookmark-start text:name="_Toc501718330"/><text:bookmark-start text:name="_Toc502012909"/><text:bookmark-start text:name="_Toc502184812"/><text:bookmark-start text:name="_Toc502240121"/><text:bookmark-start text:name="_Toc502315579"/><text:bookmark-start text:name="_Toc509586777"/><text:bookmark-start text:name="_Toc519968277"/><text:bookmark-start text:name="_Toc520560569"/>Register operation instruction addressing modes<text:bookmark-end text:name="_Toc501582911"/><text:bookmark-end text:name="_Toc501635429"/><text:bookmark-end text:name="_Toc501718330"/><text:bookmark-end text:name="_Toc502012909"/><text:bookmark-end text:name="_Toc502184812"/><text:bookmark-end text:name="_Toc502240121"/><text:bookmark-end text:name="_Toc502315579"/><text:bookmark-end text:name="_Toc509586777"/><text:bookmark-end text:name="_Toc519968277"/><text:bookmark-end text:name="_Toc520560569"/></text:h>
      <text:p text:style-name="P427"/>
      <text:h text:style-name="P428" text:outline-level="3"><text:bookmark-start text:name="_Toc501582912"/><text:bookmark-start text:name="_Toc501635430"/><text:bookmark-start text:name="_Toc501718331"/><text:bookmark-start text:name="_Toc502012910"/><text:bookmark-start text:name="_Toc502184813"/><text:bookmark-start text:name="_Toc502240122"/><text:bookmark-start text:name="_Toc502315580"/><text:bookmark-start text:name="_Toc509586778"/><text:bookmark-start text:name="_Toc519968278"/><text:bookmark-start text:name="_Toc520560570"/>Register-Register addressing<text:bookmark-end text:name="_Toc501582912"/><text:bookmark-end text:name="_Toc501635430"/><text:bookmark-end text:name="_Toc501718331"/><text:bookmark-end text:name="_Toc502012910"/><text:bookmark-end text:name="_Toc502184813"/><text:bookmark-end text:name="_Toc502240122"/><text:bookmark-end text:name="_Toc502315580"/><text:bookmark-end text:name="_Toc509586778"/><text:bookmark-end text:name="_Toc519968278"/><text:bookmark-end text:name="_Toc520560570"/></text:h>
      <text:p text:style-name="P429"/>
      <text:p text:style-name="P430">Used<text:s/>by instructions ADD, SUB</text:p>
      <text:p text:style-name="P431"/>
      <text:p text:style-name="P432">OP &lt;dr&gt;, &lt;sr1&gt;(, &lt;sr2&gt;)</text:p>
      <text:p text:style-name="P433">where<text:s/></text:p>
      <text:list text:style-name="LFO1" text:continue-numbering="true">
        <text:list-item>
          <text:p text:style-name="P434">dr is the destination register<text:s/></text:p>
        </text:list-item>
        <text:list-item>
          <text:p text:style-name="P435">sr1 is source register 1<text:s/></text:p>
        </text:list-item>
        <text:list-item>
          <text:p text:style-name="P436">sr2 is optional source register 2</text:p>
        </text:list-item>
      </text:list>
      <text:p text:style-name="P437"/>
      <text:p text:style-name="P438">Example:</text:p>
      <text:p text:style-name="P439"/>
      <text:p text:style-name="P440">ADC r1, r2, r3</text:p>
      <text:list text:style-name="LFO1" text:continue-numbering="true">
        <text:list-item>
          <text:p text:style-name="P441">Add r2 and r3, store result in r1</text:p>
          <text:list text:continue-numbering="true">
            <text:list-item>
              <text:p text:style-name="P442">r1 = r2 + r3</text:p>
            </text:list-item>
          </text:list>
        </text:list-item>
      </text:list>
      <text:p text:style-name="P443"/>
      <text:h text:style-name="Otsikko3" text:outline-level="3"><text:bookmark-start text:name="_Toc501718332"/><text:bookmark-start text:name="_Toc502012911"/><text:bookmark-start text:name="_Toc502184814"/><text:bookmark-start text:name="_Toc502240123"/><text:bookmark-start text:name="_Toc502315581"/><text:bookmark-start text:name="_Toc509586779"/><text:bookmark-start text:name="_Toc519968279"/><text:bookmark-start text:name="_Toc520560571"/><text:span text:style-name="T444">Register-Immediate<text:s/></text:span>addressing<text:bookmark-end text:name="_Toc501718332"/><text:bookmark-end text:name="_Toc502012911"/><text:bookmark-end text:name="_Toc502184814"/><text:bookmark-end text:name="_Toc502240123"/><text:bookmark-end text:name="_Toc502315581"/><text:bookmark-end text:name="_Toc509586779"/><text:bookmark-end text:name="_Toc519968279"/><text:bookmark-end text:name="_Toc520560571"/></text:h>
      <text:p text:style-name="P445"/>
      <text:p text:style-name="P446">Used by instructions ADD, SUB</text:p>
      <text:p text:style-name="P447"/>
      <text:p text:style-name="P448">OP &lt;dr&gt;, &lt;sr1&gt; &lt;immediate&gt;</text:p>
      <text:p text:style-name="P449">where</text:p>
      <text:list text:style-name="LFO1" text:continue-numbering="true">
        <text:list-item>
          <text:p text:style-name="P450">dr is the destination register</text:p>
        </text:list-item>
        <text:list-item>
          <text:p text:style-name="P451">sr1 is the source register</text:p>
        </text:list-item>
        <text:list-item>
          <text:p text:style-name="P452">immediate is an 8-bit constant value</text:p>
        </text:list-item>
      </text:list>
      <text:p text:style-name="P453"/>
      <text:p text:style-name="P454">Example:</text:p>
      <text:p text:style-name="P455"/>
      <text:p text:style-name="P456">SUB r4, r2, #$5</text:p>
      <text:list text:style-name="LFO1" text:continue-numbering="true">
        <text:list-item>
          <text:p text:style-name="P457">Subtract constant value 5 from r2, store result in r4<text:s/></text:p>
          <text:list text:continue-numbering="true">
            <text:list-item>
              <text:p text:style-name="P458"><text:span text:style-name="T459">r4 = r2 - $5</text:span></text:p>
            </text:list-item>
          </text:list>
        </text:list-item>
      </text:list>
      <text:h text:style-name="P460" text:outline-level="3"><text:bookmark-start text:name="_Toc502012912"/><text:bookmark-start text:name="_Toc502184815"/><text:bookmark-start text:name="_Toc502240124"/><text:bookmark-start text:name="_Toc502315582"/><text:bookmark-start text:name="_Toc509586780"/><text:bookmark-start text:name="_Toc519968280"/><text:bookmark-start text:name="_Toc520560572"/>Extended register-register addressing mode<text:bookmark-end text:name="_Toc502012912"/><text:bookmark-end text:name="_Toc502184815"/><text:bookmark-end text:name="_Toc502240124"/><text:bookmark-end text:name="_Toc502315582"/><text:bookmark-end text:name="_Toc509586780"/><text:bookmark-end text:name="_Toc519968280"/><text:bookmark-end text:name="_Toc520560572"/></text:h>
      <text:p text:style-name="P461"/>
      <text:p text:style-name="P462">Used by multiplication and division operations.</text:p>
      <text:p text:style-name="P463"/>
      <text:soft-page-break/>
      <text:p text:style-name="P464">OP &lt;dr1&gt;, &lt;dr2&gt;, &lt;sr1&gt;, &lt;sr2&gt;</text:p>
      <text:p text:style-name="P465">where</text:p>
      <text:list text:style-name="LFO1" text:continue-numbering="true">
        <text:list-item>
          <text:p text:style-name="P466">dr1 is the destination register 1. The high byte of the result is stored here when multiplying,<text:line-break/>remainder when dividing</text:p>
        </text:list-item>
        <text:list-item>
          <text:p text:style-name="P467">dr2 is<text:s/>the destination register 2. The low byte of the result is stored here when multiplying,<text:s/><text:line-break/>quotient when dividing</text:p>
        </text:list-item>
        <text:list-item>
          <text:p text:style-name="P468">sr1 is source register 1</text:p>
        </text:list-item>
        <text:list-item>
          <text:p text:style-name="P469">sr2 is source register 2</text:p>
        </text:list-item>
      </text:list>
      <text:p text:style-name="P470"/>
      <text:p text:style-name="P471">Example:</text:p>
      <text:p text:style-name="P472"/>
      <text:p text:style-name="P473">IMUL r4, r3, r1, r2<text:tab/></text:p>
      <text:list text:style-name="LFO1" text:continue-numbering="true">
        <text:list-item>
          <text:p text:style-name="P474">multiply r1 with r2 and store the result in r4:r3</text:p>
          <text:list text:continue-numbering="true">
            <text:list-item>
              <text:p text:style-name="P475">r4:r3 = r1 *<text:s/>r2</text:p>
            </text:list-item>
          </text:list>
        </text:list-item>
      </text:list>
      <text:p text:style-name="P476">DIV r4, r3, r1, r2</text:p>
      <text:list text:style-name="LFO1" text:continue-numbering="true">
        <text:list-item>
          <text:p text:style-name="P477">divide r1 with r2 and store the remainder in r4 and quotient in r3.</text:p>
          <text:list text:continue-numbering="true">
            <text:list-item>
              <text:p text:style-name="P478">r3 = r1/r2</text:p>
            </text:list-item>
            <text:list-item>
              <text:p text:style-name="P479">r4 = r1 mod r2</text:p>
            </text:list-item>
          </text:list>
        </text:list-item>
      </text:list>
      <text:p text:style-name="P480"/>
      <text:h text:style-name="P481" text:outline-level="3"><text:bookmark-start text:name="_Toc502012913"/><text:bookmark-start text:name="_Toc502184816"/><text:bookmark-start text:name="_Toc502240125"/><text:bookmark-start text:name="_Toc502315583"/><text:bookmark-start text:name="_Toc509586781"/><text:bookmark-start text:name="_Toc519968281"/><text:bookmark-start text:name="_Toc520560573"/>Extended register-immediate addressing mode<text:bookmark-end text:name="_Toc502012913"/><text:bookmark-end text:name="_Toc502184816"/><text:bookmark-end text:name="_Toc502240125"/><text:bookmark-end text:name="_Toc502315583"/><text:bookmark-end text:name="_Toc509586781"/><text:bookmark-end text:name="_Toc519968281"/><text:bookmark-end text:name="_Toc520560573"/></text:h>
      <text:p text:style-name="P482"/>
      <text:p text:style-name="P483">Used by multiplication and division operations.</text:p>
      <text:p text:style-name="P484"/>
      <text:p text:style-name="P485">OP &lt;dr1&gt;, &lt;dr2&gt;, &lt;sr&gt;, &lt;immediate&gt;</text:p>
      <text:p text:style-name="P486">where</text:p>
      <text:list text:style-name="LFO1" text:continue-numbering="true">
        <text:list-item>
          <text:p text:style-name="P487">dr1<text:s/>is the destination register 1. The high byte of the result is stored here.</text:p>
        </text:list-item>
        <text:list-item>
          <text:p text:style-name="P488">dr2 is the destination register 2. The low byte of the result is stored here</text:p>
        </text:list-item>
        <text:list-item>
          <text:p text:style-name="P489">sr is the source register.</text:p>
        </text:list-item>
        <text:list-item>
          <text:p text:style-name="P490">immediate is a constant value</text:p>
        </text:list-item>
      </text:list>
      <text:p text:style-name="P491"/>
      <text:p text:style-name="P492">Example:</text:p>
      <text:p text:style-name="P493"/>
      <text:p text:style-name="P494">MUL r4, r3, r1, #$20</text:p>
      <text:list text:style-name="LFO1" text:continue-numbering="true">
        <text:list-item>
          <text:p text:style-name="P495">multiply r1 with $20 and store the result in r4:r3</text:p>
          <text:list text:continue-numbering="true">
            <text:list-item>
              <text:p text:style-name="P496">r4:r3 = r1 * $20</text:p>
            </text:list-item>
          </text:list>
        </text:list-item>
      </text:list>
      <text:p text:style-name="P497"/>
      <text:h text:style-name="P498" text:outline-level="3"><text:bookmark-start text:name="_Toc520560574"/>Source addressing mode (register, immediate)<text:bookmark-end text:name="_Toc520560574"/></text:h>
      <text:p text:style-name="P499"/>
      <text:p text:style-name="P500">Used by instructions where destination is implicit, or otherwise not needed</text:p>
      <text:p text:style-name="P501">OP <text:s/>&lt;sr1&gt;(, &lt;sr2&gt;)</text:p>
      <text:p text:style-name="P502">where</text:p>
      <text:list text:style-name="LFO1" text:continue-numbering="true">
        <text:list-item>
          <text:p text:style-name="P503">sr1 is source register 1</text:p>
        </text:list-item>
        <text:list-item>
          <text:p text:style-name="P504">sr2 is optional source register 2</text:p>
        </text:list-item>
      </text:list>
      <text:p text:style-name="P505"/>
      <text:p text:style-name="P506">OP &lt;sr1&gt;, immediate</text:p>
      <text:p text:style-name="P507">where</text:p>
      <text:soft-page-break/>
      <text:list text:style-name="LFO1" text:continue-numbering="true">
        <text:list-item>
          <text:p text:style-name="P508">sr1 is source register 1</text:p>
        </text:list-item>
        <text:list-item>
          <text:p text:style-name="P509">immediate is a constant value</text:p>
        </text:list-item>
      </text:list>
      <text:p text:style-name="P510"/>
      <text:p text:style-name="P511">Example:</text:p>
      <text:p text:style-name="P512"/>
      <text:p text:style-name="P513">TEST r1, r2</text:p>
      <text:list text:style-name="LFO1" text:continue-numbering="true">
        <text:list-item>
          <text:p text:style-name="P514">Performs Binary-and between r1 and r2. Result is discarded but flags are modified</text:p>
          <text:list text:continue-numbering="true">
            <text:list-item>
              <text:p text:style-name="P515">r1 &amp; r2</text:p>
            </text:list-item>
          </text:list>
        </text:list-item>
      </text:list>
      <text:p text:style-name="P516"/>
      <text:p text:style-name="P517">Note: This is a notational addressing mode. These are<text:s/>encoded using register-register or register-immediate addressing, where destination bits are ignored. This exists mostly to clarify documentation.</text:p>
      <text:p text:style-name="P518"/>
      <text:h text:style-name="P519" text:outline-level="2"><text:bookmark-start text:name="_Toc501635431"/><text:bookmark-start text:name="_Toc501718333"/><text:bookmark-start text:name="_Toc502012914"/><text:bookmark-start text:name="_Toc502184817"/><text:bookmark-start text:name="_Toc502240126"/><text:bookmark-start text:name="_Toc502315585"/><text:bookmark-start text:name="_Toc509586783"/><text:bookmark-start text:name="_Toc519968283"/><text:bookmark-start text:name="_Toc520560575"/>Other addressing modes<text:bookmark-end text:name="_Toc501635431"/><text:bookmark-end text:name="_Toc501718333"/><text:bookmark-end text:name="_Toc502012914"/><text:bookmark-end text:name="_Toc502184817"/><text:bookmark-end text:name="_Toc502240126"/><text:bookmark-end text:name="_Toc502315585"/><text:bookmark-end text:name="_Toc509586783"/><text:bookmark-end text:name="_Toc519968283"/><text:bookmark-end text:name="_Toc520560575"/></text:h>
      <text:p text:style-name="P520"/>
      <text:h text:style-name="P521" text:outline-level="3"><text:bookmark-start text:name="_Toc501635432"/><text:bookmark-start text:name="_Toc501718334"/><text:bookmark-start text:name="_Toc502012915"/><text:bookmark-start text:name="_Toc502184818"/><text:bookmark-start text:name="_Toc502240127"/><text:bookmark-start text:name="_Toc502315586"/><text:bookmark-start text:name="_Toc509586784"/><text:bookmark-start text:name="_Toc519968284"/><text:bookmark-start text:name="_Toc520560576"/>Implicit addressing<text:bookmark-end text:name="_Toc501635432"/><text:bookmark-end text:name="_Toc501718334"/><text:bookmark-end text:name="_Toc502012915"/><text:bookmark-end text:name="_Toc502184818"/><text:bookmark-end text:name="_Toc502240127"/><text:bookmark-end text:name="_Toc502315586"/><text:bookmark-end text:name="_Toc509586784"/><text:bookmark-end text:name="_Toc519968284"/><text:bookmark-end text:name="_Toc520560576"/></text:h>
      <text:p text:style-name="P522"/>
      <text:p text:style-name="P523">Some instructions, such as instructions affecting CPU flags do<text:s/>not specify addressing mode. This is because the addressing used is implicitly selected by the instruction (such as targeting the cpu flags)</text:p>
      <text:p text:style-name="P524"/>
      <text:h text:style-name="P525" text:outline-level="3"><text:bookmark-start text:name="_Toc519968285"/><text:bookmark-start text:name="_Toc520560577"/>Relative addressing<text:bookmark-end text:name="_Toc519968285"/><text:bookmark-end text:name="_Toc520560577"/></text:h>
      <text:p text:style-name="P526"/>
      <text:p text:style-name="P527">Used by the conditional branching instructions</text:p>
      <text:p text:style-name="P528"/>
      <text:p text:style-name="P529">OP &lt;offset&gt;</text:p>
      <text:p text:style-name="P530">where<text:s/></text:p>
      <text:list text:style-name="LFO1" text:continue-numbering="true">
        <text:list-item>
          <text:p text:style-name="P531">offset is a 8-bit signed value, which is added to the PC. The program counter points to the instruction after the branching instruction.</text:p>
        </text:list-item>
      </text:list>
      <text:p text:style-name="P532"><text:s/></text:p>
      <text:p text:style-name="P533">Examples:</text:p>
      <text:p text:style-name="P534"/>
      <text:p text:style-name="P535">BCC 5</text:p>
      <text:list text:style-name="LFO1" text:continue-numbering="true">
        <text:list-item>
          <text:p text:style-name="P536">Add 5 to PC, if carry is clear</text:p>
        </text:list-item>
      </text:list>
      <text:p text:style-name="P537"/>
      <text:p text:style-name="P538">BCC 0</text:p>
      <text:list text:style-name="LFO1" text:continue-numbering="true">
        <text:list-item>
          <text:p text:style-name="P539">Add 0 to PC if carry is clear. This is effectively a NOP. The next instruction will be<text:s/>always executed.</text:p>
        </text:list-item>
      </text:list>
      <text:p text:style-name="P540">BCC -2</text:p>
      <text:list text:style-name="LFO1" text:continue-numbering="true">
        <text:list-item>
          <text:p text:style-name="P541">Subtract 2 from the PC. This means PC points back to the branching instruction, potentially leading to infinite loop.</text:p>
        </text:list-item>
      </text:list>
      <text:p text:style-name="P542"/>
      <text:h text:style-name="P543" text:outline-level="1"><text:bookmark-start text:name="_Toc519968286"/><text:bookmark-start text:name="_Toc520560578"/>Instruction encoding<text:bookmark-end text:name="_Toc519968286"/><text:bookmark-end text:name="_Toc520560578"/></text:h>
      <text:p text:style-name="P544"><text:s/></text:p>
      <text:p text:style-name="P545">First 6 bits of opcode determine the instruction. The two remaining least significant bits<text:s/>determine the instruction addressing mode. This means the CPU supports up to 64 instructions, with up to 4<text:s/><text:soft-page-break/>addressing modes per instruction.<text:bookmark-start text:name="_Toc501582914"/></text:p>
      <text:p text:style-name="P546"/>
      <text:p text:style-name="P547">Register encoding as bit patterns:</text:p>
      <text:p text:style-name="P548">r1 = 0b00</text:p>
      <text:p text:style-name="P549">r2 = 0b01</text:p>
      <text:p text:style-name="P550">r3 = 0b10</text:p>
      <text:p text:style-name="P551">r4 = 0b11</text:p>
      <text:p text:style-name="P552"/>
      <text:h text:style-name="P553" text:outline-level="2"><text:bookmark-start text:name="_Toc501635434"/><text:bookmark-start text:name="_Toc501718336"/><text:bookmark-start text:name="_Toc502012917"/><text:bookmark-start text:name="_Toc502184820"/><text:bookmark-start text:name="_Toc502240129"/><text:bookmark-start text:name="_Toc502315588"/><text:bookmark-start text:name="_Toc509586786"/><text:bookmark-start text:name="_Toc519968287"/><text:bookmark-start text:name="_Toc520560579"/>Encoding for immediate addressing mode<text:bookmark-end text:name="_Toc501635434"/><text:bookmark-end text:name="_Toc501718336"/><text:bookmark-end text:name="_Toc502012917"/><text:bookmark-end text:name="_Toc502184820"/><text:bookmark-end text:name="_Toc502240129"/><text:bookmark-end text:name="_Toc502315588"/><text:bookmark-end text:name="_Toc509586786"/><text:bookmark-end text:name="_Toc519968287"/><text:bookmark-end text:name="_Toc520560579"/></text:h>
      <text:p text:style-name="P554"/>
      <text:p text:style-name="P555">First byte</text:p>
      <text:p text:style-name="P556">Opcode stored in the 6 most significant bits, followed by bits 0b01</text:p>
      <text:p text:style-name="P557">Second byte</text:p>
      <text:p text:style-name="P558"><text:tab/>Destination or source register encoded in the two least significant bits. Rest of the bits are zero.</text:p>
      <text:p text:style-name="P559">Third byte</text:p>
      <text:p text:style-name="P560"><text:tab/>Immediate value</text:p>
      <text:p text:style-name="P561"/>
      <text:p text:style-name="P562">Example:</text:p>
      <text:p text:style-name="Normaali"><text:span text:style-name="T563"><text:tab/></text:span><text:span text:style-name="T564">LDR r3, #$F0</text:span></text:p>
      <text:p text:style-name="P565"><text:tab/>Opcode:<text:s/>0x10</text:p>
      <text:p text:style-name="P566"><text:tab/>Immediate addressing mode bits: 0b00<text:s/></text:p>
      <text:p text:style-name="P567"><text:tab/>Register encoding: 0b11</text:p>
      <text:p text:style-name="P568"/>
      <text:p text:style-name="P569"/>
      <table:table table:style-name="Table570">
        <table:table-columns>
          <table:table-column table:style-name="TableColumn571"/>
          <table:table-column table:style-name="TableColumn572"/>
          <table:table-column table:style-name="TableColumn573"/>
          <table:table-column table:style-name="TableColumn574"/>
        </table:table-columns>
        <table:table-row table:style-name="TableRow575">
          <table:table-cell table:style-name="TableCell576">
            <text:p text:style-name="P577">Encoding</text:p>
          </table:table-cell>
          <table:table-cell table:style-name="TableCell578">
            <text:p text:style-name="P579">First byte</text:p>
          </table:table-cell>
          <table:table-cell table:style-name="TableCell580">
            <text:p text:style-name="P581">Second byte</text:p>
          </table:table-cell>
          <table:table-cell table:style-name="TableCell582">
            <text:p text:style-name="P583">Third byte</text:p>
          </table:table-cell>
        </table:table-row>
        <table:table-row table:style-name="TableRow584">
          <table:table-cell table:style-name="TableCell585">
            <text:p text:style-name="P586">Binary</text:p>
          </table:table-cell>
          <table:table-cell table:style-name="TableCell587">
            <text:p text:style-name="P588">0b0100 0000</text:p>
          </table:table-cell>
          <table:table-cell table:style-name="TableCell589">
            <text:p text:style-name="P590">0b0000 0011</text:p>
          </table:table-cell>
          <table:table-cell table:style-name="TableCell591">
            <text:p text:style-name="P592">0b1111 0000</text:p>
          </table:table-cell>
        </table:table-row>
        <table:table-row table:style-name="TableRow593">
          <table:table-cell table:style-name="TableCell594">
            <text:p text:style-name="P595">Hexadecimal</text:p>
          </table:table-cell>
          <table:table-cell table:style-name="TableCell596">
            <text:p text:style-name="P597">0x80</text:p>
          </table:table-cell>
          <table:table-cell table:style-name="TableCell598">
            <text:p text:style-name="P599">0x03</text:p>
          </table:table-cell>
          <table:table-cell table:style-name="TableCell600">
            <text:p text:style-name="P601">0xF0</text:p>
          </table:table-cell>
        </table:table-row>
      </table:table>
      <text:p text:style-name="P602"/>
      <text:h text:style-name="P603" text:outline-level="2"><text:bookmark-start text:name="_Toc501635435"/><text:bookmark-start text:name="_Toc501718337"/><text:bookmark-start text:name="_Toc502012918"/><text:bookmark-start text:name="_Toc502184821"/><text:bookmark-start text:name="_Toc502240130"/><text:bookmark-start text:name="_Toc502315589"/><text:bookmark-start text:name="_Toc509586787"/><text:bookmark-start text:name="_Toc519968288"/><text:bookmark-start text:name="_Toc520560580"/>Encoding for absolute addressing mode<text:bookmark-end text:name="_Toc501635435"/><text:bookmark-end text:name="_Toc501718337"/><text:bookmark-end text:name="_Toc502012918"/><text:bookmark-end text:name="_Toc502184821"/><text:bookmark-end text:name="_Toc502240130"/><text:bookmark-end text:name="_Toc502315589"/><text:bookmark-end text:name="_Toc509586787"/><text:bookmark-end text:name="_Toc519968288"/><text:bookmark-end text:name="_Toc520560580"/></text:h>
      <text:p text:style-name="P604"/>
      <text:p text:style-name="P605">First byte</text:p>
      <text:p text:style-name="P606"><text:tab/>Opcode stored in<text:s/>the 6 most significant bits, followed by bits 0b01</text:p>
      <text:p text:style-name="P607">Second byte</text:p>
      <text:p text:style-name="P608"><text:tab/>Destination or source register encoded in the two least significant bits. Rest of the bits are zero.</text:p>
      <text:p text:style-name="P609">Third byte</text:p>
      <text:p text:style-name="P610"><text:tab/>The low byte of the 16-bit address</text:p>
      <text:p text:style-name="P611">Fourth byte</text:p>
      <text:p text:style-name="P612"><text:tab/>The high byte of the 16-bit address</text:p>
      <text:p text:style-name="P613"/>
      <text:p text:style-name="P614">Example:</text:p>
      <text:p text:style-name="Normaali"><text:span text:style-name="T615"><text:tab/></text:span><text:span text:style-name="T616">LDR r1, $ABCD</text:span></text:p>
      <text:p text:style-name="P617"><text:tab/>Opcode: 0x10</text:p>
      <text:p text:style-name="P618"><text:tab/>Absolute addressing mode bits: 0b01</text:p>
      <text:soft-page-break/>
      <text:p text:style-name="P619"><text:tab/>Register encoding: 0b01</text:p>
      <table:table table:style-name="Table620">
        <table:table-columns>
          <table:table-column table:style-name="TableColumn621"/>
          <table:table-column table:style-name="TableColumn622"/>
          <table:table-column table:style-name="TableColumn623"/>
          <table:table-column table:style-name="TableColumn624"/>
          <table:table-column table:style-name="TableColumn625"/>
        </table:table-columns>
        <table:table-row table:style-name="TableRow626">
          <table:table-cell table:style-name="TableCell627">
            <text:p text:style-name="P628">Encoding</text:p>
          </table:table-cell>
          <table:table-cell table:style-name="TableCell629">
            <text:p text:style-name="P630">First byte</text:p>
          </table:table-cell>
          <table:table-cell table:style-name="TableCell631">
            <text:p text:style-name="P632">Second byte</text:p>
          </table:table-cell>
          <table:table-cell table:style-name="TableCell633">
            <text:p text:style-name="P634">Third byte</text:p>
          </table:table-cell>
          <table:table-cell table:style-name="TableCell635">
            <text:p text:style-name="P636">Fourth byte</text:p>
          </table:table-cell>
        </table:table-row>
        <table:table-row table:style-name="TableRow637">
          <table:table-cell table:style-name="TableCell638">
            <text:p text:style-name="P639">Binary</text:p>
          </table:table-cell>
          <table:table-cell table:style-name="TableCell640">
            <text:p text:style-name="P641">0b0100 0001</text:p>
          </table:table-cell>
          <table:table-cell table:style-name="TableCell642">
            <text:p text:style-name="P643">0b0000 0001</text:p>
          </table:table-cell>
          <table:table-cell table:style-name="TableCell644">
            <text:p text:style-name="P645">0b1100 1101</text:p>
          </table:table-cell>
          <table:table-cell table:style-name="TableCell646">
            <text:p text:style-name="P647">0b1010 1011</text:p>
          </table:table-cell>
        </table:table-row>
        <table:table-row table:style-name="TableRow648">
          <table:table-cell table:style-name="TableCell649">
            <text:p text:style-name="P650">Hexadecimal</text:p>
          </table:table-cell>
          <table:table-cell table:style-name="TableCell651">
            <text:p text:style-name="P652">0x41</text:p>
          </table:table-cell>
          <table:table-cell table:style-name="TableCell653">
            <text:p text:style-name="P654">0x01</text:p>
          </table:table-cell>
          <table:table-cell table:style-name="TableCell655">
            <text:p text:style-name="P656">0xCD</text:p>
          </table:table-cell>
          <table:table-cell table:style-name="TableCell657">
            <text:p text:style-name="P658">0xAB</text:p>
          </table:table-cell>
        </table:table-row>
      </table:table>
      <text:p text:style-name="P659"/>
      <text:h text:style-name="P660" text:outline-level="2"><text:bookmark-start text:name="_Toc501635436"/><text:bookmark-start text:name="_Toc501718338"/><text:bookmark-start text:name="_Toc502012919"/><text:bookmark-start text:name="_Toc502184822"/><text:bookmark-start text:name="_Toc502240131"/><text:bookmark-start text:name="_Toc502315590"/><text:bookmark-start text:name="_Toc509586788"/><text:bookmark-start text:name="_Toc519968289"/><text:bookmark-start text:name="_Toc520560581"/>Encoding for indexed absolute addressing mode<text:bookmark-end text:name="_Toc501635436"/><text:bookmark-end text:name="_Toc501718338"/><text:bookmark-end text:name="_Toc502012919"/><text:bookmark-end text:name="_Toc502184822"/><text:bookmark-end text:name="_Toc502240131"/><text:bookmark-end text:name="_Toc502315590"/><text:bookmark-end text:name="_Toc509586788"/><text:bookmark-end text:name="_Toc519968289"/><text:bookmark-end text:name="_Toc520560581"/></text:h>
      <text:p text:style-name="P661"/>
      <text:p text:style-name="P662">First byte</text:p>
      <text:p text:style-name="P663"><text:tab/>Opcode stored in the 6 most significant bits, followed by bits 0b10</text:p>
      <text:p text:style-name="P664">Second byte</text:p>
      <text:p text:style-name="P665">Destination or source register encoded in the two least significant bits. Index register stored in the next two least<text:s/>significant bits. Remaining four bits are zero.</text:p>
      <text:p text:style-name="P666">Third byte<text:tab/></text:p>
      <text:p text:style-name="P667"><text:tab/>The low byte of the 16-bit address</text:p>
      <text:p text:style-name="P668">Fourth byte</text:p>
      <text:p text:style-name="P669"><text:tab/>The high byte of the 16-bit address</text:p>
      <text:p text:style-name="P670"/>
      <text:p text:style-name="P671">Example:</text:p>
      <text:p text:style-name="Normaali"><text:span text:style-name="T672"><text:tab/></text:span><text:span text:style-name="T673">LDR r4, $ABCD, r2</text:span></text:p>
      <text:p text:style-name="P674"><text:tab/>Opcode: 0x10</text:p>
      <text:p text:style-name="P675">Indexed absolute mode bits: 0b10</text:p>
      <text:p text:style-name="P676"><text:tab/>Destination register encoding:<text:s/>0b11</text:p>
      <text:p text:style-name="P677"><text:tab/>Index register encoding: 0b01</text:p>
      <table:table table:style-name="Table678">
        <table:table-columns>
          <table:table-column table:style-name="TableColumn679"/>
          <table:table-column table:style-name="TableColumn680"/>
          <table:table-column table:style-name="TableColumn681"/>
          <table:table-column table:style-name="TableColumn682"/>
          <table:table-column table:style-name="TableColumn683"/>
        </table:table-columns>
        <table:table-row table:style-name="TableRow684">
          <table:table-cell table:style-name="TableCell685">
            <text:p text:style-name="P686">Encoding</text:p>
          </table:table-cell>
          <table:table-cell table:style-name="TableCell687">
            <text:p text:style-name="P688">First byte</text:p>
          </table:table-cell>
          <table:table-cell table:style-name="TableCell689">
            <text:p text:style-name="P690">Second byte</text:p>
          </table:table-cell>
          <table:table-cell table:style-name="TableCell691">
            <text:p text:style-name="P692">Third byte</text:p>
          </table:table-cell>
          <table:table-cell table:style-name="TableCell693">
            <text:p text:style-name="P694">Fourth byte</text:p>
          </table:table-cell>
        </table:table-row>
        <table:table-row table:style-name="TableRow695">
          <table:table-cell table:style-name="TableCell696">
            <text:p text:style-name="P697">Binary</text:p>
          </table:table-cell>
          <table:table-cell table:style-name="TableCell698">
            <text:p text:style-name="P699">0b0100 0010</text:p>
          </table:table-cell>
          <table:table-cell table:style-name="TableCell700">
            <text:p text:style-name="P701">0b0000 0111</text:p>
          </table:table-cell>
          <table:table-cell table:style-name="TableCell702">
            <text:p text:style-name="P703">0b1100 1101</text:p>
          </table:table-cell>
          <table:table-cell table:style-name="TableCell704">
            <text:p text:style-name="P705">0b1010 1011</text:p>
          </table:table-cell>
        </table:table-row>
        <table:table-row table:style-name="TableRow706">
          <table:table-cell table:style-name="TableCell707">
            <text:p text:style-name="P708">Hexadecimal</text:p>
          </table:table-cell>
          <table:table-cell table:style-name="TableCell709">
            <text:p text:style-name="P710">0x42</text:p>
          </table:table-cell>
          <table:table-cell table:style-name="TableCell711">
            <text:p text:style-name="P712">0x07</text:p>
          </table:table-cell>
          <table:table-cell table:style-name="TableCell713">
            <text:p text:style-name="P714">0xCD</text:p>
          </table:table-cell>
          <table:table-cell table:style-name="TableCell715">
            <text:p text:style-name="P716">0xAB</text:p>
          </table:table-cell>
        </table:table-row>
      </table:table>
      <text:p text:style-name="P717"><text:bookmark-start text:name="_Toc501635437"/></text:p>
      <text:h text:style-name="P718" text:outline-level="2"><text:bookmark-start text:name="_Toc501718339"/><text:bookmark-start text:name="_Toc502012920"/><text:bookmark-start text:name="_Toc502184823"/><text:bookmark-start text:name="_Toc502240132"/><text:bookmark-start text:name="_Toc502315591"/><text:bookmark-start text:name="_Toc509586789"/><text:bookmark-start text:name="_Toc519968290"/><text:bookmark-start text:name="_Toc520560582"/>Encoding for indirect addressing mode<text:bookmark-end text:name="_Toc501635437"/><text:bookmark-end text:name="_Toc501718339"/><text:bookmark-end text:name="_Toc502012920"/><text:bookmark-end text:name="_Toc502184823"/><text:bookmark-end text:name="_Toc502240132"/><text:bookmark-end text:name="_Toc502315591"/><text:bookmark-end text:name="_Toc509586789"/><text:bookmark-end text:name="_Toc519968290"/><text:bookmark-end text:name="_Toc520560582"/></text:h>
      <text:p text:style-name="P719"/>
      <text:p text:style-name="P720">First byte</text:p>
      <text:p text:style-name="P721"><text:tab/>Opcode stored in the 6<text:s/>most significant bits, followed by bits 0b11</text:p>
      <text:p text:style-name="P722">Second byte</text:p>
      <text:p text:style-name="P723">Destination or source register encoded in the two least significant bits. Rest of the bits are zero.</text:p>
      <text:p text:style-name="P724">Third byte</text:p>
      <text:p text:style-name="P725"><text:tab/>The low byte of the 16-bit address that points to memory location with actual address</text:p>
      <text:p text:style-name="P726">Fourth byte</text:p>
      <text:p text:style-name="P727"><text:tab/>The high byte of the 16-bit address that points to the memory location with actual address</text:p>
      <text:p text:style-name="P728"/>
      <text:p text:style-name="P729">Example:</text:p>
      <text:p text:style-name="Normaali"><text:span text:style-name="T730"><text:tab/></text:span><text:span text:style-name="T731">LDR r3, [$ABCD]</text:span></text:p>
      <text:p text:style-name="Normaali"><text:span text:style-name="T732"><text:tab/></text:span><text:span text:style-name="T733">Opcode: 0x10</text:span></text:p>
      <text:p text:style-name="P734"><text:tab/>Indirect mode bits: 0b11</text:p>
      <text:p text:style-name="P735"><text:tab/>Destination register bits: 0b10</text:p>
      <table:table table:style-name="Table736">
        <table:table-columns>
          <table:table-column table:style-name="TableColumn737"/>
          <table:table-column table:style-name="TableColumn738"/>
          <table:table-column table:style-name="TableColumn739"/>
          <table:table-column table:style-name="TableColumn740"/>
          <table:table-column table:style-name="TableColumn741"/>
        </table:table-columns>
        <table:table-row table:style-name="TableRow742">
          <table:table-cell table:style-name="TableCell743">
            <text:p text:style-name="P744">Encoding</text:p>
          </table:table-cell>
          <table:table-cell table:style-name="TableCell745">
            <text:p text:style-name="P746">First byte</text:p>
          </table:table-cell>
          <table:table-cell table:style-name="TableCell747">
            <text:p text:style-name="P748">Second byte</text:p>
          </table:table-cell>
          <table:table-cell table:style-name="TableCell749">
            <text:p text:style-name="P750">Third byte</text:p>
          </table:table-cell>
          <table:table-cell table:style-name="TableCell751">
            <text:p text:style-name="P752">Fourth<text:s/>byte</text:p>
          </table:table-cell>
        </table:table-row>
        <text:soft-page-break/>
        <table:table-row table:style-name="TableRow753">
          <table:table-cell table:style-name="TableCell754">
            <text:p text:style-name="P755">Binary</text:p>
          </table:table-cell>
          <table:table-cell table:style-name="TableCell756">
            <text:p text:style-name="P757">0b0100 0011</text:p>
          </table:table-cell>
          <table:table-cell table:style-name="TableCell758">
            <text:p text:style-name="P759">0b0000 0011</text:p>
          </table:table-cell>
          <table:table-cell table:style-name="TableCell760">
            <text:p text:style-name="P761">0b1100 1101</text:p>
          </table:table-cell>
          <table:table-cell table:style-name="TableCell762">
            <text:p text:style-name="P763">0b1010 1011</text:p>
          </table:table-cell>
        </table:table-row>
        <table:table-row table:style-name="TableRow764">
          <table:table-cell table:style-name="TableCell765">
            <text:p text:style-name="P766">Hexadecimal</text:p>
          </table:table-cell>
          <table:table-cell table:style-name="TableCell767">
            <text:p text:style-name="P768">0x43</text:p>
          </table:table-cell>
          <table:table-cell table:style-name="TableCell769">
            <text:p text:style-name="P770">0x03</text:p>
          </table:table-cell>
          <table:table-cell table:style-name="TableCell771">
            <text:p text:style-name="P772">0xCD</text:p>
          </table:table-cell>
          <table:table-cell table:style-name="TableCell773">
            <text:p text:style-name="P774">0xAB</text:p>
          </table:table-cell>
        </table:table-row>
      </table:table>
      <text:p text:style-name="P775"/>
      <text:h text:style-name="P776" text:outline-level="2"><text:bookmark-start text:name="_Toc501635438"/><text:bookmark-start text:name="_Toc501718340"/><text:bookmark-start text:name="_Toc502012921"/><text:bookmark-start text:name="_Toc502184824"/><text:bookmark-start text:name="_Toc502240133"/><text:bookmark-start text:name="_Toc502315592"/><text:bookmark-start text:name="_Toc509586790"/><text:bookmark-start text:name="_Toc519968291"/><text:bookmark-start text:name="_Toc520560583"/>Encoding for implicit addressing mode<text:bookmark-end text:name="_Toc501635438"/><text:bookmark-end text:name="_Toc501718340"/><text:bookmark-end text:name="_Toc502012921"/><text:bookmark-end text:name="_Toc502184824"/><text:bookmark-end text:name="_Toc502240133"/><text:bookmark-end text:name="_Toc502315592"/><text:bookmark-end text:name="_Toc509586790"/><text:bookmark-end text:name="_Toc519968291"/><text:bookmark-end text:name="_Toc520560583"/></text:h>
      <text:p text:style-name="P777"/>
      <text:p text:style-name="P778">First byte</text:p>
      <text:p text:style-name="P779"><text:tab/>Opcode stored in the 6 most significant bits. The two least significant bits are 0b00.</text:p>
      <text:p text:style-name="P780"/>
      <text:p text:style-name="P781">Example:</text:p>
      <text:p text:style-name="Normaali"><text:span text:style-name="T782"><text:tab/></text:span><text:span text:style-name="T783">CLA</text:span></text:p>
      <text:p text:style-name="P784"><text:tab/>Opcode: 0x06</text:p>
      <text:p text:style-name="P785"/>
      <table:table table:style-name="Table786">
        <table:table-columns>
          <table:table-column table:style-name="TableColumn787"/>
          <table:table-column table:style-name="TableColumn788"/>
        </table:table-columns>
        <table:table-row table:style-name="TableRow789">
          <table:table-cell table:style-name="TableCell790">
            <text:p text:style-name="P791">Encoding</text:p>
          </table:table-cell>
          <table:table-cell table:style-name="TableCell792">
            <text:p text:style-name="P793">First byte</text:p>
          </table:table-cell>
        </table:table-row>
        <table:table-row table:style-name="TableRow794">
          <table:table-cell table:style-name="TableCell795">
            <text:p text:style-name="P796">Binary</text:p>
          </table:table-cell>
          <table:table-cell table:style-name="TableCell797">
            <text:p text:style-name="P798">0b0001 1000</text:p>
          </table:table-cell>
        </table:table-row>
        <table:table-row table:style-name="TableRow799">
          <table:table-cell table:style-name="TableCell800">
            <text:p text:style-name="P801">Hexadecimal</text:p>
          </table:table-cell>
          <table:table-cell table:style-name="TableCell802">
            <text:p text:style-name="P803">0x18</text:p>
          </table:table-cell>
        </table:table-row>
      </table:table>
      <text:p text:style-name="P804"/>
      <text:h text:style-name="P805" text:outline-level="2"><text:bookmark-start text:name="_Toc501718341"/><text:bookmark-start text:name="_Toc502012922"/><text:bookmark-start text:name="_Toc502184825"/><text:bookmark-start text:name="_Toc502240134"/><text:bookmark-start text:name="_Toc502315593"/><text:bookmark-start text:name="_Toc509586791"/><text:bookmark-start text:name="_Toc519968292"/><text:bookmark-start text:name="_Toc520560584"/>Encoding for register-register addressing mode<text:bookmark-end text:name="_Toc501718341"/><text:bookmark-end text:name="_Toc502012922"/><text:bookmark-end text:name="_Toc502184825"/><text:bookmark-end text:name="_Toc502240134"/><text:bookmark-end text:name="_Toc502315593"/><text:bookmark-end text:name="_Toc509586791"/><text:bookmark-end text:name="_Toc519968292"/><text:bookmark-end text:name="_Toc520560584"/></text:h>
      <text:p text:style-name="P806"/>
      <text:p text:style-name="P807">First byte</text:p>
      <text:p text:style-name="P808"><text:tab/>Opcode stored in the 6 most significant bits. The two least significant bits are 0b00.</text:p>
      <text:p text:style-name="P809">Second byte</text:p>
      <text:p text:style-name="P810">Destination register<text:s/>encoded in the least significant bits. Source register 1 encoded in the following 2 bits. Source register 2 encoded in the following 2 bits. The two most significant bits are zero.</text:p>
      <text:p text:style-name="P811"/>
      <text:p text:style-name="P812">Example:</text:p>
      <text:p text:style-name="Normaali"><text:span text:style-name="T813"><text:tab/></text:span><text:span text:style-name="T814">ADD r1, r4, r3</text:span></text:p>
      <text:p text:style-name="P815"><text:tab/>Opcode: 0x31</text:p>
      <text:p text:style-name="P816"/>
      <table:table table:style-name="Table817">
        <table:table-columns>
          <table:table-column table:style-name="TableColumn818"/>
          <table:table-column table:style-name="TableColumn819"/>
          <table:table-column table:style-name="TableColumn820"/>
        </table:table-columns>
        <table:table-row table:style-name="TableRow821">
          <table:table-cell table:style-name="TableCell822">
            <text:p text:style-name="P823">Encoding</text:p>
          </table:table-cell>
          <table:table-cell table:style-name="TableCell824">
            <text:p text:style-name="P825">First byte</text:p>
          </table:table-cell>
          <table:table-cell table:style-name="TableCell826">
            <text:p text:style-name="P827">Second byte</text:p>
          </table:table-cell>
        </table:table-row>
        <table:table-row table:style-name="TableRow828">
          <table:table-cell table:style-name="TableCell829">
            <text:p text:style-name="P830">Binary</text:p>
          </table:table-cell>
          <table:table-cell table:style-name="TableCell831">
            <text:p text:style-name="P832">0b1100 0100</text:p>
          </table:table-cell>
          <table:table-cell table:style-name="TableCell833">
            <text:p text:style-name="P834">0b00101100</text:p>
          </table:table-cell>
        </table:table-row>
        <table:table-row table:style-name="TableRow835">
          <table:table-cell table:style-name="TableCell836">
            <text:p text:style-name="P837">Hexadecimal</text:p>
          </table:table-cell>
          <table:table-cell table:style-name="TableCell838">
            <text:p text:style-name="P839">0xC4</text:p>
          </table:table-cell>
          <table:table-cell table:style-name="TableCell840">
            <text:p text:style-name="P841">0x2C</text:p>
          </table:table-cell>
        </table:table-row>
      </table:table>
      <text:p text:style-name="P842"/>
      <text:h text:style-name="P843" text:outline-level="2"><text:bookmark-start text:name="_Toc501718342"/><text:bookmark-start text:name="_Toc502012923"/><text:bookmark-start text:name="_Toc502184826"/><text:bookmark-start text:name="_Toc502240135"/><text:bookmark-start text:name="_Toc502315594"/><text:bookmark-start text:name="_Toc509586792"/><text:bookmark-start text:name="_Toc519968293"/><text:bookmark-start text:name="_Toc520560585"/>Encoding for register-immediate addressing mode<text:bookmark-end text:name="_Toc501718342"/><text:bookmark-end text:name="_Toc502012923"/><text:bookmark-end text:name="_Toc502184826"/><text:bookmark-end text:name="_Toc502240135"/><text:bookmark-end text:name="_Toc502315594"/><text:bookmark-end text:name="_Toc509586792"/><text:bookmark-end text:name="_Toc519968293"/><text:bookmark-end text:name="_Toc520560585"/></text:h>
      <text:p text:style-name="P844"/>
      <text:p text:style-name="P845">First byte</text:p>
      <text:p text:style-name="P846"><text:tab/>Opcode stored in the 6 most significant bits. The two least significant bits are 0b01.</text:p>
      <text:p text:style-name="P847">Second byte</text:p>
      <text:p text:style-name="P848">Destination register encoded in the least<text:s/>significant bits. The source register encoded in the following 2 bits. Remaining 4 bits are zero.</text:p>
      <text:p text:style-name="P849">Third byte</text:p>
      <text:p text:style-name="P850"><text:tab/>Immediate value</text:p>
      <text:p text:style-name="P851"/>
      <text:p text:style-name="P852">Example:</text:p>
      <text:p text:style-name="Normaali"><text:span text:style-name="T853"><text:tab/></text:span><text:span text:style-name="T854">ADD r3, r2, #$20</text:span></text:p>
      <text:soft-page-break/>
      <text:p text:style-name="Normaali"><text:span text:style-name="T855"><text:tab/></text:span><text:span text:style-name="T856">Opcode: 0x31</text:span></text:p>
      <text:p text:style-name="P857"/>
      <table:table table:style-name="Table858">
        <table:table-columns>
          <table:table-column table:style-name="TableColumn859"/>
          <table:table-column table:style-name="TableColumn860"/>
          <table:table-column table:style-name="TableColumn861"/>
          <table:table-column table:style-name="TableColumn862"/>
        </table:table-columns>
        <table:table-row table:style-name="TableRow863">
          <table:table-cell table:style-name="TableCell864">
            <text:p text:style-name="P865">Encoding</text:p>
          </table:table-cell>
          <table:table-cell table:style-name="TableCell866">
            <text:p text:style-name="P867">First byte</text:p>
          </table:table-cell>
          <table:table-cell table:style-name="TableCell868">
            <text:p text:style-name="P869">Second byte</text:p>
          </table:table-cell>
          <table:table-cell table:style-name="TableCell870">
            <text:p text:style-name="P871">Third byte</text:p>
          </table:table-cell>
        </table:table-row>
        <table:table-row table:style-name="TableRow872">
          <table:table-cell table:style-name="TableCell873">
            <text:p text:style-name="P874">Binary</text:p>
          </table:table-cell>
          <table:table-cell table:style-name="TableCell875">
            <text:p text:style-name="P876">0b1100 0101</text:p>
          </table:table-cell>
          <table:table-cell table:style-name="TableCell877">
            <text:p text:style-name="P878">0b0000 0110</text:p>
          </table:table-cell>
          <table:table-cell table:style-name="TableCell879">
            <text:p text:style-name="P880">0b0010 0000</text:p>
          </table:table-cell>
        </table:table-row>
        <table:table-row table:style-name="TableRow881">
          <table:table-cell table:style-name="TableCell882">
            <text:p text:style-name="P883">Hexadecimal</text:p>
          </table:table-cell>
          <table:table-cell table:style-name="TableCell884">
            <text:p text:style-name="P885">0xC5</text:p>
          </table:table-cell>
          <table:table-cell table:style-name="TableCell886">
            <text:p text:style-name="P887">0x06</text:p>
          </table:table-cell>
          <table:table-cell table:style-name="TableCell888">
            <text:p text:style-name="P889">0x20</text:p>
          </table:table-cell>
        </table:table-row>
      </table:table>
      <text:p text:style-name="P890"/>
      <text:h text:style-name="P891" text:outline-level="2"><text:bookmark-start text:name="_Toc502012924"/><text:bookmark-start text:name="_Toc502184827"/><text:bookmark-start text:name="_Toc502240136"/><text:bookmark-start text:name="_Toc502315595"/><text:bookmark-start text:name="_Toc509586793"/><text:bookmark-start text:name="_Toc519968294"/><text:bookmark-start text:name="_Toc520560586"/>Encoding for extended register-register addressing mode<text:bookmark-end text:name="_Toc502012924"/><text:bookmark-end text:name="_Toc502184827"/><text:bookmark-end text:name="_Toc502240136"/><text:bookmark-end text:name="_Toc502315595"/><text:bookmark-end text:name="_Toc509586793"/><text:bookmark-end text:name="_Toc519968294"/><text:bookmark-end text:name="_Toc520560586"/></text:h>
      <text:p text:style-name="P892"/>
      <text:p text:style-name="P893">First byte</text:p>
      <text:p text:style-name="P894"><text:tab/>Opcode stored in the 6 most significant bits. The two least significant bits are 0b00.</text:p>
      <text:p text:style-name="P895">Second byte</text:p>
      <text:p text:style-name="P896">High byte destination register encoded in the least significant bits. The low byte destination register encoded in the following 2 bits. Source register 1 encoded in the following 2 bits. Source register 2 encoded in the remaining 2, most significant bits.</text:p>
      <text:p text:style-name="P897"/>
      <text:p text:style-name="P898">Example:</text:p>
      <text:p text:style-name="Normaali"><text:span text:style-name="T899"><text:tab/></text:span><text:span text:style-name="T900">IMUL r1, r2, r3, r4</text:span></text:p>
      <text:p text:style-name="Normaali"><text:span text:style-name="T901"><text:tab/></text:span><text:span text:style-name="T902">Opcode: 0x34</text:span></text:p>
      <text:p text:style-name="P903"/>
      <table:table table:style-name="Table904">
        <table:table-columns>
          <table:table-column table:style-name="TableColumn905"/>
          <table:table-column table:style-name="TableColumn906"/>
          <table:table-column table:style-name="TableColumn907"/>
        </table:table-columns>
        <table:table-row table:style-name="TableRow908">
          <table:table-cell table:style-name="TableCell909">
            <text:p text:style-name="P910">Encoding</text:p>
          </table:table-cell>
          <table:table-cell table:style-name="TableCell911">
            <text:p text:style-name="Normaali"><text:span text:style-name="T912">First</text:span><text:span text:style-name="T913"><text:s/></text:span><text:span text:style-name="T914">byte</text:span></text:p>
          </table:table-cell>
          <table:table-cell table:style-name="TableCell915">
            <text:p text:style-name="P916">Second byte</text:p>
          </table:table-cell>
        </table:table-row>
        <table:table-row table:style-name="TableRow917">
          <table:table-cell table:style-name="TableCell918">
            <text:p text:style-name="P919">Binary</text:p>
          </table:table-cell>
          <table:table-cell table:style-name="TableCell920">
            <text:p text:style-name="P921">0b1101 0000</text:p>
          </table:table-cell>
          <table:table-cell table:style-name="TableCell922">
            <text:p text:style-name="P923">0b1110 0100</text:p>
          </table:table-cell>
        </table:table-row>
        <table:table-row table:style-name="TableRow924">
          <table:table-cell table:style-name="TableCell925">
            <text:p text:style-name="Normaali"><text:span text:style-name="T926">Hexadecimal</text:span></text:p>
          </table:table-cell>
          <table:table-cell table:style-name="TableCell927">
            <text:p text:style-name="P928">0xD0</text:p>
          </table:table-cell>
          <table:table-cell table:style-name="TableCell929">
            <text:p text:style-name="P930">0xE4</text:p>
          </table:table-cell>
        </table:table-row>
      </table:table>
      <text:p text:style-name="P931"/>
      <text:h text:style-name="P932" text:outline-level="2"><text:bookmark-start text:name="_Toc502012925"/><text:bookmark-start text:name="_Toc502184828"/><text:bookmark-start text:name="_Toc502240137"/><text:bookmark-start text:name="_Toc502315596"/><text:bookmark-start text:name="_Toc509586794"/><text:bookmark-start text:name="_Toc519968295"/><text:bookmark-start text:name="_Toc520560587"/>Encoding for extended register-immediate addressing mode<text:bookmark-end text:name="_Toc502012925"/><text:bookmark-end text:name="_Toc502184828"/><text:bookmark-end text:name="_Toc502240137"/><text:bookmark-end text:name="_Toc502315596"/><text:bookmark-end text:name="_Toc509586794"/><text:bookmark-end text:name="_Toc519968295"/><text:bookmark-end text:name="_Toc520560587"/></text:h>
      <text:p text:style-name="P933"/>
      <text:p text:style-name="P934">First byte</text:p>
      <text:p text:style-name="P935"><text:tab/>Opcode stored in the 6 most significant bits. The two least significant bits are 0b01</text:p>
      <text:p text:style-name="P936">Second byte</text:p>
      <text:p text:style-name="P937">High<text:s/>byte destination register encoded in the least significant bits. The low byte destination register encoded in the following 2 bits. Source register encoded in the following 2 bits. The two most significant bits are zero.</text:p>
      <text:p text:style-name="P938">Third byte</text:p>
      <text:p text:style-name="P939"><text:tab/>Immediate value</text:p>
      <text:p text:style-name="P940"/>
      <text:p text:style-name="P941">Example:</text:p>
      <text:p text:style-name="Normaali"><text:span text:style-name="T942"><text:tab/></text:span><text:span text:style-name="T943">MUL r1, r2, r3, #$29</text:span></text:p>
      <text:p text:style-name="P944"><text:tab/>Opcode: 0x35<text:tab/><text:tab/></text:p>
      <table:table table:style-name="Table945">
        <table:table-columns>
          <table:table-column table:style-name="TableColumn946"/>
          <table:table-column table:style-name="TableColumn947"/>
          <table:table-column table:style-name="TableColumn948"/>
          <table:table-column table:style-name="TableColumn949"/>
        </table:table-columns>
        <table:table-row table:style-name="TableRow950">
          <table:table-cell table:style-name="TableCell951">
            <text:p text:style-name="P952">Encoding</text:p>
          </table:table-cell>
          <table:table-cell table:style-name="TableCell953">
            <text:p text:style-name="P954">First byte</text:p>
          </table:table-cell>
          <table:table-cell table:style-name="TableCell955">
            <text:p text:style-name="P956">Second byte</text:p>
          </table:table-cell>
          <table:table-cell table:style-name="TableCell957">
            <text:p text:style-name="P958">Third byte</text:p>
          </table:table-cell>
        </table:table-row>
        <table:table-row table:style-name="TableRow959">
          <table:table-cell table:style-name="TableCell960">
            <text:p text:style-name="P961">Binary</text:p>
          </table:table-cell>
          <table:table-cell table:style-name="TableCell962">
            <text:p text:style-name="P963">0b1101 0101</text:p>
          </table:table-cell>
          <table:table-cell table:style-name="TableCell964">
            <text:p text:style-name="P965">0b0010 0100</text:p>
          </table:table-cell>
          <table:table-cell table:style-name="TableCell966">
            <text:p text:style-name="P967">0b0010 1001</text:p>
          </table:table-cell>
        </table:table-row>
        <table:table-row table:style-name="TableRow968">
          <table:table-cell table:style-name="TableCell969">
            <text:p text:style-name="P970">Hexadecimal</text:p>
          </table:table-cell>
          <table:table-cell table:style-name="TableCell971">
            <text:p text:style-name="P972">0xD4</text:p>
          </table:table-cell>
          <table:table-cell table:style-name="TableCell973">
            <text:p text:style-name="P974">0x24</text:p>
          </table:table-cell>
          <table:table-cell table:style-name="TableCell975">
            <text:p text:style-name="P976">0x29</text:p>
          </table:table-cell>
        </table:table-row>
      </table:table>
      <text:p text:style-name="P977"/>
      <text:h text:style-name="P978" text:outline-level="2"><text:bookmark-start text:name="_Toc519968297"/><text:bookmark-start text:name="_Toc501635439"/><text:bookmark-start text:name="_Toc501718343"/><text:bookmark-start text:name="_Toc502012926"/><text:bookmark-start text:name="_Toc502184829"/><text:bookmark-start text:name="_Toc502240138"/><text:bookmark-start text:name="_Toc502315598"/><text:bookmark-start text:name="_Toc509586796"/><text:bookmark-start text:name="_Toc520560588"/>Encoding for relative addressing mode<text:bookmark-end text:name="_Toc519968297"/><text:bookmark-end text:name="_Toc520560588"/></text:h>
      <text:p text:style-name="P979"/>
      <text:p text:style-name="P980">First byte</text:p>
      <text:p text:style-name="P981"><text:tab/>Opcode stored in the 6 most significant<text:s/>bits. The two least significant bits are 0b00</text:p>
      <text:soft-page-break/>
      <text:p text:style-name="P982">Second byte</text:p>
      <text:p text:style-name="P983">The offset value</text:p>
      <text:p text:style-name="P984"/>
      <text:p text:style-name="P985">Example:</text:p>
      <text:p text:style-name="Normaali"><text:span text:style-name="T986"><text:tab/></text:span><text:span text:style-name="T987">BCC $78</text:span></text:p>
      <text:p text:style-name="P988"><text:tab/>Opcode: 0x38<text:tab/></text:p>
      <table:table table:style-name="Table989">
        <table:table-columns>
          <table:table-column table:style-name="TableColumn990"/>
          <table:table-column table:style-name="TableColumn991"/>
          <table:table-column table:style-name="TableColumn992"/>
        </table:table-columns>
        <table:table-row table:style-name="TableRow993">
          <table:table-cell table:style-name="TableCell994">
            <text:p text:style-name="P995">Encoding</text:p>
          </table:table-cell>
          <table:table-cell table:style-name="TableCell996">
            <text:p text:style-name="P997">First byte</text:p>
          </table:table-cell>
          <table:table-cell table:style-name="TableCell998">
            <text:p text:style-name="P999">Second byte</text:p>
          </table:table-cell>
        </table:table-row>
        <table:table-row table:style-name="TableRow1000">
          <table:table-cell table:style-name="TableCell1001">
            <text:p text:style-name="P1002">Binary</text:p>
          </table:table-cell>
          <table:table-cell table:style-name="TableCell1003">
            <text:p text:style-name="P1004">0b1110 0000</text:p>
          </table:table-cell>
          <table:table-cell table:style-name="TableCell1005">
            <text:p text:style-name="P1006">0b0111 1000</text:p>
          </table:table-cell>
        </table:table-row>
        <table:table-row table:style-name="TableRow1007">
          <table:table-cell table:style-name="TableCell1008">
            <text:p text:style-name="P1009">Hexadecimal</text:p>
          </table:table-cell>
          <table:table-cell table:style-name="TableCell1010">
            <text:p text:style-name="P1011">0xE0</text:p>
          </table:table-cell>
          <table:table-cell table:style-name="TableCell1012">
            <text:p text:style-name="P1013">0x78</text:p>
          </table:table-cell>
        </table:table-row>
      </table:table>
      <text:h text:style-name="P1014" text:outline-level="1"><text:bookmark-start text:name="_Toc519968298"/><text:bookmark-start text:name="_Toc520560589"/>Instructions<text:bookmark-end text:name="_Toc501582914"/><text:bookmark-end text:name="_Toc501635439"/><text:bookmark-end text:name="_Toc501718343"/><text:bookmark-end text:name="_Toc502012926"/><text:bookmark-end text:name="_Toc502184829"/><text:bookmark-end text:name="_Toc502240138"/><text:bookmark-end text:name="_Toc502315598"/><text:bookmark-end text:name="_Toc509586796"/><text:bookmark-end text:name="_Toc519968298"/><text:bookmark-end text:name="_Toc520560589"/></text:h>
      <text:p text:style-name="P1015"/>
      <text:h text:style-name="Otsikko2" text:outline-level="2"><text:bookmark-start text:name="_Toc501582915"/><text:bookmark-start text:name="_Toc501635440"/><text:bookmark-start text:name="_Toc501718344"/><text:bookmark-start text:name="_Toc502012927"/><text:bookmark-start text:name="_Toc502184830"/><text:bookmark-start text:name="_Toc502240139"/><text:bookmark-start text:name="_Toc502315599"/><text:bookmark-start text:name="_Toc509586797"/><text:bookmark-start text:name="_Toc519968299"/><text:bookmark-start text:name="_Toc520560590"/><text:span text:style-name="T1016">ADC</text:span><text:bookmark-end text:name="_Toc501582915"/><text:bookmark-end text:name="_Toc501635440"/><text:bookmark-end text:name="_Toc501718344"/><text:bookmark-end text:name="_Toc502012927"/><text:bookmark-end text:name="_Toc502184830"/><text:bookmark-end text:name="_Toc502240139"/><text:bookmark-end text:name="_Toc502315599"/><text:bookmark-end text:name="_Toc509586797"/><text:bookmark-end text:name="_Toc519968299"/><text:bookmark-end text:name="_Toc520560590"/></text:h>
      <text:p text:style-name="P1017">Add with carry</text:p>
      <text:p text:style-name="P1018"/>
      <text:p text:style-name="P1019">Add two integers<text:s/>together, and store the result in the destination register. If carry flag is set before computation, one is added to the result.</text:p>
      <text:p text:style-name="P1020"/>
      <text:p text:style-name="Normaali"><text:span text:style-name="T1021">Flags affected:<text:s/></text:span><text:span text:style-name="T1022">Overflow, Negative, Carry and Zero</text:span></text:p>
      <text:p text:style-name="Normaali"><text:span text:style-name="T1023">Opcode:<text:s/></text:span><text:span text:style-name="T1024">0x30</text:span></text:p>
      <text:p text:style-name="P1025"/>
      <table:table table:style-name="Table1026">
        <table:table-columns>
          <table:table-column table:style-name="TableColumn1027"/>
          <table:table-column table:style-name="TableColumn1028"/>
          <table:table-column table:style-name="TableColumn1029"/>
        </table:table-columns>
        <table:table-row table:style-name="TableRow1030">
          <table:table-cell table:style-name="TableCell1031">
            <text:p text:style-name="P1032">Addressing mode</text:p>
          </table:table-cell>
          <table:table-cell table:style-name="TableCell1033">
            <text:p text:style-name="P1034">Syntax</text:p>
          </table:table-cell>
          <table:table-cell table:style-name="TableCell1035">
            <text:p text:style-name="P1036">Cycles</text:p>
          </table:table-cell>
        </table:table-row>
        <table:table-row table:style-name="TableRow1037">
          <table:table-cell table:style-name="TableCell1038">
            <text:p text:style-name="P1039">Register-register</text:p>
          </table:table-cell>
          <table:table-cell table:style-name="TableCell1040">
            <text:p text:style-name="P1041">ADC r1, r2,<text:s/>r3</text:p>
          </table:table-cell>
          <table:table-cell table:style-name="TableCell1042">
            <text:p text:style-name="P1043">3</text:p>
          </table:table-cell>
        </table:table-row>
        <table:table-row table:style-name="TableRow1044">
          <table:table-cell table:style-name="TableCell1045">
            <text:p text:style-name="P1046">Register-immediate</text:p>
          </table:table-cell>
          <table:table-cell table:style-name="TableCell1047">
            <text:p text:style-name="P1048">ADC r1, r2, #$30</text:p>
          </table:table-cell>
          <table:table-cell table:style-name="TableCell1049">
            <text:p text:style-name="P1050">4</text:p>
          </table:table-cell>
        </table:table-row>
      </table:table>
      <text:p text:style-name="P1051"/>
      <text:p text:style-name="P1052"/>
      <text:h text:style-name="P1053" text:outline-level="2"><text:bookmark-start text:name="_Toc501582916"/><text:bookmark-start text:name="_Toc501635441"/><text:bookmark-start text:name="_Toc501718345"/><text:bookmark-start text:name="_Toc502012928"/><text:bookmark-start text:name="_Toc502184831"/><text:bookmark-start text:name="_Toc502240140"/><text:bookmark-start text:name="_Toc502315600"/><text:bookmark-start text:name="_Toc509586798"/><text:bookmark-start text:name="_Toc519968300"/><text:bookmark-start text:name="_Toc520560591"/>ADD<text:bookmark-end text:name="_Toc501582916"/><text:bookmark-end text:name="_Toc501635441"/><text:bookmark-end text:name="_Toc501718345"/><text:bookmark-end text:name="_Toc502012928"/><text:bookmark-end text:name="_Toc502184831"/><text:bookmark-end text:name="_Toc502240140"/><text:bookmark-end text:name="_Toc502315600"/><text:bookmark-end text:name="_Toc509586798"/><text:bookmark-end text:name="_Toc519968300"/><text:bookmark-end text:name="_Toc520560591"/></text:h>
      <text:p text:style-name="P1054">Add without carry</text:p>
      <text:p text:style-name="P1055"/>
      <text:p text:style-name="P1056">Adds two integers together and stores the result in the destination register. Status of the carry flag is ignored during the computation.<text:s/></text:p>
      <text:p text:style-name="P1057"/>
      <text:p text:style-name="Normaali"><text:span text:style-name="T1058">Flags affected</text:span><text:span text:style-name="T1059">: Overflow, Negative, Carry and<text:s/></text:span><text:span text:style-name="T1060">Zero<text:s/></text:span></text:p>
      <text:p text:style-name="Normaali"><text:span text:style-name="T1061">Opcode:<text:s/></text:span><text:span text:style-name="T1062">0x31</text:span></text:p>
      <text:p text:style-name="P1063"/>
      <table:table table:style-name="Table1064">
        <table:table-columns>
          <table:table-column table:style-name="TableColumn1065"/>
          <table:table-column table:style-name="TableColumn1066"/>
          <table:table-column table:style-name="TableColumn1067"/>
        </table:table-columns>
        <table:table-row table:style-name="TableRow1068">
          <table:table-cell table:style-name="TableCell1069">
            <text:p text:style-name="P1070">Addressing mode</text:p>
          </table:table-cell>
          <table:table-cell table:style-name="TableCell1071">
            <text:p text:style-name="P1072">Syntax</text:p>
          </table:table-cell>
          <table:table-cell table:style-name="TableCell1073">
            <text:p text:style-name="P1074">Cycles</text:p>
          </table:table-cell>
        </table:table-row>
        <table:table-row table:style-name="TableRow1075">
          <table:table-cell table:style-name="TableCell1076">
            <text:p text:style-name="P1077">Register-register</text:p>
          </table:table-cell>
          <table:table-cell table:style-name="TableCell1078">
            <text:p text:style-name="P1079">ADD r1, r2, r3</text:p>
          </table:table-cell>
          <table:table-cell table:style-name="TableCell1080">
            <text:p text:style-name="P1081">3</text:p>
          </table:table-cell>
        </table:table-row>
        <table:table-row table:style-name="TableRow1082">
          <table:table-cell table:style-name="TableCell1083">
            <text:p text:style-name="P1084">Register-immediate</text:p>
          </table:table-cell>
          <table:table-cell table:style-name="TableCell1085">
            <text:p text:style-name="P1086">ADD r1, r2, #$30</text:p>
          </table:table-cell>
          <table:table-cell table:style-name="TableCell1087">
            <text:p text:style-name="P1088">4</text:p>
          </table:table-cell>
        </table:table-row>
      </table:table>
      <text:p text:style-name="P1089"/>
      <text:p text:style-name="P1090"/>
      <text:h text:style-name="P1091" text:outline-level="2"><text:bookmark-start text:name="_Toc501582917"/><text:bookmark-start text:name="_Toc501635442"/><text:bookmark-start text:name="_Toc501718346"/><text:bookmark-start text:name="_Toc502012929"/><text:bookmark-start text:name="_Toc502184832"/><text:bookmark-start text:name="_Toc502240141"/><text:bookmark-start text:name="_Toc502315601"/><text:bookmark-start text:name="_Toc509586799"/><text:bookmark-start text:name="_Toc519968301"/><text:bookmark-start text:name="_Toc520560592"/>AND<text:bookmark-end text:name="_Toc501582917"/><text:bookmark-end text:name="_Toc501635442"/><text:bookmark-end text:name="_Toc501718346"/><text:bookmark-end text:name="_Toc502012929"/><text:bookmark-end text:name="_Toc502184832"/><text:bookmark-end text:name="_Toc502240141"/><text:bookmark-end text:name="_Toc502315601"/><text:bookmark-end text:name="_Toc509586799"/><text:bookmark-end text:name="_Toc519968301"/><text:bookmark-end text:name="_Toc520560592"/></text:h>
      <text:p text:style-name="P1092">Bitwise and</text:p>
      <text:p text:style-name="P1093"/>
      <text:p text:style-name="P1094">Perform bitwise and between two integers and store the result in the destination register.</text:p>
      <text:p text:style-name="P1095"/>
      <text:soft-page-break/>
      <text:p text:style-name="Normaali"><text:span text:style-name="T1096">Flags affected:<text:s/></text:span><text:span text:style-name="T1097">Zero, Negative</text:span></text:p>
      <text:p text:style-name="Normaali"><text:span text:style-name="T1098">Opcode:<text:s/></text:span><text:span text:style-name="T1099">0x20</text:span></text:p>
      <text:p text:style-name="P1100"/>
      <table:table table:style-name="Table1101">
        <table:table-columns>
          <table:table-column table:style-name="TableColumn1102"/>
          <table:table-column table:style-name="TableColumn1103"/>
          <table:table-column table:style-name="TableColumn1104"/>
        </table:table-columns>
        <table:table-row table:style-name="TableRow1105">
          <table:table-cell table:style-name="TableCell1106">
            <text:p text:style-name="P1107">Addressing mode</text:p>
          </table:table-cell>
          <table:table-cell table:style-name="TableCell1108">
            <text:p text:style-name="P1109">Syntax</text:p>
          </table:table-cell>
          <table:table-cell table:style-name="TableCell1110">
            <text:p text:style-name="P1111">Cycles</text:p>
          </table:table-cell>
        </table:table-row>
        <table:table-row table:style-name="TableRow1112">
          <table:table-cell table:style-name="TableCell1113">
            <text:p text:style-name="P1114">Register-register</text:p>
          </table:table-cell>
          <table:table-cell table:style-name="TableCell1115">
            <text:p text:style-name="P1116">AND r1, r2, r3</text:p>
          </table:table-cell>
          <table:table-cell table:style-name="TableCell1117">
            <text:p text:style-name="P1118">3</text:p>
          </table:table-cell>
        </table:table-row>
        <table:table-row table:style-name="TableRow1119">
          <table:table-cell table:style-name="TableCell1120">
            <text:p text:style-name="P1121">Register-immediate</text:p>
          </table:table-cell>
          <table:table-cell table:style-name="TableCell1122">
            <text:p text:style-name="P1123">AND r1, r2, #$30</text:p>
          </table:table-cell>
          <table:table-cell table:style-name="TableCell1124">
            <text:p text:style-name="P1125">4</text:p>
          </table:table-cell>
        </table:table-row>
      </table:table>
      <text:p text:style-name="P1126"/>
      <text:p text:style-name="P1127"/>
      <text:h text:style-name="P1128" text:outline-level="2"><text:bookmark-start text:name="_Toc501582918"/><text:bookmark-start text:name="_Toc501635443"/><text:bookmark-start text:name="_Toc501718347"/><text:bookmark-start text:name="_Toc502012930"/><text:bookmark-start text:name="_Toc502184833"/><text:bookmark-start text:name="_Toc502240142"/><text:bookmark-start text:name="_Toc502315602"/><text:bookmark-start text:name="_Toc509586800"/><text:bookmark-start text:name="_Toc519968302"/><text:bookmark-start text:name="_Toc520560593"/>ASL<text:bookmark-end text:name="_Toc501582918"/><text:bookmark-end text:name="_Toc501635443"/><text:bookmark-end text:name="_Toc501718347"/><text:bookmark-end text:name="_Toc502012930"/><text:bookmark-end text:name="_Toc502184833"/><text:bookmark-end text:name="_Toc502240142"/><text:bookmark-end text:name="_Toc502315602"/><text:bookmark-end text:name="_Toc509586800"/><text:bookmark-end text:name="_Toc519968302"/><text:bookmark-end text:name="_Toc520560593"/></text:h>
      <text:p text:style-name="P1129">Arithmetic shift left</text:p>
      <text:p text:style-name="P1130"/>
      <text:p text:style-name="P1131">Left shift integer by given amount, with zeroes shifted in from the right. Last bit to be<text:s/>shifted out is stored in the carry flag.</text:p>
      <text:p text:style-name="P1132"/>
      <text:p text:style-name="Normaali"><text:span text:style-name="T1133">Flags affected:</text:span><text:span text:style-name="T1134"><text:s/>Zero, Negative, Carry</text:span></text:p>
      <text:p text:style-name="Normaali"><text:span text:style-name="T1135">Note:<text:s/></text:span><text:span text:style-name="T1136">Only the three least significant bits of the shift amount are considered. Effectively this means the shift amount is modulo 8 of the original amount. This instruction is<text:s/></text:span><text:span text:style-name="T1137">identical to logical shift left and shares the instruction encoding; these two instructions exist for symmetry.</text:span></text:p>
      <text:p text:style-name="P1138"/>
      <text:p text:style-name="Normaali"><text:span text:style-name="T1139">Opcode:</text:span><text:span text:style-name="T1140"><text:s/>0x24</text:span></text:p>
      <text:p text:style-name="P1141"/>
      <table:table table:style-name="Table1142">
        <table:table-columns>
          <table:table-column table:style-name="TableColumn1143"/>
          <table:table-column table:style-name="TableColumn1144"/>
          <table:table-column table:style-name="TableColumn1145"/>
        </table:table-columns>
        <table:table-row table:style-name="TableRow1146">
          <table:table-cell table:style-name="TableCell1147">
            <text:p text:style-name="P1148">Addressing mode</text:p>
          </table:table-cell>
          <table:table-cell table:style-name="TableCell1149">
            <text:p text:style-name="P1150">Syntax</text:p>
          </table:table-cell>
          <table:table-cell table:style-name="TableCell1151">
            <text:p text:style-name="P1152">Cycles</text:p>
          </table:table-cell>
        </table:table-row>
        <table:table-row table:style-name="TableRow1153">
          <table:table-cell table:style-name="TableCell1154">
            <text:p text:style-name="P1155">Register-Register</text:p>
          </table:table-cell>
          <table:table-cell table:style-name="TableCell1156">
            <text:p text:style-name="P1157">ASL r1, r2, r3</text:p>
          </table:table-cell>
          <table:table-cell table:style-name="TableCell1158">
            <text:p text:style-name="P1159">3</text:p>
          </table:table-cell>
        </table:table-row>
        <table:table-row table:style-name="TableRow1160">
          <table:table-cell table:style-name="TableCell1161">
            <text:p text:style-name="P1162">Register-immediate</text:p>
          </table:table-cell>
          <table:table-cell table:style-name="TableCell1163">
            <text:p text:style-name="P1164">ASL r1, r2, #$03</text:p>
          </table:table-cell>
          <table:table-cell table:style-name="TableCell1165">
            <text:p text:style-name="P1166">4</text:p>
          </table:table-cell>
        </table:table-row>
      </table:table>
      <text:p text:style-name="P1167"/>
      <text:h text:style-name="P1168" text:outline-level="2"><text:bookmark-start text:name="_Toc501582919"/><text:bookmark-start text:name="_Toc501635444"/><text:bookmark-start text:name="_Toc501718348"/><text:bookmark-start text:name="_Toc502012931"/><text:bookmark-start text:name="_Toc502184834"/><text:bookmark-start text:name="_Toc502240143"/><text:bookmark-start text:name="_Toc502315603"/><text:bookmark-start text:name="_Toc509586801"/><text:bookmark-start text:name="_Toc519968303"/><text:bookmark-start text:name="_Toc520560594"/>ASR<text:bookmark-end text:name="_Toc501582919"/><text:bookmark-end text:name="_Toc501635444"/><text:bookmark-end text:name="_Toc501718348"/><text:bookmark-end text:name="_Toc502012931"/><text:bookmark-end text:name="_Toc502184834"/><text:bookmark-end text:name="_Toc502240143"/><text:bookmark-end text:name="_Toc502315603"/><text:bookmark-end text:name="_Toc509586801"/><text:bookmark-end text:name="_Toc519968303"/><text:bookmark-end text:name="_Toc520560594"/></text:h>
      <text:p text:style-name="P1169">Arithmetic shift<text:s/>right</text:p>
      <text:p text:style-name="P1170"/>
      <text:p text:style-name="P1171">Right shift integer by given amount, with sign bit shifted in from the left. Last bit shifted out is stored in the carry flag.</text:p>
      <text:p text:style-name="P1172"/>
      <text:p text:style-name="Normaali"><text:span text:style-name="T1173">Flags affected:<text:s/></text:span><text:span text:style-name="T1174">Zero, Negative, Carry</text:span></text:p>
      <text:p text:style-name="Normaali"><text:span text:style-name="T1175">Note:<text:s/></text:span><text:span text:style-name="T1176">Only the three least significant bits of the shift amount are considered.<text:s/></text:span><text:span text:style-name="T1177">Effectively this means the shift amount is modulo 8 of the original amount.</text:span></text:p>
      <text:p text:style-name="Normaali"><text:span text:style-name="T1178">Opcode:</text:span><text:span text:style-name="T1179"><text:s/>0x25</text:span></text:p>
      <text:p text:style-name="P1180"/>
      <table:table table:style-name="Table1181">
        <table:table-columns>
          <table:table-column table:style-name="TableColumn1182"/>
          <table:table-column table:style-name="TableColumn1183"/>
          <table:table-column table:style-name="TableColumn1184"/>
        </table:table-columns>
        <table:table-row table:style-name="TableRow1185">
          <table:table-cell table:style-name="TableCell1186">
            <text:p text:style-name="P1187">Addressing mode</text:p>
          </table:table-cell>
          <table:table-cell table:style-name="TableCell1188">
            <text:p text:style-name="P1189">Syntax</text:p>
          </table:table-cell>
          <table:table-cell table:style-name="TableCell1190">
            <text:p text:style-name="P1191">Cycles</text:p>
          </table:table-cell>
        </table:table-row>
        <table:table-row table:style-name="TableRow1192">
          <table:table-cell table:style-name="TableCell1193">
            <text:p text:style-name="P1194">Register-Register</text:p>
          </table:table-cell>
          <table:table-cell table:style-name="TableCell1195">
            <text:p text:style-name="P1196">ASR r1, r2, r3</text:p>
          </table:table-cell>
          <table:table-cell table:style-name="TableCell1197">
            <text:p text:style-name="P1198">3</text:p>
          </table:table-cell>
        </table:table-row>
        <table:table-row table:style-name="TableRow1199">
          <table:table-cell table:style-name="TableCell1200">
            <text:p text:style-name="P1201">Register-immediate</text:p>
          </table:table-cell>
          <table:table-cell table:style-name="TableCell1202">
            <text:p text:style-name="P1203">ASR r1, r2, #$03</text:p>
          </table:table-cell>
          <table:table-cell table:style-name="TableCell1204">
            <text:p text:style-name="P1205">4</text:p>
          </table:table-cell>
        </table:table-row>
      </table:table>
      <text:p text:style-name="P1206"/>
      <text:h text:style-name="P1207" text:outline-level="2"><text:bookmark-start text:name="_Toc501582920"/><text:bookmark-start text:name="_Toc501635445"/><text:bookmark-start text:name="_Toc501718349"/><text:bookmark-start text:name="_Toc502012932"/><text:bookmark-start text:name="_Toc502184835"/><text:bookmark-start text:name="_Toc502240144"/><text:bookmark-start text:name="_Toc502315604"/><text:bookmark-start text:name="_Toc509586802"/><text:bookmark-start text:name="_Toc519968304"/><text:bookmark-start text:name="_Toc520560595"/>BCC<text:bookmark-end text:name="_Toc501582920"/><text:bookmark-end text:name="_Toc501635445"/><text:bookmark-end text:name="_Toc501718349"/><text:bookmark-end text:name="_Toc502012932"/><text:bookmark-end text:name="_Toc502184835"/><text:bookmark-end text:name="_Toc502240144"/><text:bookmark-end text:name="_Toc502315604"/><text:bookmark-end text:name="_Toc509586802"/><text:bookmark-end text:name="_Toc519968304"/><text:bookmark-end text:name="_Toc520560595"/></text:h>
      <text:p text:style-name="P1208">Branch on carry clear</text:p>
      <text:p text:style-name="P1209"/>
      <text:p text:style-name="P1210">Branch if carry flag is clear,<text:s/>otherwise do nothing.</text:p>
      <text:p text:style-name="P1211"/>
      <table:table table:style-name="Table1212">
        <table:table-columns>
          <table:table-column table:style-name="TableColumn1213"/>
          <table:table-column table:style-name="TableColumn1214"/>
          <table:table-column table:style-name="TableColumn1215"/>
        </table:table-columns>
        <table:table-row table:style-name="TableRow1216">
          <table:table-cell table:style-name="TableCell1217">
            <text:soft-page-break/>
            <text:p text:style-name="P1218">Addressing mode</text:p>
          </table:table-cell>
          <table:table-cell table:style-name="TableCell1219">
            <text:p text:style-name="P1220">Syntax</text:p>
          </table:table-cell>
          <table:table-cell table:style-name="TableCell1221">
            <text:p text:style-name="P1222">Cycles</text:p>
          </table:table-cell>
        </table:table-row>
        <table:table-row table:style-name="TableRow1223">
          <table:table-cell table:style-name="TableCell1224">
            <text:p text:style-name="P1225">Relative</text:p>
          </table:table-cell>
          <table:table-cell table:style-name="TableCell1226">
            <text:p text:style-name="P1227">BCC $offset</text:p>
          </table:table-cell>
          <table:table-cell table:style-name="TableCell1228">
            <text:p text:style-name="P1229">2</text:p>
          </table:table-cell>
        </table:table-row>
      </table:table>
      <text:p text:style-name="P1230"/>
      <text:p text:style-name="Normaali"><text:span text:style-name="T1231">Flags affected:</text:span><text:span text:style-name="T1232"><text:s/>None</text:span></text:p>
      <text:p text:style-name="Normaali"><text:span text:style-name="T1233">Opcode</text:span><text:span text:style-name="T1234">: 0x38</text:span></text:p>
      <text:p text:style-name="P1235"/>
      <text:h text:style-name="P1236" text:outline-level="2"><text:bookmark-start text:name="_Toc501582921"/><text:bookmark-start text:name="_Toc501635446"/><text:bookmark-start text:name="_Toc501718350"/><text:bookmark-start text:name="_Toc502012933"/><text:bookmark-start text:name="_Toc502184836"/><text:bookmark-start text:name="_Toc502240145"/><text:bookmark-start text:name="_Toc502315605"/><text:bookmark-start text:name="_Toc509586803"/><text:bookmark-start text:name="_Toc519968305"/><text:bookmark-start text:name="_Toc520560596"/>BCS<text:bookmark-end text:name="_Toc501582921"/><text:bookmark-end text:name="_Toc501635446"/><text:bookmark-end text:name="_Toc501718350"/><text:bookmark-end text:name="_Toc502012933"/><text:bookmark-end text:name="_Toc502184836"/><text:bookmark-end text:name="_Toc502240145"/><text:bookmark-end text:name="_Toc502315605"/><text:bookmark-end text:name="_Toc509586803"/><text:bookmark-end text:name="_Toc519968305"/><text:bookmark-end text:name="_Toc520560596"/></text:h>
      <text:p text:style-name="P1237">Branch on carry set</text:p>
      <text:p text:style-name="P1238"/>
      <text:p text:style-name="P1239">Branch if carry flag is set, otherwise do nothing.</text:p>
      <text:p text:style-name="P1240"/>
      <text:p text:style-name="P1241"/>
      <table:table table:style-name="Table1242">
        <table:table-columns>
          <table:table-column table:style-name="TableColumn1243"/>
          <table:table-column table:style-name="TableColumn1244"/>
          <table:table-column table:style-name="TableColumn1245"/>
        </table:table-columns>
        <table:table-row table:style-name="TableRow1246">
          <table:table-cell table:style-name="TableCell1247">
            <text:p text:style-name="P1248">Addressing mode</text:p>
          </table:table-cell>
          <table:table-cell table:style-name="TableCell1249">
            <text:p text:style-name="P1250">Syntax</text:p>
          </table:table-cell>
          <table:table-cell table:style-name="TableCell1251">
            <text:p text:style-name="P1252">Cycles</text:p>
          </table:table-cell>
        </table:table-row>
        <table:table-row table:style-name="TableRow1253">
          <table:table-cell table:style-name="TableCell1254">
            <text:p text:style-name="P1255">Relative</text:p>
          </table:table-cell>
          <table:table-cell table:style-name="TableCell1256">
            <text:p text:style-name="P1257">BCS $offset</text:p>
          </table:table-cell>
          <table:table-cell table:style-name="TableCell1258">
            <text:p text:style-name="P1259">2</text:p>
          </table:table-cell>
        </table:table-row>
      </table:table>
      <text:p text:style-name="P1260"/>
      <text:p text:style-name="Normaali"><text:span text:style-name="T1261">Flags<text:s/></text:span><text:span text:style-name="T1262">affected:</text:span><text:span text:style-name="T1263"><text:s/>None</text:span></text:p>
      <text:p text:style-name="Normaali"><text:span text:style-name="T1264">Opcode</text:span><text:span text:style-name="T1265">: 0x39</text:span></text:p>
      <text:p text:style-name="P1266"/>
      <text:h text:style-name="P1267" text:outline-level="2"><text:bookmark-start text:name="_Toc501582922"/><text:bookmark-start text:name="_Toc501635447"/><text:bookmark-start text:name="_Toc501718351"/><text:bookmark-start text:name="_Toc502012934"/><text:bookmark-start text:name="_Toc502184837"/><text:bookmark-start text:name="_Toc502240146"/><text:bookmark-start text:name="_Toc502315606"/><text:bookmark-start text:name="_Toc509586804"/><text:bookmark-start text:name="_Toc519968306"/><text:bookmark-start text:name="_Toc520560597"/>BEQ<text:bookmark-end text:name="_Toc501582922"/><text:bookmark-end text:name="_Toc501635447"/><text:bookmark-end text:name="_Toc501718351"/><text:bookmark-end text:name="_Toc502012934"/><text:bookmark-end text:name="_Toc502184837"/><text:bookmark-end text:name="_Toc502240146"/><text:bookmark-end text:name="_Toc502315606"/><text:bookmark-end text:name="_Toc509586804"/><text:bookmark-end text:name="_Toc519968306"/><text:bookmark-end text:name="_Toc520560597"/></text:h>
      <text:p text:style-name="P1268">Branch on equal (Branch on zero)</text:p>
      <text:p text:style-name="P1269"/>
      <text:p text:style-name="P1270">Branch if zero flag is set, otherwise do nothing.</text:p>
      <text:p text:style-name="P1271"/>
      <text:p text:style-name="P1272"/>
      <table:table table:style-name="Table1273">
        <table:table-columns>
          <table:table-column table:style-name="TableColumn1274"/>
          <table:table-column table:style-name="TableColumn1275"/>
          <table:table-column table:style-name="TableColumn1276"/>
        </table:table-columns>
        <table:table-row table:style-name="TableRow1277">
          <table:table-cell table:style-name="TableCell1278">
            <text:p text:style-name="P1279">Addressing mode</text:p>
          </table:table-cell>
          <table:table-cell table:style-name="TableCell1280">
            <text:p text:style-name="P1281">Syntax</text:p>
          </table:table-cell>
          <table:table-cell table:style-name="TableCell1282">
            <text:p text:style-name="P1283">Cycles</text:p>
          </table:table-cell>
        </table:table-row>
        <table:table-row table:style-name="TableRow1284">
          <table:table-cell table:style-name="TableCell1285">
            <text:p text:style-name="P1286">Relative</text:p>
          </table:table-cell>
          <table:table-cell table:style-name="TableCell1287">
            <text:p text:style-name="P1288">BEQ $offset</text:p>
          </table:table-cell>
          <table:table-cell table:style-name="TableCell1289">
            <text:p text:style-name="P1290">2</text:p>
          </table:table-cell>
        </table:table-row>
      </table:table>
      <text:p text:style-name="P1291"/>
      <text:p text:style-name="Normaali"><text:span text:style-name="T1292">Flags affected:</text:span><text:span text:style-name="T1293"><text:s/>None</text:span></text:p>
      <text:p text:style-name="Normaali"><text:span text:style-name="T1294">Opcode</text:span><text:span text:style-name="T1295">: 0x3B</text:span></text:p>
      <text:p text:style-name="P1296"/>
      <text:h text:style-name="P1297" text:outline-level="2"><text:bookmark-start text:name="_Toc501582923"/><text:bookmark-start text:name="_Toc501635448"/><text:bookmark-start text:name="_Toc501718352"/><text:bookmark-start text:name="_Toc502012935"/><text:bookmark-start text:name="_Toc502184838"/><text:bookmark-start text:name="_Toc502240147"/><text:bookmark-start text:name="_Toc502315607"/><text:bookmark-start text:name="_Toc509586805"/><text:bookmark-start text:name="_Toc519968307"/><text:bookmark-start text:name="_Toc520560598"/>BNE<text:bookmark-end text:name="_Toc501582923"/><text:bookmark-end text:name="_Toc501635448"/><text:bookmark-end text:name="_Toc501718352"/><text:bookmark-end text:name="_Toc502012935"/><text:bookmark-end text:name="_Toc502184838"/><text:bookmark-end text:name="_Toc502240147"/><text:bookmark-end text:name="_Toc502315607"/><text:bookmark-end text:name="_Toc509586805"/><text:bookmark-end text:name="_Toc519968307"/><text:bookmark-end text:name="_Toc520560598"/></text:h>
      <text:p text:style-name="P1298">Branch on not equal (Branch on not zero)</text:p>
      <text:p text:style-name="P1299"/>
      <text:p text:style-name="P1300">Branch if zero flag is not set, otherwise do nothing.</text:p>
      <text:p text:style-name="P1301"/>
      <text:p text:style-name="P1302"/>
      <table:table table:style-name="Table1303">
        <table:table-columns>
          <table:table-column table:style-name="TableColumn1304"/>
          <table:table-column table:style-name="TableColumn1305"/>
          <table:table-column table:style-name="TableColumn1306"/>
        </table:table-columns>
        <table:table-row table:style-name="TableRow1307">
          <table:table-cell table:style-name="TableCell1308">
            <text:p text:style-name="P1309">Addressing mode</text:p>
          </table:table-cell>
          <table:table-cell table:style-name="TableCell1310">
            <text:p text:style-name="P1311">Syntax</text:p>
          </table:table-cell>
          <table:table-cell table:style-name="TableCell1312">
            <text:p text:style-name="P1313">Cycles</text:p>
          </table:table-cell>
        </table:table-row>
        <table:table-row table:style-name="TableRow1314">
          <table:table-cell table:style-name="TableCell1315">
            <text:p text:style-name="P1316">Relative</text:p>
          </table:table-cell>
          <table:table-cell table:style-name="TableCell1317">
            <text:p text:style-name="P1318">BNE $offset</text:p>
          </table:table-cell>
          <table:table-cell table:style-name="TableCell1319">
            <text:p text:style-name="P1320">2</text:p>
          </table:table-cell>
        </table:table-row>
      </table:table>
      <text:p text:style-name="P1321"/>
      <text:p text:style-name="Normaali"><text:span text:style-name="T1322">Flags affected:</text:span><text:span text:style-name="T1323"><text:s/>None</text:span></text:p>
      <text:p text:style-name="Normaali"><text:span text:style-name="T1324">Opcode</text:span><text:span text:style-name="T1325">: 0x3A</text:span></text:p>
      <text:p text:style-name="P1326"/>
      <text:h text:style-name="P1327" text:outline-level="2"><text:bookmark-start text:name="_Toc501582924"/><text:bookmark-start text:name="_Toc501635449"/><text:bookmark-start text:name="_Toc501718353"/><text:bookmark-start text:name="_Toc502012936"/><text:bookmark-start text:name="_Toc502184839"/><text:bookmark-start text:name="_Toc502240148"/><text:bookmark-start text:name="_Toc502315608"/><text:bookmark-start text:name="_Toc509586806"/><text:bookmark-start text:name="_Toc519968308"/><text:bookmark-start text:name="_Toc520560599"/>BNG<text:bookmark-end text:name="_Toc501582924"/><text:bookmark-end text:name="_Toc501635449"/><text:bookmark-end text:name="_Toc501718353"/><text:bookmark-end text:name="_Toc502012936"/><text:bookmark-end text:name="_Toc502184839"/><text:bookmark-end text:name="_Toc502240148"/><text:bookmark-end text:name="_Toc502315608"/><text:bookmark-end text:name="_Toc509586806"/><text:bookmark-end text:name="_Toc519968308"/><text:bookmark-end text:name="_Toc520560599"/></text:h>
      <text:p text:style-name="P1328">Branch on negative</text:p>
      <text:p text:style-name="P1329"/>
      <text:soft-page-break/>
      <text:p text:style-name="P1330">Branch if negative flag is set, otherwise do nothing.</text:p>
      <text:p text:style-name="P1331"/>
      <text:p text:style-name="P1332"/>
      <table:table table:style-name="Table1333">
        <table:table-columns>
          <table:table-column table:style-name="TableColumn1334"/>
          <table:table-column table:style-name="TableColumn1335"/>
          <table:table-column table:style-name="TableColumn1336"/>
        </table:table-columns>
        <table:table-row table:style-name="TableRow1337">
          <table:table-cell table:style-name="TableCell1338">
            <text:p text:style-name="P1339">Addressing mode</text:p>
          </table:table-cell>
          <table:table-cell table:style-name="TableCell1340">
            <text:p text:style-name="P1341">Syntax</text:p>
          </table:table-cell>
          <table:table-cell table:style-name="TableCell1342">
            <text:p text:style-name="P1343">Cycles</text:p>
          </table:table-cell>
        </table:table-row>
        <table:table-row table:style-name="TableRow1344">
          <table:table-cell table:style-name="TableCell1345">
            <text:p text:style-name="P1346">Relative</text:p>
          </table:table-cell>
          <table:table-cell table:style-name="TableCell1347">
            <text:p text:style-name="P1348">BNG $offset</text:p>
          </table:table-cell>
          <table:table-cell table:style-name="TableCell1349">
            <text:p text:style-name="P1350">2</text:p>
          </table:table-cell>
        </table:table-row>
      </table:table>
      <text:p text:style-name="P1351"/>
      <text:p text:style-name="Normaali"><text:span text:style-name="T1352">Flags affected:</text:span><text:span text:style-name="T1353"><text:s/>None</text:span></text:p>
      <text:p text:style-name="Normaali"><text:span text:style-name="T1354">Opcode</text:span><text:span text:style-name="T1355">: 0x3D</text:span></text:p>
      <text:p text:style-name="P1356"/>
      <text:h text:style-name="P1357" text:outline-level="2"><text:bookmark-start text:name="_Toc501582925"/><text:bookmark-start text:name="_Toc501635450"/><text:bookmark-start text:name="_Toc501718354"/><text:bookmark-start text:name="_Toc502012937"/><text:bookmark-start text:name="_Toc502184840"/><text:bookmark-start text:name="_Toc502240149"/><text:bookmark-start text:name="_Toc502315609"/><text:bookmark-start text:name="_Toc509586807"/><text:bookmark-start text:name="_Toc519968309"/><text:bookmark-start text:name="_Toc520560600"/>BOC<text:bookmark-end text:name="_Toc501582925"/><text:bookmark-end text:name="_Toc501635450"/><text:bookmark-end text:name="_Toc501718354"/><text:bookmark-end text:name="_Toc502012937"/><text:bookmark-end text:name="_Toc502184840"/><text:bookmark-end text:name="_Toc502240149"/><text:bookmark-end text:name="_Toc502315609"/><text:bookmark-end text:name="_Toc509586807"/><text:bookmark-end text:name="_Toc519968309"/><text:bookmark-end text:name="_Toc520560600"/></text:h>
      <text:p text:style-name="P1358">Branch on overflow clear</text:p>
      <text:p text:style-name="P1359"/>
      <text:p text:style-name="P1360">Branch if overflow flag is not set, otherwise do nothing.</text:p>
      <text:p text:style-name="P1361"/>
      <text:p text:style-name="P1362"/>
      <table:table table:style-name="Table1363">
        <table:table-columns>
          <table:table-column table:style-name="TableColumn1364"/>
          <table:table-column table:style-name="TableColumn1365"/>
          <table:table-column table:style-name="TableColumn1366"/>
        </table:table-columns>
        <table:table-row table:style-name="TableRow1367">
          <table:table-cell table:style-name="TableCell1368">
            <text:p text:style-name="P1369">Addressing mode</text:p>
          </table:table-cell>
          <table:table-cell table:style-name="TableCell1370">
            <text:p text:style-name="P1371">Syntax</text:p>
          </table:table-cell>
          <table:table-cell table:style-name="TableCell1372">
            <text:p text:style-name="P1373">Cycles</text:p>
          </table:table-cell>
        </table:table-row>
        <table:table-row table:style-name="TableRow1374">
          <table:table-cell table:style-name="TableCell1375">
            <text:p text:style-name="P1376">Relative</text:p>
          </table:table-cell>
          <table:table-cell table:style-name="TableCell1377">
            <text:p text:style-name="P1378">BOC $offset</text:p>
          </table:table-cell>
          <table:table-cell table:style-name="TableCell1379">
            <text:p text:style-name="P1380">2</text:p>
          </table:table-cell>
        </table:table-row>
      </table:table>
      <text:p text:style-name="P1381"/>
      <text:p text:style-name="Normaali"><text:span text:style-name="T1382">Flags affected:</text:span><text:span text:style-name="T1383"><text:s/>None</text:span></text:p>
      <text:p text:style-name="Normaali"><text:span text:style-name="T1384">Opcode</text:span><text:span text:style-name="T1385">: 0x3E</text:span></text:p>
      <text:p text:style-name="P1386"/>
      <text:h text:style-name="P1387" text:outline-level="2"><text:bookmark-start text:name="_Toc501582926"/><text:bookmark-start text:name="_Toc501635451"/><text:bookmark-start text:name="_Toc501718355"/><text:bookmark-start text:name="_Toc502012938"/><text:bookmark-start text:name="_Toc502184841"/><text:bookmark-start text:name="_Toc502240150"/><text:bookmark-start text:name="_Toc502315610"/><text:bookmark-start text:name="_Toc509586808"/><text:bookmark-start text:name="_Toc519968310"/><text:bookmark-start text:name="_Toc520560601"/>BOS<text:bookmark-end text:name="_Toc501582926"/><text:bookmark-end text:name="_Toc501635451"/><text:bookmark-end text:name="_Toc501718355"/><text:bookmark-end text:name="_Toc502012938"/><text:bookmark-end text:name="_Toc502184841"/><text:bookmark-end text:name="_Toc502240150"/><text:bookmark-end text:name="_Toc502315610"/><text:bookmark-end text:name="_Toc509586808"/><text:bookmark-end text:name="_Toc519968310"/><text:bookmark-end text:name="_Toc520560601"/></text:h>
      <text:p text:style-name="P1388">Branch on overflow set</text:p>
      <text:p text:style-name="P1389"/>
      <text:p text:style-name="P1390">Branch if overflow flag is set, otherwise do nothing.</text:p>
      <text:p text:style-name="P1391"/>
      <text:p text:style-name="P1392"/>
      <table:table table:style-name="Table1393">
        <table:table-columns>
          <table:table-column table:style-name="TableColumn1394"/>
          <table:table-column table:style-name="TableColumn1395"/>
          <table:table-column table:style-name="TableColumn1396"/>
        </table:table-columns>
        <table:table-row table:style-name="TableRow1397">
          <table:table-cell table:style-name="TableCell1398">
            <text:p text:style-name="P1399">Addressing mode</text:p>
          </table:table-cell>
          <table:table-cell table:style-name="TableCell1400">
            <text:p text:style-name="P1401">Syntax</text:p>
          </table:table-cell>
          <table:table-cell table:style-name="TableCell1402">
            <text:p text:style-name="P1403">Cycles</text:p>
          </table:table-cell>
        </table:table-row>
        <table:table-row table:style-name="TableRow1404">
          <table:table-cell table:style-name="TableCell1405">
            <text:p text:style-name="P1406">Relative</text:p>
          </table:table-cell>
          <table:table-cell table:style-name="TableCell1407">
            <text:p text:style-name="P1408">BOS $offset</text:p>
          </table:table-cell>
          <table:table-cell table:style-name="TableCell1409">
            <text:p text:style-name="P1410">2</text:p>
          </table:table-cell>
        </table:table-row>
      </table:table>
      <text:p text:style-name="P1411"/>
      <text:p text:style-name="Normaali"><text:span text:style-name="T1412">Flags affected:</text:span><text:span text:style-name="T1413"><text:s/>None</text:span></text:p>
      <text:p text:style-name="Normaali"><text:span text:style-name="T1414">Opcode</text:span><text:span text:style-name="T1415">: 0x3F</text:span></text:p>
      <text:p text:style-name="P1416"/>
      <text:p text:style-name="P1417"/>
      <text:h text:style-name="P1418" text:outline-level="2"><text:bookmark-start text:name="_Toc501582927"/><text:bookmark-start text:name="_Toc501635452"/><text:bookmark-start text:name="_Toc501718356"/><text:bookmark-start text:name="_Toc502012939"/><text:bookmark-start text:name="_Toc502184842"/><text:bookmark-start text:name="_Toc502240151"/><text:bookmark-start text:name="_Toc502315611"/><text:bookmark-start text:name="_Toc509586809"/><text:bookmark-start text:name="_Toc519968311"/><text:bookmark-start text:name="_Toc520560602"/>BPO<text:bookmark-end text:name="_Toc501582927"/><text:bookmark-end text:name="_Toc501635452"/><text:bookmark-end text:name="_Toc501718356"/><text:bookmark-end text:name="_Toc502012939"/><text:bookmark-end text:name="_Toc502184842"/><text:bookmark-end text:name="_Toc502240151"/><text:bookmark-end text:name="_Toc502315611"/><text:bookmark-end text:name="_Toc509586809"/><text:bookmark-end text:name="_Toc519968311"/><text:bookmark-end text:name="_Toc520560602"/></text:h>
      <text:p text:style-name="P1419">Branch on positive</text:p>
      <text:p text:style-name="P1420"/>
      <text:p text:style-name="P1421">Branch if negative flag is not set, otherwise do nothing.</text:p>
      <text:p text:style-name="P1422"/>
      <text:p text:style-name="P1423"/>
      <table:table table:style-name="Table1424">
        <table:table-columns>
          <table:table-column table:style-name="TableColumn1425"/>
          <table:table-column table:style-name="TableColumn1426"/>
          <table:table-column table:style-name="TableColumn1427"/>
        </table:table-columns>
        <table:table-row table:style-name="TableRow1428">
          <table:table-cell table:style-name="TableCell1429">
            <text:p text:style-name="P1430">Addressing mode</text:p>
          </table:table-cell>
          <table:table-cell table:style-name="TableCell1431">
            <text:p text:style-name="P1432">Syntax</text:p>
          </table:table-cell>
          <table:table-cell table:style-name="TableCell1433">
            <text:p text:style-name="P1434">Cycles</text:p>
          </table:table-cell>
        </table:table-row>
        <table:table-row table:style-name="TableRow1435">
          <table:table-cell table:style-name="TableCell1436">
            <text:p text:style-name="P1437">Relative</text:p>
          </table:table-cell>
          <table:table-cell table:style-name="TableCell1438">
            <text:p text:style-name="P1439">BPO $offset</text:p>
          </table:table-cell>
          <table:table-cell table:style-name="TableCell1440">
            <text:p text:style-name="P1441">2</text:p>
          </table:table-cell>
        </table:table-row>
      </table:table>
      <text:p text:style-name="P1442"/>
      <text:p text:style-name="Normaali"><text:span text:style-name="T1443">Flags affected:</text:span><text:span text:style-name="T1444"><text:s/>None</text:span></text:p>
      <text:p text:style-name="Normaali"><text:span text:style-name="T1445">Opcode</text:span><text:span text:style-name="T1446">: 0x3C</text:span></text:p>
      <text:p text:style-name="P1447"/>
      <text:h text:style-name="P1448" text:outline-level="2"><text:bookmark-start text:name="_Toc501582928"/><text:bookmark-start text:name="_Toc501635453"/><text:bookmark-start text:name="_Toc501718357"/><text:bookmark-start text:name="_Toc502012940"/><text:bookmark-start text:name="_Toc502184843"/><text:bookmark-start text:name="_Toc502240152"/><text:bookmark-start text:name="_Toc502315612"/><text:bookmark-start text:name="_Toc509586810"/><text:bookmark-start text:name="_Toc519968312"/><text:bookmark-start text:name="_Toc520560603"/>CALL<text:bookmark-end text:name="_Toc501582928"/><text:bookmark-end text:name="_Toc501635453"/><text:bookmark-end text:name="_Toc501718357"/><text:bookmark-end text:name="_Toc502012940"/><text:bookmark-end text:name="_Toc502184843"/><text:bookmark-end text:name="_Toc502240152"/><text:bookmark-end text:name="_Toc502315612"/><text:bookmark-end text:name="_Toc509586810"/><text:bookmark-end text:name="_Toc519968312"/><text:bookmark-end text:name="_Toc520560603"/></text:h>
      <text:p text:style-name="P1449">Subprocedure call</text:p>
      <text:p text:style-name="P1450"/>
      <text:h text:style-name="P1451" text:outline-level="2"><text:bookmark-start text:name="_Toc501582929"/><text:bookmark-start text:name="_Toc501635454"/><text:bookmark-start text:name="_Toc501718358"/><text:bookmark-start text:name="_Toc502012941"/><text:bookmark-start text:name="_Toc502184844"/><text:bookmark-start text:name="_Toc502240153"/><text:bookmark-start text:name="_Toc502315613"/><text:bookmark-start text:name="_Toc509586811"/><text:bookmark-start text:name="_Toc519968313"/><text:bookmark-start text:name="_Toc520560604"/>CLA<text:bookmark-end text:name="_Toc501582929"/><text:bookmark-end text:name="_Toc501635454"/><text:bookmark-end text:name="_Toc501718358"/><text:bookmark-end text:name="_Toc502012941"/><text:bookmark-end text:name="_Toc502184844"/><text:bookmark-end text:name="_Toc502240153"/><text:bookmark-end text:name="_Toc502315613"/><text:bookmark-end text:name="_Toc509586811"/><text:bookmark-end text:name="_Toc519968313"/><text:bookmark-end text:name="_Toc520560604"/><text:s/></text:h>
      <text:p text:style-name="P1452">Clear autoincrement flag</text:p>
      <text:p text:style-name="P1453"/>
      <text:p text:style-name="P1454">Clears the autoincrement flag in the CPU status register.</text:p>
      <text:p text:style-name="P1455"/>
      <text:p text:style-name="Normaali"><text:span text:style-name="T1456">Flags affected</text:span><text:span text:style-name="T1457">: autoincrement flag (cleared)</text:span></text:p>
      <text:p text:style-name="Normaali"><text:span text:style-name="T1458">Opcode</text:span><text:span text:style-name="T1459">: 0x06</text:span></text:p>
      <text:p text:style-name="P1460"/>
      <table:table table:style-name="Table1461">
        <table:table-columns>
          <table:table-column table:style-name="TableColumn1462"/>
          <table:table-column table:style-name="TableColumn1463"/>
          <table:table-column table:style-name="TableColumn1464"/>
        </table:table-columns>
        <table:table-row table:style-name="TableRow1465">
          <table:table-cell table:style-name="TableCell1466">
            <text:p text:style-name="P1467">Addressing mode</text:p>
          </table:table-cell>
          <table:table-cell table:style-name="TableCell1468">
            <text:p text:style-name="P1469">Syntax</text:p>
          </table:table-cell>
          <table:table-cell table:style-name="TableCell1470">
            <text:p text:style-name="P1471">Cycles</text:p>
          </table:table-cell>
        </table:table-row>
        <table:table-row table:style-name="TableRow1472">
          <table:table-cell table:style-name="TableCell1473">
            <text:p text:style-name="P1474">Implicit</text:p>
          </table:table-cell>
          <table:table-cell table:style-name="TableCell1475">
            <text:p text:style-name="P1476">CLA</text:p>
          </table:table-cell>
          <table:table-cell table:style-name="TableCell1477">
            <text:p text:style-name="P1478">2</text:p>
          </table:table-cell>
        </table:table-row>
      </table:table>
      <text:p text:style-name="P1479"/>
      <text:p text:style-name="P1480"/>
      <text:h text:style-name="P1481" text:outline-level="2"><text:bookmark-start text:name="_Toc501582930"/><text:bookmark-start text:name="_Toc501635455"/><text:bookmark-start text:name="_Toc501718359"/><text:bookmark-start text:name="_Toc502012942"/><text:bookmark-start text:name="_Toc502184845"/><text:bookmark-start text:name="_Toc502240154"/><text:bookmark-start text:name="_Toc502315614"/><text:bookmark-start text:name="_Toc509586812"/><text:bookmark-start text:name="_Toc519968314"/><text:bookmark-start text:name="_Toc520560605"/>CLC<text:bookmark-end text:name="_Toc501582930"/><text:bookmark-end text:name="_Toc501635455"/><text:bookmark-end text:name="_Toc501718359"/><text:bookmark-end text:name="_Toc502012942"/><text:bookmark-end text:name="_Toc502184845"/><text:bookmark-end text:name="_Toc502240154"/><text:bookmark-end text:name="_Toc502315614"/><text:bookmark-end text:name="_Toc509586812"/><text:bookmark-end text:name="_Toc519968314"/><text:bookmark-end text:name="_Toc520560605"/></text:h>
      <text:p text:style-name="P1482">Clear carry</text:p>
      <text:p text:style-name="P1483"/>
      <text:p text:style-name="P1484">Clears the carry flag in the CPU status register</text:p>
      <text:p text:style-name="P1485"/>
      <text:p text:style-name="Normaali"><text:span text:style-name="T1486">Flags affected:<text:s/></text:span><text:span text:style-name="T1487">Carry flag (cleared)</text:span></text:p>
      <text:p text:style-name="Normaali"><text:span text:style-name="T1488">Opcode:<text:s/></text:span><text:span text:style-name="T1489">0x04</text:span></text:p>
      <text:p text:style-name="P1490"/>
      <text:p text:style-name="P1491"/>
      <table:table table:style-name="Table1492">
        <table:table-columns>
          <table:table-column table:style-name="TableColumn1493"/>
          <table:table-column table:style-name="TableColumn1494"/>
          <table:table-column table:style-name="TableColumn1495"/>
        </table:table-columns>
        <table:table-row table:style-name="TableRow1496">
          <table:table-cell table:style-name="TableCell1497">
            <text:p text:style-name="P1498">Addressing mode</text:p>
          </table:table-cell>
          <table:table-cell table:style-name="TableCell1499">
            <text:p text:style-name="P1500">Syntax</text:p>
          </table:table-cell>
          <table:table-cell table:style-name="TableCell1501">
            <text:p text:style-name="P1502">Cycles</text:p>
          </table:table-cell>
        </table:table-row>
        <table:table-row table:style-name="TableRow1503">
          <table:table-cell table:style-name="TableCell1504">
            <text:p text:style-name="P1505">Implicit</text:p>
          </table:table-cell>
          <table:table-cell table:style-name="TableCell1506">
            <text:p text:style-name="P1507">CLI</text:p>
          </table:table-cell>
          <table:table-cell table:style-name="TableCell1508">
            <text:p text:style-name="P1509">2</text:p>
          </table:table-cell>
        </table:table-row>
      </table:table>
      <text:p text:style-name="P1510"/>
      <text:h text:style-name="P1511" text:outline-level="2"><text:bookmark-start text:name="_Toc502184846"/><text:bookmark-start text:name="_Toc502240155"/><text:bookmark-start text:name="_Toc502315615"/><text:bookmark-start text:name="_Toc509586813"/><text:bookmark-start text:name="_Toc519968315"/><text:bookmark-start text:name="_Toc520560606"/>CLF<text:bookmark-end text:name="_Toc502184846"/><text:bookmark-end text:name="_Toc502240155"/><text:bookmark-end text:name="_Toc502315615"/><text:bookmark-end text:name="_Toc509586813"/><text:bookmark-end text:name="_Toc519968315"/><text:bookmark-end text:name="_Toc520560606"/></text:h>
      <text:p text:style-name="P1512"/>
      <text:p text:style-name="P1513">Clear fault flag</text:p>
      <text:p text:style-name="P1514"/>
      <text:h text:style-name="P1515" text:outline-level="2"><text:bookmark-start text:name="_Toc501582931"/><text:bookmark-start text:name="_Toc501635456"/><text:bookmark-start text:name="_Toc501718360"/><text:bookmark-start text:name="_Toc502012943"/><text:bookmark-start text:name="_Toc502184847"/><text:bookmark-start text:name="_Toc502240156"/><text:bookmark-start text:name="_Toc502315616"/><text:bookmark-start text:name="_Toc509586814"/><text:bookmark-start text:name="_Toc519968316"/><text:bookmark-start text:name="_Toc520560607"/>CLI<text:bookmark-end text:name="_Toc501582931"/><text:bookmark-end text:name="_Toc501635456"/><text:bookmark-end text:name="_Toc501718360"/><text:bookmark-end text:name="_Toc502012943"/><text:bookmark-end text:name="_Toc502184847"/><text:bookmark-end text:name="_Toc502240156"/><text:bookmark-end text:name="_Toc502315616"/><text:bookmark-end text:name="_Toc509586814"/><text:bookmark-end text:name="_Toc519968316"/><text:bookmark-end text:name="_Toc520560607"/></text:h>
      <text:p text:style-name="P1516">Clear interrupt enable flag</text:p>
      <text:p text:style-name="P1517"/>
      <text:p text:style-name="P1518">Clear the interrupt enable flag in the CPU status register</text:p>
      <text:p text:style-name="Normaali"><text:span text:style-name="T1519">Flags affected:<text:s/></text:span><text:span text:style-name="T1520">Interrupt enable flag (cleared)</text:span></text:p>
      <text:p text:style-name="Normaali"><text:span text:style-name="T1521">Opcode:<text:s/></text:span><text:span text:style-name="T1522">0x02</text:span></text:p>
      <text:p text:style-name="P1523"/>
      <table:table table:style-name="Table1524">
        <table:table-columns>
          <table:table-column table:style-name="TableColumn1525"/>
          <table:table-column table:style-name="TableColumn1526"/>
          <table:table-column table:style-name="TableColumn1527"/>
        </table:table-columns>
        <table:table-row table:style-name="TableRow1528">
          <table:table-cell table:style-name="TableCell1529">
            <text:p text:style-name="P1530">Addressing mode</text:p>
          </table:table-cell>
          <table:table-cell table:style-name="TableCell1531">
            <text:p text:style-name="P1532">Syntax</text:p>
          </table:table-cell>
          <table:table-cell table:style-name="TableCell1533">
            <text:p text:style-name="P1534">Cycles</text:p>
          </table:table-cell>
        </table:table-row>
        <table:table-row table:style-name="TableRow1535">
          <table:table-cell table:style-name="TableCell1536">
            <text:p text:style-name="P1537">Implicit</text:p>
          </table:table-cell>
          <table:table-cell table:style-name="TableCell1538">
            <text:p text:style-name="P1539">CLI</text:p>
          </table:table-cell>
          <table:table-cell table:style-name="TableCell1540">
            <text:p text:style-name="P1541">2</text:p>
          </table:table-cell>
        </table:table-row>
      </table:table>
      <text:p text:style-name="P1542"/>
      <text:p text:style-name="P1543"/>
      <text:h text:style-name="P1544" text:outline-level="2"><text:bookmark-start text:name="_Toc501582932"/><text:bookmark-start text:name="_Toc501635457"/><text:bookmark-start text:name="_Toc501718361"/><text:bookmark-start text:name="_Toc502012944"/><text:bookmark-start text:name="_Toc502184848"/><text:bookmark-start text:name="_Toc502240157"/><text:bookmark-start text:name="_Toc502315617"/><text:bookmark-start text:name="_Toc509586815"/><text:bookmark-start text:name="_Toc519968317"/><text:bookmark-start text:name="_Toc520560608"/><text:soft-page-break/>CLO<text:bookmark-end text:name="_Toc501582932"/><text:bookmark-end text:name="_Toc501635457"/><text:bookmark-end text:name="_Toc501718361"/><text:bookmark-end text:name="_Toc502012944"/><text:bookmark-end text:name="_Toc502184848"/><text:bookmark-end text:name="_Toc502240157"/><text:bookmark-end text:name="_Toc502315617"/><text:bookmark-end text:name="_Toc509586815"/><text:bookmark-end text:name="_Toc519968317"/><text:bookmark-end text:name="_Toc520560608"/></text:h>
      <text:p text:style-name="P1545">Clear overflow flag<text:s/></text:p>
      <text:p text:style-name="P1546"/>
      <text:h text:style-name="P1547" text:outline-level="2"><text:bookmark-start text:name="_Toc501582933"/><text:bookmark-start text:name="_Toc501635458"/><text:bookmark-start text:name="_Toc501718362"/><text:bookmark-start text:name="_Toc502012945"/><text:bookmark-start text:name="_Toc502184849"/><text:bookmark-start text:name="_Toc502240158"/><text:bookmark-start text:name="_Toc502315618"/><text:bookmark-start text:name="_Toc509586816"/><text:bookmark-start text:name="_Toc519968318"/><text:bookmark-start text:name="_Toc520560609"/>CMP<text:bookmark-end text:name="_Toc501582933"/><text:bookmark-end text:name="_Toc501635458"/><text:bookmark-end text:name="_Toc501718362"/><text:bookmark-end text:name="_Toc502012945"/><text:bookmark-end text:name="_Toc502184849"/><text:bookmark-end text:name="_Toc502240158"/><text:bookmark-end text:name="_Toc502315618"/><text:bookmark-end text:name="_Toc509586816"/><text:bookmark-end text:name="_Toc519968318"/><text:bookmark-end text:name="_Toc520560609"/></text:h>
      <text:p text:style-name="P1548">Compare value</text:p>
      <text:p text:style-name="P1549"/>
      <text:h text:style-name="P1550" text:outline-level="2"><text:bookmark-start text:name="_Toc501582934"/><text:bookmark-start text:name="_Toc501635459"/><text:bookmark-start text:name="_Toc501718363"/><text:bookmark-start text:name="_Toc502012946"/><text:bookmark-start text:name="_Toc502184850"/><text:bookmark-start text:name="_Toc502240159"/><text:bookmark-start text:name="_Toc502315619"/><text:bookmark-start text:name="_Toc509586817"/><text:bookmark-start text:name="_Toc519968319"/><text:bookmark-start text:name="_Toc520560610"/>DEC<text:bookmark-end text:name="_Toc501582934"/><text:bookmark-end text:name="_Toc501635459"/><text:bookmark-end text:name="_Toc501718363"/><text:bookmark-end text:name="_Toc502012946"/><text:bookmark-end text:name="_Toc502184850"/><text:bookmark-end text:name="_Toc502240159"/><text:bookmark-end text:name="_Toc502315619"/><text:bookmark-end text:name="_Toc509586817"/><text:bookmark-end text:name="_Toc519968319"/><text:bookmark-end text:name="_Toc520560610"/></text:h>
      <text:p text:style-name="P1551">Decrement value</text:p>
      <text:p text:style-name="P1552"/>
      <text:h text:style-name="P1553" text:outline-level="2"><text:bookmark-start text:name="_Toc501582935"/><text:bookmark-start text:name="_Toc501635460"/><text:bookmark-start text:name="_Toc501718364"/><text:bookmark-start text:name="_Toc502012947"/><text:bookmark-start text:name="_Toc502184851"/><text:bookmark-start text:name="_Toc502240160"/><text:bookmark-start text:name="_Toc502315620"/><text:bookmark-start text:name="_Toc509586818"/><text:bookmark-start text:name="_Toc519968320"/><text:bookmark-start text:name="_Toc520560611"/>DIV<text:bookmark-end text:name="_Toc501582935"/><text:bookmark-end text:name="_Toc501635460"/><text:bookmark-end text:name="_Toc501718364"/><text:bookmark-end text:name="_Toc502012947"/><text:bookmark-end text:name="_Toc502184851"/><text:bookmark-end text:name="_Toc502240160"/><text:bookmark-end text:name="_Toc502315620"/><text:bookmark-end text:name="_Toc509586818"/><text:bookmark-end text:name="_Toc519968320"/><text:bookmark-end text:name="_Toc520560611"/></text:h>
      <text:p text:style-name="P1554">Unsigned divide</text:p>
      <text:p text:style-name="P1555"/>
      <text:p text:style-name="P1556">Divide two unsigned integers and store the quotient and remainder into the specified result registers. Division by zero generates a fault.</text:p>
      <text:p text:style-name="P1557"/>
      <text:p text:style-name="Normaali"><text:span text:style-name="T1558">Flags affected:<text:s/></text:span><text:span text:style-name="T1559">Zero flag,<text:s/></text:span><text:span text:style-name="T1560">negative flag (undefined), carry flag (undefined), overflow flag (undefined)</text:span></text:p>
      <text:p text:style-name="Normaali"><text:span text:style-name="T1561">Faults:<text:s/></text:span><text:span text:style-name="T1562">Division by zero</text:span></text:p>
      <text:p text:style-name="Normaali"><text:span text:style-name="T1563">Note:<text:s/></text:span><text:span text:style-name="T1564">Zero flag is set if result is zero (numerator is zero). Status of the negative, carry and overflow flags is undefined.</text:span></text:p>
      <text:p text:style-name="Normaali"><text:span text:style-name="T1565">Opcode:<text:s/></text:span><text:span text:style-name="T1566"><text:s/>0x36</text:span></text:p>
      <text:p text:style-name="P1567"/>
      <table:table table:style-name="Table1568">
        <table:table-columns>
          <table:table-column table:style-name="TableColumn1569"/>
          <table:table-column table:style-name="TableColumn1570"/>
          <table:table-column table:style-name="TableColumn1571"/>
        </table:table-columns>
        <table:table-row table:style-name="TableRow1572">
          <table:table-cell table:style-name="TableCell1573">
            <text:p text:style-name="P1574">Addressing mode</text:p>
          </table:table-cell>
          <table:table-cell table:style-name="TableCell1575">
            <text:p text:style-name="P1576">Syntax</text:p>
          </table:table-cell>
          <table:table-cell table:style-name="TableCell1577">
            <text:p text:style-name="P1578">Cycles</text:p>
          </table:table-cell>
        </table:table-row>
        <table:table-row table:style-name="TableRow1579">
          <table:table-cell table:style-name="TableCell1580">
            <text:p text:style-name="P1581">Extended register-register</text:p>
          </table:table-cell>
          <table:table-cell table:style-name="TableCell1582">
            <text:p text:style-name="P1583">DIV r1, r2, r3, r4</text:p>
          </table:table-cell>
          <table:table-cell table:style-name="TableCell1584">
            <text:p text:style-name="P1585">61</text:p>
          </table:table-cell>
        </table:table-row>
        <table:table-row table:style-name="TableRow1586">
          <table:table-cell table:style-name="TableCell1587">
            <text:p text:style-name="P1588">Extended register-immediate</text:p>
          </table:table-cell>
          <table:table-cell table:style-name="TableCell1589">
            <text:p text:style-name="P1590">DIV r1, r2, r3, #$20</text:p>
          </table:table-cell>
          <table:table-cell table:style-name="TableCell1591">
            <text:p text:style-name="P1592">62</text:p>
          </table:table-cell>
        </table:table-row>
      </table:table>
      <text:p text:style-name="P1593"/>
      <text:h text:style-name="P1594" text:outline-level="2"><text:bookmark-start text:name="_Toc501582936"/><text:bookmark-start text:name="_Toc501635461"/><text:bookmark-start text:name="_Toc501718365"/><text:bookmark-start text:name="_Toc502012948"/><text:bookmark-start text:name="_Toc502184852"/><text:bookmark-start text:name="_Toc502240161"/><text:bookmark-start text:name="_Toc502315621"/><text:bookmark-start text:name="_Toc509586819"/><text:bookmark-start text:name="_Toc519968321"/><text:bookmark-start text:name="_Toc520560612"/>IDIV<text:bookmark-end text:name="_Toc501582936"/><text:bookmark-end text:name="_Toc501635461"/><text:bookmark-end text:name="_Toc501718365"/><text:bookmark-end text:name="_Toc502012948"/><text:bookmark-end text:name="_Toc502184852"/><text:bookmark-end text:name="_Toc502240161"/><text:bookmark-end text:name="_Toc502315621"/><text:bookmark-end text:name="_Toc509586819"/><text:bookmark-end text:name="_Toc519968321"/><text:bookmark-end text:name="_Toc520560612"/></text:h>
      <text:p text:style-name="P1595">Signed divide</text:p>
      <text:p text:style-name="P1596"/>
      <text:p text:style-name="P1597">Divide two signed integers and store the quotient and remainder into the specified result registers. Division by<text:s/>zero generates a fault. Division, where quotient is not representable by 8-bit signed integer generates a fault. Remainder has the same sign than the numerator.<text:s/></text:p>
      <text:p text:style-name="P1598"/>
      <text:p text:style-name="Normaali"><text:span text:style-name="T1599">Flags affected:<text:s/></text:span><text:span text:style-name="T1600">Zero flag, negative flag (undefined), carry flag (undefined), overflow flag (</text:span><text:span text:style-name="T1601">undefined)</text:span></text:p>
      <text:p text:style-name="Normaali"><text:span text:style-name="T1602">Faults:<text:s/></text:span><text:span text:style-name="T1603">Division by zero, result does not fit 8-bit register</text:span></text:p>
      <text:p text:style-name="Normaali"><text:span text:style-name="T1604">Note:<text:s/></text:span><text:span text:style-name="T1605">Zero flag is set if result is zero (numerator is zero). Status of the negative, carry and overflow flags is undefined.</text:span></text:p>
      <text:p text:style-name="Normaali"><text:span text:style-name="T1606">Opcode:<text:s/></text:span><text:span text:style-name="T1607">0x37</text:span></text:p>
      <text:p text:style-name="P1608"/>
      <table:table table:style-name="Table1609">
        <table:table-columns>
          <table:table-column table:style-name="TableColumn1610"/>
          <table:table-column table:style-name="TableColumn1611"/>
          <table:table-column table:style-name="TableColumn1612"/>
        </table:table-columns>
        <table:table-row table:style-name="TableRow1613">
          <table:table-cell table:style-name="TableCell1614">
            <text:p text:style-name="P1615">Addressing mode</text:p>
          </table:table-cell>
          <table:table-cell table:style-name="TableCell1616">
            <text:p text:style-name="P1617">Syntax</text:p>
          </table:table-cell>
          <table:table-cell table:style-name="TableCell1618">
            <text:p text:style-name="P1619">Cycles</text:p>
          </table:table-cell>
        </table:table-row>
        <table:table-row table:style-name="TableRow1620">
          <table:table-cell table:style-name="TableCell1621">
            <text:p text:style-name="P1622">Extended register-register</text:p>
          </table:table-cell>
          <table:table-cell table:style-name="TableCell1623">
            <text:p text:style-name="P1624">IDIV r1, r2, r3, r4</text:p>
          </table:table-cell>
          <table:table-cell table:style-name="TableCell1625">
            <text:p text:style-name="P1626">65</text:p>
          </table:table-cell>
        </table:table-row>
        <table:table-row table:style-name="TableRow1627">
          <table:table-cell table:style-name="TableCell1628">
            <text:p text:style-name="P1629">Extended register-immediate</text:p>
          </table:table-cell>
          <table:table-cell table:style-name="TableCell1630">
            <text:p text:style-name="P1631">IDIV r1, r2, r3, #$20</text:p>
          </table:table-cell>
          <table:table-cell table:style-name="TableCell1632">
            <text:p text:style-name="P1633">66</text:p>
          </table:table-cell>
        </table:table-row>
      </table:table>
      <text:p text:style-name="P1634"/>
      <text:h text:style-name="P1635" text:outline-level="2"><text:bookmark-start text:name="_Toc501582937"/><text:bookmark-start text:name="_Toc501635462"/><text:bookmark-start text:name="_Toc501718366"/><text:bookmark-start text:name="_Toc502012949"/><text:bookmark-start text:name="_Toc502184853"/><text:bookmark-start text:name="_Toc502240162"/><text:bookmark-start text:name="_Toc502315622"/><text:bookmark-start text:name="_Toc509586820"/><text:bookmark-start text:name="_Toc519968322"/><text:bookmark-start text:name="_Toc520560613"/>IMUL<text:bookmark-end text:name="_Toc501582937"/><text:bookmark-end text:name="_Toc501635462"/><text:bookmark-end text:name="_Toc501718366"/><text:bookmark-end text:name="_Toc502012949"/><text:bookmark-end text:name="_Toc502184853"/><text:bookmark-end text:name="_Toc502240162"/><text:bookmark-end text:name="_Toc502315622"/><text:bookmark-end text:name="_Toc509586820"/><text:bookmark-end text:name="_Toc519968322"/><text:bookmark-end text:name="_Toc520560613"/></text:h>
      <text:p text:style-name="P1636">Signed multiply</text:p>
      <text:p text:style-name="P1637"/>
      <text:p text:style-name="P1638">Multiply two signed integers and store the low and high byte of the result into the specified result registers.</text:p>
      <text:p text:style-name="P1639"/>
      <text:p text:style-name="Normaali"><text:span text:style-name="T1640">Flags affected:</text:span><text:span text:style-name="T1641"><text:s/>Zero Flag,<text:s/></text:span><text:span text:style-name="T1642">Negative Flag, Carry Flag, Overflow flag,<text:s/></text:span></text:p>
      <text:p text:style-name="Normaali"><text:span text:style-name="T1643">Note:<text:s/></text:span><text:span text:style-name="T1644">Carry and overflow flags are set if the low byte value sign</text:span><text:span text:style-name="T1645">­-extended into 16-bit value does not match the 16-bit high:low value (sign_extend(low) != high:low), cleared otherwise. Zero flag set if both high<text:s/></text:span><text:span text:style-name="T1646">and low byte are zero, cleared otherwise. Negative flag is set if the most significant bit of the high byte is set, cleared otherwise.</text:span></text:p>
      <text:p text:style-name="P1647"/>
      <text:p text:style-name="Normaali"><text:span text:style-name="T1648">Opcode:<text:s/></text:span><text:span text:style-name="T1649">0x34</text:span></text:p>
      <text:p text:style-name="P1650"/>
      <table:table table:style-name="Table1651">
        <table:table-columns>
          <table:table-column table:style-name="TableColumn1652"/>
          <table:table-column table:style-name="TableColumn1653"/>
          <table:table-column table:style-name="TableColumn1654"/>
        </table:table-columns>
        <table:table-row table:style-name="TableRow1655">
          <table:table-cell table:style-name="TableCell1656">
            <text:p text:style-name="P1657">Addressing mode</text:p>
          </table:table-cell>
          <table:table-cell table:style-name="TableCell1658">
            <text:p text:style-name="P1659">Syntax</text:p>
          </table:table-cell>
          <table:table-cell table:style-name="TableCell1660">
            <text:p text:style-name="P1661">Cycles</text:p>
          </table:table-cell>
        </table:table-row>
        <table:table-row table:style-name="TableRow1662">
          <table:table-cell table:style-name="TableCell1663">
            <text:p text:style-name="P1664">Extended register-register</text:p>
          </table:table-cell>
          <table:table-cell table:style-name="TableCell1665">
            <text:p text:style-name="P1666">IMUL r1, r2, r3, r4</text:p>
          </table:table-cell>
          <table:table-cell table:style-name="TableCell1667">
            <text:p text:style-name="P1668">37</text:p>
          </table:table-cell>
        </table:table-row>
        <table:table-row table:style-name="TableRow1669">
          <table:table-cell table:style-name="TableCell1670">
            <text:p text:style-name="P1671">Extended<text:s/>register-immediate</text:p>
          </table:table-cell>
          <table:table-cell table:style-name="TableCell1672">
            <text:p text:style-name="P1673">IMUL r1, r2, r3, #$20</text:p>
          </table:table-cell>
          <table:table-cell table:style-name="TableCell1674">
            <text:p text:style-name="P1675">38</text:p>
          </table:table-cell>
        </table:table-row>
      </table:table>
      <text:p text:style-name="P1676"/>
      <text:h text:style-name="P1677" text:outline-level="2"><text:bookmark-start text:name="_Toc501582938"/><text:bookmark-start text:name="_Toc501635463"/><text:bookmark-start text:name="_Toc501718367"/><text:bookmark-start text:name="_Toc502012950"/><text:bookmark-start text:name="_Toc502184854"/><text:bookmark-start text:name="_Toc502240163"/><text:bookmark-start text:name="_Toc502315623"/><text:bookmark-start text:name="_Toc509586821"/><text:bookmark-start text:name="_Toc519968323"/><text:bookmark-start text:name="_Toc520560614"/>INC<text:bookmark-end text:name="_Toc501582938"/><text:bookmark-end text:name="_Toc501635463"/><text:bookmark-end text:name="_Toc501718367"/><text:bookmark-end text:name="_Toc502012950"/><text:bookmark-end text:name="_Toc502184854"/><text:bookmark-end text:name="_Toc502240163"/><text:bookmark-end text:name="_Toc502315623"/><text:bookmark-end text:name="_Toc509586821"/><text:bookmark-end text:name="_Toc519968323"/><text:bookmark-end text:name="_Toc520560614"/></text:h>
      <text:p text:style-name="P1678">Increment value</text:p>
      <text:p text:style-name="P1679"/>
      <text:h text:style-name="P1680" text:outline-level="2"><text:bookmark-start text:name="_Toc501582939"/><text:bookmark-start text:name="_Toc501635464"/><text:bookmark-start text:name="_Toc501718368"/><text:bookmark-start text:name="_Toc502012951"/><text:bookmark-start text:name="_Toc502184855"/><text:bookmark-start text:name="_Toc502240164"/><text:bookmark-start text:name="_Toc502315624"/><text:bookmark-start text:name="_Toc509586822"/><text:bookmark-start text:name="_Toc519968324"/><text:bookmark-start text:name="_Toc520560615"/>INT<text:bookmark-end text:name="_Toc501582939"/><text:bookmark-end text:name="_Toc501635464"/><text:bookmark-end text:name="_Toc501718368"/><text:bookmark-end text:name="_Toc502012951"/><text:bookmark-end text:name="_Toc502184855"/><text:bookmark-end text:name="_Toc502240164"/><text:bookmark-end text:name="_Toc502315624"/><text:bookmark-end text:name="_Toc509586822"/><text:bookmark-end text:name="_Toc519968324"/><text:bookmark-end text:name="_Toc520560615"/></text:h>
      <text:p text:style-name="P1681">Software Interrupt</text:p>
      <text:p text:style-name="P1682"/>
      <text:h text:style-name="P1683" text:outline-level="2"><text:bookmark-start text:name="_Toc501582940"/><text:bookmark-start text:name="_Toc501635465"/><text:bookmark-start text:name="_Toc501718369"/><text:bookmark-start text:name="_Toc502012952"/><text:bookmark-start text:name="_Toc502184856"/><text:bookmark-start text:name="_Toc502240165"/><text:bookmark-start text:name="_Toc502315625"/><text:bookmark-start text:name="_Toc509586823"/><text:bookmark-start text:name="_Toc519968325"/><text:bookmark-start text:name="_Toc520560616"/>IRET<text:bookmark-end text:name="_Toc501582940"/><text:bookmark-end text:name="_Toc501635465"/><text:bookmark-end text:name="_Toc501718369"/><text:bookmark-end text:name="_Toc502012952"/><text:bookmark-end text:name="_Toc502184856"/><text:bookmark-end text:name="_Toc502240165"/><text:bookmark-end text:name="_Toc502315625"/><text:bookmark-end text:name="_Toc509586823"/><text:bookmark-end text:name="_Toc519968325"/><text:bookmark-end text:name="_Toc520560616"/></text:h>
      <text:p text:style-name="P1684">Return from interrupt</text:p>
      <text:p text:style-name="P1685"/>
      <text:h text:style-name="P1686" text:outline-level="2"><text:bookmark-start text:name="_Toc501582941"/><text:bookmark-start text:name="_Toc501635466"/><text:bookmark-start text:name="_Toc501718370"/><text:bookmark-start text:name="_Toc502012953"/><text:bookmark-start text:name="_Toc502184857"/><text:bookmark-start text:name="_Toc502240166"/><text:bookmark-start text:name="_Toc502315626"/><text:bookmark-start text:name="_Toc509586824"/><text:bookmark-start text:name="_Toc519968326"/><text:bookmark-start text:name="_Toc520560617"/>JMP<text:bookmark-end text:name="_Toc501582941"/><text:bookmark-end text:name="_Toc501635466"/><text:bookmark-end text:name="_Toc501718370"/><text:bookmark-end text:name="_Toc502012953"/><text:bookmark-end text:name="_Toc502184857"/><text:bookmark-end text:name="_Toc502240166"/><text:bookmark-end text:name="_Toc502315626"/><text:bookmark-end text:name="_Toc509586824"/><text:bookmark-end text:name="_Toc519968326"/><text:bookmark-end text:name="_Toc520560617"/><text:tab/></text:h>
      <text:p text:style-name="P1687">Jump to address</text:p>
      <text:p text:style-name="P1688"/>
      <text:h text:style-name="Otsikko2" text:outline-level="2"><text:bookmark-start text:name="_Toc501582942"/><text:bookmark-start text:name="_Toc501635467"/><text:bookmark-start text:name="_Toc501718371"/><text:bookmark-start text:name="_Toc502012954"/><text:bookmark-start text:name="_Toc502184858"/><text:bookmark-start text:name="_Toc502240167"/><text:bookmark-start text:name="_Toc502315627"/><text:bookmark-start text:name="_Toc509586825"/><text:bookmark-start text:name="_Toc519968327"/><text:bookmark-start text:name="_Toc520560618"/><text:span text:style-name="T1689">LDR</text:span><text:bookmark-end text:name="_Toc501582942"/><text:bookmark-end text:name="_Toc501635467"/><text:bookmark-end text:name="_Toc501718371"/><text:bookmark-end text:name="_Toc502012954"/><text:bookmark-end text:name="_Toc502184858"/><text:bookmark-end text:name="_Toc502240167"/><text:bookmark-end text:name="_Toc502315627"/><text:bookmark-end text:name="_Toc509586825"/><text:bookmark-end text:name="_Toc519968327"/><text:bookmark-end text:name="_Toc520560618"/></text:h>
      <text:p text:style-name="P1690">Load register</text:p>
      <text:p text:style-name="P1691"/>
      <text:p text:style-name="P1692">Value is loaded into destination register from memory.<text:s/></text:p>
      <text:p text:style-name="P1693"/>
      <text:p text:style-name="Normaali"><text:span text:style-name="T1694">Flags affected</text:span><text:span text:style-name="T1695">: Zero and negative flags</text:span></text:p>
      <text:p text:style-name="Normaali"><text:span text:style-name="T1696">Opcode</text:span><text:span text:style-name="T1697">: 0x10</text:span></text:p>
      <text:p text:style-name="P1698"/>
      <table:table table:style-name="Table1699">
        <table:table-columns>
          <table:table-column table:style-name="TableColumn1700"/>
          <table:table-column table:style-name="TableColumn1701"/>
          <table:table-column table:style-name="TableColumn1702"/>
        </table:table-columns>
        <table:table-row table:style-name="TableRow1703">
          <table:table-cell table:style-name="TableCell1704">
            <text:p text:style-name="P1705">Addressing mode</text:p>
          </table:table-cell>
          <table:table-cell table:style-name="TableCell1706">
            <text:p text:style-name="P1707">Syntax</text:p>
          </table:table-cell>
          <table:table-cell table:style-name="TableCell1708">
            <text:p text:style-name="P1709">Cycles</text:p>
          </table:table-cell>
        </table:table-row>
        <table:table-row table:style-name="TableRow1710">
          <table:table-cell table:style-name="TableCell1711">
            <text:p text:style-name="P1712">Immediate</text:p>
          </table:table-cell>
          <table:table-cell table:style-name="TableCell1713">
            <text:p text:style-name="P1714">LDR r1, #$A0</text:p>
          </table:table-cell>
          <table:table-cell table:style-name="TableCell1715">
            <text:p text:style-name="P1716">3</text:p>
          </table:table-cell>
        </table:table-row>
        <table:table-row table:style-name="TableRow1717">
          <table:table-cell table:style-name="TableCell1718">
            <text:p text:style-name="P1719">Absolute</text:p>
          </table:table-cell>
          <table:table-cell table:style-name="TableCell1720">
            <text:p text:style-name="P1721">LDR r4, $ABCD</text:p>
          </table:table-cell>
          <table:table-cell table:style-name="TableCell1722">
            <text:p text:style-name="P1723">5</text:p>
          </table:table-cell>
        </table:table-row>
        <table:table-row table:style-name="TableRow1724">
          <table:table-cell table:style-name="TableCell1725">
            <text:p text:style-name="P1726">Indexed absolute</text:p>
          </table:table-cell>
          <table:table-cell table:style-name="TableCell1727">
            <text:p text:style-name="P1728">LDR r2, $ABCD, r1</text:p>
          </table:table-cell>
          <table:table-cell table:style-name="TableCell1729">
            <text:p text:style-name="P1730">6</text:p>
          </table:table-cell>
        </table:table-row>
        <table:table-row table:style-name="TableRow1731">
          <table:table-cell table:style-name="TableCell1732">
            <text:p text:style-name="P1733">Indirect</text:p>
          </table:table-cell>
          <table:table-cell table:style-name="TableCell1734">
            <text:p text:style-name="P1735">LDR r3, [$ABCD]</text:p>
          </table:table-cell>
          <table:table-cell table:style-name="TableCell1736">
            <text:p text:style-name="P1737">7/9*</text:p>
          </table:table-cell>
        </table:table-row>
      </table:table>
      <text:p text:style-name="P1738"><text:bookmark-start text:name="_Toc501582943"/></text:p>
      <text:p text:style-name="P1739">*Load Indirect takes two more cycles if address autoincrement flag is set.</text:p>
      <text:p text:style-name="P1740"/>
      <text:h text:style-name="P1741" text:outline-level="2"><text:bookmark-start text:name="_Toc502315628"/><text:bookmark-start text:name="_Toc509586826"/><text:bookmark-start text:name="_Toc519968328"/><text:bookmark-start text:name="_Toc520560619"/><text:soft-page-break/>LSL<text:bookmark-end text:name="_Toc502315628"/><text:bookmark-end text:name="_Toc509586826"/><text:bookmark-end text:name="_Toc519968328"/><text:bookmark-end text:name="_Toc520560619"/></text:h>
      <text:p text:style-name="P1742">Logical<text:s/>shift left</text:p>
      <text:p text:style-name="P1743"/>
      <text:p text:style-name="P1744">Left shift integer by given amount, with zeroes shifted in from the right. Last bit to be shifted out is stored in the carry flag.</text:p>
      <text:p text:style-name="P1745"/>
      <text:p text:style-name="Normaali"><text:span text:style-name="T1746">Flags affected:</text:span><text:span text:style-name="T1747"><text:s/>Zero, Negative, Carry</text:span></text:p>
      <text:p text:style-name="Normaali"><text:span text:style-name="T1748">Note:<text:s/></text:span><text:span text:style-name="T1749">Only the three least significant bits of the shift amount are consid</text:span><text:span text:style-name="T1750">ered. Effectively this means the shift amount is modulo 8 of the original amount. This instruction is identical to arithmetic shift left and shares the instruction encoding; these two instructions exist for symmetry.</text:span></text:p>
      <text:p text:style-name="P1751"/>
      <text:p text:style-name="Normaali"><text:span text:style-name="T1752">Opcode:</text:span><text:span text:style-name="T1753"><text:s/>0x24</text:span></text:p>
      <text:p text:style-name="P1754"/>
      <table:table table:style-name="Table1755">
        <table:table-columns>
          <table:table-column table:style-name="TableColumn1756"/>
          <table:table-column table:style-name="TableColumn1757"/>
          <table:table-column table:style-name="TableColumn1758"/>
        </table:table-columns>
        <table:table-row table:style-name="TableRow1759">
          <table:table-cell table:style-name="TableCell1760">
            <text:p text:style-name="P1761">Addressing mode</text:p>
          </table:table-cell>
          <table:table-cell table:style-name="TableCell1762">
            <text:p text:style-name="P1763">Syntax</text:p>
          </table:table-cell>
          <table:table-cell table:style-name="TableCell1764">
            <text:p text:style-name="P1765">Cycles</text:p>
          </table:table-cell>
        </table:table-row>
        <table:table-row table:style-name="TableRow1766">
          <table:table-cell table:style-name="TableCell1767">
            <text:p text:style-name="P1768">Register-Register</text:p>
          </table:table-cell>
          <table:table-cell table:style-name="TableCell1769">
            <text:p text:style-name="P1770">LSL r1, r2, r3</text:p>
          </table:table-cell>
          <table:table-cell table:style-name="TableCell1771">
            <text:p text:style-name="P1772">3</text:p>
          </table:table-cell>
        </table:table-row>
        <table:table-row table:style-name="TableRow1773">
          <table:table-cell table:style-name="TableCell1774">
            <text:p text:style-name="P1775">Register-immediate</text:p>
          </table:table-cell>
          <table:table-cell table:style-name="TableCell1776">
            <text:p text:style-name="P1777">LSL r1, r2, #$03</text:p>
          </table:table-cell>
          <table:table-cell table:style-name="TableCell1778">
            <text:p text:style-name="P1779">4</text:p>
          </table:table-cell>
        </table:table-row>
      </table:table>
      <text:p text:style-name="P1780"/>
      <text:p text:style-name="P1781"/>
      <text:h text:style-name="P1782" text:outline-level="2"><text:bookmark-start text:name="_Toc501635468"/><text:bookmark-start text:name="_Toc501718372"/><text:bookmark-start text:name="_Toc502012955"/><text:bookmark-start text:name="_Toc502184859"/><text:bookmark-start text:name="_Toc502240168"/><text:bookmark-start text:name="_Toc502315629"/><text:bookmark-start text:name="_Toc509586827"/><text:bookmark-start text:name="_Toc519968329"/><text:bookmark-start text:name="_Toc520560620"/>LSR<text:bookmark-end text:name="_Toc501582943"/><text:bookmark-end text:name="_Toc501635468"/><text:bookmark-end text:name="_Toc501718372"/><text:bookmark-end text:name="_Toc502012955"/><text:bookmark-end text:name="_Toc502184859"/><text:bookmark-end text:name="_Toc502240168"/><text:bookmark-end text:name="_Toc502315629"/><text:bookmark-end text:name="_Toc509586827"/><text:bookmark-end text:name="_Toc519968329"/><text:bookmark-end text:name="_Toc520560620"/></text:h>
      <text:p text:style-name="P1783">Logical shift right</text:p>
      <text:p text:style-name="P1784"/>
      <text:p text:style-name="P1785">Right shift integer by given amount, with zeroes shifted in from the left. Last bit shifted out is stored in the carry flag.</text:p>
      <text:p text:style-name="P1786"/>
      <text:p text:style-name="Normaali"><text:span text:style-name="T1787">Flags affected:<text:s/></text:span><text:span text:style-name="T1788">Zero,</text:span><text:span text:style-name="T1789"><text:s/>Negative, Carry</text:span></text:p>
      <text:p text:style-name="Normaali"><text:span text:style-name="T1790">Note:<text:s/></text:span><text:span text:style-name="T1791">Only the three least significant bits of the shift amount are considered. Effectively this means the shift amount is modulo 8 of the original amount.</text:span></text:p>
      <text:p text:style-name="Normaali"><text:span text:style-name="T1792">Opcode:</text:span><text:span text:style-name="T1793"><text:s/>0x26</text:span></text:p>
      <text:p text:style-name="P1794"/>
      <table:table table:style-name="Table1795">
        <table:table-columns>
          <table:table-column table:style-name="TableColumn1796"/>
          <table:table-column table:style-name="TableColumn1797"/>
          <table:table-column table:style-name="TableColumn1798"/>
        </table:table-columns>
        <table:table-row table:style-name="TableRow1799">
          <table:table-cell table:style-name="TableCell1800">
            <text:p text:style-name="P1801">Addressing mode</text:p>
          </table:table-cell>
          <table:table-cell table:style-name="TableCell1802">
            <text:p text:style-name="P1803">Syntax</text:p>
          </table:table-cell>
          <table:table-cell table:style-name="TableCell1804">
            <text:p text:style-name="P1805">Cycles</text:p>
          </table:table-cell>
        </table:table-row>
        <table:table-row table:style-name="TableRow1806">
          <table:table-cell table:style-name="TableCell1807">
            <text:p text:style-name="P1808">Register-Register</text:p>
          </table:table-cell>
          <table:table-cell table:style-name="TableCell1809">
            <text:p text:style-name="P1810">LSR r1, r2, r3</text:p>
          </table:table-cell>
          <table:table-cell table:style-name="TableCell1811">
            <text:p text:style-name="P1812">3</text:p>
          </table:table-cell>
        </table:table-row>
        <table:table-row table:style-name="TableRow1813">
          <table:table-cell table:style-name="TableCell1814">
            <text:p text:style-name="P1815">Register-immediate</text:p>
          </table:table-cell>
          <table:table-cell table:style-name="TableCell1816">
            <text:p text:style-name="P1817">LSR r1, r2, #$03</text:p>
          </table:table-cell>
          <table:table-cell table:style-name="TableCell1818">
            <text:p text:style-name="P1819">4</text:p>
          </table:table-cell>
        </table:table-row>
      </table:table>
      <text:p text:style-name="P1820"/>
      <text:p text:style-name="P1821"/>
      <text:h text:style-name="P1822" text:outline-level="2"><text:bookmark-start text:name="_Toc501582944"/><text:bookmark-start text:name="_Toc501635469"/><text:bookmark-start text:name="_Toc501718373"/><text:bookmark-start text:name="_Toc502012956"/><text:bookmark-start text:name="_Toc502184860"/><text:bookmark-start text:name="_Toc502240169"/><text:bookmark-start text:name="_Toc502315630"/><text:bookmark-start text:name="_Toc509586828"/><text:bookmark-start text:name="_Toc519968330"/><text:bookmark-start text:name="_Toc520560621"/>MUL<text:bookmark-end text:name="_Toc501582944"/><text:bookmark-end text:name="_Toc501635469"/><text:bookmark-end text:name="_Toc501718373"/><text:bookmark-end text:name="_Toc502012956"/><text:bookmark-end text:name="_Toc502184860"/><text:bookmark-end text:name="_Toc502240169"/><text:bookmark-end text:name="_Toc502315630"/><text:bookmark-end text:name="_Toc509586828"/><text:bookmark-end text:name="_Toc519968330"/><text:bookmark-end text:name="_Toc520560621"/></text:h>
      <text:p text:style-name="Normaali"><text:span text:style-name="T1823">Unsigned multiply</text:span></text:p>
      <text:p text:style-name="P1824"/>
      <text:p text:style-name="P1825">Multiply two unsigned integers <text:s/>and store the low and high byte of the result into the specified result registers.</text:p>
      <text:p text:style-name="P1826"/>
      <text:p text:style-name="Normaali"><text:span text:style-name="T1827">Flags affected:</text:span><text:span text:style-name="T1828"><text:s/>Zero Flag, Carry Flag, Overflow flag, Negative flag (undefin</text:span><text:span text:style-name="T1829">ed)</text:span></text:p>
      <text:p text:style-name="Normaali"><text:span text:style-name="T1830">Note:<text:s/></text:span><text:span text:style-name="T1831">Carry and overflow flags are set if high byte is nonzero, cleared otherwise. Zero flag set if both high and low byte are zero, cleared otherwise. Status of negative flag is undefined after execution.</text:span></text:p>
      <text:p text:style-name="P1832"/>
      <text:p text:style-name="Normaali"><text:span text:style-name="T1833">Opcode:<text:s/></text:span><text:span text:style-name="T1834">0x35</text:span></text:p>
      <text:p text:style-name="P1835"/>
      <table:table table:style-name="Table1836">
        <table:table-columns>
          <table:table-column table:style-name="TableColumn1837"/>
          <table:table-column table:style-name="TableColumn1838"/>
          <table:table-column table:style-name="TableColumn1839"/>
        </table:table-columns>
        <table:table-row table:style-name="TableRow1840">
          <table:table-cell table:style-name="TableCell1841">
            <text:p text:style-name="P1842">Addressing mode</text:p>
          </table:table-cell>
          <table:table-cell table:style-name="TableCell1843">
            <text:p text:style-name="P1844">Syntax</text:p>
          </table:table-cell>
          <table:table-cell table:style-name="TableCell1845">
            <text:p text:style-name="P1846">Cycles</text:p>
          </table:table-cell>
        </table:table-row>
        <table:table-row table:style-name="TableRow1847">
          <table:table-cell table:style-name="TableCell1848">
            <text:p text:style-name="P1849">Extended register-register</text:p>
          </table:table-cell>
          <table:table-cell table:style-name="TableCell1850">
            <text:p text:style-name="P1851">MUL r1, r2, r3, r4</text:p>
          </table:table-cell>
          <table:table-cell table:style-name="TableCell1852">
            <text:p text:style-name="P1853">34</text:p>
          </table:table-cell>
        </table:table-row>
        <table:table-row table:style-name="TableRow1854">
          <table:table-cell table:style-name="TableCell1855">
            <text:p text:style-name="P1856">Extended register-immediate</text:p>
          </table:table-cell>
          <table:table-cell table:style-name="TableCell1857">
            <text:p text:style-name="P1858">MUL r1, r2, r3, #$20</text:p>
          </table:table-cell>
          <table:table-cell table:style-name="TableCell1859">
            <text:p text:style-name="P1860">35</text:p>
          </table:table-cell>
        </table:table-row>
      </table:table>
      <text:p text:style-name="P1861"/>
      <text:p text:style-name="P1862"/>
      <text:h text:style-name="P1863" text:outline-level="2"><text:bookmark-start text:name="_Toc501635470"/><text:bookmark-start text:name="_Toc501718374"/><text:bookmark-start text:name="_Toc502012957"/><text:bookmark-start text:name="_Toc502184861"/><text:bookmark-start text:name="_Toc502240170"/><text:bookmark-start text:name="_Toc502315631"/><text:bookmark-start text:name="_Toc509586829"/><text:bookmark-start text:name="_Toc519968331"/><text:bookmark-start text:name="_Toc520560622"/>MOV<text:bookmark-end text:name="_Toc501635470"/><text:bookmark-end text:name="_Toc501718374"/><text:bookmark-end text:name="_Toc502012957"/><text:bookmark-end text:name="_Toc502184861"/><text:bookmark-end text:name="_Toc502240170"/><text:bookmark-end text:name="_Toc502315631"/><text:bookmark-end text:name="_Toc509586829"/><text:bookmark-end text:name="_Toc519968331"/><text:bookmark-end text:name="_Toc520560622"/></text:h>
      <text:p text:style-name="P1864">Move value between registers</text:p>
      <text:p text:style-name="P1865"/>
      <text:h text:style-name="P1866" text:outline-level="2"><text:bookmark-start text:name="_Toc501718375"/><text:bookmark-start text:name="_Toc502012958"/><text:bookmark-start text:name="_Toc502184862"/><text:bookmark-start text:name="_Toc502240171"/><text:bookmark-start text:name="_Toc502315632"/><text:bookmark-start text:name="_Toc509586830"/><text:bookmark-start text:name="_Toc519968332"/><text:bookmark-start text:name="_Toc520560623"/>NEG<text:bookmark-end text:name="_Toc501718375"/><text:bookmark-end text:name="_Toc502012958"/><text:bookmark-end text:name="_Toc502184862"/><text:bookmark-end text:name="_Toc502240171"/><text:bookmark-end text:name="_Toc502315632"/><text:bookmark-end text:name="_Toc509586830"/><text:bookmark-end text:name="_Toc519968332"/><text:bookmark-end text:name="_Toc520560623"/></text:h>
      <text:p text:style-name="P1867">Negates the value of the register</text:p>
      <text:p text:style-name="P1868"/>
      <text:h text:style-name="P1869" text:outline-level="2"><text:bookmark-start text:name="_Toc501582945"/><text:bookmark-start text:name="_Toc501635471"/><text:bookmark-start text:name="_Toc501718376"/><text:bookmark-start text:name="_Toc502012959"/><text:bookmark-start text:name="_Toc502184863"/><text:bookmark-start text:name="_Toc502240172"/><text:bookmark-start text:name="_Toc502315633"/><text:bookmark-start text:name="_Toc509586831"/><text:bookmark-start text:name="_Toc519968333"/><text:bookmark-start text:name="_Toc520560624"/>NOP<text:bookmark-end text:name="_Toc501582945"/><text:bookmark-end text:name="_Toc501635471"/><text:bookmark-end text:name="_Toc501718376"/><text:bookmark-end text:name="_Toc502012959"/><text:bookmark-end text:name="_Toc502184863"/><text:bookmark-end text:name="_Toc502240172"/><text:bookmark-end text:name="_Toc502315633"/><text:bookmark-end text:name="_Toc509586831"/><text:bookmark-end text:name="_Toc519968333"/><text:bookmark-end text:name="_Toc520560624"/></text:h>
      <text:p text:style-name="P1870">No operation</text:p>
      <text:p text:style-name="P1871"/>
      <text:h text:style-name="P1872" text:outline-level="2"><text:bookmark-start text:name="_Toc501582946"/><text:bookmark-start text:name="_Toc501635472"/><text:bookmark-start text:name="_Toc501718377"/><text:bookmark-start text:name="_Toc502012960"/><text:bookmark-start text:name="_Toc502184864"/><text:bookmark-start text:name="_Toc502240173"/><text:bookmark-start text:name="_Toc502315634"/><text:bookmark-start text:name="_Toc509586832"/><text:bookmark-start text:name="_Toc519968334"/><text:bookmark-start text:name="_Toc520560625"/>NOT<text:bookmark-end text:name="_Toc501582946"/><text:bookmark-end text:name="_Toc501635472"/><text:bookmark-end text:name="_Toc501718377"/><text:bookmark-end text:name="_Toc502012960"/><text:bookmark-end text:name="_Toc502184864"/><text:bookmark-end text:name="_Toc502240173"/><text:bookmark-end text:name="_Toc502315634"/><text:bookmark-end text:name="_Toc509586832"/><text:bookmark-end text:name="_Toc519968334"/><text:bookmark-end text:name="_Toc520560625"/></text:h>
      <text:p text:style-name="P1873">Bitwise not</text:p>
      <text:p text:style-name="P1874"/>
      <text:p text:style-name="P1875">Invert bits of the specified register and<text:s/>store result in destination register.</text:p>
      <text:p text:style-name="P1876"/>
      <text:p text:style-name="Normaali"><text:span text:style-name="T1877">Flags affected:</text:span><text:span text:style-name="T1878"><text:s/>Zero, Negative</text:span></text:p>
      <text:p text:style-name="Normaali"><text:span text:style-name="T1879">Opcode:<text:s/></text:span><text:span text:style-name="T1880">0x23</text:span></text:p>
      <text:p text:style-name="P1881"/>
      <table:table table:style-name="Table1882">
        <table:table-columns>
          <table:table-column table:style-name="TableColumn1883"/>
          <table:table-column table:style-name="TableColumn1884"/>
          <table:table-column table:style-name="TableColumn1885"/>
        </table:table-columns>
        <table:table-row table:style-name="TableRow1886">
          <table:table-cell table:style-name="TableCell1887">
            <text:p text:style-name="P1888">Addressing mode</text:p>
          </table:table-cell>
          <table:table-cell table:style-name="TableCell1889">
            <text:p text:style-name="P1890">Syntax</text:p>
          </table:table-cell>
          <table:table-cell table:style-name="TableCell1891">
            <text:p text:style-name="P1892">Cycles</text:p>
          </table:table-cell>
        </table:table-row>
        <table:table-row table:style-name="TableRow1893">
          <table:table-cell table:style-name="TableCell1894">
            <text:p text:style-name="P1895">Register-Register</text:p>
          </table:table-cell>
          <table:table-cell table:style-name="TableCell1896">
            <text:p text:style-name="P1897">NOT r1, r3</text:p>
          </table:table-cell>
          <table:table-cell table:style-name="TableCell1898">
            <text:p text:style-name="P1899">3</text:p>
          </table:table-cell>
        </table:table-row>
      </table:table>
      <text:p text:style-name="P1900"/>
      <text:h text:style-name="P1901" text:outline-level="2"><text:bookmark-start text:name="_Toc501582947"/><text:bookmark-start text:name="_Toc501635473"/><text:bookmark-start text:name="_Toc501718378"/><text:bookmark-start text:name="_Toc502012961"/><text:bookmark-start text:name="_Toc502184865"/><text:bookmark-start text:name="_Toc502240174"/><text:bookmark-start text:name="_Toc502315635"/><text:bookmark-start text:name="_Toc509586833"/><text:bookmark-start text:name="_Toc519968335"/><text:bookmark-start text:name="_Toc520560626"/>OR<text:bookmark-end text:name="_Toc501582947"/><text:bookmark-end text:name="_Toc501635473"/><text:bookmark-end text:name="_Toc501718378"/><text:bookmark-end text:name="_Toc502012961"/><text:bookmark-end text:name="_Toc502184865"/><text:bookmark-end text:name="_Toc502240174"/><text:bookmark-end text:name="_Toc502315635"/><text:bookmark-end text:name="_Toc509586833"/><text:bookmark-end text:name="_Toc519968335"/><text:bookmark-end text:name="_Toc520560626"/></text:h>
      <text:p text:style-name="P1902">Bitwise or</text:p>
      <text:p text:style-name="P1903"/>
      <text:p text:style-name="P1904">Perform bitwise or between two integers and store the result in the destination register.</text:p>
      <text:p text:style-name="P1905"/>
      <text:p text:style-name="Normaali"><text:span text:style-name="T1906">Flags affected:<text:s/></text:span><text:span text:style-name="T1907">Zero, Negative</text:span></text:p>
      <text:p text:style-name="Normaali"><text:span text:style-name="T1908">Opcode:<text:s/></text:span><text:span text:style-name="T1909">0x21</text:span></text:p>
      <text:p text:style-name="P1910"/>
      <table:table table:style-name="Table1911">
        <table:table-columns>
          <table:table-column table:style-name="TableColumn1912"/>
          <table:table-column table:style-name="TableColumn1913"/>
          <table:table-column table:style-name="TableColumn1914"/>
        </table:table-columns>
        <table:table-row table:style-name="TableRow1915">
          <table:table-cell table:style-name="TableCell1916">
            <text:p text:style-name="P1917">Addressing mode</text:p>
          </table:table-cell>
          <table:table-cell table:style-name="TableCell1918">
            <text:p text:style-name="P1919">Syntax</text:p>
          </table:table-cell>
          <table:table-cell table:style-name="TableCell1920">
            <text:p text:style-name="P1921">Cycles</text:p>
          </table:table-cell>
        </table:table-row>
        <table:table-row table:style-name="TableRow1922">
          <table:table-cell table:style-name="TableCell1923">
            <text:p text:style-name="P1924">Register-register</text:p>
          </table:table-cell>
          <table:table-cell table:style-name="TableCell1925">
            <text:p text:style-name="P1926">OR r1, r2, r3</text:p>
          </table:table-cell>
          <table:table-cell table:style-name="TableCell1927">
            <text:p text:style-name="P1928">3</text:p>
          </table:table-cell>
        </table:table-row>
        <table:table-row table:style-name="TableRow1929">
          <table:table-cell table:style-name="TableCell1930">
            <text:p text:style-name="P1931">Register-immediate</text:p>
          </table:table-cell>
          <table:table-cell table:style-name="TableCell1932">
            <text:p text:style-name="P1933">OR r1, r2, #$30</text:p>
          </table:table-cell>
          <table:table-cell table:style-name="TableCell1934">
            <text:p text:style-name="P1935">4</text:p>
          </table:table-cell>
        </table:table-row>
      </table:table>
      <text:p text:style-name="P1936"/>
      <text:p text:style-name="P1937"/>
      <text:h text:style-name="P1938" text:outline-level="2"><text:bookmark-start text:name="_Toc501582948"/><text:bookmark-start text:name="_Toc501635474"/><text:bookmark-start text:name="_Toc501718379"/><text:bookmark-start text:name="_Toc502012962"/><text:bookmark-start text:name="_Toc502184866"/><text:bookmark-start text:name="_Toc502240175"/><text:bookmark-start text:name="_Toc502315636"/><text:bookmark-start text:name="_Toc509586834"/><text:bookmark-start text:name="_Toc519968336"/><text:bookmark-start text:name="_Toc520560627"/>POP<text:bookmark-end text:name="_Toc501582948"/><text:bookmark-end text:name="_Toc501635474"/><text:bookmark-end text:name="_Toc501718379"/><text:bookmark-end text:name="_Toc502012962"/><text:bookmark-end text:name="_Toc502184866"/><text:bookmark-end text:name="_Toc502240175"/><text:bookmark-end text:name="_Toc502315636"/><text:bookmark-end text:name="_Toc509586834"/><text:bookmark-end text:name="_Toc519968336"/>A<text:bookmark-end text:name="_Toc520560627"/></text:h>
      <text:p text:style-name="P1939">Pop value from stack into register r1</text:p>
      <text:p text:style-name="P1940"/>
      <table:table table:style-name="Table1941">
        <table:table-columns>
          <table:table-column table:style-name="TableColumn1942"/>
          <table:table-column table:style-name="TableColumn1943"/>
          <table:table-column table:style-name="TableColumn1944"/>
        </table:table-columns>
        <table:table-row table:style-name="TableRow1945">
          <table:table-cell table:style-name="TableCell1946">
            <text:p text:style-name="P1947">Addressing mode</text:p>
          </table:table-cell>
          <table:table-cell table:style-name="TableCell1948">
            <text:p text:style-name="P1949">Syntax</text:p>
          </table:table-cell>
          <table:table-cell table:style-name="TableCell1950">
            <text:p text:style-name="P1951">Cycles</text:p>
          </table:table-cell>
        </table:table-row>
        <table:table-row table:style-name="TableRow1952">
          <table:table-cell table:style-name="TableCell1953">
            <text:p text:style-name="P1954">Implicit*</text:p>
          </table:table-cell>
          <table:table-cell table:style-name="TableCell1955">
            <text:p text:style-name="P1956">POPA</text:p>
          </table:table-cell>
          <table:table-cell table:style-name="TableCell1957">
            <text:p text:style-name="P1958">3</text:p>
          </table:table-cell>
        </table:table-row>
      </table:table>
      <text:p text:style-name="P1959"/>
      <text:p text:style-name="Normaali"><text:span text:style-name="T1960">Flags<text:s/></text:span><text:span text:style-name="T1961">affected</text:span><text:span text:style-name="T1962">: None</text:span></text:p>
      <text:p text:style-name="Normaali"><text:span text:style-name="T1963">Opcode</text:span><text:span text:style-name="T1964">: 0x13</text:span></text:p>
      <text:p text:style-name="Normaali"><text:span text:style-name="T1965">(*)<text:s/></text:span><text:span text:style-name="T1966">Note:</text:span><text:span text:style-name="T1967"><text:s text:c="2"/>Register is encoded in the addressing mode field, therefore the opcode is shared between other gp-register pop instructions. This instruction therefore technically uses a custom addressing mode and not an implicit-mod</text:span><text:span text:style-name="T1968">e, but for documentation purposes, these are treated as implicit-addressing instructions.</text:span></text:p>
      <text:p text:style-name="P1969"/>
      <text:h text:style-name="P1970" text:outline-level="2"><text:bookmark-start text:name="_Toc520560628"/>POPB<text:bookmark-end text:name="_Toc520560628"/></text:h>
      <text:p text:style-name="P1971">Pop value from stack into register r2</text:p>
      <text:p text:style-name="P1972"/>
      <table:table table:style-name="Table1973">
        <table:table-columns>
          <table:table-column table:style-name="TableColumn1974"/>
          <table:table-column table:style-name="TableColumn1975"/>
          <table:table-column table:style-name="TableColumn1976"/>
        </table:table-columns>
        <table:table-row table:style-name="TableRow1977">
          <table:table-cell table:style-name="TableCell1978">
            <text:p text:style-name="P1979">Addressing mode</text:p>
          </table:table-cell>
          <table:table-cell table:style-name="TableCell1980">
            <text:p text:style-name="P1981">Syntax</text:p>
          </table:table-cell>
          <table:table-cell table:style-name="TableCell1982">
            <text:p text:style-name="P1983">Cycles</text:p>
          </table:table-cell>
        </table:table-row>
        <table:table-row table:style-name="TableRow1984">
          <table:table-cell table:style-name="TableCell1985">
            <text:p text:style-name="P1986">Implicit*</text:p>
          </table:table-cell>
          <table:table-cell table:style-name="TableCell1987">
            <text:p text:style-name="P1988">POPB</text:p>
          </table:table-cell>
          <table:table-cell table:style-name="TableCell1989">
            <text:p text:style-name="P1990">3</text:p>
          </table:table-cell>
        </table:table-row>
      </table:table>
      <text:p text:style-name="P1991"/>
      <text:p text:style-name="Normaali"><text:span text:style-name="T1992">Flags affected</text:span><text:span text:style-name="T1993">: None</text:span></text:p>
      <text:p text:style-name="Normaali"><text:span text:style-name="T1994">Opcode</text:span><text:span text:style-name="T1995">: 0x13</text:span></text:p>
      <text:p text:style-name="Normaali"><text:span text:style-name="T1996">(*)<text:s/></text:span><text:span text:style-name="T1997">Note:</text:span><text:span text:style-name="T1998"><text:s text:c="2"/>Register is encoded in the</text:span><text:span text:style-name="T1999"><text:s/>addressing mode field, therefore the opcode is shared between other gp-register pop instructions. This instruction therefore technically uses a custom addressing mode and not an implicit-mode, but for documentation purposes, these are treated as implicit-</text:span><text:span text:style-name="T2000">addressing instructions.</text:span></text:p>
      <text:p text:style-name="P2001"/>
      <text:h text:style-name="P2002" text:outline-level="2"><text:bookmark-start text:name="_Toc520560629"/>POPC<text:bookmark-end text:name="_Toc520560629"/></text:h>
      <text:p text:style-name="P2003">Pop value from stack into register r3</text:p>
      <text:p text:style-name="P2004"/>
      <table:table table:style-name="Table2005">
        <table:table-columns>
          <table:table-column table:style-name="TableColumn2006"/>
          <table:table-column table:style-name="TableColumn2007"/>
          <table:table-column table:style-name="TableColumn2008"/>
        </table:table-columns>
        <table:table-row table:style-name="TableRow2009">
          <table:table-cell table:style-name="TableCell2010">
            <text:p text:style-name="P2011">Addressing mode</text:p>
          </table:table-cell>
          <table:table-cell table:style-name="TableCell2012">
            <text:p text:style-name="P2013">Syntax</text:p>
          </table:table-cell>
          <table:table-cell table:style-name="TableCell2014">
            <text:p text:style-name="P2015">Cycles</text:p>
          </table:table-cell>
        </table:table-row>
        <table:table-row table:style-name="TableRow2016">
          <table:table-cell table:style-name="TableCell2017">
            <text:p text:style-name="P2018">Implicit*</text:p>
          </table:table-cell>
          <table:table-cell table:style-name="TableCell2019">
            <text:p text:style-name="P2020">POPC</text:p>
          </table:table-cell>
          <table:table-cell table:style-name="TableCell2021">
            <text:p text:style-name="P2022">3</text:p>
          </table:table-cell>
        </table:table-row>
      </table:table>
      <text:p text:style-name="P2023"/>
      <text:p text:style-name="Normaali"><text:span text:style-name="T2024">Flags affected</text:span><text:span text:style-name="T2025">: None</text:span></text:p>
      <text:p text:style-name="Normaali"><text:span text:style-name="T2026">Opcode</text:span><text:span text:style-name="T2027">: 0x13</text:span></text:p>
      <text:p text:style-name="Normaali"><text:span text:style-name="T2028">(*)<text:s/></text:span><text:span text:style-name="T2029">Note:</text:span><text:span text:style-name="T2030"><text:s text:c="2"/>Register is encoded in the addressing mode field, therefore the opcode is shared between<text:s/></text:span><text:span text:style-name="T2031">other gp-register pop instructions. This instruction therefore technically uses a custom addressing mode and not an implicit-mode, but for documentation purposes, these are treated as implicit-addressing instructions.</text:span></text:p>
      <text:p text:style-name="P2032"/>
      <text:h text:style-name="P2033" text:outline-level="2"><text:bookmark-start text:name="_Toc520560630"/>POPD<text:bookmark-end text:name="_Toc520560630"/></text:h>
      <text:p text:style-name="P2034">Pop value from stack into register r4</text:p>
      <text:p text:style-name="P2035"/>
      <table:table table:style-name="Table2036">
        <table:table-columns>
          <table:table-column table:style-name="TableColumn2037"/>
          <table:table-column table:style-name="TableColumn2038"/>
          <table:table-column table:style-name="TableColumn2039"/>
        </table:table-columns>
        <table:table-row table:style-name="TableRow2040">
          <table:table-cell table:style-name="TableCell2041">
            <text:p text:style-name="P2042">Addressing mode</text:p>
          </table:table-cell>
          <table:table-cell table:style-name="TableCell2043">
            <text:p text:style-name="P2044">Syntax</text:p>
          </table:table-cell>
          <table:table-cell table:style-name="TableCell2045">
            <text:p text:style-name="P2046">Cycles</text:p>
          </table:table-cell>
        </table:table-row>
        <table:table-row table:style-name="TableRow2047">
          <table:table-cell table:style-name="TableCell2048">
            <text:p text:style-name="P2049">Implicit*</text:p>
          </table:table-cell>
          <table:table-cell table:style-name="TableCell2050">
            <text:p text:style-name="P2051">POPD</text:p>
          </table:table-cell>
          <table:table-cell table:style-name="TableCell2052">
            <text:p text:style-name="P2053">3</text:p>
          </table:table-cell>
        </table:table-row>
      </table:table>
      <text:p text:style-name="P2054"/>
      <text:p text:style-name="Normaali"><text:span text:style-name="T2055">Flags affected</text:span><text:span text:style-name="T2056">: None</text:span></text:p>
      <text:p text:style-name="Normaali"><text:span text:style-name="T2057">Opcode</text:span><text:span text:style-name="T2058">: 0x13</text:span></text:p>
      <text:p text:style-name="Normaali"><text:span text:style-name="T2059">(*)<text:s/></text:span><text:span text:style-name="T2060">Note:</text:span><text:span text:style-name="T2061"><text:s text:c="2"/>Register is encoded in the addressing mode field, therefore the opcode is shared between other gp-register pop instructions. This instruction therefore<text:s/></text:span><text:span text:style-name="T2062">technically uses a custom addressing mode and not an implicit-mode, but for documentation purposes, these are treated as implicit-</text:span><text:soft-page-break/><text:span text:style-name="T2063">addressing instructions.</text:span></text:p>
      <text:p text:style-name="P2064"/>
      <text:h text:style-name="P2065" text:outline-level="2"><text:bookmark-start text:name="_Toc501582949"/><text:bookmark-start text:name="_Toc501635475"/><text:bookmark-start text:name="_Toc501718380"/><text:bookmark-start text:name="_Toc502012963"/><text:bookmark-start text:name="_Toc502184867"/><text:bookmark-start text:name="_Toc502240176"/><text:bookmark-start text:name="_Toc502315637"/><text:bookmark-start text:name="_Toc509586835"/><text:bookmark-start text:name="_Toc519968337"/><text:bookmark-start text:name="_Toc520560631"/>POPF<text:bookmark-end text:name="_Toc501582949"/><text:bookmark-end text:name="_Toc501635475"/><text:bookmark-end text:name="_Toc501718380"/><text:bookmark-end text:name="_Toc502012963"/><text:bookmark-end text:name="_Toc502184867"/><text:bookmark-end text:name="_Toc502240176"/><text:bookmark-end text:name="_Toc502315637"/><text:bookmark-end text:name="_Toc509586835"/><text:bookmark-end text:name="_Toc519968337"/><text:bookmark-end text:name="_Toc520560631"/></text:h>
      <text:p text:style-name="P2066">Pop status flags from stack into status register</text:p>
      <text:p text:style-name="P2067"/>
      <text:h text:style-name="P2068" text:outline-level="2"><text:bookmark-start text:name="_Toc501582950"/><text:bookmark-start text:name="_Toc501635476"/><text:bookmark-start text:name="_Toc501718382"/><text:bookmark-start text:name="_Toc502012965"/><text:bookmark-start text:name="_Toc502184869"/><text:bookmark-start text:name="_Toc502240178"/><text:bookmark-start text:name="_Toc502315638"/><text:bookmark-start text:name="_Toc509586836"/><text:bookmark-start text:name="_Toc519968338"/><text:bookmark-start text:name="_Toc520560632"/>PUSH<text:bookmark-end text:name="_Toc501582950"/><text:bookmark-end text:name="_Toc501635476"/><text:bookmark-end text:name="_Toc501718382"/><text:bookmark-end text:name="_Toc502012965"/><text:bookmark-end text:name="_Toc502184869"/><text:bookmark-end text:name="_Toc502240178"/><text:bookmark-end text:name="_Toc502315638"/><text:bookmark-end text:name="_Toc509586836"/><text:bookmark-end text:name="_Toc519968338"/>A<text:bookmark-end text:name="_Toc520560632"/></text:h>
      <text:p text:style-name="P2069">Push R1-register value into stack</text:p>
      <text:p text:style-name="P2070"/>
      <text:p text:style-name="P2071"/>
      <table:table table:style-name="Table2072">
        <table:table-columns>
          <table:table-column table:style-name="TableColumn2073"/>
          <table:table-column table:style-name="TableColumn2074"/>
          <table:table-column table:style-name="TableColumn2075"/>
        </table:table-columns>
        <table:table-row table:style-name="TableRow2076">
          <table:table-cell table:style-name="TableCell2077">
            <text:p text:style-name="P2078">Addressing mode</text:p>
          </table:table-cell>
          <table:table-cell table:style-name="TableCell2079">
            <text:p text:style-name="P2080">Syntax</text:p>
          </table:table-cell>
          <table:table-cell table:style-name="TableCell2081">
            <text:p text:style-name="P2082">Cycles</text:p>
          </table:table-cell>
        </table:table-row>
        <table:table-row table:style-name="TableRow2083">
          <table:table-cell table:style-name="TableCell2084">
            <text:p text:style-name="P2085">Implicit*</text:p>
          </table:table-cell>
          <table:table-cell table:style-name="TableCell2086">
            <text:p text:style-name="P2087">PUSHA</text:p>
          </table:table-cell>
          <table:table-cell table:style-name="TableCell2088">
            <text:p text:style-name="P2089">3</text:p>
          </table:table-cell>
        </table:table-row>
      </table:table>
      <text:p text:style-name="P2090"/>
      <text:p text:style-name="Normaali"><text:span text:style-name="T2091">Flags affected</text:span><text:span text:style-name="T2092">: None</text:span></text:p>
      <text:p text:style-name="Normaali"><text:span text:style-name="T2093">Opcode</text:span><text:span text:style-name="T2094">: 0x13</text:span></text:p>
      <text:p text:style-name="Normaali"><text:span text:style-name="T2095">(*)<text:s/></text:span><text:span text:style-name="T2096">Note:</text:span><text:span text:style-name="T2097"><text:s text:c="2"/>Register is encoded in the addressing mode field, therefore the opcode is shared between other gp-register push instructions. This instruction therefore<text:s/></text:span><text:span text:style-name="T2098">technically uses a custom addressing mode and not an implicit-mode, but for documentation purposes, these are treated as implicit-addressing instructions.</text:span></text:p>
      <text:p text:style-name="P2099"/>
      <text:h text:style-name="P2100" text:outline-level="2"><text:bookmark-start text:name="_Toc520560633"/>PUSHB<text:bookmark-end text:name="_Toc520560633"/></text:h>
      <text:p text:style-name="P2101">Push R2-register value into stack</text:p>
      <text:p text:style-name="P2102"/>
      <text:p text:style-name="P2103"/>
      <table:table table:style-name="Table2104">
        <table:table-columns>
          <table:table-column table:style-name="TableColumn2105"/>
          <table:table-column table:style-name="TableColumn2106"/>
          <table:table-column table:style-name="TableColumn2107"/>
        </table:table-columns>
        <table:table-row table:style-name="TableRow2108">
          <table:table-cell table:style-name="TableCell2109">
            <text:p text:style-name="P2110">Addressing mode</text:p>
          </table:table-cell>
          <table:table-cell table:style-name="TableCell2111">
            <text:p text:style-name="P2112">Syntax</text:p>
          </table:table-cell>
          <table:table-cell table:style-name="TableCell2113">
            <text:p text:style-name="P2114">Cycles</text:p>
          </table:table-cell>
        </table:table-row>
        <table:table-row table:style-name="TableRow2115">
          <table:table-cell table:style-name="TableCell2116">
            <text:p text:style-name="P2117">Implicit*</text:p>
          </table:table-cell>
          <table:table-cell table:style-name="TableCell2118">
            <text:p text:style-name="P2119">PUSHB</text:p>
          </table:table-cell>
          <table:table-cell table:style-name="TableCell2120">
            <text:p text:style-name="P2121">3</text:p>
          </table:table-cell>
        </table:table-row>
      </table:table>
      <text:p text:style-name="P2122"/>
      <text:p text:style-name="Normaali"><text:span text:style-name="T2123">Flags a</text:span><text:span text:style-name="T2124">ffected</text:span><text:span text:style-name="T2125">: None</text:span></text:p>
      <text:p text:style-name="Normaali"><text:span text:style-name="T2126">Opcode</text:span><text:span text:style-name="T2127">: 0x13</text:span></text:p>
      <text:p text:style-name="Normaali"><text:span text:style-name="T2128">(*)<text:s/></text:span><text:span text:style-name="T2129">Note:</text:span><text:span text:style-name="T2130"><text:s text:c="2"/>Register is encoded in the addressing mode field, therefore the opcode is shared between other gp-register push instructions. This instruction therefore technically uses a custom addressing mode and not an<text:s/></text:span><text:span text:style-name="T2131">implicit-mode, but for documentation purposes, these are treated as implicit-addressing instructions.</text:span></text:p>
      <text:p text:style-name="P2132"/>
      <text:h text:style-name="P2133" text:outline-level="2"><text:bookmark-start text:name="_Toc520560634"/>PUSHC<text:bookmark-end text:name="_Toc520560634"/></text:h>
      <text:p text:style-name="P2134">Push R3-register value into stack</text:p>
      <text:p text:style-name="P2135"/>
      <text:p text:style-name="P2136"/>
      <table:table table:style-name="Table2137">
        <table:table-columns>
          <table:table-column table:style-name="TableColumn2138"/>
          <table:table-column table:style-name="TableColumn2139"/>
          <table:table-column table:style-name="TableColumn2140"/>
        </table:table-columns>
        <table:table-row table:style-name="TableRow2141">
          <table:table-cell table:style-name="TableCell2142">
            <text:p text:style-name="P2143">Addressing mode</text:p>
          </table:table-cell>
          <table:table-cell table:style-name="TableCell2144">
            <text:p text:style-name="P2145">Syntax</text:p>
          </table:table-cell>
          <table:table-cell table:style-name="TableCell2146">
            <text:p text:style-name="P2147">Cycles</text:p>
          </table:table-cell>
        </table:table-row>
        <table:table-row table:style-name="TableRow2148">
          <table:table-cell table:style-name="TableCell2149">
            <text:p text:style-name="P2150">Implicit*</text:p>
          </table:table-cell>
          <table:table-cell table:style-name="TableCell2151">
            <text:p text:style-name="P2152">PUSHC</text:p>
          </table:table-cell>
          <table:table-cell table:style-name="TableCell2153">
            <text:p text:style-name="P2154">3</text:p>
          </table:table-cell>
        </table:table-row>
      </table:table>
      <text:p text:style-name="P2155"/>
      <text:p text:style-name="Normaali"><text:span text:style-name="T2156">Flags affected</text:span><text:span text:style-name="T2157">: None</text:span></text:p>
      <text:p text:style-name="Normaali"><text:span text:style-name="T2158">Opcode</text:span><text:span text:style-name="T2159">: 0x13</text:span></text:p>
      <text:p text:style-name="Normaali"><text:span text:style-name="T2160">(*)<text:s/></text:span><text:span text:style-name="T2161">Note:</text:span><text:span text:style-name="T2162"><text:s text:c="2"/>Register is<text:s/></text:span><text:span text:style-name="T2163">encoded in the addressing mode field, therefore the opcode is shared between other gp-register push instructions. This instruction therefore technically uses a custom addressing mode and not an implicit-mode, but for documentation purposes, these are treat</text:span><text:span text:style-name="T2164">ed as implicit-</text:span><text:soft-page-break/><text:span text:style-name="T2165">addressing instructions.</text:span></text:p>
      <text:h text:style-name="P2166" text:outline-level="2"><text:bookmark-start text:name="_Toc520560635"/>PUSHD<text:bookmark-end text:name="_Toc520560635"/></text:h>
      <text:p text:style-name="P2167">Push R4-register value into stack</text:p>
      <text:p text:style-name="P2168"/>
      <text:p text:style-name="P2169"/>
      <table:table table:style-name="Table2170">
        <table:table-columns>
          <table:table-column table:style-name="TableColumn2171"/>
          <table:table-column table:style-name="TableColumn2172"/>
          <table:table-column table:style-name="TableColumn2173"/>
        </table:table-columns>
        <table:table-row table:style-name="TableRow2174">
          <table:table-cell table:style-name="TableCell2175">
            <text:p text:style-name="P2176">Addressing mode</text:p>
          </table:table-cell>
          <table:table-cell table:style-name="TableCell2177">
            <text:p text:style-name="P2178">Syntax</text:p>
          </table:table-cell>
          <table:table-cell table:style-name="TableCell2179">
            <text:p text:style-name="P2180">Cycles</text:p>
          </table:table-cell>
        </table:table-row>
        <table:table-row table:style-name="TableRow2181">
          <table:table-cell table:style-name="TableCell2182">
            <text:p text:style-name="P2183">Implicit*</text:p>
          </table:table-cell>
          <table:table-cell table:style-name="TableCell2184">
            <text:p text:style-name="P2185">PUSHD</text:p>
          </table:table-cell>
          <table:table-cell table:style-name="TableCell2186">
            <text:p text:style-name="P2187">3</text:p>
          </table:table-cell>
        </table:table-row>
      </table:table>
      <text:p text:style-name="P2188"/>
      <text:p text:style-name="Normaali"><text:span text:style-name="T2189">Flags affected</text:span><text:span text:style-name="T2190">: None</text:span></text:p>
      <text:p text:style-name="Normaali"><text:span text:style-name="T2191">Opcode</text:span><text:span text:style-name="T2192">: 0x13</text:span></text:p>
      <text:p text:style-name="Normaali"><text:span text:style-name="T2193">(*)<text:s/></text:span><text:span text:style-name="T2194">Note:</text:span><text:span text:style-name="T2195"><text:s text:c="2"/>Register is encoded in the addressing mode field, therefore the opcode is shar</text:span><text:span text:style-name="T2196">ed between other gp-register push instructions. This instruction therefore technically uses a custom addressing mode and not an implicit-mode, but for documentation purposes, these are treated as implicit-addressing instructions.</text:span></text:p>
      <text:p text:style-name="P2197"/>
      <text:p text:style-name="P2198"/>
      <text:h text:style-name="Otsikko2" text:outline-level="2"><text:bookmark-start text:name="_Toc501582951"/><text:bookmark-start text:name="_Toc501635477"/><text:bookmark-start text:name="_Toc501718383"/><text:bookmark-start text:name="_Toc502012966"/><text:bookmark-start text:name="_Toc502184870"/><text:bookmark-start text:name="_Toc502240179"/><text:bookmark-start text:name="_Toc502315639"/><text:bookmark-start text:name="_Toc509586837"/><text:bookmark-start text:name="_Toc519968339"/><text:bookmark-start text:name="_Toc520560636"/><text:span text:style-name="T2199">PUSHF</text:span><text:bookmark-end text:name="_Toc501582951"/><text:bookmark-end text:name="_Toc501635477"/><text:bookmark-end text:name="_Toc501718383"/><text:bookmark-end text:name="_Toc502012966"/><text:bookmark-end text:name="_Toc502184870"/><text:bookmark-end text:name="_Toc502240179"/><text:bookmark-end text:name="_Toc502315639"/><text:bookmark-end text:name="_Toc509586837"/><text:bookmark-end text:name="_Toc519968339"/><text:bookmark-end text:name="_Toc520560636"/></text:h>
      <text:p text:style-name="P2200">Push status flags<text:s/>into stack</text:p>
      <text:p text:style-name="P2201"/>
      <text:h text:style-name="P2202" text:outline-level="2"><text:bookmark-start text:name="_Toc501582952"/><text:bookmark-start text:name="_Toc501635478"/><text:bookmark-start text:name="_Toc501718385"/><text:bookmark-start text:name="_Toc502012968"/><text:bookmark-start text:name="_Toc502184872"/><text:bookmark-start text:name="_Toc502240181"/><text:bookmark-start text:name="_Toc502315640"/><text:bookmark-start text:name="_Toc509586838"/><text:bookmark-start text:name="_Toc519968340"/><text:bookmark-start text:name="_Toc520560637"/>RET<text:bookmark-end text:name="_Toc501582952"/><text:bookmark-end text:name="_Toc501635478"/><text:bookmark-end text:name="_Toc501718385"/><text:bookmark-end text:name="_Toc502012968"/><text:bookmark-end text:name="_Toc502184872"/><text:bookmark-end text:name="_Toc502240181"/><text:bookmark-end text:name="_Toc502315640"/><text:bookmark-end text:name="_Toc509586838"/><text:bookmark-end text:name="_Toc519968340"/><text:bookmark-end text:name="_Toc520560637"/></text:h>
      <text:p text:style-name="P2203">Return from subprocedure</text:p>
      <text:p text:style-name="P2204"/>
      <text:h text:style-name="P2205" text:outline-level="2"><text:bookmark-start text:name="_Toc501582953"/><text:bookmark-start text:name="_Toc501635479"/><text:bookmark-start text:name="_Toc501718386"/><text:bookmark-start text:name="_Toc502012969"/><text:bookmark-start text:name="_Toc502184873"/><text:bookmark-start text:name="_Toc502240182"/><text:bookmark-start text:name="_Toc502315641"/><text:bookmark-start text:name="_Toc509586839"/><text:bookmark-start text:name="_Toc519968341"/><text:bookmark-start text:name="_Toc520560638"/>RETI<text:bookmark-end text:name="_Toc501582953"/><text:bookmark-end text:name="_Toc501635479"/><text:bookmark-end text:name="_Toc501718386"/><text:bookmark-end text:name="_Toc502012969"/><text:bookmark-end text:name="_Toc502184873"/><text:bookmark-end text:name="_Toc502240182"/><text:bookmark-end text:name="_Toc502315641"/><text:bookmark-end text:name="_Toc509586839"/><text:bookmark-end text:name="_Toc519968341"/><text:bookmark-end text:name="_Toc520560638"/></text:h>
      <text:p text:style-name="P2206">Return from interrupt</text:p>
      <text:p text:style-name="P2207"/>
      <text:h text:style-name="P2208" text:outline-level="2"><text:bookmark-start text:name="_Toc501582954"/><text:bookmark-start text:name="_Toc501635480"/><text:bookmark-start text:name="_Toc501718387"/><text:bookmark-start text:name="_Toc502012970"/><text:bookmark-start text:name="_Toc502184874"/><text:bookmark-start text:name="_Toc502240183"/><text:bookmark-start text:name="_Toc502315642"/><text:bookmark-start text:name="_Toc509586840"/><text:bookmark-start text:name="_Toc519968342"/><text:bookmark-start text:name="_Toc520560639"/>ROL<text:bookmark-end text:name="_Toc501582954"/><text:bookmark-end text:name="_Toc501635480"/><text:bookmark-end text:name="_Toc501718387"/><text:bookmark-end text:name="_Toc502012970"/><text:bookmark-end text:name="_Toc502184874"/><text:bookmark-end text:name="_Toc502240183"/><text:bookmark-end text:name="_Toc502315642"/><text:bookmark-end text:name="_Toc509586840"/><text:bookmark-end text:name="_Toc519968342"/><text:bookmark-end text:name="_Toc520560639"/></text:h>
      <text:p text:style-name="P2209">Rotate left</text:p>
      <text:p text:style-name="P2210"/>
      <text:p text:style-name="P2211">Rotate bits in register by specified amount. Bits that are shifted out from left are shifted in from the right.</text:p>
      <text:p text:style-name="P2212"/>
      <text:p text:style-name="Normaali"><text:span text:style-name="T2213">Flags affected:</text:span><text:span text:style-name="T2214"><text:s/>Zero, Negative</text:span></text:p>
      <text:p text:style-name="Normaali"><text:span text:style-name="T2215">Opcode:</text:span><text:span text:style-name="T2216"><text:s/>0x27</text:span></text:p>
      <text:p text:style-name="P2217"/>
      <table:table table:style-name="Table2218">
        <table:table-columns>
          <table:table-column table:style-name="TableColumn2219"/>
          <table:table-column table:style-name="TableColumn2220"/>
          <table:table-column table:style-name="TableColumn2221"/>
        </table:table-columns>
        <table:table-row table:style-name="TableRow2222">
          <table:table-cell table:style-name="TableCell2223">
            <text:p text:style-name="P2224">Addressing<text:s/>mode</text:p>
          </table:table-cell>
          <table:table-cell table:style-name="TableCell2225">
            <text:p text:style-name="P2226">Syntax</text:p>
          </table:table-cell>
          <table:table-cell table:style-name="TableCell2227">
            <text:p text:style-name="P2228">Cycles</text:p>
          </table:table-cell>
        </table:table-row>
        <table:table-row table:style-name="TableRow2229">
          <table:table-cell table:style-name="TableCell2230">
            <text:p text:style-name="P2231">Register-register</text:p>
          </table:table-cell>
          <table:table-cell table:style-name="TableCell2232">
            <text:p text:style-name="P2233">ROL</text:p>
          </table:table-cell>
          <table:table-cell table:style-name="TableCell2234">
            <text:p text:style-name="P2235">3</text:p>
          </table:table-cell>
        </table:table-row>
        <table:table-row table:style-name="TableRow2236">
          <table:table-cell table:style-name="TableCell2237">
            <text:p text:style-name="P2238">Register-immediate</text:p>
          </table:table-cell>
          <table:table-cell table:style-name="TableCell2239">
            <text:p text:style-name="P2240">ROL r1, r2, #$30</text:p>
          </table:table-cell>
          <table:table-cell table:style-name="TableCell2241">
            <text:p text:style-name="P2242">4</text:p>
          </table:table-cell>
        </table:table-row>
      </table:table>
      <text:p text:style-name="P2243"/>
      <text:h text:style-name="P2244" text:outline-level="2"><text:bookmark-start text:name="_Toc501582955"/><text:bookmark-start text:name="_Toc501635481"/><text:bookmark-start text:name="_Toc501718388"/><text:bookmark-start text:name="_Toc502012971"/><text:bookmark-start text:name="_Toc502184875"/><text:bookmark-start text:name="_Toc502240184"/><text:bookmark-start text:name="_Toc502315643"/><text:bookmark-start text:name="_Toc509586841"/><text:bookmark-start text:name="_Toc519968343"/><text:bookmark-start text:name="_Toc520560640"/>ROR<text:bookmark-end text:name="_Toc501582955"/><text:bookmark-end text:name="_Toc501635481"/><text:bookmark-end text:name="_Toc501718388"/><text:bookmark-end text:name="_Toc502012971"/><text:bookmark-end text:name="_Toc502184875"/><text:bookmark-end text:name="_Toc502240184"/><text:bookmark-end text:name="_Toc502315643"/><text:bookmark-end text:name="_Toc509586841"/><text:bookmark-end text:name="_Toc519968343"/><text:bookmark-end text:name="_Toc520560640"/></text:h>
      <text:p text:style-name="P2245">Rotate right</text:p>
      <text:p text:style-name="P2246"/>
      <text:p text:style-name="P2247">Rotate bits in register by specified amount. Bits that are shifted out from right are shifted in from the left.</text:p>
      <text:p text:style-name="P2248"/>
      <text:soft-page-break/>
      <text:p text:style-name="Normaali"><text:span text:style-name="T2249">Flags affected:<text:s/></text:span><text:span text:style-name="T2250">Zero, Negative</text:span></text:p>
      <text:p text:style-name="Normaali"><text:span text:style-name="T2251">Opcode:<text:s/></text:span><text:span text:style-name="T2252">0x28</text:span></text:p>
      <text:p text:style-name="P2253"/>
      <table:table table:style-name="Table2254">
        <table:table-columns>
          <table:table-column table:style-name="TableColumn2255"/>
          <table:table-column table:style-name="TableColumn2256"/>
          <table:table-column table:style-name="TableColumn2257"/>
        </table:table-columns>
        <table:table-row table:style-name="TableRow2258">
          <table:table-cell table:style-name="TableCell2259">
            <text:p text:style-name="P2260">Addressing mode</text:p>
          </table:table-cell>
          <table:table-cell table:style-name="TableCell2261">
            <text:p text:style-name="P2262">Syntax</text:p>
          </table:table-cell>
          <table:table-cell table:style-name="TableCell2263">
            <text:p text:style-name="P2264">Cycles</text:p>
          </table:table-cell>
        </table:table-row>
        <table:table-row table:style-name="TableRow2265">
          <table:table-cell table:style-name="TableCell2266">
            <text:p text:style-name="P2267">Register-register</text:p>
          </table:table-cell>
          <table:table-cell table:style-name="TableCell2268">
            <text:p text:style-name="P2269">ROR</text:p>
          </table:table-cell>
          <table:table-cell table:style-name="TableCell2270">
            <text:p text:style-name="P2271">3</text:p>
          </table:table-cell>
        </table:table-row>
        <table:table-row table:style-name="TableRow2272">
          <table:table-cell table:style-name="TableCell2273">
            <text:p text:style-name="P2274">Register-immediate</text:p>
          </table:table-cell>
          <table:table-cell table:style-name="TableCell2275">
            <text:p text:style-name="P2276">ROR r1, r2, #$30</text:p>
          </table:table-cell>
          <table:table-cell table:style-name="TableCell2277">
            <text:p text:style-name="P2278">4</text:p>
          </table:table-cell>
        </table:table-row>
      </table:table>
      <text:p text:style-name="P2279"/>
      <text:h text:style-name="P2280" text:outline-level="2"><text:bookmark-start text:name="_Toc501582956"/><text:bookmark-start text:name="_Toc501635482"/><text:bookmark-start text:name="_Toc501718389"/><text:bookmark-start text:name="_Toc502012972"/><text:bookmark-start text:name="_Toc502184876"/><text:bookmark-start text:name="_Toc502240185"/><text:bookmark-start text:name="_Toc502315644"/><text:bookmark-start text:name="_Toc509586842"/><text:bookmark-start text:name="_Toc519968344"/><text:bookmark-start text:name="_Toc520560641"/>SAI<text:bookmark-end text:name="_Toc501582956"/><text:bookmark-end text:name="_Toc501635482"/><text:bookmark-end text:name="_Toc501718389"/><text:bookmark-end text:name="_Toc502012972"/><text:bookmark-end text:name="_Toc502184876"/><text:bookmark-end text:name="_Toc502240185"/><text:bookmark-end text:name="_Toc502315644"/><text:bookmark-end text:name="_Toc509586842"/><text:bookmark-end text:name="_Toc519968344"/><text:bookmark-end text:name="_Toc520560641"/></text:h>
      <text:p text:style-name="P2281">Set autoincrement flag</text:p>
      <text:p text:style-name="P2282"/>
      <text:p text:style-name="P2283">Sets the autoincrement flag in the CPU status register.</text:p>
      <text:p text:style-name="P2284"/>
      <text:p text:style-name="Normaali"><text:span text:style-name="T2285">Flags affected</text:span><text:span text:style-name="T2286">: Autoincrement flag (set)</text:span></text:p>
      <text:p text:style-name="Normaali"><text:span text:style-name="T2287">Opcode</text:span><text:span text:style-name="T2288">: 0x07</text:span></text:p>
      <text:p text:style-name="P2289"/>
      <table:table table:style-name="Table2290">
        <table:table-columns>
          <table:table-column table:style-name="TableColumn2291"/>
          <table:table-column table:style-name="TableColumn2292"/>
          <table:table-column table:style-name="TableColumn2293"/>
        </table:table-columns>
        <table:table-row table:style-name="TableRow2294">
          <table:table-cell table:style-name="TableCell2295">
            <text:p text:style-name="P2296">Addressing<text:s/>mode</text:p>
          </table:table-cell>
          <table:table-cell table:style-name="TableCell2297">
            <text:p text:style-name="P2298">Syntax</text:p>
          </table:table-cell>
          <table:table-cell table:style-name="TableCell2299">
            <text:p text:style-name="P2300">Cycles</text:p>
          </table:table-cell>
        </table:table-row>
        <table:table-row table:style-name="TableRow2301">
          <table:table-cell table:style-name="TableCell2302">
            <text:p text:style-name="P2303">Implicit</text:p>
          </table:table-cell>
          <table:table-cell table:style-name="TableCell2304">
            <text:p text:style-name="P2305">CLA</text:p>
          </table:table-cell>
          <table:table-cell table:style-name="TableCell2306">
            <text:p text:style-name="P2307">2</text:p>
          </table:table-cell>
        </table:table-row>
      </table:table>
      <text:p text:style-name="P2308"/>
      <text:h text:style-name="P2309" text:outline-level="2"><text:bookmark-start text:name="_Toc501582957"/><text:bookmark-start text:name="_Toc501635483"/><text:bookmark-start text:name="_Toc501718390"/><text:bookmark-start text:name="_Toc502012973"/><text:bookmark-start text:name="_Toc502184877"/><text:bookmark-start text:name="_Toc502240186"/><text:bookmark-start text:name="_Toc502315645"/><text:bookmark-start text:name="_Toc509586843"/><text:bookmark-start text:name="_Toc519968345"/><text:bookmark-start text:name="_Toc520560642"/>SEC<text:bookmark-end text:name="_Toc501582957"/><text:bookmark-end text:name="_Toc501635483"/><text:bookmark-end text:name="_Toc501718390"/><text:bookmark-end text:name="_Toc502012973"/><text:bookmark-end text:name="_Toc502184877"/><text:bookmark-end text:name="_Toc502240186"/><text:bookmark-end text:name="_Toc502315645"/><text:bookmark-end text:name="_Toc509586843"/><text:bookmark-end text:name="_Toc519968345"/><text:bookmark-end text:name="_Toc520560642"/></text:h>
      <text:p text:style-name="P2310">Set carry flag</text:p>
      <text:p text:style-name="P2311"/>
      <text:p text:style-name="P2312">Sets the carry flag in the CPU status register.</text:p>
      <text:p text:style-name="Normaali"><text:span text:style-name="T2313">Flags affected:<text:s/></text:span><text:span text:style-name="T2314">Carry flag (set)</text:span></text:p>
      <text:p text:style-name="Normaali"><text:span text:style-name="T2315">Opcode:</text:span><text:span text:style-name="T2316"><text:s/>0x05;</text:span></text:p>
      <text:p text:style-name="P2317"/>
      <table:table table:style-name="Table2318">
        <table:table-columns>
          <table:table-column table:style-name="TableColumn2319"/>
          <table:table-column table:style-name="TableColumn2320"/>
          <table:table-column table:style-name="TableColumn2321"/>
        </table:table-columns>
        <table:table-row table:style-name="TableRow2322">
          <table:table-cell table:style-name="TableCell2323">
            <text:p text:style-name="P2324">Addressing mode</text:p>
          </table:table-cell>
          <table:table-cell table:style-name="TableCell2325">
            <text:p text:style-name="P2326">Syntax</text:p>
          </table:table-cell>
          <table:table-cell table:style-name="TableCell2327">
            <text:p text:style-name="P2328">Cycles</text:p>
          </table:table-cell>
        </table:table-row>
        <table:table-row table:style-name="TableRow2329">
          <table:table-cell table:style-name="TableCell2330">
            <text:p text:style-name="P2331">Implicit</text:p>
          </table:table-cell>
          <table:table-cell table:style-name="TableCell2332">
            <text:p text:style-name="P2333">SEC</text:p>
          </table:table-cell>
          <table:table-cell table:style-name="TableCell2334">
            <text:p text:style-name="P2335">2</text:p>
          </table:table-cell>
        </table:table-row>
      </table:table>
      <text:p text:style-name="P2336"/>
      <text:h text:style-name="P2337" text:outline-level="2"><text:bookmark-start text:name="_Toc501582958"/><text:bookmark-start text:name="_Toc501635484"/><text:bookmark-start text:name="_Toc501718391"/><text:bookmark-start text:name="_Toc502012974"/><text:bookmark-start text:name="_Toc502184878"/><text:bookmark-start text:name="_Toc502240187"/><text:bookmark-start text:name="_Toc502315646"/><text:bookmark-start text:name="_Toc509586844"/><text:bookmark-start text:name="_Toc519968346"/><text:bookmark-start text:name="_Toc520560643"/>SEI<text:bookmark-end text:name="_Toc501582958"/><text:bookmark-end text:name="_Toc501635484"/><text:bookmark-end text:name="_Toc501718391"/><text:bookmark-end text:name="_Toc502012974"/><text:bookmark-end text:name="_Toc502184878"/><text:bookmark-end text:name="_Toc502240187"/><text:bookmark-end text:name="_Toc502315646"/><text:bookmark-end text:name="_Toc509586844"/><text:bookmark-end text:name="_Toc519968346"/><text:bookmark-end text:name="_Toc520560643"/></text:h>
      <text:p text:style-name="P2338">Set interrupt enable flag</text:p>
      <text:p text:style-name="P2339"/>
      <text:p text:style-name="P2340">Sets the interrupt<text:s/>enable flag in the CPU status register.</text:p>
      <text:p text:style-name="Normaali"><text:span text:style-name="T2341">Flags affected:<text:s/></text:span><text:span text:style-name="T2342">Interrupt flag (set)</text:span></text:p>
      <text:p text:style-name="Normaali"><text:span text:style-name="T2343">Opcode:<text:s/></text:span><text:span text:style-name="T2344">0x03</text:span></text:p>
      <text:p text:style-name="P2345"/>
      <table:table table:style-name="Table2346">
        <table:table-columns>
          <table:table-column table:style-name="TableColumn2347"/>
          <table:table-column table:style-name="TableColumn2348"/>
          <table:table-column table:style-name="TableColumn2349"/>
        </table:table-columns>
        <table:table-row table:style-name="TableRow2350">
          <table:table-cell table:style-name="TableCell2351">
            <text:p text:style-name="P2352">Addressing mode</text:p>
          </table:table-cell>
          <table:table-cell table:style-name="TableCell2353">
            <text:p text:style-name="P2354">Syntax</text:p>
          </table:table-cell>
          <table:table-cell table:style-name="TableCell2355">
            <text:p text:style-name="P2356">Cycles</text:p>
          </table:table-cell>
        </table:table-row>
        <table:table-row table:style-name="TableRow2357">
          <table:table-cell table:style-name="TableCell2358">
            <text:p text:style-name="P2359">Implicit</text:p>
          </table:table-cell>
          <table:table-cell table:style-name="TableCell2360">
            <text:p text:style-name="P2361">SEI</text:p>
          </table:table-cell>
          <table:table-cell table:style-name="TableCell2362">
            <text:p text:style-name="P2363">2</text:p>
          </table:table-cell>
        </table:table-row>
      </table:table>
      <text:p text:style-name="P2364"/>
      <text:p text:style-name="P2365"/>
      <text:h text:style-name="P2366" text:outline-level="2"><text:bookmark-start text:name="_Toc501582959"/><text:bookmark-start text:name="_Toc501635485"/><text:bookmark-start text:name="_Toc501718392"/><text:bookmark-start text:name="_Toc502012975"/><text:bookmark-start text:name="_Toc502184879"/><text:bookmark-start text:name="_Toc502240188"/><text:bookmark-start text:name="_Toc502315647"/><text:bookmark-start text:name="_Toc509586845"/><text:bookmark-start text:name="_Toc519968347"/><text:bookmark-start text:name="_Toc520560644"/>STR<text:bookmark-end text:name="_Toc501582959"/><text:bookmark-end text:name="_Toc501635485"/><text:bookmark-end text:name="_Toc501718392"/><text:bookmark-end text:name="_Toc502012975"/><text:bookmark-end text:name="_Toc502184879"/><text:bookmark-end text:name="_Toc502240188"/><text:bookmark-end text:name="_Toc502315647"/><text:bookmark-end text:name="_Toc509586845"/><text:bookmark-end text:name="_Toc519968347"/><text:bookmark-end text:name="_Toc520560644"/></text:h>
      <text:p text:style-name="P2367">Store register<text:s/></text:p>
      <text:p text:style-name="P2368"/>
      <text:p text:style-name="P2369">Value in register is stored into memory.</text:p>
      <text:p text:style-name="P2370"/>
      <text:p text:style-name="Normaali"><text:span text:style-name="T2371">Flags affected</text:span><text:span text:style-name="T2372">: None</text:span></text:p>
      <text:soft-page-break/>
      <text:p text:style-name="Normaali"><text:span text:style-name="T2373">Opcode</text:span><text:span text:style-name="T2374">: 0x10</text:span></text:p>
      <text:p text:style-name="P2375"/>
      <table:table table:style-name="Table2376">
        <table:table-columns>
          <table:table-column table:style-name="TableColumn2377"/>
          <table:table-column table:style-name="TableColumn2378"/>
          <table:table-column table:style-name="TableColumn2379"/>
        </table:table-columns>
        <table:table-row table:style-name="TableRow2380">
          <table:table-cell table:style-name="TableCell2381">
            <text:p text:style-name="P2382">Addressing mode</text:p>
          </table:table-cell>
          <table:table-cell table:style-name="TableCell2383">
            <text:p text:style-name="P2384">Syntax</text:p>
          </table:table-cell>
          <table:table-cell table:style-name="TableCell2385">
            <text:p text:style-name="P2386">Cycles</text:p>
          </table:table-cell>
        </table:table-row>
        <table:table-row table:style-name="TableRow2387">
          <table:table-cell table:style-name="TableCell2388">
            <text:p text:style-name="P2389">Absolute</text:p>
          </table:table-cell>
          <table:table-cell table:style-name="TableCell2390">
            <text:p text:style-name="P2391">STR r4, $ABCD</text:p>
          </table:table-cell>
          <table:table-cell table:style-name="TableCell2392">
            <text:p text:style-name="P2393">5</text:p>
          </table:table-cell>
        </table:table-row>
        <table:table-row table:style-name="TableRow2394">
          <table:table-cell table:style-name="TableCell2395">
            <text:p text:style-name="P2396">Indexed absolute</text:p>
          </table:table-cell>
          <table:table-cell table:style-name="TableCell2397">
            <text:p text:style-name="P2398">STR r2, $ABCD, r1</text:p>
          </table:table-cell>
          <table:table-cell table:style-name="TableCell2399">
            <text:p text:style-name="P2400">6</text:p>
          </table:table-cell>
        </table:table-row>
        <table:table-row table:style-name="TableRow2401">
          <table:table-cell table:style-name="TableCell2402">
            <text:p text:style-name="P2403">Indirect</text:p>
          </table:table-cell>
          <table:table-cell table:style-name="TableCell2404">
            <text:p text:style-name="P2405">STR r3, [$ABCD]</text:p>
          </table:table-cell>
          <table:table-cell table:style-name="TableCell2406">
            <text:p text:style-name="P2407">7/9*</text:p>
          </table:table-cell>
        </table:table-row>
      </table:table>
      <text:p text:style-name="P2408"/>
      <text:p text:style-name="P2409">*Load Indirect takes two more cycles if address autoincrement flag is set.</text:p>
      <text:p text:style-name="P2410"/>
      <text:h text:style-name="P2411" text:outline-level="2"><text:bookmark-start text:name="_Toc501582960"/><text:bookmark-start text:name="_Toc501635486"/><text:bookmark-start text:name="_Toc501718393"/><text:bookmark-start text:name="_Toc502012976"/><text:bookmark-start text:name="_Toc502184880"/><text:bookmark-start text:name="_Toc502240189"/><text:bookmark-start text:name="_Toc502315648"/><text:bookmark-start text:name="_Toc509586846"/><text:bookmark-start text:name="_Toc519968348"/><text:bookmark-start text:name="_Toc520560645"/>SB<text:bookmark-end text:name="_Toc501582960"/><text:bookmark-end text:name="_Toc501635486"/><text:bookmark-end text:name="_Toc501718393"/><text:bookmark-end text:name="_Toc502012976"/><text:bookmark-end text:name="_Toc502184880"/><text:bookmark-end text:name="_Toc502240189"/><text:bookmark-end text:name="_Toc502315648"/>B<text:bookmark-end text:name="_Toc509586846"/><text:bookmark-end text:name="_Toc519968348"/><text:bookmark-end text:name="_Toc520560645"/></text:h>
      <text:p text:style-name="P2412">Subtract with borrow</text:p>
      <text:p text:style-name="P2413"/>
      <text:p text:style-name="P2414">Subtract two integers and store the result<text:s/>in the destination register. Carry flag is treated as a borrow flag, and 1 is subtracted from the result if the flag is set.</text:p>
      <text:p text:style-name="P2415"/>
      <text:p text:style-name="Normaali"><text:span text:style-name="T2416">Flags affected:<text:s/></text:span><text:span text:style-name="T2417">Zero, Negative, Overflow, Carry</text:span></text:p>
      <text:p text:style-name="Normaali"><text:span text:style-name="T2418">Opcode:<text:s/></text:span><text:span text:style-name="T2419">0x32</text:span></text:p>
      <text:p text:style-name="P2420"/>
      <table:table table:style-name="Table2421">
        <table:table-columns>
          <table:table-column table:style-name="TableColumn2422"/>
          <table:table-column table:style-name="TableColumn2423"/>
          <table:table-column table:style-name="TableColumn2424"/>
        </table:table-columns>
        <table:table-row table:style-name="TableRow2425">
          <table:table-cell table:style-name="TableCell2426">
            <text:p text:style-name="P2427">Addressing mode</text:p>
          </table:table-cell>
          <table:table-cell table:style-name="TableCell2428">
            <text:p text:style-name="P2429">Syntax</text:p>
          </table:table-cell>
          <table:table-cell table:style-name="TableCell2430">
            <text:p text:style-name="P2431">Cycles</text:p>
          </table:table-cell>
        </table:table-row>
        <table:table-row table:style-name="TableRow2432">
          <table:table-cell table:style-name="TableCell2433">
            <text:p text:style-name="P2434">Register-register</text:p>
          </table:table-cell>
          <table:table-cell table:style-name="TableCell2435">
            <text:p text:style-name="P2436">SBB r1, r2, r3</text:p>
          </table:table-cell>
          <table:table-cell table:style-name="TableCell2437">
            <text:p text:style-name="P2438">3</text:p>
          </table:table-cell>
        </table:table-row>
        <table:table-row table:style-name="TableRow2439">
          <table:table-cell table:style-name="TableCell2440">
            <text:p text:style-name="P2441">Register-immediate</text:p>
          </table:table-cell>
          <table:table-cell table:style-name="TableCell2442">
            <text:p text:style-name="P2443">SBB r1, r2, #$30</text:p>
          </table:table-cell>
          <table:table-cell table:style-name="TableCell2444">
            <text:p text:style-name="P2445">4</text:p>
          </table:table-cell>
        </table:table-row>
      </table:table>
      <text:p text:style-name="P2446"/>
      <text:h text:style-name="P2447" text:outline-level="2"><text:bookmark-start text:name="_Toc501582961"/><text:bookmark-start text:name="_Toc501635487"/><text:bookmark-start text:name="_Toc501718394"/><text:bookmark-start text:name="_Toc502012977"/><text:bookmark-start text:name="_Toc502184881"/><text:bookmark-start text:name="_Toc502240190"/><text:bookmark-start text:name="_Toc502315649"/><text:bookmark-start text:name="_Toc509586847"/><text:bookmark-start text:name="_Toc519968349"/><text:bookmark-start text:name="_Toc520560646"/>SUB<text:bookmark-end text:name="_Toc501582961"/><text:bookmark-end text:name="_Toc501635487"/><text:bookmark-end text:name="_Toc501718394"/><text:bookmark-end text:name="_Toc502012977"/><text:bookmark-end text:name="_Toc502184881"/><text:bookmark-end text:name="_Toc502240190"/><text:bookmark-end text:name="_Toc502315649"/><text:bookmark-end text:name="_Toc509586847"/><text:bookmark-end text:name="_Toc519968349"/><text:bookmark-end text:name="_Toc520560646"/></text:h>
      <text:p text:style-name="P2448">Subtract without borrow</text:p>
      <text:p text:style-name="P2449"/>
      <text:p text:style-name="P2450">Subtract to integers and store the result in the destination register. Status of the carry flag is ignored during computation.</text:p>
      <text:p text:style-name="P2451"/>
      <text:p text:style-name="Normaali"><text:span text:style-name="T2452">Flags affected:<text:s/></text:span><text:span text:style-name="T2453">Zero, Negative, Overflow, Carry</text:span></text:p>
      <text:p text:style-name="Normaali"><text:span text:style-name="T2454">Opcode:<text:s/></text:span><text:span text:style-name="T2455">0x33</text:span></text:p>
      <text:p text:style-name="P2456"/>
      <table:table table:style-name="Table2457">
        <table:table-columns>
          <table:table-column table:style-name="TableColumn2458"/>
          <table:table-column table:style-name="TableColumn2459"/>
          <table:table-column table:style-name="TableColumn2460"/>
        </table:table-columns>
        <table:table-row table:style-name="TableRow2461">
          <table:table-cell table:style-name="TableCell2462">
            <text:p text:style-name="P2463">Addressing mode</text:p>
          </table:table-cell>
          <table:table-cell table:style-name="TableCell2464">
            <text:p text:style-name="P2465">Syntax</text:p>
          </table:table-cell>
          <table:table-cell table:style-name="TableCell2466">
            <text:p text:style-name="P2467">Cycles</text:p>
          </table:table-cell>
        </table:table-row>
        <table:table-row table:style-name="TableRow2468">
          <table:table-cell table:style-name="TableCell2469">
            <text:p text:style-name="P2470">Register-register</text:p>
          </table:table-cell>
          <table:table-cell table:style-name="TableCell2471">
            <text:p text:style-name="P2472">SUB r1, r2, r3</text:p>
          </table:table-cell>
          <table:table-cell table:style-name="TableCell2473">
            <text:p text:style-name="P2474">3</text:p>
          </table:table-cell>
        </table:table-row>
        <table:table-row table:style-name="TableRow2475">
          <table:table-cell table:style-name="TableCell2476">
            <text:p text:style-name="P2477">Register-immediate</text:p>
          </table:table-cell>
          <table:table-cell table:style-name="TableCell2478">
            <text:p text:style-name="P2479">SUB r1, r2, #$30</text:p>
          </table:table-cell>
          <table:table-cell table:style-name="TableCell2480">
            <text:p text:style-name="P2481">4</text:p>
          </table:table-cell>
        </table:table-row>
      </table:table>
      <text:p text:style-name="P2482"/>
      <text:h text:style-name="P2483" text:outline-level="2"><text:bookmark-start text:name="_Toc501635488"/><text:bookmark-start text:name="_Toc501718395"/><text:bookmark-start text:name="_Toc502012978"/><text:bookmark-start text:name="_Toc502184882"/><text:bookmark-start text:name="_Toc502240191"/><text:bookmark-start text:name="_Toc502315650"/><text:bookmark-start text:name="_Toc509586848"/><text:bookmark-start text:name="_Toc519968350"/><text:bookmark-start text:name="_Toc520560647"/>TEST<text:bookmark-end text:name="_Toc501635488"/><text:bookmark-end text:name="_Toc501718395"/><text:bookmark-end text:name="_Toc502012978"/><text:bookmark-end text:name="_Toc502184882"/><text:bookmark-end text:name="_Toc502240191"/><text:bookmark-end text:name="_Toc502315650"/><text:bookmark-end text:name="_Toc509586848"/><text:bookmark-end text:name="_Toc519968350"/><text:bookmark-end text:name="_Toc520560647"/></text:h>
      <text:p text:style-name="P2484">Test bit pattern</text:p>
      <text:p text:style-name="P2485"/>
      <text:p text:style-name="P2486">Perform binary-and between the source values, modify flags, and discard the result.<text:s/></text:p>
      <text:p text:style-name="P2487"/>
      <text:p text:style-name="Normaali"><text:span text:style-name="T2488">Flags affected:<text:s/></text:span><text:span text:style-name="T2489">Zero, Negative</text:span></text:p>
      <text:p text:style-name="Normaali"><text:span text:style-name="T2490">Opcode:</text:span><text:span text:style-name="T2491"><text:s/></text:span><text:span text:style-name="T2492">0x29</text:span></text:p>
      <text:p text:style-name="P2493"/>
      <table:table table:style-name="Table2494">
        <table:table-columns>
          <table:table-column table:style-name="TableColumn2495"/>
          <table:table-column table:style-name="TableColumn2496"/>
          <table:table-column table:style-name="TableColumn2497"/>
        </table:table-columns>
        <table:table-row table:style-name="TableRow2498">
          <table:table-cell table:style-name="TableCell2499">
            <text:p text:style-name="P2500">Addressing mode</text:p>
          </table:table-cell>
          <table:table-cell table:style-name="TableCell2501">
            <text:p text:style-name="P2502">Syntax</text:p>
          </table:table-cell>
          <table:table-cell table:style-name="TableCell2503">
            <text:p text:style-name="P2504">Cycles</text:p>
          </table:table-cell>
        </table:table-row>
        <table:table-row table:style-name="TableRow2505">
          <table:table-cell table:style-name="TableCell2506">
            <text:p text:style-name="P2507">Register-Register</text:p>
          </table:table-cell>
          <table:table-cell table:style-name="TableCell2508">
            <text:p text:style-name="P2509">TEST r1, r2</text:p>
          </table:table-cell>
          <table:table-cell table:style-name="TableCell2510">
            <text:p text:style-name="P2511">3</text:p>
          </table:table-cell>
        </table:table-row>
        <text:soft-page-break/>
        <table:table-row table:style-name="TableRow2512">
          <table:table-cell table:style-name="TableCell2513">
            <text:p text:style-name="P2514">Register-immediate</text:p>
          </table:table-cell>
          <table:table-cell table:style-name="TableCell2515">
            <text:p text:style-name="P2516">TEST r1, #$03</text:p>
          </table:table-cell>
          <table:table-cell table:style-name="TableCell2517">
            <text:p text:style-name="P2518">4</text:p>
          </table:table-cell>
        </table:table-row>
      </table:table>
      <text:p text:style-name="P2519"/>
      <text:h text:style-name="P2520" text:outline-level="2"><text:bookmark-start text:name="_Toc501582962"/><text:bookmark-start text:name="_Toc501635489"/><text:bookmark-start text:name="_Toc501718396"/><text:bookmark-start text:name="_Toc502012979"/><text:bookmark-start text:name="_Toc502184883"/><text:bookmark-start text:name="_Toc502240192"/><text:bookmark-start text:name="_Toc502315651"/><text:bookmark-start text:name="_Toc509586849"/><text:bookmark-start text:name="_Toc519968351"/><text:bookmark-start text:name="_Toc520560648"/>XOR<text:bookmark-end text:name="_Toc501582962"/><text:bookmark-end text:name="_Toc501635489"/><text:bookmark-end text:name="_Toc501718396"/><text:bookmark-end text:name="_Toc502012979"/><text:bookmark-end text:name="_Toc502184883"/><text:bookmark-end text:name="_Toc502240192"/><text:bookmark-end text:name="_Toc502315651"/><text:bookmark-end text:name="_Toc509586849"/><text:bookmark-end text:name="_Toc519968351"/><text:bookmark-end text:name="_Toc520560648"/></text:h>
      <text:p text:style-name="P2521">Bitwise exclusive or</text:p>
      <text:p text:style-name="P2522"/>
      <text:p text:style-name="P2523">Perform bitwise exclusive or between two integers and store the result in the destination register.</text:p>
      <text:p text:style-name="P2524"/>
      <text:p text:style-name="Normaali"><text:span text:style-name="T2525">Flags affected:<text:s/></text:span><text:span text:style-name="T2526">Zero,</text:span><text:span text:style-name="T2527"><text:s/>Negative</text:span></text:p>
      <text:p text:style-name="Normaali"><text:span text:style-name="T2528">Opcode:<text:s/></text:span><text:span text:style-name="T2529">0x22</text:span></text:p>
      <text:p text:style-name="P2530"/>
      <table:table table:style-name="Table2531">
        <table:table-columns>
          <table:table-column table:style-name="TableColumn2532"/>
          <table:table-column table:style-name="TableColumn2533"/>
          <table:table-column table:style-name="TableColumn2534"/>
        </table:table-columns>
        <table:table-row table:style-name="TableRow2535">
          <table:table-cell table:style-name="TableCell2536">
            <text:p text:style-name="P2537">Addressing mode</text:p>
          </table:table-cell>
          <table:table-cell table:style-name="TableCell2538">
            <text:p text:style-name="P2539">Syntax</text:p>
          </table:table-cell>
          <table:table-cell table:style-name="TableCell2540">
            <text:p text:style-name="P2541">Cycles</text:p>
          </table:table-cell>
        </table:table-row>
        <table:table-row table:style-name="TableRow2542">
          <table:table-cell table:style-name="TableCell2543">
            <text:p text:style-name="P2544">Register-register</text:p>
          </table:table-cell>
          <table:table-cell table:style-name="TableCell2545">
            <text:p text:style-name="P2546">XOR r1, r2, r3</text:p>
          </table:table-cell>
          <table:table-cell table:style-name="TableCell2547">
            <text:p text:style-name="P2548">3</text:p>
          </table:table-cell>
        </table:table-row>
        <table:table-row table:style-name="TableRow2549">
          <table:table-cell table:style-name="TableCell2550">
            <text:p text:style-name="P2551">Register-immediate</text:p>
          </table:table-cell>
          <table:table-cell table:style-name="TableCell2552">
            <text:p text:style-name="P2553">XOR r1, r2, #$30</text:p>
          </table:table-cell>
          <table:table-cell table:style-name="TableCell2554">
            <text:p text:style-name="P2555">4</text:p>
          </table:table-cell>
        </table:table-row>
      </table:table>
      <text:p text:style-name="P2556"/>
      <text:p text:style-name="P2557"/>
      <text:p text:style-name="P2558"/>
      <text:p text:style-name="P2559"/>
      <text:p text:style-name="P2560"/>
      <text:p text:style-name="P25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Yu Mincho" svg:font-family="Yu Mincho" style:font-family-generic="roman" style:font-pitch="variable" svg:panose-1="2 2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i" fo:country="FI" style:language-asian="fi" style:country-asian="FI" style:language-complex="ar" style:country-complex="SA" style:text-combine="none" fo:hyphenate="true"/>
    </style:default-style>
    <style:style style:name="Otsikko1" style:display-name="Otsikko 1" style:family="paragraph" style:parent-style-name="Normaali" style:next-style-name="Normaali"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Otsikko2" style:display-name="Otsikko 2" style:family="paragraph" style:parent-style-name="Normaali" style:next-style-name="Normaali"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Otsikko3" style:display-name="Otsikko 3" style:family="paragraph" style:parent-style-name="Normaali" style:next-style-name="Normaali" style:default-outline-level="3">
      <style:paragraph-properties fo:keep-with-next="always" fo:keep-together="always" fo:margin-top="0.0277in"/>
      <style:text-properties style:font-name="Calibri Light" style:font-name-asian="Times New Roman" style:font-name-complex="Times New Roman" fo:color="#1F3763" fo:hyphenate="false"/>
    </style:style>
    <style:style style:name="Otsikko4" style:display-name="Otsikko 4" style:family="paragraph" style:parent-style-name="Normaali" style:next-style-name="Normaali" style:default-outline-level="4">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F5496" fo:hyphenate="false"/>
    </style:style>
    <style:style style:name="Otsikko5" style:display-name="Otsikko 5" style:family="paragraph" style:parent-style-name="Normaali" style:next-style-name="Normaali" style:default-outline-level="5">
      <style:paragraph-properties fo:keep-with-next="always" fo:keep-together="always" fo:margin-top="0.0277in"/>
      <style:text-properties style:font-name="Calibri Light" style:font-name-asian="Times New Roman" style:font-name-complex="Times New Roman" fo:color="#2F5496" fo:hyphenate="false"/>
    </style:style>
    <style:style style:name="Normaali" style:display-name="Normaali" style:family="paragraph">
      <style:text-properties style:font-name="Calibri" fo:hyphenate="false"/>
    </style:style>
    <style:style style:name="Kappaleenoletusfontti" style:display-name="Kappaleen oletusfontt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uettelo" style:display-name="Luettelo" style:family="paragraph" style:parent-style-name="Textbody">
      <style:text-properties fo:hyphenate="false"/>
    </style:style>
    <style:style style:name="Kuvaotsikko" style:display-name="Kuvaotsikko"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Otsikko1Char" style:display-name="Otsikko 1 Char" style:family="text" style:parent-style-name="Kappaleenoletusfontti">
      <style:text-properties style:font-name="Calibri Light" style:font-name-asian="Times New Roman" style:font-name-complex="Times New Roman" fo:color="#2F5496" fo:font-size="16pt" style:font-size-asian="16pt" style:font-size-complex="16pt"/>
    </style:style>
    <style:style style:name="Otsikko2Char" style:display-name="Otsikko 2 Char" style:family="text" style:parent-style-name="Kappaleenoletusfontti">
      <style:text-properties style:font-name="Calibri Light" style:font-name-asian="Times New Roman" style:font-name-complex="Times New Roman" fo:color="#2F5496" fo:font-size="13pt" style:font-size-asian="13pt" style:font-size-complex="13pt"/>
    </style:style>
    <style:style style:name="Otsikko3Char" style:display-name="Otsikko 3 Char" style:family="text" style:parent-style-name="Kappaleenoletusfontti">
      <style:text-properties style:font-name="Calibri Light" style:font-name-asian="Times New Roman" style:font-name-complex="Times New Roman" fo:color="#1F3763"/>
    </style:style>
    <style:style style:name="Eiväliä" style:display-name="Ei väliä"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fo:hyphenate="true"/>
    </style:style>
    <style:style style:name="EiväliäChar" style:display-name="Ei väliä Char" style:family="text" style:parent-style-name="Kappaleenoletusfontti">
      <style:text-properties style:font-name="Calibri" style:font-name-asian="Times New Roman" style:font-name-complex="Times New Roman" style:letter-kerning="false" fo:font-size="11pt" style:font-size-asian="11pt" style:font-size-complex="11pt"/>
    </style:style>
    <style:style style:name="Sisällysluettelonotsikko" style:display-name="Sisällysluettelon otsikko" style:family="paragraph" style:parent-style-name="Otsikko1" style:next-style-name="Normaali" style:default-outline-level="1">
      <style:paragraph-properties fo:widows="2" fo:orphans="2" style:vertical-align="auto"/>
      <style:text-properties style:letter-kerning="false" fo:hyphenate="true"/>
    </style:style>
    <style:style style:name="Sisluet1" style:display-name="Sisluet 1" style:family="paragraph" style:parent-style-name="Normaali" style:next-style-name="Normaali" style:auto-update="true">
      <style:paragraph-properties fo:margin-bottom="0.0694in"/>
      <style:text-properties fo:hyphenate="false"/>
    </style:style>
    <style:style style:name="Sisluet2" style:display-name="Sisluet 2" style:family="paragraph" style:parent-style-name="Normaali" style:next-style-name="Normaali" style:auto-update="true">
      <style:paragraph-properties fo:margin-bottom="0.0694in" fo:margin-left="0.1666in">
        <style:tab-stops/>
      </style:paragraph-properties>
      <style:text-properties fo:hyphenate="false"/>
    </style:style>
    <style:style style:name="Sisluet3" style:display-name="Sisluet 3" style:family="paragraph" style:parent-style-name="Normaali" style:next-style-name="Normaali" style:auto-update="true">
      <style:paragraph-properties fo:margin-bottom="0.0694in" fo:margin-left="0.3333in">
        <style:tab-stops/>
      </style:paragraph-properties>
      <style:text-properties fo:hyphenate="false"/>
    </style:style>
    <style:style style:name="Hyperlinkki" style:display-name="Hyperlinkki" style:family="text" style:parent-style-name="Kappaleenoletusfontti">
      <style:text-properties style:font-name="Calibri Light" fo:color="#0563C1" style:text-underline-type="single" style:text-underline-style="solid" style:text-underline-width="auto" style:text-underline-mode="continuous" style:text-underline-color="font-color"/>
    </style:style>
    <style:style style:name="Luettelokappale" style:display-name="Luettelokappale" style:family="paragraph" style:parent-style-name="Normaali">
      <style:paragraph-properties fo:margin-left="0.5in">
        <style:tab-stops/>
      </style:paragraph-properties>
      <style:text-properties fo:hyphenate="false"/>
    </style:style>
    <style:style style:name="Otsikko4Char" style:display-name="Otsikko 4 Char" style:family="text" style:parent-style-name="Kappaleenoletusfontti">
      <style:text-properties style:font-name="Calibri Light" style:font-name-asian="Times New Roman" style:font-name-complex="Times New Roman" fo:font-style="italic" style:font-style-asian="italic" style:font-style-complex="italic" fo:color="#2F5496"/>
    </style:style>
    <style:style style:name="Alaotsikko" style:display-name="Alaotsikko" style:family="paragraph" style:parent-style-name="Normaali" style:next-style-name="Normaali">
      <style:paragraph-properties fo:margin-bottom="0.1111in"/>
      <style:text-properties style:font-name-asian="Times New Roman" style:font-name-complex="Times New Roman" fo:color="#5A5A5A" fo:letter-spacing="0.0104in" fo:font-size="11pt" style:font-size-asian="11pt" style:font-size-complex="11pt" fo:hyphenate="false"/>
    </style:style>
    <style:style style:name="AlaotsikkoChar" style:display-name="Alaotsikko Char" style:family="text" style:parent-style-name="Kappaleenoletusfontti">
      <style:text-properties style:font-name="Calibri" style:font-name-asian="Times New Roman" style:font-name-complex="Times New Roman" fo:color="#5A5A5A" fo:letter-spacing="0.0104in" fo:font-size="11pt" style:font-size-asian="11pt" style:font-size-complex="11pt"/>
    </style:style>
    <style:style style:name="Otsikko" style:display-name="Otsikko" style:family="paragraph" style:parent-style-name="Normaali" style:next-style-name="Normaali">
      <style:text-properties style:font-name="Calibri Light" style:font-name-asian="Times New Roman" style:font-name-complex="Times New Roman" fo:letter-spacing="-0.0069in" fo:font-size="28pt" style:font-size-asian="28pt" style:font-size-complex="28pt" fo:hyphenate="false"/>
    </style:style>
    <style:style style:name="OtsikkoChar" style:display-name="Otsikko Char" style:family="text" style:parent-style-name="Kappaleenoletusfontti">
      <style:text-properties style:font-name="Calibri Light" style:font-name-asian="Times New Roman" style:font-name-complex="Times New Roman" fo:letter-spacing="-0.0069in" style:letter-kerning="true" fo:font-size="28pt" style:font-size-asian="28pt" style:font-size-complex="28pt"/>
    </style:style>
    <style:style style:name="Otsikko5Char" style:display-name="Otsikko 5 Char" style:family="text" style:parent-style-name="Kappaleenoletusfontti">
      <style:text-properties style:font-name="Calibri Light" style:font-name-asian="Times New Roman" style:font-name-complex="Times New Roman" fo:color="#2F5496"/>
    </style:style>
    <style:style style:name="Sisluet4" style:display-name="Sisluet 4" style:family="paragraph" style:parent-style-name="Normaali" style:next-style-name="Normaali" style:auto-update="true">
      <style:paragraph-properties fo:widows="2" fo:orphans="2" style:vertical-align="auto" fo:margin-bottom="0.0694in" fo:line-height="107%" fo:margin-left="0.4583in">
        <style:tab-stops/>
      </style:paragraph-properties>
      <style:text-properties style:font-name="Calibri" style:font-name-asian="Yu Mincho" style:font-name-complex="Times New Roman" style:letter-kerning="false" fo:font-size="11pt" style:font-size-asian="11pt" style:font-size-complex="11pt" style:language-asian="ja" style:country-asian="JP" fo:hyphenate="true"/>
    </style:style>
    <style:style style:name="Sisluet5" style:display-name="Sisluet 5" style:family="paragraph" style:parent-style-name="Normaali" style:next-style-name="Normaali" style:auto-update="true">
      <style:paragraph-properties fo:widows="2" fo:orphans="2" style:vertical-align="auto" fo:margin-bottom="0.0694in" fo:line-height="107%" fo:margin-left="0.6111in">
        <style:tab-stops/>
      </style:paragraph-properties>
      <style:text-properties style:font-name="Calibri" style:font-name-asian="Yu Mincho" style:font-name-complex="Times New Roman" style:letter-kerning="false" fo:font-size="11pt" style:font-size-asian="11pt" style:font-size-complex="11pt" style:language-asian="ja" style:country-asian="JP" fo:hyphenate="true"/>
    </style:style>
    <style:style style:name="Sisluet6" style:display-name="Sisluet 6" style:family="paragraph" style:parent-style-name="Normaali" style:next-style-name="Normaali" style:auto-update="true">
      <style:paragraph-properties fo:widows="2" fo:orphans="2" style:vertical-align="auto" fo:margin-bottom="0.0694in" fo:line-height="107%" fo:margin-left="0.7638in">
        <style:tab-stops/>
      </style:paragraph-properties>
      <style:text-properties style:font-name="Calibri" style:font-name-asian="Yu Mincho" style:font-name-complex="Times New Roman" style:letter-kerning="false" fo:font-size="11pt" style:font-size-asian="11pt" style:font-size-complex="11pt" style:language-asian="ja" style:country-asian="JP" fo:hyphenate="true"/>
    </style:style>
    <style:style style:name="Sisluet7" style:display-name="Sisluet 7" style:family="paragraph" style:parent-style-name="Normaali" style:next-style-name="Normaali" style:auto-update="true">
      <style:paragraph-properties fo:widows="2" fo:orphans="2" style:vertical-align="auto" fo:margin-bottom="0.0694in" fo:line-height="107%" fo:margin-left="0.9166in">
        <style:tab-stops/>
      </style:paragraph-properties>
      <style:text-properties style:font-name="Calibri" style:font-name-asian="Yu Mincho" style:font-name-complex="Times New Roman" style:letter-kerning="false" fo:font-size="11pt" style:font-size-asian="11pt" style:font-size-complex="11pt" style:language-asian="ja" style:country-asian="JP" fo:hyphenate="true"/>
    </style:style>
    <style:style style:name="Sisluet8" style:display-name="Sisluet 8" style:family="paragraph" style:parent-style-name="Normaali" style:next-style-name="Normaali" style:auto-update="true">
      <style:paragraph-properties fo:widows="2" fo:orphans="2" style:vertical-align="auto" fo:margin-bottom="0.0694in" fo:line-height="107%" fo:margin-left="1.0694in">
        <style:tab-stops/>
      </style:paragraph-properties>
      <style:text-properties style:font-name="Calibri" style:font-name-asian="Yu Mincho" style:font-name-complex="Times New Roman" style:letter-kerning="false" fo:font-size="11pt" style:font-size-asian="11pt" style:font-size-complex="11pt" style:language-asian="ja" style:country-asian="JP" fo:hyphenate="true"/>
    </style:style>
    <style:style style:name="Sisluet9" style:display-name="Sisluet 9" style:family="paragraph" style:parent-style-name="Normaali" style:next-style-name="Normaali" style:auto-update="true">
      <style:paragraph-properties fo:widows="2" fo:orphans="2" style:vertical-align="auto" fo:margin-bottom="0.0694in" fo:line-height="107%" fo:margin-left="1.2222in">
        <style:tab-stops/>
      </style:paragraph-properties>
      <style:text-properties style:font-name="Calibri" style:font-name-asian="Yu Mincho" style:font-name-complex="Times New Roman" style:letter-kerning="false" fo:font-size="11pt" style:font-size-asian="11pt" style:font-size-complex="11pt" style:language-asian="ja" style:country-asian="JP" fo:hyphenate="true"/>
    </style:style>
    <style:style style:name="Ratkaisematonmaininta" style:display-name="Ratkaisematon maininta" style:family="text" style:parent-style-name="Kappaleenoletusfontti">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Times New Roman" style:font-name-asian="Andale Sans U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PU documentation</dc:title>
    <dc:description/>
    <dc:subject>Documentation on the 8-bit risc CPU architecture</dc:subject>
    <meta:initial-creator>Erkka Kääriä</meta:initial-creator>
    <dc:creator>Erkka Kääriä</dc:creator>
    <meta:creation-date>2018-07-26T14:01:00Z</meta:creation-date>
    <dc:date>2018-07-28T14:01:00Z</dc:date>
    <meta:print-date>2018-07-21T17:29:00Z</meta:print-date>
    <meta:template xlink:href="Normal.dotm" xlink:type="simple"/>
    <meta:editing-cycles>8</meta:editing-cycles>
    <meta:editing-duration>PT121620S</meta:editing-duration>
    <meta:user-defined meta:name="Info 1"/>
    <meta:user-defined meta:name="Info 2"/>
    <meta:user-defined meta:name="Info 3"/>
    <meta:user-defined meta:name="Info 4"/>
    <meta:document-statistic meta:page-count="31" meta:paragraph-count="76" meta:word-count="4189" meta:character-count="38049" meta:row-count="282" meta:non-whitespace-character-count="33936"/>
  </office:meta>
</office:document-meta>
</file>